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gnature" table:style-name="ta1">
        <table:shapes>
          <draw:frame draw:z-index="0" draw:style-name="gr1" draw:text-style-name="P1" svg:width="788.68pt" svg:height="497.74pt" svg:x="311.44pt" svg:y="42.09pt">
            <draw:object draw:notify-on-update-of-ranges="signature.A2:signature.A42 signature.B1:signature.B1 signature.B2:signature.B42 signature.C1:signature.C1 signature.C2:signature.C42 signature.D1:signature.D1 signature.D2:signature.D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ake_time</text:p>
          </table:table-cell>
          <table:table-cell office:value-type="string" calcext:value-type="string">
            <text:p>Entry #1</text:p>
          </table:table-cell>
          <table:table-cell office:value-type="string" calcext:value-type="string">
            <text:p>Entry #2</text:p>
          </table:table-cell>
          <table:table-cell office:value-type="string" calcext:value-type="string">
            <text:p>Entry #3</text:p>
          </table:table-cell>
          <table:table-cell/>
          <table:table-cell office:value-type="string" calcext:value-type="string">
            <text:p>For entry #3, misty stayed under the sensor after the door closed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2001" calcext:value-type="float">
            <text:p>2001</text:p>
          </table:table-cell>
          <table:table-cell office:value-type="float" office:value="1995" calcext:value-type="float">
            <text:p>1995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table:formula="of:=[.A2]+0.05" office:value-type="float" office:value="0.05" calcext:value-type="float">
            <text:p>0.05</text:p>
          </table:table-cell>
          <table:table-cell office:value-type="float" office:value="1999" calcext:value-type="float">
            <text:p>1999</text:p>
          </table:table-cell>
          <table:table-cell office:value-type="float" office:value="1995" calcext:value-type="float">
            <text:p>1995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table:formula="of:=[.A3]+0.05" office:value-type="float" office:value="0.1" calcext:value-type="float">
            <text:p>0.10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table:formula="of:=[.A4]+0.05" office:value-type="float" office:value="0.15" calcext:value-type="float">
            <text:p>0.15</text:p>
          </table:table-cell>
          <table:table-cell office:value-type="float" office:value="2005" calcext:value-type="float">
            <text:p>2005</text:p>
          </table:table-cell>
          <table:table-cell office:value-type="float" office:value="1992" calcext:value-type="float">
            <text:p>1992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table:formula="of:=[.A5]+0.05" office:value-type="float" office:value="0.2" calcext:value-type="float">
            <text:p>0.20</text:p>
          </table:table-cell>
          <table:table-cell office:value-type="float" office:value="2004" calcext:value-type="float">
            <text:p>2004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table:formula="of:=[.A6]+0.05" office:value-type="float" office:value="0.25" calcext:value-type="float">
            <text:p>0.25</text:p>
          </table:table-cell>
          <table:table-cell office:value-type="float" office:value="1996" calcext:value-type="float">
            <text:p>1996</text:p>
          </table:table-cell>
          <table:table-cell office:value-type="float" office:value="2003" calcext:value-type="float">
            <text:p>2003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table:formula="of:=[.A7]+0.05" office:value-type="float" office:value="0.3" calcext:value-type="float">
            <text:p>0.30</text:p>
          </table:table-cell>
          <table:table-cell office:value-type="float" office:value="1997" calcext:value-type="float">
            <text:p>1997</text:p>
          </table:table-cell>
          <table:table-cell office:value-type="float" office:value="2002" calcext:value-type="float">
            <text:p>2002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table:formula="of:=[.A8]+0.05" office:value-type="float" office:value="0.35" calcext:value-type="float">
            <text:p>0.35</text:p>
          </table:table-cell>
          <table:table-cell office:value-type="float" office:value="1993" calcext:value-type="float">
            <text:p>1993</text:p>
          </table:table-cell>
          <table:table-cell office:value-type="float" office:value="1995" calcext:value-type="float">
            <text:p>1995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1">
          <table:table-cell table:formula="of:=[.A9]+0.05" office:value-type="float" office:value="0.4" calcext:value-type="float">
            <text:p>0.40</text:p>
          </table:table-cell>
          <table:table-cell office:value-type="float" office:value="1994" calcext:value-type="float">
            <text:p>1994</text:p>
          </table:table-cell>
          <table:table-cell office:value-type="float" office:value="2014" calcext:value-type="float">
            <text:p>2014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table:formula="of:=[.A10]+0.05" office:value-type="float" office:value="0.45" calcext:value-type="float">
            <text:p>0.45</text:p>
          </table:table-cell>
          <table:table-cell office:value-type="float" office:value="2002" calcext:value-type="float">
            <text:p>2002</text:p>
          </table:table-cell>
          <table:table-cell office:value-type="float" office:value="2025" calcext:value-type="float">
            <text:p>2025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table:formula="of:=[.A11]+0.05" office:value-type="float" office:value="0.5" calcext:value-type="float">
            <text:p>0.50</text:p>
          </table:table-cell>
          <table:table-cell office:value-type="float" office:value="2012" calcext:value-type="float">
            <text:p>2012</text:p>
          </table:table-cell>
          <table:table-cell office:value-type="float" office:value="2065" calcext:value-type="float">
            <text:p>2065</text:p>
          </table:table-cell>
          <table:table-cell office:value-type="float" office:value="2034" calcext:value-type="float">
            <text:p>2034</text:p>
          </table:table-cell>
          <table:table-cell table:number-columns-repeated="2"/>
        </table:table-row>
        <table:table-row table:style-name="ro1">
          <table:table-cell table:formula="of:=[.A12]+0.05" office:value-type="float" office:value="0.55" calcext:value-type="float">
            <text:p>0.55</text:p>
          </table:table-cell>
          <table:table-cell office:value-type="float" office:value="2002" calcext:value-type="float">
            <text:p>2002</text:p>
          </table:table-cell>
          <table:table-cell office:value-type="float" office:value="2578" calcext:value-type="float">
            <text:p>2578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table:formula="of:=[.A13]+0.05" office:value-type="float" office:value="0.6" calcext:value-type="float">
            <text:p>0.60</text:p>
          </table:table-cell>
          <table:table-cell office:value-type="float" office:value="2028" calcext:value-type="float">
            <text:p>2028</text:p>
          </table:table-cell>
          <table:table-cell office:value-type="float" office:value="2669" calcext:value-type="float">
            <text:p>2669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table:formula="of:=[.A14]+0.05" office:value-type="float" office:value="0.65" calcext:value-type="float">
            <text:p>0.65</text:p>
          </table:table-cell>
          <table:table-cell office:value-type="float" office:value="2094" calcext:value-type="float">
            <text:p>2094</text:p>
          </table:table-cell>
          <table:table-cell office:value-type="float" office:value="2515" calcext:value-type="float">
            <text:p>2515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formula="of:=[.A15]+0.05" office:value-type="float" office:value="0.7" calcext:value-type="float">
            <text:p>0.70</text:p>
          </table:table-cell>
          <table:table-cell office:value-type="float" office:value="2603" calcext:value-type="float">
            <text:p>2603</text:p>
          </table:table-cell>
          <table:table-cell office:value-type="float" office:value="2570" calcext:value-type="float">
            <text:p>2570</text:p>
          </table:table-cell>
          <table:table-cell office:value-type="float" office:value="2077" calcext:value-type="float">
            <text:p>2077</text:p>
          </table:table-cell>
          <table:table-cell table:number-columns-repeated="2"/>
        </table:table-row>
        <table:table-row table:style-name="ro1">
          <table:table-cell table:formula="of:=[.A16]+0.05" office:value-type="float" office:value="0.75" calcext:value-type="float">
            <text:p>0.75</text:p>
          </table:table-cell>
          <table:table-cell office:value-type="float" office:value="2532" calcext:value-type="float">
            <text:p>2532</text:p>
          </table:table-cell>
          <table:table-cell office:value-type="float" office:value="2926" calcext:value-type="float">
            <text:p>2926</text:p>
          </table:table-cell>
          <table:table-cell office:value-type="float" office:value="2360" calcext:value-type="float">
            <text:p>2360</text:p>
          </table:table-cell>
          <table:table-cell table:number-columns-repeated="2"/>
        </table:table-row>
        <table:table-row table:style-name="ro1">
          <table:table-cell table:formula="of:=[.A17]+0.05" office:value-type="float" office:value="0.8" calcext:value-type="float">
            <text:p>0.80</text:p>
          </table:table-cell>
          <table:table-cell office:value-type="float" office:value="2856" calcext:value-type="float">
            <text:p>2856</text:p>
          </table:table-cell>
          <table:table-cell office:value-type="float" office:value="2606" calcext:value-type="float">
            <text:p>2606</text:p>
          </table:table-cell>
          <table:table-cell office:value-type="float" office:value="2472" calcext:value-type="float">
            <text:p>2472</text:p>
          </table:table-cell>
          <table:table-cell table:number-columns-repeated="2"/>
        </table:table-row>
        <table:table-row table:style-name="ro1">
          <table:table-cell table:formula="of:=[.A18]+0.05" office:value-type="float" office:value="0.85" calcext:value-type="float">
            <text:p>0.85</text:p>
          </table:table-cell>
          <table:table-cell office:value-type="float" office:value="3164" calcext:value-type="float">
            <text:p>3164</text:p>
          </table:table-cell>
          <table:table-cell office:value-type="float" office:value="2606" calcext:value-type="float">
            <text:p>2606</text:p>
          </table:table-cell>
          <table:table-cell office:value-type="float" office:value="2935" calcext:value-type="float">
            <text:p>2935</text:p>
          </table:table-cell>
          <table:table-cell table:number-columns-repeated="2"/>
        </table:table-row>
        <table:table-row table:style-name="ro1">
          <table:table-cell table:formula="of:=[.A19]+0.05" office:value-type="float" office:value="0.9" calcext:value-type="float">
            <text:p>0.90</text:p>
          </table:table-cell>
          <table:table-cell office:value-type="float" office:value="2606" calcext:value-type="float">
            <text:p>2606</text:p>
          </table:table-cell>
          <table:table-cell office:value-type="float" office:value="2490" calcext:value-type="float">
            <text:p>2490</text:p>
          </table:table-cell>
          <table:table-cell office:value-type="float" office:value="2908" calcext:value-type="float">
            <text:p>2908</text:p>
          </table:table-cell>
          <table:table-cell table:number-columns-repeated="2"/>
        </table:table-row>
        <table:table-row table:style-name="ro1">
          <table:table-cell table:formula="of:=[.A20]+0.05" office:value-type="float" office:value="0.95" calcext:value-type="float">
            <text:p>0.95</text:p>
          </table:table-cell>
          <table:table-cell office:value-type="float" office:value="2547" calcext:value-type="float">
            <text:p>2547</text:p>
          </table:table-cell>
          <table:table-cell office:value-type="float" office:value="2507" calcext:value-type="float">
            <text:p>2507</text:p>
          </table:table-cell>
          <table:table-cell office:value-type="float" office:value="2575" calcext:value-type="float">
            <text:p>2575</text:p>
          </table:table-cell>
          <table:table-cell table:number-columns-repeated="2"/>
        </table:table-row>
        <table:table-row table:style-name="ro1">
          <table:table-cell table:formula="of:=[.A21]+0.05" office:value-type="float" office:value="1" calcext:value-type="float">
            <text:p>1.00</text:p>
          </table:table-cell>
          <table:table-cell office:value-type="float" office:value="2496" calcext:value-type="float">
            <text:p>2496</text:p>
          </table:table-cell>
          <table:table-cell office:value-type="float" office:value="2626" calcext:value-type="float">
            <text:p>2626</text:p>
          </table:table-cell>
          <table:table-cell office:value-type="float" office:value="2509" calcext:value-type="float">
            <text:p>2509</text:p>
          </table:table-cell>
          <table:table-cell table:number-columns-repeated="2"/>
        </table:table-row>
        <table:table-row table:style-name="ro1">
          <table:table-cell table:formula="of:=[.A22]+0.05" office:value-type="float" office:value="1.05" calcext:value-type="float">
            <text:p>1.05</text:p>
          </table:table-cell>
          <table:table-cell office:value-type="float" office:value="2511" calcext:value-type="float">
            <text:p>2511</text:p>
          </table:table-cell>
          <table:table-cell office:value-type="float" office:value="2593" calcext:value-type="float">
            <text:p>2593</text:p>
          </table:table-cell>
          <table:table-cell office:value-type="float" office:value="2613" calcext:value-type="float">
            <text:p>2613</text:p>
          </table:table-cell>
          <table:table-cell table:number-columns-repeated="2"/>
        </table:table-row>
        <table:table-row table:style-name="ro1">
          <table:table-cell table:formula="of:=[.A23]+0.05" office:value-type="float" office:value="1.1" calcext:value-type="float">
            <text:p>1.10</text:p>
          </table:table-cell>
          <table:table-cell office:value-type="float" office:value="2614" calcext:value-type="float">
            <text:p>2614</text:p>
          </table:table-cell>
          <table:table-cell office:value-type="float" office:value="2519" calcext:value-type="float">
            <text:p>2519</text:p>
          </table:table-cell>
          <table:table-cell office:value-type="float" office:value="2499" calcext:value-type="float">
            <text:p>2499</text:p>
          </table:table-cell>
          <table:table-cell table:number-columns-repeated="2"/>
        </table:table-row>
        <table:table-row table:style-name="ro1">
          <table:table-cell table:formula="of:=[.A24]+0.05" office:value-type="float" office:value="1.15" calcext:value-type="float">
            <text:p>1.15</text:p>
          </table:table-cell>
          <table:table-cell office:value-type="float" office:value="2951" calcext:value-type="float">
            <text:p>2951</text:p>
          </table:table-cell>
          <table:table-cell office:value-type="float" office:value="2602" calcext:value-type="float">
            <text:p>2602</text:p>
          </table:table-cell>
          <table:table-cell office:value-type="float" office:value="2501" calcext:value-type="float">
            <text:p>2501</text:p>
          </table:table-cell>
          <table:table-cell table:number-columns-repeated="2"/>
        </table:table-row>
        <table:table-row table:style-name="ro1">
          <table:table-cell table:formula="of:=[.A25]+0.05" office:value-type="float" office:value="1.2" calcext:value-type="float">
            <text:p>1.20</text:p>
          </table:table-cell>
          <table:table-cell office:value-type="float" office:value="2970" calcext:value-type="float">
            <text:p>2970</text:p>
          </table:table-cell>
          <table:table-cell office:value-type="float" office:value="2939" calcext:value-type="float">
            <text:p>2939</text:p>
          </table:table-cell>
          <table:table-cell office:value-type="float" office:value="2599" calcext:value-type="float">
            <text:p>2599</text:p>
          </table:table-cell>
          <table:table-cell table:number-columns-repeated="2"/>
        </table:table-row>
        <table:table-row table:style-name="ro1">
          <table:table-cell table:formula="of:=[.A26]+0.05" office:value-type="float" office:value="1.25" calcext:value-type="float">
            <text:p>1.25</text:p>
          </table:table-cell>
          <table:table-cell office:value-type="float" office:value="2956" calcext:value-type="float">
            <text:p>2956</text:p>
          </table:table-cell>
          <table:table-cell office:value-type="float" office:value="3164" calcext:value-type="float">
            <text:p>3164</text:p>
          </table:table-cell>
          <table:table-cell office:value-type="float" office:value="2549" calcext:value-type="float">
            <text:p>2549</text:p>
          </table:table-cell>
          <table:table-cell table:number-columns-repeated="2"/>
        </table:table-row>
        <table:table-row table:style-name="ro1">
          <table:table-cell table:formula="of:=[.A27]+0.05" office:value-type="float" office:value="1.3" calcext:value-type="float">
            <text:p>1.30</text:p>
          </table:table-cell>
          <table:table-cell office:value-type="float" office:value="5932" calcext:value-type="float">
            <text:p>5932</text:p>
          </table:table-cell>
          <table:table-cell office:value-type="float" office:value="2813" calcext:value-type="float">
            <text:p>2813</text:p>
          </table:table-cell>
          <table:table-cell office:value-type="float" office:value="2494" calcext:value-type="float">
            <text:p>2494</text:p>
          </table:table-cell>
          <table:table-cell table:number-columns-repeated="2"/>
        </table:table-row>
        <table:table-row table:style-name="ro1">
          <table:table-cell table:formula="of:=[.A28]+0.05" office:value-type="float" office:value="1.35" calcext:value-type="float">
            <text:p>1.35</text:p>
          </table:table-cell>
          <table:table-cell office:value-type="float" office:value="4489" calcext:value-type="float">
            <text:p>4489</text:p>
          </table:table-cell>
          <table:table-cell office:value-type="float" office:value="4769" calcext:value-type="float">
            <text:p>4769</text:p>
          </table:table-cell>
          <table:table-cell office:value-type="float" office:value="2625" calcext:value-type="float">
            <text:p>2625</text:p>
          </table:table-cell>
          <table:table-cell table:number-columns-repeated="2"/>
        </table:table-row>
        <table:table-row table:style-name="ro1">
          <table:table-cell table:formula="of:=[.A29]+0.05" office:value-type="float" office:value="1.4" calcext:value-type="float">
            <text:p>1.40</text:p>
          </table:table-cell>
          <table:table-cell office:value-type="float" office:value="3136" calcext:value-type="float">
            <text:p>3136</text:p>
          </table:table-cell>
          <table:table-cell office:value-type="float" office:value="3375" calcext:value-type="float">
            <text:p>3375</text:p>
          </table:table-cell>
          <table:table-cell office:value-type="float" office:value="3067" calcext:value-type="float">
            <text:p>3067</text:p>
          </table:table-cell>
          <table:table-cell table:number-columns-repeated="2"/>
        </table:table-row>
        <table:table-row table:style-name="ro1">
          <table:table-cell table:formula="of:=[.A30]+0.05" office:value-type="float" office:value="1.45" calcext:value-type="float">
            <text:p>1.45</text:p>
          </table:table-cell>
          <table:table-cell office:value-type="float" office:value="2091" calcext:value-type="float">
            <text:p>2091</text:p>
          </table:table-cell>
          <table:table-cell office:value-type="float" office:value="2607" calcext:value-type="float">
            <text:p>2607</text:p>
          </table:table-cell>
          <table:table-cell office:value-type="float" office:value="2759" calcext:value-type="float">
            <text:p>2759</text:p>
          </table:table-cell>
          <table:table-cell table:number-columns-repeated="2"/>
        </table:table-row>
        <table:table-row table:style-name="ro1">
          <table:table-cell table:formula="of:=[.A31]+0.05" office:value-type="float" office:value="1.5" calcext:value-type="float">
            <text:p>1.50</text:p>
          </table:table-cell>
          <table:table-cell office:value-type="float" office:value="1997" calcext:value-type="float">
            <text:p>1997</text:p>
          </table:table-cell>
          <table:table-cell office:value-type="float" office:value="2022" calcext:value-type="float">
            <text:p>2022</text:p>
          </table:table-cell>
          <table:table-cell office:value-type="float" office:value="2784" calcext:value-type="float">
            <text:p>2784</text:p>
          </table:table-cell>
          <table:table-cell table:number-columns-repeated="2"/>
        </table:table-row>
        <table:table-row table:style-name="ro1">
          <table:table-cell table:formula="of:=[.A32]+0.05" office:value-type="float" office:value="1.55" calcext:value-type="float">
            <text:p>1.55</text:p>
          </table:table-cell>
          <table:table-cell office:value-type="float" office:value="1989" calcext:value-type="float">
            <text:p>1989</text:p>
          </table:table-cell>
          <table:table-cell office:value-type="float" office:value="1998" calcext:value-type="float">
            <text:p>1998</text:p>
          </table:table-cell>
          <table:table-cell office:value-type="float" office:value="2845" calcext:value-type="float">
            <text:p>2845</text:p>
          </table:table-cell>
          <table:table-cell table:number-columns-repeated="2"/>
        </table:table-row>
        <table:table-row table:style-name="ro1">
          <table:table-cell table:formula="of:=[.A33]+0.05" office:value-type="float" office:value="1.6" calcext:value-type="float">
            <text:p>1.60</text:p>
          </table:table-cell>
          <table:table-cell office:value-type="float" office:value="2000" calcext:value-type="float">
            <text:p>2000</text:p>
          </table:table-cell>
          <table:table-cell office:value-type="float" office:value="1995" calcext:value-type="float">
            <text:p>1995</text:p>
          </table:table-cell>
          <table:table-cell office:value-type="float" office:value="2792" calcext:value-type="float">
            <text:p>2792</text:p>
          </table:table-cell>
          <table:table-cell table:number-columns-repeated="2"/>
        </table:table-row>
        <table:table-row table:style-name="ro1">
          <table:table-cell table:formula="of:=[.A34]+0.05" office:value-type="float" office:value="1.65" calcext:value-type="float">
            <text:p>1.65</text:p>
          </table:table-cell>
          <table:table-cell office:value-type="float" office:value="1997" calcext:value-type="float">
            <text:p>1997</text:p>
          </table:table-cell>
          <table:table-cell office:value-type="float" office:value="2000" calcext:value-type="float">
            <text:p>2000</text:p>
          </table:table-cell>
          <table:table-cell office:value-type="float" office:value="3056" calcext:value-type="float">
            <text:p>3056</text:p>
          </table:table-cell>
          <table:table-cell table:number-columns-repeated="2"/>
        </table:table-row>
        <table:table-row table:style-name="ro1">
          <table:table-cell table:formula="of:=[.A35]+0.05" office:value-type="float" office:value="1.7" calcext:value-type="float">
            <text:p>1.70</text:p>
          </table:table-cell>
          <table:table-cell office:value-type="float" office:value="1996" calcext:value-type="float">
            <text:p>1996</text:p>
          </table:table-cell>
          <table:table-cell office:value-type="float" office:value="2000" calcext:value-type="float">
            <text:p>2000</text:p>
          </table:table-cell>
          <table:table-cell office:value-type="float" office:value="2522" calcext:value-type="float">
            <text:p>2522</text:p>
          </table:table-cell>
          <table:table-cell table:number-columns-repeated="2"/>
        </table:table-row>
        <table:table-row table:style-name="ro1">
          <table:table-cell table:formula="of:=[.A36]+0.05" office:value-type="float" office:value="1.75" calcext:value-type="float">
            <text:p>1.75</text:p>
          </table:table-cell>
          <table:table-cell office:value-type="float" office:value="1994" calcext:value-type="float">
            <text:p>1994</text:p>
          </table:table-cell>
          <table:table-cell office:value-type="float" office:value="2000" calcext:value-type="float">
            <text:p>200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table:formula="of:=[.A37]+0.05" office:value-type="float" office:value="1.8" calcext:value-type="float">
            <text:p>1.80</text:p>
          </table:table-cell>
          <table:table-cell office:value-type="float" office:value="1998" calcext:value-type="float">
            <text:p>1998</text:p>
          </table:table-cell>
          <table:table-cell office:value-type="float" office:value="1997" calcext:value-type="float">
            <text:p>1997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table:formula="of:=[.A38]+0.05" office:value-type="float" office:value="1.85" calcext:value-type="float">
            <text:p>1.85</text:p>
          </table:table-cell>
          <table:table-cell office:value-type="float" office:value="1997" calcext:value-type="float">
            <text:p>1997</text:p>
          </table:table-cell>
          <table:table-cell office:value-type="float" office:value="2001" calcext:value-type="float">
            <text:p>2001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table:formula="of:=[.A39]+0.05" office:value-type="float" office:value="1.9" calcext:value-type="float">
            <text:p>1.90</text:p>
          </table:table-cell>
          <table:table-cell office:value-type="float" office:value="1999" calcext:value-type="float">
            <text:p>1999</text:p>
          </table:table-cell>
          <table:table-cell office:value-type="float" office:value="1997" calcext:value-type="float">
            <text:p>1997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table:formula="of:=[.A40]+0.05" office:value-type="float" office:value="1.95" calcext:value-type="float">
            <text:p>1.95</text:p>
          </table:table-cell>
          <table:table-cell office:value-type="float" office:value="1999" calcext:value-type="float">
            <text:p>1999</text:p>
          </table:table-cell>
          <table:table-cell office:value-type="float" office:value="1997" calcext:value-type="float">
            <text:p>1997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1">
          <table:table-cell table:formula="of:=[.A41]+0.05" office:value-type="float" office:value="2" calcext:value-type="float">
            <text:p>2.00</text:p>
          </table:table-cell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Entrance process seems to take about 1s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300 counts above average seems a good margin to the event detection</text:p>
          </table:table-cell>
          <table:table-cell table:number-columns-repeated="4"/>
        </table:table-row>
      </table:table>
      <table:table table:name="timing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illis</text:p>
          </table:table-cell>
          <table:table-cell office:value-type="string" calcext:value-type="string">
            <text:p>proximity</text:p>
          </table:table-cell>
          <table:table-cell office:value-type="string" calcext:value-type="string">
            <text:p>step time (ms)</text:p>
          </table:table-cell>
          <table:table-cell table:number-columns-repeated="3"/>
        </table:table-row>
        <table:table-row table:style-name="ro1">
          <table:table-cell office:value-type="float" office:value="1703761" calcext:value-type="float">
            <text:p>1703761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style-name="ce2" table:formula="of:=AVERAGE([.C3:.C797])" office:value-type="float" office:value="54.1270440251572" calcext:value-type="float">
            <text:p>54.13</text:p>
          </table:table-cell>
        </table:table-row>
        <table:table-row table:style-name="ro1">
          <table:table-cell office:value-type="float" office:value="1703815" calcext:value-type="float">
            <text:p>1703815</text:p>
          </table:table-cell>
          <table:table-cell office:value-type="float" office:value="2000" calcext:value-type="float">
            <text:p>2000</text:p>
          </table:table-cell>
          <table:table-cell table:formula="of:=[.A3]-[.A2]" office:value-type="float" office:value="54" calcext:value-type="float">
            <text:p>54</text:p>
          </table:table-cell>
          <table:table-cell/>
          <table:table-cell office:value-type="string" calcext:value-type="string">
            <text:p>std</text:p>
          </table:table-cell>
          <table:table-cell table:style-name="ce3" table:formula="of:=STDEV([.C3:.C797] )" office:value-type="float" office:value="0.340707061250266" calcext:value-type="float">
            <text:p>0.341</text:p>
          </table:table-cell>
        </table:table-row>
        <table:table-row table:style-name="ro1">
          <table:table-cell office:value-type="float" office:value="1703869" calcext:value-type="float">
            <text:p>1703869</text:p>
          </table:table-cell>
          <table:table-cell office:value-type="float" office:value="1998" calcext:value-type="float">
            <text:p>1998</text:p>
          </table:table-cell>
          <table:table-cell table:formula="of:=[.A4]-[.A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3923" calcext:value-type="float">
            <text:p>1703923</text:p>
          </table:table-cell>
          <table:table-cell office:value-type="float" office:value="2001" calcext:value-type="float">
            <text:p>2001</text:p>
          </table:table-cell>
          <table:table-cell table:formula="of:=[.A5]-[.A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3977" calcext:value-type="float">
            <text:p>1703977</text:p>
          </table:table-cell>
          <table:table-cell office:value-type="float" office:value="1999" calcext:value-type="float">
            <text:p>1999</text:p>
          </table:table-cell>
          <table:table-cell table:formula="of:=[.A6]-[.A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031" calcext:value-type="float">
            <text:p>1704031</text:p>
          </table:table-cell>
          <table:table-cell office:value-type="float" office:value="2001" calcext:value-type="float">
            <text:p>2001</text:p>
          </table:table-cell>
          <table:table-cell table:formula="of:=[.A7]-[.A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086" calcext:value-type="float">
            <text:p>1704086</text:p>
          </table:table-cell>
          <table:table-cell office:value-type="float" office:value="2003" calcext:value-type="float">
            <text:p>2003</text:p>
          </table:table-cell>
          <table:table-cell table:formula="of:=[.A8]-[.A7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4140" calcext:value-type="float">
            <text:p>1704140</text:p>
          </table:table-cell>
          <table:table-cell office:value-type="float" office:value="2001" calcext:value-type="float">
            <text:p>2001</text:p>
          </table:table-cell>
          <table:table-cell table:formula="of:=[.A9]-[.A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194" calcext:value-type="float">
            <text:p>1704194</text:p>
          </table:table-cell>
          <table:table-cell office:value-type="float" office:value="2002" calcext:value-type="float">
            <text:p>2002</text:p>
          </table:table-cell>
          <table:table-cell table:formula="of:=[.A10]-[.A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248" calcext:value-type="float">
            <text:p>1704248</text:p>
          </table:table-cell>
          <table:table-cell office:value-type="float" office:value="2001" calcext:value-type="float">
            <text:p>2001</text:p>
          </table:table-cell>
          <table:table-cell table:formula="of:=[.A11]-[.A1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302" calcext:value-type="float">
            <text:p>1704302</text:p>
          </table:table-cell>
          <table:table-cell office:value-type="float" office:value="1998" calcext:value-type="float">
            <text:p>1998</text:p>
          </table:table-cell>
          <table:table-cell table:formula="of:=[.A12]-[.A1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357" calcext:value-type="float">
            <text:p>1704357</text:p>
          </table:table-cell>
          <table:table-cell office:value-type="float" office:value="2002" calcext:value-type="float">
            <text:p>2002</text:p>
          </table:table-cell>
          <table:table-cell table:formula="of:=[.A13]-[.A12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4411" calcext:value-type="float">
            <text:p>1704411</text:p>
          </table:table-cell>
          <table:table-cell office:value-type="float" office:value="1997" calcext:value-type="float">
            <text:p>1997</text:p>
          </table:table-cell>
          <table:table-cell table:formula="of:=[.A14]-[.A1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465" calcext:value-type="float">
            <text:p>1704465</text:p>
          </table:table-cell>
          <table:table-cell office:value-type="float" office:value="1997" calcext:value-type="float">
            <text:p>1997</text:p>
          </table:table-cell>
          <table:table-cell table:formula="of:=[.A15]-[.A1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520" calcext:value-type="float">
            <text:p>1704520</text:p>
          </table:table-cell>
          <table:table-cell office:value-type="float" office:value="2004" calcext:value-type="float">
            <text:p>2004</text:p>
          </table:table-cell>
          <table:table-cell table:formula="of:=[.A16]-[.A15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4574" calcext:value-type="float">
            <text:p>1704574</text:p>
          </table:table-cell>
          <table:table-cell office:value-type="float" office:value="2002" calcext:value-type="float">
            <text:p>2002</text:p>
          </table:table-cell>
          <table:table-cell table:formula="of:=[.A17]-[.A1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628" calcext:value-type="float">
            <text:p>1704628</text:p>
          </table:table-cell>
          <table:table-cell office:value-type="float" office:value="2000" calcext:value-type="float">
            <text:p>2000</text:p>
          </table:table-cell>
          <table:table-cell table:formula="of:=[.A18]-[.A1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682" calcext:value-type="float">
            <text:p>1704682</text:p>
          </table:table-cell>
          <table:table-cell office:value-type="float" office:value="2001" calcext:value-type="float">
            <text:p>2001</text:p>
          </table:table-cell>
          <table:table-cell table:formula="of:=[.A19]-[.A1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736" calcext:value-type="float">
            <text:p>1704736</text:p>
          </table:table-cell>
          <table:table-cell office:value-type="float" office:value="2000" calcext:value-type="float">
            <text:p>2000</text:p>
          </table:table-cell>
          <table:table-cell table:formula="of:=[.A20]-[.A1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790" calcext:value-type="float">
            <text:p>1704790</text:p>
          </table:table-cell>
          <table:table-cell office:value-type="float" office:value="2001" calcext:value-type="float">
            <text:p>2001</text:p>
          </table:table-cell>
          <table:table-cell table:formula="of:=[.A21]-[.A2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844" calcext:value-type="float">
            <text:p>1704844</text:p>
          </table:table-cell>
          <table:table-cell office:value-type="float" office:value="1997" calcext:value-type="float">
            <text:p>1997</text:p>
          </table:table-cell>
          <table:table-cell table:formula="of:=[.A22]-[.A2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898" calcext:value-type="float">
            <text:p>1704898</text:p>
          </table:table-cell>
          <table:table-cell office:value-type="float" office:value="2001" calcext:value-type="float">
            <text:p>2001</text:p>
          </table:table-cell>
          <table:table-cell table:formula="of:=[.A23]-[.A2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4952" calcext:value-type="float">
            <text:p>1704952</text:p>
          </table:table-cell>
          <table:table-cell office:value-type="float" office:value="2000" calcext:value-type="float">
            <text:p>2000</text:p>
          </table:table-cell>
          <table:table-cell table:formula="of:=[.A24]-[.A2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006" calcext:value-type="float">
            <text:p>1705006</text:p>
          </table:table-cell>
          <table:table-cell office:value-type="float" office:value="1999" calcext:value-type="float">
            <text:p>1999</text:p>
          </table:table-cell>
          <table:table-cell table:formula="of:=[.A25]-[.A2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060" calcext:value-type="float">
            <text:p>1705060</text:p>
          </table:table-cell>
          <table:table-cell office:value-type="float" office:value="2002" calcext:value-type="float">
            <text:p>2002</text:p>
          </table:table-cell>
          <table:table-cell table:formula="of:=[.A26]-[.A2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115" calcext:value-type="float">
            <text:p>1705115</text:p>
          </table:table-cell>
          <table:table-cell office:value-type="float" office:value="2003" calcext:value-type="float">
            <text:p>2003</text:p>
          </table:table-cell>
          <table:table-cell table:formula="of:=[.A27]-[.A2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5169" calcext:value-type="float">
            <text:p>1705169</text:p>
          </table:table-cell>
          <table:table-cell office:value-type="float" office:value="2000" calcext:value-type="float">
            <text:p>2000</text:p>
          </table:table-cell>
          <table:table-cell table:formula="of:=[.A28]-[.A2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223" calcext:value-type="float">
            <text:p>1705223</text:p>
          </table:table-cell>
          <table:table-cell office:value-type="float" office:value="1997" calcext:value-type="float">
            <text:p>1997</text:p>
          </table:table-cell>
          <table:table-cell table:formula="of:=[.A29]-[.A2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277" calcext:value-type="float">
            <text:p>1705277</text:p>
          </table:table-cell>
          <table:table-cell office:value-type="float" office:value="2002" calcext:value-type="float">
            <text:p>2002</text:p>
          </table:table-cell>
          <table:table-cell table:formula="of:=[.A30]-[.A2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331" calcext:value-type="float">
            <text:p>1705331</text:p>
          </table:table-cell>
          <table:table-cell office:value-type="float" office:value="1998" calcext:value-type="float">
            <text:p>1998</text:p>
          </table:table-cell>
          <table:table-cell table:formula="of:=[.A31]-[.A3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385" calcext:value-type="float">
            <text:p>1705385</text:p>
          </table:table-cell>
          <table:table-cell office:value-type="float" office:value="1999" calcext:value-type="float">
            <text:p>1999</text:p>
          </table:table-cell>
          <table:table-cell table:formula="of:=[.A32]-[.A3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439" calcext:value-type="float">
            <text:p>1705439</text:p>
          </table:table-cell>
          <table:table-cell office:value-type="float" office:value="2002" calcext:value-type="float">
            <text:p>2002</text:p>
          </table:table-cell>
          <table:table-cell table:formula="of:=[.A33]-[.A3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494" calcext:value-type="float">
            <text:p>1705494</text:p>
          </table:table-cell>
          <table:table-cell office:value-type="float" office:value="1998" calcext:value-type="float">
            <text:p>1998</text:p>
          </table:table-cell>
          <table:table-cell table:formula="of:=[.A34]-[.A33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5548" calcext:value-type="float">
            <text:p>1705548</text:p>
          </table:table-cell>
          <table:table-cell office:value-type="float" office:value="2001" calcext:value-type="float">
            <text:p>2001</text:p>
          </table:table-cell>
          <table:table-cell table:formula="of:=[.A35]-[.A3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602" calcext:value-type="float">
            <text:p>1705602</text:p>
          </table:table-cell>
          <table:table-cell office:value-type="float" office:value="2002" calcext:value-type="float">
            <text:p>2002</text:p>
          </table:table-cell>
          <table:table-cell table:formula="of:=[.A36]-[.A3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657" calcext:value-type="float">
            <text:p>1705657</text:p>
          </table:table-cell>
          <table:table-cell office:value-type="float" office:value="2000" calcext:value-type="float">
            <text:p>2000</text:p>
          </table:table-cell>
          <table:table-cell table:formula="of:=[.A37]-[.A3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5711" calcext:value-type="float">
            <text:p>1705711</text:p>
          </table:table-cell>
          <table:table-cell office:value-type="float" office:value="2002" calcext:value-type="float">
            <text:p>2002</text:p>
          </table:table-cell>
          <table:table-cell table:formula="of:=[.A38]-[.A3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765" calcext:value-type="float">
            <text:p>1705765</text:p>
          </table:table-cell>
          <table:table-cell office:value-type="float" office:value="2004" calcext:value-type="float">
            <text:p>2004</text:p>
          </table:table-cell>
          <table:table-cell table:formula="of:=[.A39]-[.A3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819" calcext:value-type="float">
            <text:p>1705819</text:p>
          </table:table-cell>
          <table:table-cell office:value-type="float" office:value="2002" calcext:value-type="float">
            <text:p>2002</text:p>
          </table:table-cell>
          <table:table-cell table:formula="of:=[.A40]-[.A3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873" calcext:value-type="float">
            <text:p>1705873</text:p>
          </table:table-cell>
          <table:table-cell office:value-type="float" office:value="2001" calcext:value-type="float">
            <text:p>2001</text:p>
          </table:table-cell>
          <table:table-cell table:formula="of:=[.A41]-[.A4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927" calcext:value-type="float">
            <text:p>1705927</text:p>
          </table:table-cell>
          <table:table-cell office:value-type="float" office:value="2000" calcext:value-type="float">
            <text:p>2000</text:p>
          </table:table-cell>
          <table:table-cell table:formula="of:=[.A42]-[.A4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5982" calcext:value-type="float">
            <text:p>1705982</text:p>
          </table:table-cell>
          <table:table-cell office:value-type="float" office:value="2000" calcext:value-type="float">
            <text:p>2000</text:p>
          </table:table-cell>
          <table:table-cell table:formula="of:=[.A43]-[.A42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6036" calcext:value-type="float">
            <text:p>1706036</text:p>
          </table:table-cell>
          <table:table-cell office:value-type="float" office:value="2001" calcext:value-type="float">
            <text:p>2001</text:p>
          </table:table-cell>
          <table:table-cell table:formula="of:=[.A44]-[.A4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090" calcext:value-type="float">
            <text:p>1706090</text:p>
          </table:table-cell>
          <table:table-cell office:value-type="float" office:value="1995" calcext:value-type="float">
            <text:p>1995</text:p>
          </table:table-cell>
          <table:table-cell table:formula="of:=[.A45]-[.A4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144" calcext:value-type="float">
            <text:p>1706144</text:p>
          </table:table-cell>
          <table:table-cell office:value-type="float" office:value="2002" calcext:value-type="float">
            <text:p>2002</text:p>
          </table:table-cell>
          <table:table-cell table:formula="of:=[.A46]-[.A4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198" calcext:value-type="float">
            <text:p>1706198</text:p>
          </table:table-cell>
          <table:table-cell office:value-type="float" office:value="2001" calcext:value-type="float">
            <text:p>2001</text:p>
          </table:table-cell>
          <table:table-cell table:formula="of:=[.A47]-[.A4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252" calcext:value-type="float">
            <text:p>1706252</text:p>
          </table:table-cell>
          <table:table-cell office:value-type="float" office:value="2001" calcext:value-type="float">
            <text:p>2001</text:p>
          </table:table-cell>
          <table:table-cell table:formula="of:=[.A48]-[.A4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306" calcext:value-type="float">
            <text:p>1706306</text:p>
          </table:table-cell>
          <table:table-cell office:value-type="float" office:value="1998" calcext:value-type="float">
            <text:p>1998</text:p>
          </table:table-cell>
          <table:table-cell table:formula="of:=[.A49]-[.A4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360" calcext:value-type="float">
            <text:p>1706360</text:p>
          </table:table-cell>
          <table:table-cell office:value-type="float" office:value="2001" calcext:value-type="float">
            <text:p>2001</text:p>
          </table:table-cell>
          <table:table-cell table:formula="of:=[.A50]-[.A4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415" calcext:value-type="float">
            <text:p>1706415</text:p>
          </table:table-cell>
          <table:table-cell office:value-type="float" office:value="2001" calcext:value-type="float">
            <text:p>2001</text:p>
          </table:table-cell>
          <table:table-cell table:formula="of:=[.A51]-[.A5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6469" calcext:value-type="float">
            <text:p>1706469</text:p>
          </table:table-cell>
          <table:table-cell office:value-type="float" office:value="2004" calcext:value-type="float">
            <text:p>2004</text:p>
          </table:table-cell>
          <table:table-cell table:formula="of:=[.A52]-[.A5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523" calcext:value-type="float">
            <text:p>1706523</text:p>
          </table:table-cell>
          <table:table-cell office:value-type="float" office:value="2002" calcext:value-type="float">
            <text:p>2002</text:p>
          </table:table-cell>
          <table:table-cell table:formula="of:=[.A53]-[.A5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577" calcext:value-type="float">
            <text:p>1706577</text:p>
          </table:table-cell>
          <table:table-cell office:value-type="float" office:value="2002" calcext:value-type="float">
            <text:p>2002</text:p>
          </table:table-cell>
          <table:table-cell table:formula="of:=[.A54]-[.A5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631" calcext:value-type="float">
            <text:p>1706631</text:p>
          </table:table-cell>
          <table:table-cell office:value-type="float" office:value="2000" calcext:value-type="float">
            <text:p>2000</text:p>
          </table:table-cell>
          <table:table-cell table:formula="of:=[.A55]-[.A5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685" calcext:value-type="float">
            <text:p>1706685</text:p>
          </table:table-cell>
          <table:table-cell office:value-type="float" office:value="1996" calcext:value-type="float">
            <text:p>1996</text:p>
          </table:table-cell>
          <table:table-cell table:formula="of:=[.A56]-[.A5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740" calcext:value-type="float">
            <text:p>1706740</text:p>
          </table:table-cell>
          <table:table-cell office:value-type="float" office:value="2001" calcext:value-type="float">
            <text:p>2001</text:p>
          </table:table-cell>
          <table:table-cell table:formula="of:=[.A57]-[.A5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6794" calcext:value-type="float">
            <text:p>1706794</text:p>
          </table:table-cell>
          <table:table-cell office:value-type="float" office:value="2001" calcext:value-type="float">
            <text:p>2001</text:p>
          </table:table-cell>
          <table:table-cell table:formula="of:=[.A58]-[.A5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848" calcext:value-type="float">
            <text:p>1706848</text:p>
          </table:table-cell>
          <table:table-cell office:value-type="float" office:value="1999" calcext:value-type="float">
            <text:p>1999</text:p>
          </table:table-cell>
          <table:table-cell table:formula="of:=[.A59]-[.A5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902" calcext:value-type="float">
            <text:p>1706902</text:p>
          </table:table-cell>
          <table:table-cell office:value-type="float" office:value="1997" calcext:value-type="float">
            <text:p>1997</text:p>
          </table:table-cell>
          <table:table-cell table:formula="of:=[.A60]-[.A5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6956" calcext:value-type="float">
            <text:p>1706956</text:p>
          </table:table-cell>
          <table:table-cell office:value-type="float" office:value="2005" calcext:value-type="float">
            <text:p>2005</text:p>
          </table:table-cell>
          <table:table-cell table:formula="of:=[.A61]-[.A6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010" calcext:value-type="float">
            <text:p>1707010</text:p>
          </table:table-cell>
          <table:table-cell office:value-type="float" office:value="2004" calcext:value-type="float">
            <text:p>2004</text:p>
          </table:table-cell>
          <table:table-cell table:formula="of:=[.A62]-[.A6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064" calcext:value-type="float">
            <text:p>1707064</text:p>
          </table:table-cell>
          <table:table-cell office:value-type="float" office:value="1996" calcext:value-type="float">
            <text:p>1996</text:p>
          </table:table-cell>
          <table:table-cell table:formula="of:=[.A63]-[.A6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118" calcext:value-type="float">
            <text:p>1707118</text:p>
          </table:table-cell>
          <table:table-cell office:value-type="float" office:value="1997" calcext:value-type="float">
            <text:p>1997</text:p>
          </table:table-cell>
          <table:table-cell table:formula="of:=[.A64]-[.A6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172" calcext:value-type="float">
            <text:p>1707172</text:p>
          </table:table-cell>
          <table:table-cell office:value-type="float" office:value="1993" calcext:value-type="float">
            <text:p>1993</text:p>
          </table:table-cell>
          <table:table-cell table:formula="of:=[.A65]-[.A6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227" calcext:value-type="float">
            <text:p>1707227</text:p>
          </table:table-cell>
          <table:table-cell office:value-type="float" office:value="1994" calcext:value-type="float">
            <text:p>1994</text:p>
          </table:table-cell>
          <table:table-cell table:formula="of:=[.A66]-[.A65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7282" calcext:value-type="float">
            <text:p>1707282</text:p>
          </table:table-cell>
          <table:table-cell office:value-type="float" office:value="2002" calcext:value-type="float">
            <text:p>2002</text:p>
          </table:table-cell>
          <table:table-cell table:formula="of:=[.A67]-[.A6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7336" calcext:value-type="float">
            <text:p>1707336</text:p>
          </table:table-cell>
          <table:table-cell office:value-type="float" office:value="2012" calcext:value-type="float">
            <text:p>2012</text:p>
          </table:table-cell>
          <table:table-cell table:formula="of:=[.A68]-[.A6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390" calcext:value-type="float">
            <text:p>1707390</text:p>
          </table:table-cell>
          <table:table-cell office:value-type="float" office:value="2002" calcext:value-type="float">
            <text:p>2002</text:p>
          </table:table-cell>
          <table:table-cell table:formula="of:=[.A69]-[.A6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444" calcext:value-type="float">
            <text:p>1707444</text:p>
          </table:table-cell>
          <table:table-cell office:value-type="float" office:value="2028" calcext:value-type="float">
            <text:p>2028</text:p>
          </table:table-cell>
          <table:table-cell table:formula="of:=[.A70]-[.A6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498" calcext:value-type="float">
            <text:p>1707498</text:p>
          </table:table-cell>
          <table:table-cell office:value-type="float" office:value="2094" calcext:value-type="float">
            <text:p>2094</text:p>
          </table:table-cell>
          <table:table-cell table:formula="of:=[.A71]-[.A7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552" calcext:value-type="float">
            <text:p>1707552</text:p>
          </table:table-cell>
          <table:table-cell office:value-type="float" office:value="2603" calcext:value-type="float">
            <text:p>2603</text:p>
          </table:table-cell>
          <table:table-cell table:formula="of:=[.A72]-[.A7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607" calcext:value-type="float">
            <text:p>1707607</text:p>
          </table:table-cell>
          <table:table-cell office:value-type="float" office:value="2532" calcext:value-type="float">
            <text:p>2532</text:p>
          </table:table-cell>
          <table:table-cell table:formula="of:=[.A73]-[.A72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7661" calcext:value-type="float">
            <text:p>1707661</text:p>
          </table:table-cell>
          <table:table-cell office:value-type="float" office:value="2856" calcext:value-type="float">
            <text:p>2856</text:p>
          </table:table-cell>
          <table:table-cell table:formula="of:=[.A74]-[.A7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715" calcext:value-type="float">
            <text:p>1707715</text:p>
          </table:table-cell>
          <table:table-cell office:value-type="float" office:value="3164" calcext:value-type="float">
            <text:p>3164</text:p>
          </table:table-cell>
          <table:table-cell table:formula="of:=[.A75]-[.A7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769" calcext:value-type="float">
            <text:p>1707769</text:p>
          </table:table-cell>
          <table:table-cell office:value-type="float" office:value="2606" calcext:value-type="float">
            <text:p>2606</text:p>
          </table:table-cell>
          <table:table-cell table:formula="of:=[.A76]-[.A7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823" calcext:value-type="float">
            <text:p>1707823</text:p>
          </table:table-cell>
          <table:table-cell office:value-type="float" office:value="2547" calcext:value-type="float">
            <text:p>2547</text:p>
          </table:table-cell>
          <table:table-cell table:formula="of:=[.A77]-[.A7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877" calcext:value-type="float">
            <text:p>1707877</text:p>
          </table:table-cell>
          <table:table-cell office:value-type="float" office:value="2496" calcext:value-type="float">
            <text:p>2496</text:p>
          </table:table-cell>
          <table:table-cell table:formula="of:=[.A78]-[.A7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931" calcext:value-type="float">
            <text:p>1707931</text:p>
          </table:table-cell>
          <table:table-cell office:value-type="float" office:value="2511" calcext:value-type="float">
            <text:p>2511</text:p>
          </table:table-cell>
          <table:table-cell table:formula="of:=[.A79]-[.A7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7986" calcext:value-type="float">
            <text:p>1707986</text:p>
          </table:table-cell>
          <table:table-cell office:value-type="float" office:value="2614" calcext:value-type="float">
            <text:p>2614</text:p>
          </table:table-cell>
          <table:table-cell table:formula="of:=[.A80]-[.A79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8040" calcext:value-type="float">
            <text:p>1708040</text:p>
          </table:table-cell>
          <table:table-cell office:value-type="float" office:value="2951" calcext:value-type="float">
            <text:p>2951</text:p>
          </table:table-cell>
          <table:table-cell table:formula="of:=[.A81]-[.A8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094" calcext:value-type="float">
            <text:p>1708094</text:p>
          </table:table-cell>
          <table:table-cell office:value-type="float" office:value="2970" calcext:value-type="float">
            <text:p>2970</text:p>
          </table:table-cell>
          <table:table-cell table:formula="of:=[.A82]-[.A8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148" calcext:value-type="float">
            <text:p>1708148</text:p>
          </table:table-cell>
          <table:table-cell office:value-type="float" office:value="2956" calcext:value-type="float">
            <text:p>2956</text:p>
          </table:table-cell>
          <table:table-cell table:formula="of:=[.A83]-[.A8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202" calcext:value-type="float">
            <text:p>1708202</text:p>
          </table:table-cell>
          <table:table-cell office:value-type="float" office:value="5932" calcext:value-type="float">
            <text:p>5932</text:p>
          </table:table-cell>
          <table:table-cell table:formula="of:=[.A84]-[.A8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256" calcext:value-type="float">
            <text:p>1708256</text:p>
          </table:table-cell>
          <table:table-cell office:value-type="float" office:value="4489" calcext:value-type="float">
            <text:p>4489</text:p>
          </table:table-cell>
          <table:table-cell table:formula="of:=[.A85]-[.A8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310" calcext:value-type="float">
            <text:p>1708310</text:p>
          </table:table-cell>
          <table:table-cell office:value-type="float" office:value="3136" calcext:value-type="float">
            <text:p>3136</text:p>
          </table:table-cell>
          <table:table-cell table:formula="of:=[.A86]-[.A8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365" calcext:value-type="float">
            <text:p>1708365</text:p>
          </table:table-cell>
          <table:table-cell office:value-type="float" office:value="2091" calcext:value-type="float">
            <text:p>2091</text:p>
          </table:table-cell>
          <table:table-cell table:formula="of:=[.A87]-[.A8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8419" calcext:value-type="float">
            <text:p>1708419</text:p>
          </table:table-cell>
          <table:table-cell office:value-type="float" office:value="1997" calcext:value-type="float">
            <text:p>1997</text:p>
          </table:table-cell>
          <table:table-cell table:formula="of:=[.A88]-[.A8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473" calcext:value-type="float">
            <text:p>1708473</text:p>
          </table:table-cell>
          <table:table-cell office:value-type="float" office:value="1989" calcext:value-type="float">
            <text:p>1989</text:p>
          </table:table-cell>
          <table:table-cell table:formula="of:=[.A89]-[.A8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527" calcext:value-type="float">
            <text:p>1708527</text:p>
          </table:table-cell>
          <table:table-cell office:value-type="float" office:value="2000" calcext:value-type="float">
            <text:p>2000</text:p>
          </table:table-cell>
          <table:table-cell table:formula="of:=[.A90]-[.A8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581" calcext:value-type="float">
            <text:p>1708581</text:p>
          </table:table-cell>
          <table:table-cell office:value-type="float" office:value="1997" calcext:value-type="float">
            <text:p>1997</text:p>
          </table:table-cell>
          <table:table-cell table:formula="of:=[.A91]-[.A9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635" calcext:value-type="float">
            <text:p>1708635</text:p>
          </table:table-cell>
          <table:table-cell office:value-type="float" office:value="1996" calcext:value-type="float">
            <text:p>1996</text:p>
          </table:table-cell>
          <table:table-cell table:formula="of:=[.A92]-[.A9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689" calcext:value-type="float">
            <text:p>1708689</text:p>
          </table:table-cell>
          <table:table-cell office:value-type="float" office:value="1994" calcext:value-type="float">
            <text:p>1994</text:p>
          </table:table-cell>
          <table:table-cell table:formula="of:=[.A93]-[.A9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743" calcext:value-type="float">
            <text:p>1708743</text:p>
          </table:table-cell>
          <table:table-cell office:value-type="float" office:value="1998" calcext:value-type="float">
            <text:p>1998</text:p>
          </table:table-cell>
          <table:table-cell table:formula="of:=[.A94]-[.A9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798" calcext:value-type="float">
            <text:p>1708798</text:p>
          </table:table-cell>
          <table:table-cell office:value-type="float" office:value="1997" calcext:value-type="float">
            <text:p>1997</text:p>
          </table:table-cell>
          <table:table-cell table:formula="of:=[.A95]-[.A94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8852" calcext:value-type="float">
            <text:p>1708852</text:p>
          </table:table-cell>
          <table:table-cell office:value-type="float" office:value="1999" calcext:value-type="float">
            <text:p>1999</text:p>
          </table:table-cell>
          <table:table-cell table:formula="of:=[.A96]-[.A9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906" calcext:value-type="float">
            <text:p>1708906</text:p>
          </table:table-cell>
          <table:table-cell office:value-type="float" office:value="1999" calcext:value-type="float">
            <text:p>1999</text:p>
          </table:table-cell>
          <table:table-cell table:formula="of:=[.A97]-[.A9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8960" calcext:value-type="float">
            <text:p>1708960</text:p>
          </table:table-cell>
          <table:table-cell office:value-type="float" office:value="2000" calcext:value-type="float">
            <text:p>2000</text:p>
          </table:table-cell>
          <table:table-cell table:formula="of:=[.A98]-[.A9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014" calcext:value-type="float">
            <text:p>1709014</text:p>
          </table:table-cell>
          <table:table-cell office:value-type="float" office:value="2002" calcext:value-type="float">
            <text:p>2002</text:p>
          </table:table-cell>
          <table:table-cell table:formula="of:=[.A99]-[.A9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068" calcext:value-type="float">
            <text:p>1709068</text:p>
          </table:table-cell>
          <table:table-cell office:value-type="float" office:value="2001" calcext:value-type="float">
            <text:p>2001</text:p>
          </table:table-cell>
          <table:table-cell table:formula="of:=[.A100]-[.A9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122" calcext:value-type="float">
            <text:p>1709122</text:p>
          </table:table-cell>
          <table:table-cell office:value-type="float" office:value="2000" calcext:value-type="float">
            <text:p>2000</text:p>
          </table:table-cell>
          <table:table-cell table:formula="of:=[.A101]-[.A10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176" calcext:value-type="float">
            <text:p>1709176</text:p>
          </table:table-cell>
          <table:table-cell office:value-type="float" office:value="1999" calcext:value-type="float">
            <text:p>1999</text:p>
          </table:table-cell>
          <table:table-cell table:formula="of:=[.A102]-[.A10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230" calcext:value-type="float">
            <text:p>1709230</text:p>
          </table:table-cell>
          <table:table-cell office:value-type="float" office:value="2002" calcext:value-type="float">
            <text:p>2002</text:p>
          </table:table-cell>
          <table:table-cell table:formula="of:=[.A103]-[.A10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284" calcext:value-type="float">
            <text:p>1709284</text:p>
          </table:table-cell>
          <table:table-cell office:value-type="float" office:value="2001" calcext:value-type="float">
            <text:p>2001</text:p>
          </table:table-cell>
          <table:table-cell table:formula="of:=[.A104]-[.A10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338" calcext:value-type="float">
            <text:p>1709338</text:p>
          </table:table-cell>
          <table:table-cell office:value-type="float" office:value="2001" calcext:value-type="float">
            <text:p>2001</text:p>
          </table:table-cell>
          <table:table-cell table:formula="of:=[.A105]-[.A10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392" calcext:value-type="float">
            <text:p>1709392</text:p>
          </table:table-cell>
          <table:table-cell office:value-type="float" office:value="2001" calcext:value-type="float">
            <text:p>2001</text:p>
          </table:table-cell>
          <table:table-cell table:formula="of:=[.A106]-[.A10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446" calcext:value-type="float">
            <text:p>1709446</text:p>
          </table:table-cell>
          <table:table-cell office:value-type="float" office:value="2002" calcext:value-type="float">
            <text:p>2002</text:p>
          </table:table-cell>
          <table:table-cell table:formula="of:=[.A107]-[.A10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501" calcext:value-type="float">
            <text:p>1709501</text:p>
          </table:table-cell>
          <table:table-cell office:value-type="float" office:value="1999" calcext:value-type="float">
            <text:p>1999</text:p>
          </table:table-cell>
          <table:table-cell table:formula="of:=[.A108]-[.A107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09555" calcext:value-type="float">
            <text:p>1709555</text:p>
          </table:table-cell>
          <table:table-cell office:value-type="float" office:value="2000" calcext:value-type="float">
            <text:p>2000</text:p>
          </table:table-cell>
          <table:table-cell table:formula="of:=[.A109]-[.A10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609" calcext:value-type="float">
            <text:p>1709609</text:p>
          </table:table-cell>
          <table:table-cell office:value-type="float" office:value="2001" calcext:value-type="float">
            <text:p>2001</text:p>
          </table:table-cell>
          <table:table-cell table:formula="of:=[.A110]-[.A10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663" calcext:value-type="float">
            <text:p>1709663</text:p>
          </table:table-cell>
          <table:table-cell office:value-type="float" office:value="1999" calcext:value-type="float">
            <text:p>1999</text:p>
          </table:table-cell>
          <table:table-cell table:formula="of:=[.A111]-[.A11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717" calcext:value-type="float">
            <text:p>1709717</text:p>
          </table:table-cell>
          <table:table-cell office:value-type="float" office:value="2001" calcext:value-type="float">
            <text:p>2001</text:p>
          </table:table-cell>
          <table:table-cell table:formula="of:=[.A112]-[.A11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771" calcext:value-type="float">
            <text:p>1709771</text:p>
          </table:table-cell>
          <table:table-cell office:value-type="float" office:value="2003" calcext:value-type="float">
            <text:p>2003</text:p>
          </table:table-cell>
          <table:table-cell table:formula="of:=[.A113]-[.A11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825" calcext:value-type="float">
            <text:p>1709825</text:p>
          </table:table-cell>
          <table:table-cell office:value-type="float" office:value="2001" calcext:value-type="float">
            <text:p>2001</text:p>
          </table:table-cell>
          <table:table-cell table:formula="of:=[.A114]-[.A11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879" calcext:value-type="float">
            <text:p>1709879</text:p>
          </table:table-cell>
          <table:table-cell office:value-type="float" office:value="2001" calcext:value-type="float">
            <text:p>2001</text:p>
          </table:table-cell>
          <table:table-cell table:formula="of:=[.A115]-[.A11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933" calcext:value-type="float">
            <text:p>1709933</text:p>
          </table:table-cell>
          <table:table-cell office:value-type="float" office:value="2002" calcext:value-type="float">
            <text:p>2002</text:p>
          </table:table-cell>
          <table:table-cell table:formula="of:=[.A116]-[.A11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09987" calcext:value-type="float">
            <text:p>1709987</text:p>
          </table:table-cell>
          <table:table-cell office:value-type="float" office:value="1997" calcext:value-type="float">
            <text:p>1997</text:p>
          </table:table-cell>
          <table:table-cell table:formula="of:=[.A117]-[.A11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041" calcext:value-type="float">
            <text:p>1710041</text:p>
          </table:table-cell>
          <table:table-cell office:value-type="float" office:value="1998" calcext:value-type="float">
            <text:p>1998</text:p>
          </table:table-cell>
          <table:table-cell table:formula="of:=[.A118]-[.A11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096" calcext:value-type="float">
            <text:p>1710096</text:p>
          </table:table-cell>
          <table:table-cell office:value-type="float" office:value="2000" calcext:value-type="float">
            <text:p>2000</text:p>
          </table:table-cell>
          <table:table-cell table:formula="of:=[.A119]-[.A11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0150" calcext:value-type="float">
            <text:p>1710150</text:p>
          </table:table-cell>
          <table:table-cell office:value-type="float" office:value="1999" calcext:value-type="float">
            <text:p>1999</text:p>
          </table:table-cell>
          <table:table-cell table:formula="of:=[.A120]-[.A11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204" calcext:value-type="float">
            <text:p>1710204</text:p>
          </table:table-cell>
          <table:table-cell office:value-type="float" office:value="2000" calcext:value-type="float">
            <text:p>2000</text:p>
          </table:table-cell>
          <table:table-cell table:formula="of:=[.A121]-[.A12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258" calcext:value-type="float">
            <text:p>1710258</text:p>
          </table:table-cell>
          <table:table-cell office:value-type="float" office:value="2000" calcext:value-type="float">
            <text:p>2000</text:p>
          </table:table-cell>
          <table:table-cell table:formula="of:=[.A122]-[.A12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312" calcext:value-type="float">
            <text:p>1710312</text:p>
          </table:table-cell>
          <table:table-cell office:value-type="float" office:value="2002" calcext:value-type="float">
            <text:p>2002</text:p>
          </table:table-cell>
          <table:table-cell table:formula="of:=[.A123]-[.A12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366" calcext:value-type="float">
            <text:p>1710366</text:p>
          </table:table-cell>
          <table:table-cell office:value-type="float" office:value="2000" calcext:value-type="float">
            <text:p>2000</text:p>
          </table:table-cell>
          <table:table-cell table:formula="of:=[.A124]-[.A12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420" calcext:value-type="float">
            <text:p>1710420</text:p>
          </table:table-cell>
          <table:table-cell office:value-type="float" office:value="1997" calcext:value-type="float">
            <text:p>1997</text:p>
          </table:table-cell>
          <table:table-cell table:formula="of:=[.A125]-[.A12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474" calcext:value-type="float">
            <text:p>1710474</text:p>
          </table:table-cell>
          <table:table-cell office:value-type="float" office:value="2000" calcext:value-type="float">
            <text:p>2000</text:p>
          </table:table-cell>
          <table:table-cell table:formula="of:=[.A126]-[.A12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528" calcext:value-type="float">
            <text:p>1710528</text:p>
          </table:table-cell>
          <table:table-cell office:value-type="float" office:value="2003" calcext:value-type="float">
            <text:p>2003</text:p>
          </table:table-cell>
          <table:table-cell table:formula="of:=[.A127]-[.A12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582" calcext:value-type="float">
            <text:p>1710582</text:p>
          </table:table-cell>
          <table:table-cell office:value-type="float" office:value="2000" calcext:value-type="float">
            <text:p>2000</text:p>
          </table:table-cell>
          <table:table-cell table:formula="of:=[.A128]-[.A12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636" calcext:value-type="float">
            <text:p>1710636</text:p>
          </table:table-cell>
          <table:table-cell office:value-type="float" office:value="2001" calcext:value-type="float">
            <text:p>2001</text:p>
          </table:table-cell>
          <table:table-cell table:formula="of:=[.A129]-[.A12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690" calcext:value-type="float">
            <text:p>1710690</text:p>
          </table:table-cell>
          <table:table-cell office:value-type="float" office:value="2001" calcext:value-type="float">
            <text:p>2001</text:p>
          </table:table-cell>
          <table:table-cell table:formula="of:=[.A130]-[.A12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745" calcext:value-type="float">
            <text:p>1710745</text:p>
          </table:table-cell>
          <table:table-cell office:value-type="float" office:value="2000" calcext:value-type="float">
            <text:p>2000</text:p>
          </table:table-cell>
          <table:table-cell table:formula="of:=[.A131]-[.A13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0799" calcext:value-type="float">
            <text:p>1710799</text:p>
          </table:table-cell>
          <table:table-cell office:value-type="float" office:value="2004" calcext:value-type="float">
            <text:p>2004</text:p>
          </table:table-cell>
          <table:table-cell table:formula="of:=[.A132]-[.A13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853" calcext:value-type="float">
            <text:p>1710853</text:p>
          </table:table-cell>
          <table:table-cell office:value-type="float" office:value="2001" calcext:value-type="float">
            <text:p>2001</text:p>
          </table:table-cell>
          <table:table-cell table:formula="of:=[.A133]-[.A13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907" calcext:value-type="float">
            <text:p>1710907</text:p>
          </table:table-cell>
          <table:table-cell office:value-type="float" office:value="1999" calcext:value-type="float">
            <text:p>1999</text:p>
          </table:table-cell>
          <table:table-cell table:formula="of:=[.A134]-[.A13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0961" calcext:value-type="float">
            <text:p>1710961</text:p>
          </table:table-cell>
          <table:table-cell office:value-type="float" office:value="2000" calcext:value-type="float">
            <text:p>2000</text:p>
          </table:table-cell>
          <table:table-cell table:formula="of:=[.A135]-[.A13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015" calcext:value-type="float">
            <text:p>1711015</text:p>
          </table:table-cell>
          <table:table-cell office:value-type="float" office:value="2003" calcext:value-type="float">
            <text:p>2003</text:p>
          </table:table-cell>
          <table:table-cell table:formula="of:=[.A136]-[.A13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069" calcext:value-type="float">
            <text:p>1711069</text:p>
          </table:table-cell>
          <table:table-cell office:value-type="float" office:value="2001" calcext:value-type="float">
            <text:p>2001</text:p>
          </table:table-cell>
          <table:table-cell table:formula="of:=[.A137]-[.A13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123" calcext:value-type="float">
            <text:p>1711123</text:p>
          </table:table-cell>
          <table:table-cell office:value-type="float" office:value="2002" calcext:value-type="float">
            <text:p>2002</text:p>
          </table:table-cell>
          <table:table-cell table:formula="of:=[.A138]-[.A13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177" calcext:value-type="float">
            <text:p>1711177</text:p>
          </table:table-cell>
          <table:table-cell office:value-type="float" office:value="2004" calcext:value-type="float">
            <text:p>2004</text:p>
          </table:table-cell>
          <table:table-cell table:formula="of:=[.A139]-[.A13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231" calcext:value-type="float">
            <text:p>1711231</text:p>
          </table:table-cell>
          <table:table-cell office:value-type="float" office:value="2004" calcext:value-type="float">
            <text:p>2004</text:p>
          </table:table-cell>
          <table:table-cell table:formula="of:=[.A140]-[.A13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285" calcext:value-type="float">
            <text:p>1711285</text:p>
          </table:table-cell>
          <table:table-cell office:value-type="float" office:value="1999" calcext:value-type="float">
            <text:p>1999</text:p>
          </table:table-cell>
          <table:table-cell table:formula="of:=[.A141]-[.A14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339" calcext:value-type="float">
            <text:p>1711339</text:p>
          </table:table-cell>
          <table:table-cell office:value-type="float" office:value="2001" calcext:value-type="float">
            <text:p>2001</text:p>
          </table:table-cell>
          <table:table-cell table:formula="of:=[.A142]-[.A14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393" calcext:value-type="float">
            <text:p>1711393</text:p>
          </table:table-cell>
          <table:table-cell office:value-type="float" office:value="2003" calcext:value-type="float">
            <text:p>2003</text:p>
          </table:table-cell>
          <table:table-cell table:formula="of:=[.A143]-[.A14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448" calcext:value-type="float">
            <text:p>1711448</text:p>
          </table:table-cell>
          <table:table-cell office:value-type="float" office:value="2004" calcext:value-type="float">
            <text:p>2004</text:p>
          </table:table-cell>
          <table:table-cell table:formula="of:=[.A144]-[.A143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1502" calcext:value-type="float">
            <text:p>1711502</text:p>
          </table:table-cell>
          <table:table-cell office:value-type="float" office:value="2000" calcext:value-type="float">
            <text:p>2000</text:p>
          </table:table-cell>
          <table:table-cell table:formula="of:=[.A145]-[.A14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556" calcext:value-type="float">
            <text:p>1711556</text:p>
          </table:table-cell>
          <table:table-cell office:value-type="float" office:value="1999" calcext:value-type="float">
            <text:p>1999</text:p>
          </table:table-cell>
          <table:table-cell table:formula="of:=[.A146]-[.A14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610" calcext:value-type="float">
            <text:p>1711610</text:p>
          </table:table-cell>
          <table:table-cell office:value-type="float" office:value="2001" calcext:value-type="float">
            <text:p>2001</text:p>
          </table:table-cell>
          <table:table-cell table:formula="of:=[.A147]-[.A14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664" calcext:value-type="float">
            <text:p>1711664</text:p>
          </table:table-cell>
          <table:table-cell office:value-type="float" office:value="2003" calcext:value-type="float">
            <text:p>2003</text:p>
          </table:table-cell>
          <table:table-cell table:formula="of:=[.A148]-[.A14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718" calcext:value-type="float">
            <text:p>1711718</text:p>
          </table:table-cell>
          <table:table-cell office:value-type="float" office:value="1999" calcext:value-type="float">
            <text:p>1999</text:p>
          </table:table-cell>
          <table:table-cell table:formula="of:=[.A149]-[.A14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772" calcext:value-type="float">
            <text:p>1711772</text:p>
          </table:table-cell>
          <table:table-cell office:value-type="float" office:value="2002" calcext:value-type="float">
            <text:p>2002</text:p>
          </table:table-cell>
          <table:table-cell table:formula="of:=[.A150]-[.A14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826" calcext:value-type="float">
            <text:p>1711826</text:p>
          </table:table-cell>
          <table:table-cell office:value-type="float" office:value="2000" calcext:value-type="float">
            <text:p>2000</text:p>
          </table:table-cell>
          <table:table-cell table:formula="of:=[.A151]-[.A15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881" calcext:value-type="float">
            <text:p>1711881</text:p>
          </table:table-cell>
          <table:table-cell office:value-type="float" office:value="1997" calcext:value-type="float">
            <text:p>1997</text:p>
          </table:table-cell>
          <table:table-cell table:formula="of:=[.A152]-[.A15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1935" calcext:value-type="float">
            <text:p>1711935</text:p>
          </table:table-cell>
          <table:table-cell office:value-type="float" office:value="2003" calcext:value-type="float">
            <text:p>2003</text:p>
          </table:table-cell>
          <table:table-cell table:formula="of:=[.A153]-[.A15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1989" calcext:value-type="float">
            <text:p>1711989</text:p>
          </table:table-cell>
          <table:table-cell office:value-type="float" office:value="2003" calcext:value-type="float">
            <text:p>2003</text:p>
          </table:table-cell>
          <table:table-cell table:formula="of:=[.A154]-[.A15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043" calcext:value-type="float">
            <text:p>1712043</text:p>
          </table:table-cell>
          <table:table-cell office:value-type="float" office:value="1999" calcext:value-type="float">
            <text:p>1999</text:p>
          </table:table-cell>
          <table:table-cell table:formula="of:=[.A155]-[.A15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097" calcext:value-type="float">
            <text:p>1712097</text:p>
          </table:table-cell>
          <table:table-cell office:value-type="float" office:value="2001" calcext:value-type="float">
            <text:p>2001</text:p>
          </table:table-cell>
          <table:table-cell table:formula="of:=[.A156]-[.A15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152" calcext:value-type="float">
            <text:p>1712152</text:p>
          </table:table-cell>
          <table:table-cell office:value-type="float" office:value="2002" calcext:value-type="float">
            <text:p>2002</text:p>
          </table:table-cell>
          <table:table-cell table:formula="of:=[.A157]-[.A15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2206" calcext:value-type="float">
            <text:p>1712206</text:p>
          </table:table-cell>
          <table:table-cell office:value-type="float" office:value="2000" calcext:value-type="float">
            <text:p>2000</text:p>
          </table:table-cell>
          <table:table-cell table:formula="of:=[.A158]-[.A15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260" calcext:value-type="float">
            <text:p>1712260</text:p>
          </table:table-cell>
          <table:table-cell office:value-type="float" office:value="2002" calcext:value-type="float">
            <text:p>2002</text:p>
          </table:table-cell>
          <table:table-cell table:formula="of:=[.A159]-[.A15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314" calcext:value-type="float">
            <text:p>1712314</text:p>
          </table:table-cell>
          <table:table-cell office:value-type="float" office:value="2001" calcext:value-type="float">
            <text:p>2001</text:p>
          </table:table-cell>
          <table:table-cell table:formula="of:=[.A160]-[.A15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368" calcext:value-type="float">
            <text:p>1712368</text:p>
          </table:table-cell>
          <table:table-cell office:value-type="float" office:value="2002" calcext:value-type="float">
            <text:p>2002</text:p>
          </table:table-cell>
          <table:table-cell table:formula="of:=[.A161]-[.A16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422" calcext:value-type="float">
            <text:p>1712422</text:p>
          </table:table-cell>
          <table:table-cell office:value-type="float" office:value="2000" calcext:value-type="float">
            <text:p>2000</text:p>
          </table:table-cell>
          <table:table-cell table:formula="of:=[.A162]-[.A16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476" calcext:value-type="float">
            <text:p>1712476</text:p>
          </table:table-cell>
          <table:table-cell office:value-type="float" office:value="2002" calcext:value-type="float">
            <text:p>2002</text:p>
          </table:table-cell>
          <table:table-cell table:formula="of:=[.A163]-[.A16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530" calcext:value-type="float">
            <text:p>1712530</text:p>
          </table:table-cell>
          <table:table-cell office:value-type="float" office:value="2003" calcext:value-type="float">
            <text:p>2003</text:p>
          </table:table-cell>
          <table:table-cell table:formula="of:=[.A164]-[.A16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584" calcext:value-type="float">
            <text:p>1712584</text:p>
          </table:table-cell>
          <table:table-cell office:value-type="float" office:value="2002" calcext:value-type="float">
            <text:p>2002</text:p>
          </table:table-cell>
          <table:table-cell table:formula="of:=[.A165]-[.A16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638" calcext:value-type="float">
            <text:p>1712638</text:p>
          </table:table-cell>
          <table:table-cell office:value-type="float" office:value="2001" calcext:value-type="float">
            <text:p>2001</text:p>
          </table:table-cell>
          <table:table-cell table:formula="of:=[.A166]-[.A16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692" calcext:value-type="float">
            <text:p>1712692</text:p>
          </table:table-cell>
          <table:table-cell office:value-type="float" office:value="2000" calcext:value-type="float">
            <text:p>2000</text:p>
          </table:table-cell>
          <table:table-cell table:formula="of:=[.A167]-[.A16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746" calcext:value-type="float">
            <text:p>1712746</text:p>
          </table:table-cell>
          <table:table-cell office:value-type="float" office:value="2002" calcext:value-type="float">
            <text:p>2002</text:p>
          </table:table-cell>
          <table:table-cell table:formula="of:=[.A168]-[.A16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800" calcext:value-type="float">
            <text:p>1712800</text:p>
          </table:table-cell>
          <table:table-cell office:value-type="float" office:value="2002" calcext:value-type="float">
            <text:p>2002</text:p>
          </table:table-cell>
          <table:table-cell table:formula="of:=[.A169]-[.A16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854" calcext:value-type="float">
            <text:p>1712854</text:p>
          </table:table-cell>
          <table:table-cell office:value-type="float" office:value="2000" calcext:value-type="float">
            <text:p>2000</text:p>
          </table:table-cell>
          <table:table-cell table:formula="of:=[.A170]-[.A16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2909" calcext:value-type="float">
            <text:p>1712909</text:p>
          </table:table-cell>
          <table:table-cell office:value-type="float" office:value="2000" calcext:value-type="float">
            <text:p>2000</text:p>
          </table:table-cell>
          <table:table-cell table:formula="of:=[.A171]-[.A17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2963" calcext:value-type="float">
            <text:p>1712963</text:p>
          </table:table-cell>
          <table:table-cell office:value-type="float" office:value="2003" calcext:value-type="float">
            <text:p>2003</text:p>
          </table:table-cell>
          <table:table-cell table:formula="of:=[.A172]-[.A17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017" calcext:value-type="float">
            <text:p>1713017</text:p>
          </table:table-cell>
          <table:table-cell office:value-type="float" office:value="2001" calcext:value-type="float">
            <text:p>2001</text:p>
          </table:table-cell>
          <table:table-cell table:formula="of:=[.A173]-[.A17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071" calcext:value-type="float">
            <text:p>1713071</text:p>
          </table:table-cell>
          <table:table-cell office:value-type="float" office:value="1997" calcext:value-type="float">
            <text:p>1997</text:p>
          </table:table-cell>
          <table:table-cell table:formula="of:=[.A174]-[.A17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125" calcext:value-type="float">
            <text:p>1713125</text:p>
          </table:table-cell>
          <table:table-cell office:value-type="float" office:value="2000" calcext:value-type="float">
            <text:p>2000</text:p>
          </table:table-cell>
          <table:table-cell table:formula="of:=[.A175]-[.A17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179" calcext:value-type="float">
            <text:p>1713179</text:p>
          </table:table-cell>
          <table:table-cell office:value-type="float" office:value="2001" calcext:value-type="float">
            <text:p>2001</text:p>
          </table:table-cell>
          <table:table-cell table:formula="of:=[.A176]-[.A17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233" calcext:value-type="float">
            <text:p>1713233</text:p>
          </table:table-cell>
          <table:table-cell office:value-type="float" office:value="1999" calcext:value-type="float">
            <text:p>1999</text:p>
          </table:table-cell>
          <table:table-cell table:formula="of:=[.A177]-[.A17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287" calcext:value-type="float">
            <text:p>1713287</text:p>
          </table:table-cell>
          <table:table-cell office:value-type="float" office:value="2001" calcext:value-type="float">
            <text:p>2001</text:p>
          </table:table-cell>
          <table:table-cell table:formula="of:=[.A178]-[.A17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341" calcext:value-type="float">
            <text:p>1713341</text:p>
          </table:table-cell>
          <table:table-cell office:value-type="float" office:value="2000" calcext:value-type="float">
            <text:p>2000</text:p>
          </table:table-cell>
          <table:table-cell table:formula="of:=[.A179]-[.A17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395" calcext:value-type="float">
            <text:p>1713395</text:p>
          </table:table-cell>
          <table:table-cell office:value-type="float" office:value="2002" calcext:value-type="float">
            <text:p>2002</text:p>
          </table:table-cell>
          <table:table-cell table:formula="of:=[.A180]-[.A17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449" calcext:value-type="float">
            <text:p>1713449</text:p>
          </table:table-cell>
          <table:table-cell office:value-type="float" office:value="2000" calcext:value-type="float">
            <text:p>2000</text:p>
          </table:table-cell>
          <table:table-cell table:formula="of:=[.A181]-[.A18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503" calcext:value-type="float">
            <text:p>1713503</text:p>
          </table:table-cell>
          <table:table-cell office:value-type="float" office:value="2001" calcext:value-type="float">
            <text:p>2001</text:p>
          </table:table-cell>
          <table:table-cell table:formula="of:=[.A182]-[.A18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557" calcext:value-type="float">
            <text:p>1713557</text:p>
          </table:table-cell>
          <table:table-cell office:value-type="float" office:value="2002" calcext:value-type="float">
            <text:p>2002</text:p>
          </table:table-cell>
          <table:table-cell table:formula="of:=[.A183]-[.A18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611" calcext:value-type="float">
            <text:p>1713611</text:p>
          </table:table-cell>
          <table:table-cell office:value-type="float" office:value="2004" calcext:value-type="float">
            <text:p>2004</text:p>
          </table:table-cell>
          <table:table-cell table:formula="of:=[.A184]-[.A18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665" calcext:value-type="float">
            <text:p>1713665</text:p>
          </table:table-cell>
          <table:table-cell office:value-type="float" office:value="2002" calcext:value-type="float">
            <text:p>2002</text:p>
          </table:table-cell>
          <table:table-cell table:formula="of:=[.A185]-[.A18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720" calcext:value-type="float">
            <text:p>1713720</text:p>
          </table:table-cell>
          <table:table-cell office:value-type="float" office:value="2003" calcext:value-type="float">
            <text:p>2003</text:p>
          </table:table-cell>
          <table:table-cell table:formula="of:=[.A186]-[.A185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3774" calcext:value-type="float">
            <text:p>1713774</text:p>
          </table:table-cell>
          <table:table-cell office:value-type="float" office:value="2001" calcext:value-type="float">
            <text:p>2001</text:p>
          </table:table-cell>
          <table:table-cell table:formula="of:=[.A187]-[.A18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828" calcext:value-type="float">
            <text:p>1713828</text:p>
          </table:table-cell>
          <table:table-cell office:value-type="float" office:value="1999" calcext:value-type="float">
            <text:p>1999</text:p>
          </table:table-cell>
          <table:table-cell table:formula="of:=[.A188]-[.A18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882" calcext:value-type="float">
            <text:p>1713882</text:p>
          </table:table-cell>
          <table:table-cell office:value-type="float" office:value="2003" calcext:value-type="float">
            <text:p>2003</text:p>
          </table:table-cell>
          <table:table-cell table:formula="of:=[.A189]-[.A18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936" calcext:value-type="float">
            <text:p>1713936</text:p>
          </table:table-cell>
          <table:table-cell office:value-type="float" office:value="2002" calcext:value-type="float">
            <text:p>2002</text:p>
          </table:table-cell>
          <table:table-cell table:formula="of:=[.A190]-[.A18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3990" calcext:value-type="float">
            <text:p>1713990</text:p>
          </table:table-cell>
          <table:table-cell office:value-type="float" office:value="2002" calcext:value-type="float">
            <text:p>2002</text:p>
          </table:table-cell>
          <table:table-cell table:formula="of:=[.A191]-[.A19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044" calcext:value-type="float">
            <text:p>1714044</text:p>
          </table:table-cell>
          <table:table-cell office:value-type="float" office:value="2000" calcext:value-type="float">
            <text:p>2000</text:p>
          </table:table-cell>
          <table:table-cell table:formula="of:=[.A192]-[.A19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098" calcext:value-type="float">
            <text:p>1714098</text:p>
          </table:table-cell>
          <table:table-cell office:value-type="float" office:value="2000" calcext:value-type="float">
            <text:p>2000</text:p>
          </table:table-cell>
          <table:table-cell table:formula="of:=[.A193]-[.A19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152" calcext:value-type="float">
            <text:p>1714152</text:p>
          </table:table-cell>
          <table:table-cell office:value-type="float" office:value="2001" calcext:value-type="float">
            <text:p>2001</text:p>
          </table:table-cell>
          <table:table-cell table:formula="of:=[.A194]-[.A19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206" calcext:value-type="float">
            <text:p>1714206</text:p>
          </table:table-cell>
          <table:table-cell office:value-type="float" office:value="2001" calcext:value-type="float">
            <text:p>2001</text:p>
          </table:table-cell>
          <table:table-cell table:formula="of:=[.A195]-[.A19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260" calcext:value-type="float">
            <text:p>1714260</text:p>
          </table:table-cell>
          <table:table-cell office:value-type="float" office:value="2003" calcext:value-type="float">
            <text:p>2003</text:p>
          </table:table-cell>
          <table:table-cell table:formula="of:=[.A196]-[.A19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314" calcext:value-type="float">
            <text:p>1714314</text:p>
          </table:table-cell>
          <table:table-cell office:value-type="float" office:value="2004" calcext:value-type="float">
            <text:p>2004</text:p>
          </table:table-cell>
          <table:table-cell table:formula="of:=[.A197]-[.A19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368" calcext:value-type="float">
            <text:p>1714368</text:p>
          </table:table-cell>
          <table:table-cell office:value-type="float" office:value="2001" calcext:value-type="float">
            <text:p>2001</text:p>
          </table:table-cell>
          <table:table-cell table:formula="of:=[.A198]-[.A19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422" calcext:value-type="float">
            <text:p>1714422</text:p>
          </table:table-cell>
          <table:table-cell office:value-type="float" office:value="2004" calcext:value-type="float">
            <text:p>2004</text:p>
          </table:table-cell>
          <table:table-cell table:formula="of:=[.A199]-[.A19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476" calcext:value-type="float">
            <text:p>1714476</text:p>
          </table:table-cell>
          <table:table-cell office:value-type="float" office:value="2002" calcext:value-type="float">
            <text:p>2002</text:p>
          </table:table-cell>
          <table:table-cell table:formula="of:=[.A200]-[.A19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531" calcext:value-type="float">
            <text:p>1714531</text:p>
          </table:table-cell>
          <table:table-cell office:value-type="float" office:value="2002" calcext:value-type="float">
            <text:p>2002</text:p>
          </table:table-cell>
          <table:table-cell table:formula="of:=[.A201]-[.A20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4585" calcext:value-type="float">
            <text:p>1714585</text:p>
          </table:table-cell>
          <table:table-cell office:value-type="float" office:value="2002" calcext:value-type="float">
            <text:p>2002</text:p>
          </table:table-cell>
          <table:table-cell table:formula="of:=[.A202]-[.A20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639" calcext:value-type="float">
            <text:p>1714639</text:p>
          </table:table-cell>
          <table:table-cell office:value-type="float" office:value="2000" calcext:value-type="float">
            <text:p>2000</text:p>
          </table:table-cell>
          <table:table-cell table:formula="of:=[.A203]-[.A20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693" calcext:value-type="float">
            <text:p>1714693</text:p>
          </table:table-cell>
          <table:table-cell office:value-type="float" office:value="2003" calcext:value-type="float">
            <text:p>2003</text:p>
          </table:table-cell>
          <table:table-cell table:formula="of:=[.A204]-[.A20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747" calcext:value-type="float">
            <text:p>1714747</text:p>
          </table:table-cell>
          <table:table-cell office:value-type="float" office:value="2001" calcext:value-type="float">
            <text:p>2001</text:p>
          </table:table-cell>
          <table:table-cell table:formula="of:=[.A205]-[.A20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801" calcext:value-type="float">
            <text:p>1714801</text:p>
          </table:table-cell>
          <table:table-cell office:value-type="float" office:value="2001" calcext:value-type="float">
            <text:p>2001</text:p>
          </table:table-cell>
          <table:table-cell table:formula="of:=[.A206]-[.A20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4856" calcext:value-type="float">
            <text:p>1714856</text:p>
          </table:table-cell>
          <table:table-cell office:value-type="float" office:value="2003" calcext:value-type="float">
            <text:p>2003</text:p>
          </table:table-cell>
          <table:table-cell table:formula="of:=[.A207]-[.A20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4911" calcext:value-type="float">
            <text:p>1714911</text:p>
          </table:table-cell>
          <table:table-cell office:value-type="float" office:value="2000" calcext:value-type="float">
            <text:p>2000</text:p>
          </table:table-cell>
          <table:table-cell table:formula="of:=[.A208]-[.A207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4965" calcext:value-type="float">
            <text:p>1714965</text:p>
          </table:table-cell>
          <table:table-cell office:value-type="float" office:value="2000" calcext:value-type="float">
            <text:p>2000</text:p>
          </table:table-cell>
          <table:table-cell table:formula="of:=[.A209]-[.A20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019" calcext:value-type="float">
            <text:p>1715019</text:p>
          </table:table-cell>
          <table:table-cell office:value-type="float" office:value="2000" calcext:value-type="float">
            <text:p>2000</text:p>
          </table:table-cell>
          <table:table-cell table:formula="of:=[.A210]-[.A20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073" calcext:value-type="float">
            <text:p>1715073</text:p>
          </table:table-cell>
          <table:table-cell office:value-type="float" office:value="2003" calcext:value-type="float">
            <text:p>2003</text:p>
          </table:table-cell>
          <table:table-cell table:formula="of:=[.A211]-[.A21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127" calcext:value-type="float">
            <text:p>1715127</text:p>
          </table:table-cell>
          <table:table-cell office:value-type="float" office:value="1999" calcext:value-type="float">
            <text:p>1999</text:p>
          </table:table-cell>
          <table:table-cell table:formula="of:=[.A212]-[.A21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181" calcext:value-type="float">
            <text:p>1715181</text:p>
          </table:table-cell>
          <table:table-cell office:value-type="float" office:value="2001" calcext:value-type="float">
            <text:p>2001</text:p>
          </table:table-cell>
          <table:table-cell table:formula="of:=[.A213]-[.A21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235" calcext:value-type="float">
            <text:p>1715235</text:p>
          </table:table-cell>
          <table:table-cell office:value-type="float" office:value="2000" calcext:value-type="float">
            <text:p>2000</text:p>
          </table:table-cell>
          <table:table-cell table:formula="of:=[.A214]-[.A21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289" calcext:value-type="float">
            <text:p>1715289</text:p>
          </table:table-cell>
          <table:table-cell office:value-type="float" office:value="2000" calcext:value-type="float">
            <text:p>2000</text:p>
          </table:table-cell>
          <table:table-cell table:formula="of:=[.A215]-[.A21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343" calcext:value-type="float">
            <text:p>1715343</text:p>
          </table:table-cell>
          <table:table-cell office:value-type="float" office:value="2002" calcext:value-type="float">
            <text:p>2002</text:p>
          </table:table-cell>
          <table:table-cell table:formula="of:=[.A216]-[.A21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397" calcext:value-type="float">
            <text:p>1715397</text:p>
          </table:table-cell>
          <table:table-cell office:value-type="float" office:value="2000" calcext:value-type="float">
            <text:p>2000</text:p>
          </table:table-cell>
          <table:table-cell table:formula="of:=[.A217]-[.A21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451" calcext:value-type="float">
            <text:p>1715451</text:p>
          </table:table-cell>
          <table:table-cell office:value-type="float" office:value="2000" calcext:value-type="float">
            <text:p>2000</text:p>
          </table:table-cell>
          <table:table-cell table:formula="of:=[.A218]-[.A21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506" calcext:value-type="float">
            <text:p>1715506</text:p>
          </table:table-cell>
          <table:table-cell office:value-type="float" office:value="2001" calcext:value-type="float">
            <text:p>2001</text:p>
          </table:table-cell>
          <table:table-cell table:formula="of:=[.A219]-[.A21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5560" calcext:value-type="float">
            <text:p>1715560</text:p>
          </table:table-cell>
          <table:table-cell office:value-type="float" office:value="1999" calcext:value-type="float">
            <text:p>1999</text:p>
          </table:table-cell>
          <table:table-cell table:formula="of:=[.A220]-[.A21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614" calcext:value-type="float">
            <text:p>1715614</text:p>
          </table:table-cell>
          <table:table-cell office:value-type="float" office:value="2002" calcext:value-type="float">
            <text:p>2002</text:p>
          </table:table-cell>
          <table:table-cell table:formula="of:=[.A221]-[.A22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668" calcext:value-type="float">
            <text:p>1715668</text:p>
          </table:table-cell>
          <table:table-cell office:value-type="float" office:value="2002" calcext:value-type="float">
            <text:p>2002</text:p>
          </table:table-cell>
          <table:table-cell table:formula="of:=[.A222]-[.A22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722" calcext:value-type="float">
            <text:p>1715722</text:p>
          </table:table-cell>
          <table:table-cell office:value-type="float" office:value="2003" calcext:value-type="float">
            <text:p>2003</text:p>
          </table:table-cell>
          <table:table-cell table:formula="of:=[.A223]-[.A22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776" calcext:value-type="float">
            <text:p>1715776</text:p>
          </table:table-cell>
          <table:table-cell office:value-type="float" office:value="2000" calcext:value-type="float">
            <text:p>2000</text:p>
          </table:table-cell>
          <table:table-cell table:formula="of:=[.A224]-[.A22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831" calcext:value-type="float">
            <text:p>1715831</text:p>
          </table:table-cell>
          <table:table-cell office:value-type="float" office:value="1999" calcext:value-type="float">
            <text:p>1999</text:p>
          </table:table-cell>
          <table:table-cell table:formula="of:=[.A225]-[.A224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5885" calcext:value-type="float">
            <text:p>1715885</text:p>
          </table:table-cell>
          <table:table-cell office:value-type="float" office:value="2003" calcext:value-type="float">
            <text:p>2003</text:p>
          </table:table-cell>
          <table:table-cell table:formula="of:=[.A226]-[.A22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5940" calcext:value-type="float">
            <text:p>1715940</text:p>
          </table:table-cell>
          <table:table-cell office:value-type="float" office:value="2002" calcext:value-type="float">
            <text:p>2002</text:p>
          </table:table-cell>
          <table:table-cell table:formula="of:=[.A227]-[.A22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5994" calcext:value-type="float">
            <text:p>1715994</text:p>
          </table:table-cell>
          <table:table-cell office:value-type="float" office:value="2003" calcext:value-type="float">
            <text:p>2003</text:p>
          </table:table-cell>
          <table:table-cell table:formula="of:=[.A228]-[.A22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048" calcext:value-type="float">
            <text:p>1716048</text:p>
          </table:table-cell>
          <table:table-cell office:value-type="float" office:value="1999" calcext:value-type="float">
            <text:p>1999</text:p>
          </table:table-cell>
          <table:table-cell table:formula="of:=[.A229]-[.A22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102" calcext:value-type="float">
            <text:p>1716102</text:p>
          </table:table-cell>
          <table:table-cell office:value-type="float" office:value="2001" calcext:value-type="float">
            <text:p>2001</text:p>
          </table:table-cell>
          <table:table-cell table:formula="of:=[.A230]-[.A22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156" calcext:value-type="float">
            <text:p>1716156</text:p>
          </table:table-cell>
          <table:table-cell office:value-type="float" office:value="1999" calcext:value-type="float">
            <text:p>1999</text:p>
          </table:table-cell>
          <table:table-cell table:formula="of:=[.A231]-[.A23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210" calcext:value-type="float">
            <text:p>1716210</text:p>
          </table:table-cell>
          <table:table-cell office:value-type="float" office:value="2002" calcext:value-type="float">
            <text:p>2002</text:p>
          </table:table-cell>
          <table:table-cell table:formula="of:=[.A232]-[.A23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264" calcext:value-type="float">
            <text:p>1716264</text:p>
          </table:table-cell>
          <table:table-cell office:value-type="float" office:value="2001" calcext:value-type="float">
            <text:p>2001</text:p>
          </table:table-cell>
          <table:table-cell table:formula="of:=[.A233]-[.A23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318" calcext:value-type="float">
            <text:p>1716318</text:p>
          </table:table-cell>
          <table:table-cell office:value-type="float" office:value="2000" calcext:value-type="float">
            <text:p>2000</text:p>
          </table:table-cell>
          <table:table-cell table:formula="of:=[.A234]-[.A23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372" calcext:value-type="float">
            <text:p>1716372</text:p>
          </table:table-cell>
          <table:table-cell office:value-type="float" office:value="2005" calcext:value-type="float">
            <text:p>2005</text:p>
          </table:table-cell>
          <table:table-cell table:formula="of:=[.A235]-[.A23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426" calcext:value-type="float">
            <text:p>1716426</text:p>
          </table:table-cell>
          <table:table-cell office:value-type="float" office:value="1999" calcext:value-type="float">
            <text:p>1999</text:p>
          </table:table-cell>
          <table:table-cell table:formula="of:=[.A236]-[.A23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481" calcext:value-type="float">
            <text:p>1716481</text:p>
          </table:table-cell>
          <table:table-cell office:value-type="float" office:value="2002" calcext:value-type="float">
            <text:p>2002</text:p>
          </table:table-cell>
          <table:table-cell table:formula="of:=[.A237]-[.A23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6535" calcext:value-type="float">
            <text:p>1716535</text:p>
          </table:table-cell>
          <table:table-cell office:value-type="float" office:value="1998" calcext:value-type="float">
            <text:p>1998</text:p>
          </table:table-cell>
          <table:table-cell table:formula="of:=[.A238]-[.A23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589" calcext:value-type="float">
            <text:p>1716589</text:p>
          </table:table-cell>
          <table:table-cell office:value-type="float" office:value="2003" calcext:value-type="float">
            <text:p>2003</text:p>
          </table:table-cell>
          <table:table-cell table:formula="of:=[.A239]-[.A23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643" calcext:value-type="float">
            <text:p>1716643</text:p>
          </table:table-cell>
          <table:table-cell office:value-type="float" office:value="2002" calcext:value-type="float">
            <text:p>2002</text:p>
          </table:table-cell>
          <table:table-cell table:formula="of:=[.A240]-[.A23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697" calcext:value-type="float">
            <text:p>1716697</text:p>
          </table:table-cell>
          <table:table-cell office:value-type="float" office:value="1999" calcext:value-type="float">
            <text:p>1999</text:p>
          </table:table-cell>
          <table:table-cell table:formula="of:=[.A241]-[.A24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752" calcext:value-type="float">
            <text:p>1716752</text:p>
          </table:table-cell>
          <table:table-cell office:value-type="float" office:value="2004" calcext:value-type="float">
            <text:p>2004</text:p>
          </table:table-cell>
          <table:table-cell table:formula="of:=[.A242]-[.A24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6806" calcext:value-type="float">
            <text:p>1716806</text:p>
          </table:table-cell>
          <table:table-cell office:value-type="float" office:value="2003" calcext:value-type="float">
            <text:p>2003</text:p>
          </table:table-cell>
          <table:table-cell table:formula="of:=[.A243]-[.A24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860" calcext:value-type="float">
            <text:p>1716860</text:p>
          </table:table-cell>
          <table:table-cell office:value-type="float" office:value="2003" calcext:value-type="float">
            <text:p>2003</text:p>
          </table:table-cell>
          <table:table-cell table:formula="of:=[.A244]-[.A24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914" calcext:value-type="float">
            <text:p>1716914</text:p>
          </table:table-cell>
          <table:table-cell office:value-type="float" office:value="1996" calcext:value-type="float">
            <text:p>1996</text:p>
          </table:table-cell>
          <table:table-cell table:formula="of:=[.A245]-[.A24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6968" calcext:value-type="float">
            <text:p>1716968</text:p>
          </table:table-cell>
          <table:table-cell office:value-type="float" office:value="2002" calcext:value-type="float">
            <text:p>2002</text:p>
          </table:table-cell>
          <table:table-cell table:formula="of:=[.A246]-[.A24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022" calcext:value-type="float">
            <text:p>1717022</text:p>
          </table:table-cell>
          <table:table-cell office:value-type="float" office:value="2003" calcext:value-type="float">
            <text:p>2003</text:p>
          </table:table-cell>
          <table:table-cell table:formula="of:=[.A247]-[.A24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077" calcext:value-type="float">
            <text:p>1717077</text:p>
          </table:table-cell>
          <table:table-cell office:value-type="float" office:value="2000" calcext:value-type="float">
            <text:p>2000</text:p>
          </table:table-cell>
          <table:table-cell table:formula="of:=[.A248]-[.A247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7131" calcext:value-type="float">
            <text:p>1717131</text:p>
          </table:table-cell>
          <table:table-cell office:value-type="float" office:value="2002" calcext:value-type="float">
            <text:p>2002</text:p>
          </table:table-cell>
          <table:table-cell table:formula="of:=[.A249]-[.A24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185" calcext:value-type="float">
            <text:p>1717185</text:p>
          </table:table-cell>
          <table:table-cell office:value-type="float" office:value="2002" calcext:value-type="float">
            <text:p>2002</text:p>
          </table:table-cell>
          <table:table-cell table:formula="of:=[.A250]-[.A24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239" calcext:value-type="float">
            <text:p>1717239</text:p>
          </table:table-cell>
          <table:table-cell office:value-type="float" office:value="2002" calcext:value-type="float">
            <text:p>2002</text:p>
          </table:table-cell>
          <table:table-cell table:formula="of:=[.A251]-[.A25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293" calcext:value-type="float">
            <text:p>1717293</text:p>
          </table:table-cell>
          <table:table-cell office:value-type="float" office:value="2002" calcext:value-type="float">
            <text:p>2002</text:p>
          </table:table-cell>
          <table:table-cell table:formula="of:=[.A252]-[.A25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347" calcext:value-type="float">
            <text:p>1717347</text:p>
          </table:table-cell>
          <table:table-cell office:value-type="float" office:value="2002" calcext:value-type="float">
            <text:p>2002</text:p>
          </table:table-cell>
          <table:table-cell table:formula="of:=[.A253]-[.A25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401" calcext:value-type="float">
            <text:p>1717401</text:p>
          </table:table-cell>
          <table:table-cell office:value-type="float" office:value="2005" calcext:value-type="float">
            <text:p>2005</text:p>
          </table:table-cell>
          <table:table-cell table:formula="of:=[.A254]-[.A25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455" calcext:value-type="float">
            <text:p>1717455</text:p>
          </table:table-cell>
          <table:table-cell office:value-type="float" office:value="2001" calcext:value-type="float">
            <text:p>2001</text:p>
          </table:table-cell>
          <table:table-cell table:formula="of:=[.A255]-[.A25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509" calcext:value-type="float">
            <text:p>1717509</text:p>
          </table:table-cell>
          <table:table-cell office:value-type="float" office:value="2001" calcext:value-type="float">
            <text:p>2001</text:p>
          </table:table-cell>
          <table:table-cell table:formula="of:=[.A256]-[.A25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563" calcext:value-type="float">
            <text:p>1717563</text:p>
          </table:table-cell>
          <table:table-cell office:value-type="float" office:value="1999" calcext:value-type="float">
            <text:p>1999</text:p>
          </table:table-cell>
          <table:table-cell table:formula="of:=[.A257]-[.A25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617" calcext:value-type="float">
            <text:p>1717617</text:p>
          </table:table-cell>
          <table:table-cell office:value-type="float" office:value="1999" calcext:value-type="float">
            <text:p>1999</text:p>
          </table:table-cell>
          <table:table-cell table:formula="of:=[.A258]-[.A25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672" calcext:value-type="float">
            <text:p>1717672</text:p>
          </table:table-cell>
          <table:table-cell office:value-type="float" office:value="1998" calcext:value-type="float">
            <text:p>1998</text:p>
          </table:table-cell>
          <table:table-cell table:formula="of:=[.A259]-[.A25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7727" calcext:value-type="float">
            <text:p>1717727</text:p>
          </table:table-cell>
          <table:table-cell office:value-type="float" office:value="1999" calcext:value-type="float">
            <text:p>1999</text:p>
          </table:table-cell>
          <table:table-cell table:formula="of:=[.A260]-[.A259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7781" calcext:value-type="float">
            <text:p>1717781</text:p>
          </table:table-cell>
          <table:table-cell office:value-type="float" office:value="2001" calcext:value-type="float">
            <text:p>2001</text:p>
          </table:table-cell>
          <table:table-cell table:formula="of:=[.A261]-[.A26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835" calcext:value-type="float">
            <text:p>1717835</text:p>
          </table:table-cell>
          <table:table-cell office:value-type="float" office:value="2000" calcext:value-type="float">
            <text:p>2000</text:p>
          </table:table-cell>
          <table:table-cell table:formula="of:=[.A262]-[.A26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889" calcext:value-type="float">
            <text:p>1717889</text:p>
          </table:table-cell>
          <table:table-cell office:value-type="float" office:value="2000" calcext:value-type="float">
            <text:p>2000</text:p>
          </table:table-cell>
          <table:table-cell table:formula="of:=[.A263]-[.A26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943" calcext:value-type="float">
            <text:p>1717943</text:p>
          </table:table-cell>
          <table:table-cell office:value-type="float" office:value="2002" calcext:value-type="float">
            <text:p>2002</text:p>
          </table:table-cell>
          <table:table-cell table:formula="of:=[.A264]-[.A26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7997" calcext:value-type="float">
            <text:p>1717997</text:p>
          </table:table-cell>
          <table:table-cell office:value-type="float" office:value="2002" calcext:value-type="float">
            <text:p>2002</text:p>
          </table:table-cell>
          <table:table-cell table:formula="of:=[.A265]-[.A26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051" calcext:value-type="float">
            <text:p>1718051</text:p>
          </table:table-cell>
          <table:table-cell office:value-type="float" office:value="2003" calcext:value-type="float">
            <text:p>2003</text:p>
          </table:table-cell>
          <table:table-cell table:formula="of:=[.A266]-[.A26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106" calcext:value-type="float">
            <text:p>1718106</text:p>
          </table:table-cell>
          <table:table-cell office:value-type="float" office:value="1999" calcext:value-type="float">
            <text:p>1999</text:p>
          </table:table-cell>
          <table:table-cell table:formula="of:=[.A267]-[.A26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8160" calcext:value-type="float">
            <text:p>1718160</text:p>
          </table:table-cell>
          <table:table-cell office:value-type="float" office:value="2001" calcext:value-type="float">
            <text:p>2001</text:p>
          </table:table-cell>
          <table:table-cell table:formula="of:=[.A268]-[.A26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214" calcext:value-type="float">
            <text:p>1718214</text:p>
          </table:table-cell>
          <table:table-cell office:value-type="float" office:value="1999" calcext:value-type="float">
            <text:p>1999</text:p>
          </table:table-cell>
          <table:table-cell table:formula="of:=[.A269]-[.A26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268" calcext:value-type="float">
            <text:p>1718268</text:p>
          </table:table-cell>
          <table:table-cell office:value-type="float" office:value="2002" calcext:value-type="float">
            <text:p>2002</text:p>
          </table:table-cell>
          <table:table-cell table:formula="of:=[.A270]-[.A26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322" calcext:value-type="float">
            <text:p>1718322</text:p>
          </table:table-cell>
          <table:table-cell office:value-type="float" office:value="2000" calcext:value-type="float">
            <text:p>2000</text:p>
          </table:table-cell>
          <table:table-cell table:formula="of:=[.A271]-[.A27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376" calcext:value-type="float">
            <text:p>1718376</text:p>
          </table:table-cell>
          <table:table-cell office:value-type="float" office:value="1999" calcext:value-type="float">
            <text:p>1999</text:p>
          </table:table-cell>
          <table:table-cell table:formula="of:=[.A272]-[.A27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430" calcext:value-type="float">
            <text:p>1718430</text:p>
          </table:table-cell>
          <table:table-cell office:value-type="float" office:value="2000" calcext:value-type="float">
            <text:p>2000</text:p>
          </table:table-cell>
          <table:table-cell table:formula="of:=[.A273]-[.A27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484" calcext:value-type="float">
            <text:p>1718484</text:p>
          </table:table-cell>
          <table:table-cell office:value-type="float" office:value="2000" calcext:value-type="float">
            <text:p>2000</text:p>
          </table:table-cell>
          <table:table-cell table:formula="of:=[.A274]-[.A27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538" calcext:value-type="float">
            <text:p>1718538</text:p>
          </table:table-cell>
          <table:table-cell office:value-type="float" office:value="2002" calcext:value-type="float">
            <text:p>2002</text:p>
          </table:table-cell>
          <table:table-cell table:formula="of:=[.A275]-[.A27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592" calcext:value-type="float">
            <text:p>1718592</text:p>
          </table:table-cell>
          <table:table-cell office:value-type="float" office:value="2004" calcext:value-type="float">
            <text:p>2004</text:p>
          </table:table-cell>
          <table:table-cell table:formula="of:=[.A276]-[.A27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646" calcext:value-type="float">
            <text:p>1718646</text:p>
          </table:table-cell>
          <table:table-cell office:value-type="float" office:value="2003" calcext:value-type="float">
            <text:p>2003</text:p>
          </table:table-cell>
          <table:table-cell table:formula="of:=[.A277]-[.A27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700" calcext:value-type="float">
            <text:p>1718700</text:p>
          </table:table-cell>
          <table:table-cell office:value-type="float" office:value="1999" calcext:value-type="float">
            <text:p>1999</text:p>
          </table:table-cell>
          <table:table-cell table:formula="of:=[.A278]-[.A27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755" calcext:value-type="float">
            <text:p>1718755</text:p>
          </table:table-cell>
          <table:table-cell office:value-type="float" office:value="2001" calcext:value-type="float">
            <text:p>2001</text:p>
          </table:table-cell>
          <table:table-cell table:formula="of:=[.A279]-[.A27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18809" calcext:value-type="float">
            <text:p>1718809</text:p>
          </table:table-cell>
          <table:table-cell office:value-type="float" office:value="2001" calcext:value-type="float">
            <text:p>2001</text:p>
          </table:table-cell>
          <table:table-cell table:formula="of:=[.A280]-[.A27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863" calcext:value-type="float">
            <text:p>1718863</text:p>
          </table:table-cell>
          <table:table-cell office:value-type="float" office:value="1998" calcext:value-type="float">
            <text:p>1998</text:p>
          </table:table-cell>
          <table:table-cell table:formula="of:=[.A281]-[.A28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917" calcext:value-type="float">
            <text:p>1718917</text:p>
          </table:table-cell>
          <table:table-cell office:value-type="float" office:value="2001" calcext:value-type="float">
            <text:p>2001</text:p>
          </table:table-cell>
          <table:table-cell table:formula="of:=[.A282]-[.A28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8971" calcext:value-type="float">
            <text:p>1718971</text:p>
          </table:table-cell>
          <table:table-cell office:value-type="float" office:value="2003" calcext:value-type="float">
            <text:p>2003</text:p>
          </table:table-cell>
          <table:table-cell table:formula="of:=[.A283]-[.A28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025" calcext:value-type="float">
            <text:p>1719025</text:p>
          </table:table-cell>
          <table:table-cell office:value-type="float" office:value="2002" calcext:value-type="float">
            <text:p>2002</text:p>
          </table:table-cell>
          <table:table-cell table:formula="of:=[.A284]-[.A28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079" calcext:value-type="float">
            <text:p>1719079</text:p>
          </table:table-cell>
          <table:table-cell office:value-type="float" office:value="2001" calcext:value-type="float">
            <text:p>2001</text:p>
          </table:table-cell>
          <table:table-cell table:formula="of:=[.A285]-[.A28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133" calcext:value-type="float">
            <text:p>1719133</text:p>
          </table:table-cell>
          <table:table-cell office:value-type="float" office:value="2001" calcext:value-type="float">
            <text:p>2001</text:p>
          </table:table-cell>
          <table:table-cell table:formula="of:=[.A286]-[.A28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187" calcext:value-type="float">
            <text:p>1719187</text:p>
          </table:table-cell>
          <table:table-cell office:value-type="float" office:value="2001" calcext:value-type="float">
            <text:p>2001</text:p>
          </table:table-cell>
          <table:table-cell table:formula="of:=[.A287]-[.A28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241" calcext:value-type="float">
            <text:p>1719241</text:p>
          </table:table-cell>
          <table:table-cell office:value-type="float" office:value="2000" calcext:value-type="float">
            <text:p>2000</text:p>
          </table:table-cell>
          <table:table-cell table:formula="of:=[.A288]-[.A28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295" calcext:value-type="float">
            <text:p>1719295</text:p>
          </table:table-cell>
          <table:table-cell office:value-type="float" office:value="1999" calcext:value-type="float">
            <text:p>1999</text:p>
          </table:table-cell>
          <table:table-cell table:formula="of:=[.A289]-[.A28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349" calcext:value-type="float">
            <text:p>1719349</text:p>
          </table:table-cell>
          <table:table-cell office:value-type="float" office:value="1997" calcext:value-type="float">
            <text:p>1997</text:p>
          </table:table-cell>
          <table:table-cell table:formula="of:=[.A290]-[.A28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403" calcext:value-type="float">
            <text:p>1719403</text:p>
          </table:table-cell>
          <table:table-cell office:value-type="float" office:value="2001" calcext:value-type="float">
            <text:p>2001</text:p>
          </table:table-cell>
          <table:table-cell table:formula="of:=[.A291]-[.A29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457" calcext:value-type="float">
            <text:p>1719457</text:p>
          </table:table-cell>
          <table:table-cell office:value-type="float" office:value="2001" calcext:value-type="float">
            <text:p>2001</text:p>
          </table:table-cell>
          <table:table-cell table:formula="of:=[.A292]-[.A29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511" calcext:value-type="float">
            <text:p>1719511</text:p>
          </table:table-cell>
          <table:table-cell office:value-type="float" office:value="1999" calcext:value-type="float">
            <text:p>1999</text:p>
          </table:table-cell>
          <table:table-cell table:formula="of:=[.A293]-[.A29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567" calcext:value-type="float">
            <text:p>1719567</text:p>
          </table:table-cell>
          <table:table-cell office:value-type="float" office:value="2003" calcext:value-type="float">
            <text:p>2003</text:p>
          </table:table-cell>
          <table:table-cell table:formula="of:=[.A294]-[.A293]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719621" calcext:value-type="float">
            <text:p>1719621</text:p>
          </table:table-cell>
          <table:table-cell office:value-type="float" office:value="2004" calcext:value-type="float">
            <text:p>2004</text:p>
          </table:table-cell>
          <table:table-cell table:formula="of:=[.A295]-[.A29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675" calcext:value-type="float">
            <text:p>1719675</text:p>
          </table:table-cell>
          <table:table-cell office:value-type="float" office:value="2000" calcext:value-type="float">
            <text:p>2000</text:p>
          </table:table-cell>
          <table:table-cell table:formula="of:=[.A296]-[.A29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729" calcext:value-type="float">
            <text:p>1719729</text:p>
          </table:table-cell>
          <table:table-cell office:value-type="float" office:value="2002" calcext:value-type="float">
            <text:p>2002</text:p>
          </table:table-cell>
          <table:table-cell table:formula="of:=[.A297]-[.A29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783" calcext:value-type="float">
            <text:p>1719783</text:p>
          </table:table-cell>
          <table:table-cell office:value-type="float" office:value="2002" calcext:value-type="float">
            <text:p>2002</text:p>
          </table:table-cell>
          <table:table-cell table:formula="of:=[.A298]-[.A29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837" calcext:value-type="float">
            <text:p>1719837</text:p>
          </table:table-cell>
          <table:table-cell office:value-type="float" office:value="2001" calcext:value-type="float">
            <text:p>2001</text:p>
          </table:table-cell>
          <table:table-cell table:formula="of:=[.A299]-[.A29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891" calcext:value-type="float">
            <text:p>1719891</text:p>
          </table:table-cell>
          <table:table-cell office:value-type="float" office:value="2001" calcext:value-type="float">
            <text:p>2001</text:p>
          </table:table-cell>
          <table:table-cell table:formula="of:=[.A300]-[.A29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19945" calcext:value-type="float">
            <text:p>1719945</text:p>
          </table:table-cell>
          <table:table-cell office:value-type="float" office:value="2000" calcext:value-type="float">
            <text:p>2000</text:p>
          </table:table-cell>
          <table:table-cell table:formula="of:=[.A301]-[.A30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000" calcext:value-type="float">
            <text:p>1720000</text:p>
          </table:table-cell>
          <table:table-cell office:value-type="float" office:value="2004" calcext:value-type="float">
            <text:p>2004</text:p>
          </table:table-cell>
          <table:table-cell table:formula="of:=[.A302]-[.A30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0054" calcext:value-type="float">
            <text:p>1720054</text:p>
          </table:table-cell>
          <table:table-cell office:value-type="float" office:value="1999" calcext:value-type="float">
            <text:p>1999</text:p>
          </table:table-cell>
          <table:table-cell table:formula="of:=[.A303]-[.A30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108" calcext:value-type="float">
            <text:p>1720108</text:p>
          </table:table-cell>
          <table:table-cell office:value-type="float" office:value="2001" calcext:value-type="float">
            <text:p>2001</text:p>
          </table:table-cell>
          <table:table-cell table:formula="of:=[.A304]-[.A30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162" calcext:value-type="float">
            <text:p>1720162</text:p>
          </table:table-cell>
          <table:table-cell office:value-type="float" office:value="2000" calcext:value-type="float">
            <text:p>2000</text:p>
          </table:table-cell>
          <table:table-cell table:formula="of:=[.A305]-[.A30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216" calcext:value-type="float">
            <text:p>1720216</text:p>
          </table:table-cell>
          <table:table-cell office:value-type="float" office:value="2000" calcext:value-type="float">
            <text:p>2000</text:p>
          </table:table-cell>
          <table:table-cell table:formula="of:=[.A306]-[.A30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270" calcext:value-type="float">
            <text:p>1720270</text:p>
          </table:table-cell>
          <table:table-cell office:value-type="float" office:value="1999" calcext:value-type="float">
            <text:p>1999</text:p>
          </table:table-cell>
          <table:table-cell table:formula="of:=[.A307]-[.A30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324" calcext:value-type="float">
            <text:p>1720324</text:p>
          </table:table-cell>
          <table:table-cell office:value-type="float" office:value="2001" calcext:value-type="float">
            <text:p>2001</text:p>
          </table:table-cell>
          <table:table-cell table:formula="of:=[.A308]-[.A30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378" calcext:value-type="float">
            <text:p>1720378</text:p>
          </table:table-cell>
          <table:table-cell office:value-type="float" office:value="2001" calcext:value-type="float">
            <text:p>2001</text:p>
          </table:table-cell>
          <table:table-cell table:formula="of:=[.A309]-[.A30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432" calcext:value-type="float">
            <text:p>1720432</text:p>
          </table:table-cell>
          <table:table-cell office:value-type="float" office:value="2002" calcext:value-type="float">
            <text:p>2002</text:p>
          </table:table-cell>
          <table:table-cell table:formula="of:=[.A310]-[.A30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486" calcext:value-type="float">
            <text:p>1720486</text:p>
          </table:table-cell>
          <table:table-cell office:value-type="float" office:value="2003" calcext:value-type="float">
            <text:p>2003</text:p>
          </table:table-cell>
          <table:table-cell table:formula="of:=[.A311]-[.A31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541" calcext:value-type="float">
            <text:p>1720541</text:p>
          </table:table-cell>
          <table:table-cell office:value-type="float" office:value="2000" calcext:value-type="float">
            <text:p>2000</text:p>
          </table:table-cell>
          <table:table-cell table:formula="of:=[.A312]-[.A31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0595" calcext:value-type="float">
            <text:p>1720595</text:p>
          </table:table-cell>
          <table:table-cell office:value-type="float" office:value="2002" calcext:value-type="float">
            <text:p>2002</text:p>
          </table:table-cell>
          <table:table-cell table:formula="of:=[.A313]-[.A31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649" calcext:value-type="float">
            <text:p>1720649</text:p>
          </table:table-cell>
          <table:table-cell office:value-type="float" office:value="2003" calcext:value-type="float">
            <text:p>2003</text:p>
          </table:table-cell>
          <table:table-cell table:formula="of:=[.A314]-[.A31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703" calcext:value-type="float">
            <text:p>1720703</text:p>
          </table:table-cell>
          <table:table-cell office:value-type="float" office:value="2002" calcext:value-type="float">
            <text:p>2002</text:p>
          </table:table-cell>
          <table:table-cell table:formula="of:=[.A315]-[.A31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757" calcext:value-type="float">
            <text:p>1720757</text:p>
          </table:table-cell>
          <table:table-cell office:value-type="float" office:value="2003" calcext:value-type="float">
            <text:p>2003</text:p>
          </table:table-cell>
          <table:table-cell table:formula="of:=[.A316]-[.A31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811" calcext:value-type="float">
            <text:p>1720811</text:p>
          </table:table-cell>
          <table:table-cell office:value-type="float" office:value="1998" calcext:value-type="float">
            <text:p>1998</text:p>
          </table:table-cell>
          <table:table-cell table:formula="of:=[.A317]-[.A31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866" calcext:value-type="float">
            <text:p>1720866</text:p>
          </table:table-cell>
          <table:table-cell office:value-type="float" office:value="2003" calcext:value-type="float">
            <text:p>2003</text:p>
          </table:table-cell>
          <table:table-cell table:formula="of:=[.A318]-[.A317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0920" calcext:value-type="float">
            <text:p>1720920</text:p>
          </table:table-cell>
          <table:table-cell office:value-type="float" office:value="2002" calcext:value-type="float">
            <text:p>2002</text:p>
          </table:table-cell>
          <table:table-cell table:formula="of:=[.A319]-[.A31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0974" calcext:value-type="float">
            <text:p>1720974</text:p>
          </table:table-cell>
          <table:table-cell office:value-type="float" office:value="1999" calcext:value-type="float">
            <text:p>1999</text:p>
          </table:table-cell>
          <table:table-cell table:formula="of:=[.A320]-[.A31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028" calcext:value-type="float">
            <text:p>1721028</text:p>
          </table:table-cell>
          <table:table-cell office:value-type="float" office:value="2004" calcext:value-type="float">
            <text:p>2004</text:p>
          </table:table-cell>
          <table:table-cell table:formula="of:=[.A321]-[.A32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082" calcext:value-type="float">
            <text:p>1721082</text:p>
          </table:table-cell>
          <table:table-cell office:value-type="float" office:value="1999" calcext:value-type="float">
            <text:p>1999</text:p>
          </table:table-cell>
          <table:table-cell table:formula="of:=[.A322]-[.A32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136" calcext:value-type="float">
            <text:p>1721136</text:p>
          </table:table-cell>
          <table:table-cell office:value-type="float" office:value="2000" calcext:value-type="float">
            <text:p>2000</text:p>
          </table:table-cell>
          <table:table-cell table:formula="of:=[.A323]-[.A32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190" calcext:value-type="float">
            <text:p>1721190</text:p>
          </table:table-cell>
          <table:table-cell office:value-type="float" office:value="2002" calcext:value-type="float">
            <text:p>2002</text:p>
          </table:table-cell>
          <table:table-cell table:formula="of:=[.A324]-[.A32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244" calcext:value-type="float">
            <text:p>1721244</text:p>
          </table:table-cell>
          <table:table-cell office:value-type="float" office:value="2001" calcext:value-type="float">
            <text:p>2001</text:p>
          </table:table-cell>
          <table:table-cell table:formula="of:=[.A325]-[.A32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298" calcext:value-type="float">
            <text:p>1721298</text:p>
          </table:table-cell>
          <table:table-cell office:value-type="float" office:value="2000" calcext:value-type="float">
            <text:p>2000</text:p>
          </table:table-cell>
          <table:table-cell table:formula="of:=[.A326]-[.A32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352" calcext:value-type="float">
            <text:p>1721352</text:p>
          </table:table-cell>
          <table:table-cell office:value-type="float" office:value="2000" calcext:value-type="float">
            <text:p>2000</text:p>
          </table:table-cell>
          <table:table-cell table:formula="of:=[.A327]-[.A32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407" calcext:value-type="float">
            <text:p>1721407</text:p>
          </table:table-cell>
          <table:table-cell office:value-type="float" office:value="2001" calcext:value-type="float">
            <text:p>2001</text:p>
          </table:table-cell>
          <table:table-cell table:formula="of:=[.A328]-[.A327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1461" calcext:value-type="float">
            <text:p>1721461</text:p>
          </table:table-cell>
          <table:table-cell office:value-type="float" office:value="2002" calcext:value-type="float">
            <text:p>2002</text:p>
          </table:table-cell>
          <table:table-cell table:formula="of:=[.A329]-[.A32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515" calcext:value-type="float">
            <text:p>1721515</text:p>
          </table:table-cell>
          <table:table-cell office:value-type="float" office:value="2001" calcext:value-type="float">
            <text:p>2001</text:p>
          </table:table-cell>
          <table:table-cell table:formula="of:=[.A330]-[.A32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570" calcext:value-type="float">
            <text:p>1721570</text:p>
          </table:table-cell>
          <table:table-cell office:value-type="float" office:value="2002" calcext:value-type="float">
            <text:p>2002</text:p>
          </table:table-cell>
          <table:table-cell table:formula="of:=[.A331]-[.A33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1624" calcext:value-type="float">
            <text:p>1721624</text:p>
          </table:table-cell>
          <table:table-cell office:value-type="float" office:value="2000" calcext:value-type="float">
            <text:p>2000</text:p>
          </table:table-cell>
          <table:table-cell table:formula="of:=[.A332]-[.A33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678" calcext:value-type="float">
            <text:p>1721678</text:p>
          </table:table-cell>
          <table:table-cell office:value-type="float" office:value="2000" calcext:value-type="float">
            <text:p>2000</text:p>
          </table:table-cell>
          <table:table-cell table:formula="of:=[.A333]-[.A33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732" calcext:value-type="float">
            <text:p>1721732</text:p>
          </table:table-cell>
          <table:table-cell office:value-type="float" office:value="2002" calcext:value-type="float">
            <text:p>2002</text:p>
          </table:table-cell>
          <table:table-cell table:formula="of:=[.A334]-[.A33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786" calcext:value-type="float">
            <text:p>1721786</text:p>
          </table:table-cell>
          <table:table-cell office:value-type="float" office:value="1998" calcext:value-type="float">
            <text:p>1998</text:p>
          </table:table-cell>
          <table:table-cell table:formula="of:=[.A335]-[.A33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840" calcext:value-type="float">
            <text:p>1721840</text:p>
          </table:table-cell>
          <table:table-cell office:value-type="float" office:value="1997" calcext:value-type="float">
            <text:p>1997</text:p>
          </table:table-cell>
          <table:table-cell table:formula="of:=[.A336]-[.A33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894" calcext:value-type="float">
            <text:p>1721894</text:p>
          </table:table-cell>
          <table:table-cell office:value-type="float" office:value="1999" calcext:value-type="float">
            <text:p>1999</text:p>
          </table:table-cell>
          <table:table-cell table:formula="of:=[.A337]-[.A33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1948" calcext:value-type="float">
            <text:p>1721948</text:p>
          </table:table-cell>
          <table:table-cell office:value-type="float" office:value="2002" calcext:value-type="float">
            <text:p>2002</text:p>
          </table:table-cell>
          <table:table-cell table:formula="of:=[.A338]-[.A33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002" calcext:value-type="float">
            <text:p>1722002</text:p>
          </table:table-cell>
          <table:table-cell office:value-type="float" office:value="2002" calcext:value-type="float">
            <text:p>2002</text:p>
          </table:table-cell>
          <table:table-cell table:formula="of:=[.A339]-[.A33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057" calcext:value-type="float">
            <text:p>1722057</text:p>
          </table:table-cell>
          <table:table-cell office:value-type="float" office:value="1998" calcext:value-type="float">
            <text:p>1998</text:p>
          </table:table-cell>
          <table:table-cell table:formula="of:=[.A340]-[.A339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2111" calcext:value-type="float">
            <text:p>1722111</text:p>
          </table:table-cell>
          <table:table-cell office:value-type="float" office:value="2001" calcext:value-type="float">
            <text:p>2001</text:p>
          </table:table-cell>
          <table:table-cell table:formula="of:=[.A341]-[.A34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165" calcext:value-type="float">
            <text:p>1722165</text:p>
          </table:table-cell>
          <table:table-cell office:value-type="float" office:value="1999" calcext:value-type="float">
            <text:p>1999</text:p>
          </table:table-cell>
          <table:table-cell table:formula="of:=[.A342]-[.A34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219" calcext:value-type="float">
            <text:p>1722219</text:p>
          </table:table-cell>
          <table:table-cell office:value-type="float" office:value="2005" calcext:value-type="float">
            <text:p>2005</text:p>
          </table:table-cell>
          <table:table-cell table:formula="of:=[.A343]-[.A34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273" calcext:value-type="float">
            <text:p>1722273</text:p>
          </table:table-cell>
          <table:table-cell office:value-type="float" office:value="1998" calcext:value-type="float">
            <text:p>1998</text:p>
          </table:table-cell>
          <table:table-cell table:formula="of:=[.A344]-[.A34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327" calcext:value-type="float">
            <text:p>1722327</text:p>
          </table:table-cell>
          <table:table-cell office:value-type="float" office:value="2000" calcext:value-type="float">
            <text:p>2000</text:p>
          </table:table-cell>
          <table:table-cell table:formula="of:=[.A345]-[.A34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381" calcext:value-type="float">
            <text:p>1722381</text:p>
          </table:table-cell>
          <table:table-cell office:value-type="float" office:value="2002" calcext:value-type="float">
            <text:p>2002</text:p>
          </table:table-cell>
          <table:table-cell table:formula="of:=[.A346]-[.A34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435" calcext:value-type="float">
            <text:p>1722435</text:p>
          </table:table-cell>
          <table:table-cell office:value-type="float" office:value="2001" calcext:value-type="float">
            <text:p>2001</text:p>
          </table:table-cell>
          <table:table-cell table:formula="of:=[.A347]-[.A34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489" calcext:value-type="float">
            <text:p>1722489</text:p>
          </table:table-cell>
          <table:table-cell office:value-type="float" office:value="2003" calcext:value-type="float">
            <text:p>2003</text:p>
          </table:table-cell>
          <table:table-cell table:formula="of:=[.A348]-[.A34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543" calcext:value-type="float">
            <text:p>1722543</text:p>
          </table:table-cell>
          <table:table-cell office:value-type="float" office:value="2001" calcext:value-type="float">
            <text:p>2001</text:p>
          </table:table-cell>
          <table:table-cell table:formula="of:=[.A349]-[.A34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598" calcext:value-type="float">
            <text:p>1722598</text:p>
          </table:table-cell>
          <table:table-cell office:value-type="float" office:value="1998" calcext:value-type="float">
            <text:p>1998</text:p>
          </table:table-cell>
          <table:table-cell table:formula="of:=[.A350]-[.A349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2652" calcext:value-type="float">
            <text:p>1722652</text:p>
          </table:table-cell>
          <table:table-cell office:value-type="float" office:value="2000" calcext:value-type="float">
            <text:p>2000</text:p>
          </table:table-cell>
          <table:table-cell table:formula="of:=[.A351]-[.A35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706" calcext:value-type="float">
            <text:p>1722706</text:p>
          </table:table-cell>
          <table:table-cell office:value-type="float" office:value="2000" calcext:value-type="float">
            <text:p>2000</text:p>
          </table:table-cell>
          <table:table-cell table:formula="of:=[.A352]-[.A35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760" calcext:value-type="float">
            <text:p>1722760</text:p>
          </table:table-cell>
          <table:table-cell office:value-type="float" office:value="1999" calcext:value-type="float">
            <text:p>1999</text:p>
          </table:table-cell>
          <table:table-cell table:formula="of:=[.A353]-[.A35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814" calcext:value-type="float">
            <text:p>1722814</text:p>
          </table:table-cell>
          <table:table-cell office:value-type="float" office:value="2003" calcext:value-type="float">
            <text:p>2003</text:p>
          </table:table-cell>
          <table:table-cell table:formula="of:=[.A354]-[.A35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868" calcext:value-type="float">
            <text:p>1722868</text:p>
          </table:table-cell>
          <table:table-cell office:value-type="float" office:value="1998" calcext:value-type="float">
            <text:p>1998</text:p>
          </table:table-cell>
          <table:table-cell table:formula="of:=[.A355]-[.A35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922" calcext:value-type="float">
            <text:p>1722922</text:p>
          </table:table-cell>
          <table:table-cell office:value-type="float" office:value="2001" calcext:value-type="float">
            <text:p>2001</text:p>
          </table:table-cell>
          <table:table-cell table:formula="of:=[.A356]-[.A35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2976" calcext:value-type="float">
            <text:p>1722976</text:p>
          </table:table-cell>
          <table:table-cell office:value-type="float" office:value="1998" calcext:value-type="float">
            <text:p>1998</text:p>
          </table:table-cell>
          <table:table-cell table:formula="of:=[.A357]-[.A35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030" calcext:value-type="float">
            <text:p>1723030</text:p>
          </table:table-cell>
          <table:table-cell office:value-type="float" office:value="2005" calcext:value-type="float">
            <text:p>2005</text:p>
          </table:table-cell>
          <table:table-cell table:formula="of:=[.A358]-[.A35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084" calcext:value-type="float">
            <text:p>1723084</text:p>
          </table:table-cell>
          <table:table-cell office:value-type="float" office:value="2002" calcext:value-type="float">
            <text:p>2002</text:p>
          </table:table-cell>
          <table:table-cell table:formula="of:=[.A359]-[.A35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139" calcext:value-type="float">
            <text:p>1723139</text:p>
          </table:table-cell>
          <table:table-cell office:value-type="float" office:value="2004" calcext:value-type="float">
            <text:p>2004</text:p>
          </table:table-cell>
          <table:table-cell table:formula="of:=[.A360]-[.A359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3193" calcext:value-type="float">
            <text:p>1723193</text:p>
          </table:table-cell>
          <table:table-cell office:value-type="float" office:value="1998" calcext:value-type="float">
            <text:p>1998</text:p>
          </table:table-cell>
          <table:table-cell table:formula="of:=[.A361]-[.A36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247" calcext:value-type="float">
            <text:p>1723247</text:p>
          </table:table-cell>
          <table:table-cell office:value-type="float" office:value="2000" calcext:value-type="float">
            <text:p>2000</text:p>
          </table:table-cell>
          <table:table-cell table:formula="of:=[.A362]-[.A36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301" calcext:value-type="float">
            <text:p>1723301</text:p>
          </table:table-cell>
          <table:table-cell office:value-type="float" office:value="2002" calcext:value-type="float">
            <text:p>2002</text:p>
          </table:table-cell>
          <table:table-cell table:formula="of:=[.A363]-[.A36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356" calcext:value-type="float">
            <text:p>1723356</text:p>
          </table:table-cell>
          <table:table-cell office:value-type="float" office:value="2000" calcext:value-type="float">
            <text:p>2000</text:p>
          </table:table-cell>
          <table:table-cell table:formula="of:=[.A364]-[.A363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3410" calcext:value-type="float">
            <text:p>1723410</text:p>
          </table:table-cell>
          <table:table-cell office:value-type="float" office:value="1999" calcext:value-type="float">
            <text:p>1999</text:p>
          </table:table-cell>
          <table:table-cell table:formula="of:=[.A365]-[.A36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464" calcext:value-type="float">
            <text:p>1723464</text:p>
          </table:table-cell>
          <table:table-cell office:value-type="float" office:value="1999" calcext:value-type="float">
            <text:p>1999</text:p>
          </table:table-cell>
          <table:table-cell table:formula="of:=[.A366]-[.A36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518" calcext:value-type="float">
            <text:p>1723518</text:p>
          </table:table-cell>
          <table:table-cell office:value-type="float" office:value="2001" calcext:value-type="float">
            <text:p>2001</text:p>
          </table:table-cell>
          <table:table-cell table:formula="of:=[.A367]-[.A36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572" calcext:value-type="float">
            <text:p>1723572</text:p>
          </table:table-cell>
          <table:table-cell office:value-type="float" office:value="2003" calcext:value-type="float">
            <text:p>2003</text:p>
          </table:table-cell>
          <table:table-cell table:formula="of:=[.A368]-[.A36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626" calcext:value-type="float">
            <text:p>1723626</text:p>
          </table:table-cell>
          <table:table-cell office:value-type="float" office:value="2003" calcext:value-type="float">
            <text:p>2003</text:p>
          </table:table-cell>
          <table:table-cell table:formula="of:=[.A369]-[.A36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680" calcext:value-type="float">
            <text:p>1723680</text:p>
          </table:table-cell>
          <table:table-cell office:value-type="float" office:value="2002" calcext:value-type="float">
            <text:p>2002</text:p>
          </table:table-cell>
          <table:table-cell table:formula="of:=[.A370]-[.A36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735" calcext:value-type="float">
            <text:p>1723735</text:p>
          </table:table-cell>
          <table:table-cell office:value-type="float" office:value="2005" calcext:value-type="float">
            <text:p>2005</text:p>
          </table:table-cell>
          <table:table-cell table:formula="of:=[.A371]-[.A37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3789" calcext:value-type="float">
            <text:p>1723789</text:p>
          </table:table-cell>
          <table:table-cell office:value-type="float" office:value="2001" calcext:value-type="float">
            <text:p>2001</text:p>
          </table:table-cell>
          <table:table-cell table:formula="of:=[.A372]-[.A37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843" calcext:value-type="float">
            <text:p>1723843</text:p>
          </table:table-cell>
          <table:table-cell office:value-type="float" office:value="1999" calcext:value-type="float">
            <text:p>1999</text:p>
          </table:table-cell>
          <table:table-cell table:formula="of:=[.A373]-[.A37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897" calcext:value-type="float">
            <text:p>1723897</text:p>
          </table:table-cell>
          <table:table-cell office:value-type="float" office:value="2004" calcext:value-type="float">
            <text:p>2004</text:p>
          </table:table-cell>
          <table:table-cell table:formula="of:=[.A374]-[.A37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3951" calcext:value-type="float">
            <text:p>1723951</text:p>
          </table:table-cell>
          <table:table-cell office:value-type="float" office:value="2000" calcext:value-type="float">
            <text:p>2000</text:p>
          </table:table-cell>
          <table:table-cell table:formula="of:=[.A375]-[.A37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005" calcext:value-type="float">
            <text:p>1724005</text:p>
          </table:table-cell>
          <table:table-cell office:value-type="float" office:value="1999" calcext:value-type="float">
            <text:p>1999</text:p>
          </table:table-cell>
          <table:table-cell table:formula="of:=[.A376]-[.A37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060" calcext:value-type="float">
            <text:p>1724060</text:p>
          </table:table-cell>
          <table:table-cell office:value-type="float" office:value="2007" calcext:value-type="float">
            <text:p>2007</text:p>
          </table:table-cell>
          <table:table-cell table:formula="of:=[.A377]-[.A37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4114" calcext:value-type="float">
            <text:p>1724114</text:p>
          </table:table-cell>
          <table:table-cell office:value-type="float" office:value="2002" calcext:value-type="float">
            <text:p>2002</text:p>
          </table:table-cell>
          <table:table-cell table:formula="of:=[.A378]-[.A37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168" calcext:value-type="float">
            <text:p>1724168</text:p>
          </table:table-cell>
          <table:table-cell office:value-type="float" office:value="2005" calcext:value-type="float">
            <text:p>2005</text:p>
          </table:table-cell>
          <table:table-cell table:formula="of:=[.A379]-[.A37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222" calcext:value-type="float">
            <text:p>1724222</text:p>
          </table:table-cell>
          <table:table-cell office:value-type="float" office:value="2004" calcext:value-type="float">
            <text:p>2004</text:p>
          </table:table-cell>
          <table:table-cell table:formula="of:=[.A380]-[.A37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277" calcext:value-type="float">
            <text:p>1724277</text:p>
          </table:table-cell>
          <table:table-cell office:value-type="float" office:value="1999" calcext:value-type="float">
            <text:p>1999</text:p>
          </table:table-cell>
          <table:table-cell table:formula="of:=[.A381]-[.A38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4331" calcext:value-type="float">
            <text:p>1724331</text:p>
          </table:table-cell>
          <table:table-cell office:value-type="float" office:value="2005" calcext:value-type="float">
            <text:p>2005</text:p>
          </table:table-cell>
          <table:table-cell table:formula="of:=[.A382]-[.A38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386" calcext:value-type="float">
            <text:p>1724386</text:p>
          </table:table-cell>
          <table:table-cell office:value-type="float" office:value="2001" calcext:value-type="float">
            <text:p>2001</text:p>
          </table:table-cell>
          <table:table-cell table:formula="of:=[.A383]-[.A382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4440" calcext:value-type="float">
            <text:p>1724440</text:p>
          </table:table-cell>
          <table:table-cell office:value-type="float" office:value="2002" calcext:value-type="float">
            <text:p>2002</text:p>
          </table:table-cell>
          <table:table-cell table:formula="of:=[.A384]-[.A38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494" calcext:value-type="float">
            <text:p>1724494</text:p>
          </table:table-cell>
          <table:table-cell office:value-type="float" office:value="2002" calcext:value-type="float">
            <text:p>2002</text:p>
          </table:table-cell>
          <table:table-cell table:formula="of:=[.A385]-[.A38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548" calcext:value-type="float">
            <text:p>1724548</text:p>
          </table:table-cell>
          <table:table-cell office:value-type="float" office:value="2003" calcext:value-type="float">
            <text:p>2003</text:p>
          </table:table-cell>
          <table:table-cell table:formula="of:=[.A386]-[.A38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602" calcext:value-type="float">
            <text:p>1724602</text:p>
          </table:table-cell>
          <table:table-cell office:value-type="float" office:value="2001" calcext:value-type="float">
            <text:p>2001</text:p>
          </table:table-cell>
          <table:table-cell table:formula="of:=[.A387]-[.A38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656" calcext:value-type="float">
            <text:p>1724656</text:p>
          </table:table-cell>
          <table:table-cell office:value-type="float" office:value="2000" calcext:value-type="float">
            <text:p>2000</text:p>
          </table:table-cell>
          <table:table-cell table:formula="of:=[.A388]-[.A38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710" calcext:value-type="float">
            <text:p>1724710</text:p>
          </table:table-cell>
          <table:table-cell office:value-type="float" office:value="2004" calcext:value-type="float">
            <text:p>2004</text:p>
          </table:table-cell>
          <table:table-cell table:formula="of:=[.A389]-[.A38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764" calcext:value-type="float">
            <text:p>1724764</text:p>
          </table:table-cell>
          <table:table-cell office:value-type="float" office:value="2001" calcext:value-type="float">
            <text:p>2001</text:p>
          </table:table-cell>
          <table:table-cell table:formula="of:=[.A390]-[.A38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818" calcext:value-type="float">
            <text:p>1724818</text:p>
          </table:table-cell>
          <table:table-cell office:value-type="float" office:value="2003" calcext:value-type="float">
            <text:p>2003</text:p>
          </table:table-cell>
          <table:table-cell table:formula="of:=[.A391]-[.A39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872" calcext:value-type="float">
            <text:p>1724872</text:p>
          </table:table-cell>
          <table:table-cell office:value-type="float" office:value="2002" calcext:value-type="float">
            <text:p>2002</text:p>
          </table:table-cell>
          <table:table-cell table:formula="of:=[.A392]-[.A39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926" calcext:value-type="float">
            <text:p>1724926</text:p>
          </table:table-cell>
          <table:table-cell office:value-type="float" office:value="2003" calcext:value-type="float">
            <text:p>2003</text:p>
          </table:table-cell>
          <table:table-cell table:formula="of:=[.A393]-[.A39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4980" calcext:value-type="float">
            <text:p>1724980</text:p>
          </table:table-cell>
          <table:table-cell office:value-type="float" office:value="2001" calcext:value-type="float">
            <text:p>2001</text:p>
          </table:table-cell>
          <table:table-cell table:formula="of:=[.A394]-[.A39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034" calcext:value-type="float">
            <text:p>1725034</text:p>
          </table:table-cell>
          <table:table-cell office:value-type="float" office:value="2004" calcext:value-type="float">
            <text:p>2004</text:p>
          </table:table-cell>
          <table:table-cell table:formula="of:=[.A395]-[.A39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089" calcext:value-type="float">
            <text:p>1725089</text:p>
          </table:table-cell>
          <table:table-cell office:value-type="float" office:value="2001" calcext:value-type="float">
            <text:p>2001</text:p>
          </table:table-cell>
          <table:table-cell table:formula="of:=[.A396]-[.A395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5143" calcext:value-type="float">
            <text:p>1725143</text:p>
          </table:table-cell>
          <table:table-cell office:value-type="float" office:value="2003" calcext:value-type="float">
            <text:p>2003</text:p>
          </table:table-cell>
          <table:table-cell table:formula="of:=[.A397]-[.A39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197" calcext:value-type="float">
            <text:p>1725197</text:p>
          </table:table-cell>
          <table:table-cell office:value-type="float" office:value="2005" calcext:value-type="float">
            <text:p>2005</text:p>
          </table:table-cell>
          <table:table-cell table:formula="of:=[.A398]-[.A39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251" calcext:value-type="float">
            <text:p>1725251</text:p>
          </table:table-cell>
          <table:table-cell office:value-type="float" office:value="2001" calcext:value-type="float">
            <text:p>2001</text:p>
          </table:table-cell>
          <table:table-cell table:formula="of:=[.A399]-[.A39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305" calcext:value-type="float">
            <text:p>1725305</text:p>
          </table:table-cell>
          <table:table-cell office:value-type="float" office:value="2003" calcext:value-type="float">
            <text:p>2003</text:p>
          </table:table-cell>
          <table:table-cell table:formula="of:=[.A400]-[.A39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360" calcext:value-type="float">
            <text:p>1725360</text:p>
          </table:table-cell>
          <table:table-cell office:value-type="float" office:value="1999" calcext:value-type="float">
            <text:p>1999</text:p>
          </table:table-cell>
          <table:table-cell table:formula="of:=[.A401]-[.A40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5414" calcext:value-type="float">
            <text:p>1725414</text:p>
          </table:table-cell>
          <table:table-cell office:value-type="float" office:value="2003" calcext:value-type="float">
            <text:p>2003</text:p>
          </table:table-cell>
          <table:table-cell table:formula="of:=[.A402]-[.A40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468" calcext:value-type="float">
            <text:p>1725468</text:p>
          </table:table-cell>
          <table:table-cell office:value-type="float" office:value="2001" calcext:value-type="float">
            <text:p>2001</text:p>
          </table:table-cell>
          <table:table-cell table:formula="of:=[.A403]-[.A40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522" calcext:value-type="float">
            <text:p>1725522</text:p>
          </table:table-cell>
          <table:table-cell office:value-type="float" office:value="2003" calcext:value-type="float">
            <text:p>2003</text:p>
          </table:table-cell>
          <table:table-cell table:formula="of:=[.A404]-[.A40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576" calcext:value-type="float">
            <text:p>1725576</text:p>
          </table:table-cell>
          <table:table-cell office:value-type="float" office:value="2002" calcext:value-type="float">
            <text:p>2002</text:p>
          </table:table-cell>
          <table:table-cell table:formula="of:=[.A405]-[.A40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630" calcext:value-type="float">
            <text:p>1725630</text:p>
          </table:table-cell>
          <table:table-cell office:value-type="float" office:value="2002" calcext:value-type="float">
            <text:p>2002</text:p>
          </table:table-cell>
          <table:table-cell table:formula="of:=[.A406]-[.A40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684" calcext:value-type="float">
            <text:p>1725684</text:p>
          </table:table-cell>
          <table:table-cell office:value-type="float" office:value="2001" calcext:value-type="float">
            <text:p>2001</text:p>
          </table:table-cell>
          <table:table-cell table:formula="of:=[.A407]-[.A40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738" calcext:value-type="float">
            <text:p>1725738</text:p>
          </table:table-cell>
          <table:table-cell office:value-type="float" office:value="2002" calcext:value-type="float">
            <text:p>2002</text:p>
          </table:table-cell>
          <table:table-cell table:formula="of:=[.A408]-[.A40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792" calcext:value-type="float">
            <text:p>1725792</text:p>
          </table:table-cell>
          <table:table-cell office:value-type="float" office:value="2000" calcext:value-type="float">
            <text:p>2000</text:p>
          </table:table-cell>
          <table:table-cell table:formula="of:=[.A409]-[.A40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846" calcext:value-type="float">
            <text:p>1725846</text:p>
          </table:table-cell>
          <table:table-cell office:value-type="float" office:value="1999" calcext:value-type="float">
            <text:p>1999</text:p>
          </table:table-cell>
          <table:table-cell table:formula="of:=[.A410]-[.A40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900" calcext:value-type="float">
            <text:p>1725900</text:p>
          </table:table-cell>
          <table:table-cell office:value-type="float" office:value="2002" calcext:value-type="float">
            <text:p>2002</text:p>
          </table:table-cell>
          <table:table-cell table:formula="of:=[.A411]-[.A41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5955" calcext:value-type="float">
            <text:p>1725955</text:p>
          </table:table-cell>
          <table:table-cell office:value-type="float" office:value="2000" calcext:value-type="float">
            <text:p>2000</text:p>
          </table:table-cell>
          <table:table-cell table:formula="of:=[.A412]-[.A41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6009" calcext:value-type="float">
            <text:p>1726009</text:p>
          </table:table-cell>
          <table:table-cell office:value-type="float" office:value="1999" calcext:value-type="float">
            <text:p>1999</text:p>
          </table:table-cell>
          <table:table-cell table:formula="of:=[.A413]-[.A41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063" calcext:value-type="float">
            <text:p>1726063</text:p>
          </table:table-cell>
          <table:table-cell office:value-type="float" office:value="2004" calcext:value-type="float">
            <text:p>2004</text:p>
          </table:table-cell>
          <table:table-cell table:formula="of:=[.A414]-[.A41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117" calcext:value-type="float">
            <text:p>1726117</text:p>
          </table:table-cell>
          <table:table-cell office:value-type="float" office:value="2001" calcext:value-type="float">
            <text:p>2001</text:p>
          </table:table-cell>
          <table:table-cell table:formula="of:=[.A415]-[.A41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172" calcext:value-type="float">
            <text:p>1726172</text:p>
          </table:table-cell>
          <table:table-cell office:value-type="float" office:value="2004" calcext:value-type="float">
            <text:p>2004</text:p>
          </table:table-cell>
          <table:table-cell table:formula="of:=[.A416]-[.A415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6226" calcext:value-type="float">
            <text:p>1726226</text:p>
          </table:table-cell>
          <table:table-cell office:value-type="float" office:value="2001" calcext:value-type="float">
            <text:p>2001</text:p>
          </table:table-cell>
          <table:table-cell table:formula="of:=[.A417]-[.A41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280" calcext:value-type="float">
            <text:p>1726280</text:p>
          </table:table-cell>
          <table:table-cell office:value-type="float" office:value="2000" calcext:value-type="float">
            <text:p>2000</text:p>
          </table:table-cell>
          <table:table-cell table:formula="of:=[.A418]-[.A41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334" calcext:value-type="float">
            <text:p>1726334</text:p>
          </table:table-cell>
          <table:table-cell office:value-type="float" office:value="2001" calcext:value-type="float">
            <text:p>2001</text:p>
          </table:table-cell>
          <table:table-cell table:formula="of:=[.A419]-[.A41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388" calcext:value-type="float">
            <text:p>1726388</text:p>
          </table:table-cell>
          <table:table-cell office:value-type="float" office:value="2000" calcext:value-type="float">
            <text:p>2000</text:p>
          </table:table-cell>
          <table:table-cell table:formula="of:=[.A420]-[.A41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442" calcext:value-type="float">
            <text:p>1726442</text:p>
          </table:table-cell>
          <table:table-cell office:value-type="float" office:value="2000" calcext:value-type="float">
            <text:p>2000</text:p>
          </table:table-cell>
          <table:table-cell table:formula="of:=[.A421]-[.A42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496" calcext:value-type="float">
            <text:p>1726496</text:p>
          </table:table-cell>
          <table:table-cell office:value-type="float" office:value="2002" calcext:value-type="float">
            <text:p>2002</text:p>
          </table:table-cell>
          <table:table-cell table:formula="of:=[.A422]-[.A42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550" calcext:value-type="float">
            <text:p>1726550</text:p>
          </table:table-cell>
          <table:table-cell office:value-type="float" office:value="2003" calcext:value-type="float">
            <text:p>2003</text:p>
          </table:table-cell>
          <table:table-cell table:formula="of:=[.A423]-[.A42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604" calcext:value-type="float">
            <text:p>1726604</text:p>
          </table:table-cell>
          <table:table-cell office:value-type="float" office:value="2000" calcext:value-type="float">
            <text:p>2000</text:p>
          </table:table-cell>
          <table:table-cell table:formula="of:=[.A424]-[.A42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659" calcext:value-type="float">
            <text:p>1726659</text:p>
          </table:table-cell>
          <table:table-cell office:value-type="float" office:value="2003" calcext:value-type="float">
            <text:p>2003</text:p>
          </table:table-cell>
          <table:table-cell table:formula="of:=[.A425]-[.A424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6713" calcext:value-type="float">
            <text:p>1726713</text:p>
          </table:table-cell>
          <table:table-cell office:value-type="float" office:value="1999" calcext:value-type="float">
            <text:p>1999</text:p>
          </table:table-cell>
          <table:table-cell table:formula="of:=[.A426]-[.A42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767" calcext:value-type="float">
            <text:p>1726767</text:p>
          </table:table-cell>
          <table:table-cell office:value-type="float" office:value="2001" calcext:value-type="float">
            <text:p>2001</text:p>
          </table:table-cell>
          <table:table-cell table:formula="of:=[.A427]-[.A42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821" calcext:value-type="float">
            <text:p>1726821</text:p>
          </table:table-cell>
          <table:table-cell office:value-type="float" office:value="2001" calcext:value-type="float">
            <text:p>2001</text:p>
          </table:table-cell>
          <table:table-cell table:formula="of:=[.A428]-[.A42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875" calcext:value-type="float">
            <text:p>1726875</text:p>
          </table:table-cell>
          <table:table-cell office:value-type="float" office:value="2004" calcext:value-type="float">
            <text:p>2004</text:p>
          </table:table-cell>
          <table:table-cell table:formula="of:=[.A429]-[.A42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929" calcext:value-type="float">
            <text:p>1726929</text:p>
          </table:table-cell>
          <table:table-cell office:value-type="float" office:value="2005" calcext:value-type="float">
            <text:p>2005</text:p>
          </table:table-cell>
          <table:table-cell table:formula="of:=[.A430]-[.A42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6983" calcext:value-type="float">
            <text:p>1726983</text:p>
          </table:table-cell>
          <table:table-cell office:value-type="float" office:value="2002" calcext:value-type="float">
            <text:p>2002</text:p>
          </table:table-cell>
          <table:table-cell table:formula="of:=[.A431]-[.A43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037" calcext:value-type="float">
            <text:p>1727037</text:p>
          </table:table-cell>
          <table:table-cell office:value-type="float" office:value="2006" calcext:value-type="float">
            <text:p>2006</text:p>
          </table:table-cell>
          <table:table-cell table:formula="of:=[.A432]-[.A43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091" calcext:value-type="float">
            <text:p>1727091</text:p>
          </table:table-cell>
          <table:table-cell office:value-type="float" office:value="2000" calcext:value-type="float">
            <text:p>2000</text:p>
          </table:table-cell>
          <table:table-cell table:formula="of:=[.A433]-[.A43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145" calcext:value-type="float">
            <text:p>1727145</text:p>
          </table:table-cell>
          <table:table-cell office:value-type="float" office:value="1999" calcext:value-type="float">
            <text:p>1999</text:p>
          </table:table-cell>
          <table:table-cell table:formula="of:=[.A434]-[.A43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199" calcext:value-type="float">
            <text:p>1727199</text:p>
          </table:table-cell>
          <table:table-cell office:value-type="float" office:value="2000" calcext:value-type="float">
            <text:p>2000</text:p>
          </table:table-cell>
          <table:table-cell table:formula="of:=[.A435]-[.A43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253" calcext:value-type="float">
            <text:p>1727253</text:p>
          </table:table-cell>
          <table:table-cell office:value-type="float" office:value="2001" calcext:value-type="float">
            <text:p>2001</text:p>
          </table:table-cell>
          <table:table-cell table:formula="of:=[.A436]-[.A43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307" calcext:value-type="float">
            <text:p>1727307</text:p>
          </table:table-cell>
          <table:table-cell office:value-type="float" office:value="1999" calcext:value-type="float">
            <text:p>1999</text:p>
          </table:table-cell>
          <table:table-cell table:formula="of:=[.A437]-[.A43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361" calcext:value-type="float">
            <text:p>1727361</text:p>
          </table:table-cell>
          <table:table-cell office:value-type="float" office:value="2003" calcext:value-type="float">
            <text:p>2003</text:p>
          </table:table-cell>
          <table:table-cell table:formula="of:=[.A438]-[.A43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416" calcext:value-type="float">
            <text:p>1727416</text:p>
          </table:table-cell>
          <table:table-cell office:value-type="float" office:value="2003" calcext:value-type="float">
            <text:p>2003</text:p>
          </table:table-cell>
          <table:table-cell table:formula="of:=[.A439]-[.A43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7470" calcext:value-type="float">
            <text:p>1727470</text:p>
          </table:table-cell>
          <table:table-cell office:value-type="float" office:value="1996" calcext:value-type="float">
            <text:p>1996</text:p>
          </table:table-cell>
          <table:table-cell table:formula="of:=[.A440]-[.A43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524" calcext:value-type="float">
            <text:p>1727524</text:p>
          </table:table-cell>
          <table:table-cell office:value-type="float" office:value="2001" calcext:value-type="float">
            <text:p>2001</text:p>
          </table:table-cell>
          <table:table-cell table:formula="of:=[.A441]-[.A44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578" calcext:value-type="float">
            <text:p>1727578</text:p>
          </table:table-cell>
          <table:table-cell office:value-type="float" office:value="2002" calcext:value-type="float">
            <text:p>2002</text:p>
          </table:table-cell>
          <table:table-cell table:formula="of:=[.A442]-[.A44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632" calcext:value-type="float">
            <text:p>1727632</text:p>
          </table:table-cell>
          <table:table-cell office:value-type="float" office:value="2001" calcext:value-type="float">
            <text:p>2001</text:p>
          </table:table-cell>
          <table:table-cell table:formula="of:=[.A443]-[.A44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686" calcext:value-type="float">
            <text:p>1727686</text:p>
          </table:table-cell>
          <table:table-cell office:value-type="float" office:value="1999" calcext:value-type="float">
            <text:p>1999</text:p>
          </table:table-cell>
          <table:table-cell table:formula="of:=[.A444]-[.A44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740" calcext:value-type="float">
            <text:p>1727740</text:p>
          </table:table-cell>
          <table:table-cell office:value-type="float" office:value="2004" calcext:value-type="float">
            <text:p>2004</text:p>
          </table:table-cell>
          <table:table-cell table:formula="of:=[.A445]-[.A44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794" calcext:value-type="float">
            <text:p>1727794</text:p>
          </table:table-cell>
          <table:table-cell office:value-type="float" office:value="2000" calcext:value-type="float">
            <text:p>2000</text:p>
          </table:table-cell>
          <table:table-cell table:formula="of:=[.A446]-[.A44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848" calcext:value-type="float">
            <text:p>1727848</text:p>
          </table:table-cell>
          <table:table-cell office:value-type="float" office:value="2000" calcext:value-type="float">
            <text:p>2000</text:p>
          </table:table-cell>
          <table:table-cell table:formula="of:=[.A447]-[.A44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902" calcext:value-type="float">
            <text:p>1727902</text:p>
          </table:table-cell>
          <table:table-cell office:value-type="float" office:value="1998" calcext:value-type="float">
            <text:p>1998</text:p>
          </table:table-cell>
          <table:table-cell table:formula="of:=[.A448]-[.A44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7956" calcext:value-type="float">
            <text:p>1727956</text:p>
          </table:table-cell>
          <table:table-cell office:value-type="float" office:value="2000" calcext:value-type="float">
            <text:p>2000</text:p>
          </table:table-cell>
          <table:table-cell table:formula="of:=[.A449]-[.A44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010" calcext:value-type="float">
            <text:p>1728010</text:p>
          </table:table-cell>
          <table:table-cell office:value-type="float" office:value="2002" calcext:value-type="float">
            <text:p>2002</text:p>
          </table:table-cell>
          <table:table-cell table:formula="of:=[.A450]-[.A44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064" calcext:value-type="float">
            <text:p>1728064</text:p>
          </table:table-cell>
          <table:table-cell office:value-type="float" office:value="2003" calcext:value-type="float">
            <text:p>2003</text:p>
          </table:table-cell>
          <table:table-cell table:formula="of:=[.A451]-[.A45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119" calcext:value-type="float">
            <text:p>1728119</text:p>
          </table:table-cell>
          <table:table-cell office:value-type="float" office:value="2000" calcext:value-type="float">
            <text:p>2000</text:p>
          </table:table-cell>
          <table:table-cell table:formula="of:=[.A452]-[.A45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8173" calcext:value-type="float">
            <text:p>1728173</text:p>
          </table:table-cell>
          <table:table-cell office:value-type="float" office:value="2003" calcext:value-type="float">
            <text:p>2003</text:p>
          </table:table-cell>
          <table:table-cell table:formula="of:=[.A453]-[.A45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227" calcext:value-type="float">
            <text:p>1728227</text:p>
          </table:table-cell>
          <table:table-cell office:value-type="float" office:value="2000" calcext:value-type="float">
            <text:p>2000</text:p>
          </table:table-cell>
          <table:table-cell table:formula="of:=[.A454]-[.A45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282" calcext:value-type="float">
            <text:p>1728282</text:p>
          </table:table-cell>
          <table:table-cell office:value-type="float" office:value="2000" calcext:value-type="float">
            <text:p>2000</text:p>
          </table:table-cell>
          <table:table-cell table:formula="of:=[.A455]-[.A454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8336" calcext:value-type="float">
            <text:p>1728336</text:p>
          </table:table-cell>
          <table:table-cell office:value-type="float" office:value="1999" calcext:value-type="float">
            <text:p>1999</text:p>
          </table:table-cell>
          <table:table-cell table:formula="of:=[.A456]-[.A45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390" calcext:value-type="float">
            <text:p>1728390</text:p>
          </table:table-cell>
          <table:table-cell office:value-type="float" office:value="2005" calcext:value-type="float">
            <text:p>2005</text:p>
          </table:table-cell>
          <table:table-cell table:formula="of:=[.A457]-[.A45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444" calcext:value-type="float">
            <text:p>1728444</text:p>
          </table:table-cell>
          <table:table-cell office:value-type="float" office:value="1998" calcext:value-type="float">
            <text:p>1998</text:p>
          </table:table-cell>
          <table:table-cell table:formula="of:=[.A458]-[.A45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498" calcext:value-type="float">
            <text:p>1728498</text:p>
          </table:table-cell>
          <table:table-cell office:value-type="float" office:value="2000" calcext:value-type="float">
            <text:p>2000</text:p>
          </table:table-cell>
          <table:table-cell table:formula="of:=[.A459]-[.A45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552" calcext:value-type="float">
            <text:p>1728552</text:p>
          </table:table-cell>
          <table:table-cell office:value-type="float" office:value="2005" calcext:value-type="float">
            <text:p>2005</text:p>
          </table:table-cell>
          <table:table-cell table:formula="of:=[.A460]-[.A45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606" calcext:value-type="float">
            <text:p>1728606</text:p>
          </table:table-cell>
          <table:table-cell office:value-type="float" office:value="2002" calcext:value-type="float">
            <text:p>2002</text:p>
          </table:table-cell>
          <table:table-cell table:formula="of:=[.A461]-[.A46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660" calcext:value-type="float">
            <text:p>1728660</text:p>
          </table:table-cell>
          <table:table-cell office:value-type="float" office:value="1997" calcext:value-type="float">
            <text:p>1997</text:p>
          </table:table-cell>
          <table:table-cell table:formula="of:=[.A462]-[.A46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714" calcext:value-type="float">
            <text:p>1728714</text:p>
          </table:table-cell>
          <table:table-cell office:value-type="float" office:value="2001" calcext:value-type="float">
            <text:p>2001</text:p>
          </table:table-cell>
          <table:table-cell table:formula="of:=[.A463]-[.A46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769" calcext:value-type="float">
            <text:p>1728769</text:p>
          </table:table-cell>
          <table:table-cell office:value-type="float" office:value="2002" calcext:value-type="float">
            <text:p>2002</text:p>
          </table:table-cell>
          <table:table-cell table:formula="of:=[.A464]-[.A463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8823" calcext:value-type="float">
            <text:p>1728823</text:p>
          </table:table-cell>
          <table:table-cell office:value-type="float" office:value="1997" calcext:value-type="float">
            <text:p>1997</text:p>
          </table:table-cell>
          <table:table-cell table:formula="of:=[.A465]-[.A46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877" calcext:value-type="float">
            <text:p>1728877</text:p>
          </table:table-cell>
          <table:table-cell office:value-type="float" office:value="1998" calcext:value-type="float">
            <text:p>1998</text:p>
          </table:table-cell>
          <table:table-cell table:formula="of:=[.A466]-[.A46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931" calcext:value-type="float">
            <text:p>1728931</text:p>
          </table:table-cell>
          <table:table-cell office:value-type="float" office:value="2000" calcext:value-type="float">
            <text:p>2000</text:p>
          </table:table-cell>
          <table:table-cell table:formula="of:=[.A467]-[.A46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8985" calcext:value-type="float">
            <text:p>1728985</text:p>
          </table:table-cell>
          <table:table-cell office:value-type="float" office:value="2001" calcext:value-type="float">
            <text:p>2001</text:p>
          </table:table-cell>
          <table:table-cell table:formula="of:=[.A468]-[.A46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039" calcext:value-type="float">
            <text:p>1729039</text:p>
          </table:table-cell>
          <table:table-cell office:value-type="float" office:value="1999" calcext:value-type="float">
            <text:p>1999</text:p>
          </table:table-cell>
          <table:table-cell table:formula="of:=[.A469]-[.A46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093" calcext:value-type="float">
            <text:p>1729093</text:p>
          </table:table-cell>
          <table:table-cell office:value-type="float" office:value="2002" calcext:value-type="float">
            <text:p>2002</text:p>
          </table:table-cell>
          <table:table-cell table:formula="of:=[.A470]-[.A46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148" calcext:value-type="float">
            <text:p>1729148</text:p>
          </table:table-cell>
          <table:table-cell office:value-type="float" office:value="2000" calcext:value-type="float">
            <text:p>2000</text:p>
          </table:table-cell>
          <table:table-cell table:formula="of:=[.A471]-[.A47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9202" calcext:value-type="float">
            <text:p>1729202</text:p>
          </table:table-cell>
          <table:table-cell office:value-type="float" office:value="2002" calcext:value-type="float">
            <text:p>2002</text:p>
          </table:table-cell>
          <table:table-cell table:formula="of:=[.A472]-[.A47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256" calcext:value-type="float">
            <text:p>1729256</text:p>
          </table:table-cell>
          <table:table-cell office:value-type="float" office:value="1999" calcext:value-type="float">
            <text:p>1999</text:p>
          </table:table-cell>
          <table:table-cell table:formula="of:=[.A473]-[.A47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310" calcext:value-type="float">
            <text:p>1729310</text:p>
          </table:table-cell>
          <table:table-cell office:value-type="float" office:value="2003" calcext:value-type="float">
            <text:p>2003</text:p>
          </table:table-cell>
          <table:table-cell table:formula="of:=[.A474]-[.A47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365" calcext:value-type="float">
            <text:p>1729365</text:p>
          </table:table-cell>
          <table:table-cell office:value-type="float" office:value="1999" calcext:value-type="float">
            <text:p>1999</text:p>
          </table:table-cell>
          <table:table-cell table:formula="of:=[.A475]-[.A474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9419" calcext:value-type="float">
            <text:p>1729419</text:p>
          </table:table-cell>
          <table:table-cell office:value-type="float" office:value="2004" calcext:value-type="float">
            <text:p>2004</text:p>
          </table:table-cell>
          <table:table-cell table:formula="of:=[.A476]-[.A47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473" calcext:value-type="float">
            <text:p>1729473</text:p>
          </table:table-cell>
          <table:table-cell office:value-type="float" office:value="2004" calcext:value-type="float">
            <text:p>2004</text:p>
          </table:table-cell>
          <table:table-cell table:formula="of:=[.A477]-[.A47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527" calcext:value-type="float">
            <text:p>1729527</text:p>
          </table:table-cell>
          <table:table-cell office:value-type="float" office:value="1998" calcext:value-type="float">
            <text:p>1998</text:p>
          </table:table-cell>
          <table:table-cell table:formula="of:=[.A478]-[.A47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581" calcext:value-type="float">
            <text:p>1729581</text:p>
          </table:table-cell>
          <table:table-cell office:value-type="float" office:value="2004" calcext:value-type="float">
            <text:p>2004</text:p>
          </table:table-cell>
          <table:table-cell table:formula="of:=[.A479]-[.A47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635" calcext:value-type="float">
            <text:p>1729635</text:p>
          </table:table-cell>
          <table:table-cell office:value-type="float" office:value="2001" calcext:value-type="float">
            <text:p>2001</text:p>
          </table:table-cell>
          <table:table-cell table:formula="of:=[.A480]-[.A47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689" calcext:value-type="float">
            <text:p>1729689</text:p>
          </table:table-cell>
          <table:table-cell office:value-type="float" office:value="2003" calcext:value-type="float">
            <text:p>2003</text:p>
          </table:table-cell>
          <table:table-cell table:formula="of:=[.A481]-[.A48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743" calcext:value-type="float">
            <text:p>1729743</text:p>
          </table:table-cell>
          <table:table-cell office:value-type="float" office:value="2001" calcext:value-type="float">
            <text:p>2001</text:p>
          </table:table-cell>
          <table:table-cell table:formula="of:=[.A482]-[.A48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798" calcext:value-type="float">
            <text:p>1729798</text:p>
          </table:table-cell>
          <table:table-cell office:value-type="float" office:value="2000" calcext:value-type="float">
            <text:p>2000</text:p>
          </table:table-cell>
          <table:table-cell table:formula="of:=[.A483]-[.A482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29852" calcext:value-type="float">
            <text:p>1729852</text:p>
          </table:table-cell>
          <table:table-cell office:value-type="float" office:value="2002" calcext:value-type="float">
            <text:p>2002</text:p>
          </table:table-cell>
          <table:table-cell table:formula="of:=[.A484]-[.A48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906" calcext:value-type="float">
            <text:p>1729906</text:p>
          </table:table-cell>
          <table:table-cell office:value-type="float" office:value="2002" calcext:value-type="float">
            <text:p>2002</text:p>
          </table:table-cell>
          <table:table-cell table:formula="of:=[.A485]-[.A48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29961" calcext:value-type="float">
            <text:p>1729961</text:p>
          </table:table-cell>
          <table:table-cell office:value-type="float" office:value="2000" calcext:value-type="float">
            <text:p>2000</text:p>
          </table:table-cell>
          <table:table-cell table:formula="of:=[.A486]-[.A485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0015" calcext:value-type="float">
            <text:p>1730015</text:p>
          </table:table-cell>
          <table:table-cell office:value-type="float" office:value="2003" calcext:value-type="float">
            <text:p>2003</text:p>
          </table:table-cell>
          <table:table-cell table:formula="of:=[.A487]-[.A48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069" calcext:value-type="float">
            <text:p>1730069</text:p>
          </table:table-cell>
          <table:table-cell office:value-type="float" office:value="2002" calcext:value-type="float">
            <text:p>2002</text:p>
          </table:table-cell>
          <table:table-cell table:formula="of:=[.A488]-[.A48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123" calcext:value-type="float">
            <text:p>1730123</text:p>
          </table:table-cell>
          <table:table-cell office:value-type="float" office:value="2000" calcext:value-type="float">
            <text:p>2000</text:p>
          </table:table-cell>
          <table:table-cell table:formula="of:=[.A489]-[.A48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177" calcext:value-type="float">
            <text:p>1730177</text:p>
          </table:table-cell>
          <table:table-cell office:value-type="float" office:value="1999" calcext:value-type="float">
            <text:p>1999</text:p>
          </table:table-cell>
          <table:table-cell table:formula="of:=[.A490]-[.A48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231" calcext:value-type="float">
            <text:p>1730231</text:p>
          </table:table-cell>
          <table:table-cell office:value-type="float" office:value="1998" calcext:value-type="float">
            <text:p>1998</text:p>
          </table:table-cell>
          <table:table-cell table:formula="of:=[.A491]-[.A49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285" calcext:value-type="float">
            <text:p>1730285</text:p>
          </table:table-cell>
          <table:table-cell office:value-type="float" office:value="2005" calcext:value-type="float">
            <text:p>2005</text:p>
          </table:table-cell>
          <table:table-cell table:formula="of:=[.A492]-[.A49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339" calcext:value-type="float">
            <text:p>1730339</text:p>
          </table:table-cell>
          <table:table-cell office:value-type="float" office:value="2002" calcext:value-type="float">
            <text:p>2002</text:p>
          </table:table-cell>
          <table:table-cell table:formula="of:=[.A493]-[.A49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393" calcext:value-type="float">
            <text:p>1730393</text:p>
          </table:table-cell>
          <table:table-cell office:value-type="float" office:value="2004" calcext:value-type="float">
            <text:p>2004</text:p>
          </table:table-cell>
          <table:table-cell table:formula="of:=[.A494]-[.A49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447" calcext:value-type="float">
            <text:p>1730447</text:p>
          </table:table-cell>
          <table:table-cell office:value-type="float" office:value="1999" calcext:value-type="float">
            <text:p>1999</text:p>
          </table:table-cell>
          <table:table-cell table:formula="of:=[.A495]-[.A49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501" calcext:value-type="float">
            <text:p>1730501</text:p>
          </table:table-cell>
          <table:table-cell office:value-type="float" office:value="2002" calcext:value-type="float">
            <text:p>2002</text:p>
          </table:table-cell>
          <table:table-cell table:formula="of:=[.A496]-[.A49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555" calcext:value-type="float">
            <text:p>1730555</text:p>
          </table:table-cell>
          <table:table-cell office:value-type="float" office:value="2001" calcext:value-type="float">
            <text:p>2001</text:p>
          </table:table-cell>
          <table:table-cell table:formula="of:=[.A497]-[.A49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609" calcext:value-type="float">
            <text:p>1730609</text:p>
          </table:table-cell>
          <table:table-cell office:value-type="float" office:value="2000" calcext:value-type="float">
            <text:p>2000</text:p>
          </table:table-cell>
          <table:table-cell table:formula="of:=[.A498]-[.A49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663" calcext:value-type="float">
            <text:p>1730663</text:p>
          </table:table-cell>
          <table:table-cell office:value-type="float" office:value="2000" calcext:value-type="float">
            <text:p>2000</text:p>
          </table:table-cell>
          <table:table-cell table:formula="of:=[.A499]-[.A49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718" calcext:value-type="float">
            <text:p>1730718</text:p>
          </table:table-cell>
          <table:table-cell office:value-type="float" office:value="2003" calcext:value-type="float">
            <text:p>2003</text:p>
          </table:table-cell>
          <table:table-cell table:formula="of:=[.A500]-[.A499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0772" calcext:value-type="float">
            <text:p>1730772</text:p>
          </table:table-cell>
          <table:table-cell office:value-type="float" office:value="2002" calcext:value-type="float">
            <text:p>2002</text:p>
          </table:table-cell>
          <table:table-cell table:formula="of:=[.A501]-[.A50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826" calcext:value-type="float">
            <text:p>1730826</text:p>
          </table:table-cell>
          <table:table-cell office:value-type="float" office:value="2002" calcext:value-type="float">
            <text:p>2002</text:p>
          </table:table-cell>
          <table:table-cell table:formula="of:=[.A502]-[.A50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880" calcext:value-type="float">
            <text:p>1730880</text:p>
          </table:table-cell>
          <table:table-cell office:value-type="float" office:value="2003" calcext:value-type="float">
            <text:p>2003</text:p>
          </table:table-cell>
          <table:table-cell table:formula="of:=[.A503]-[.A50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934" calcext:value-type="float">
            <text:p>1730934</text:p>
          </table:table-cell>
          <table:table-cell office:value-type="float" office:value="2004" calcext:value-type="float">
            <text:p>2004</text:p>
          </table:table-cell>
          <table:table-cell table:formula="of:=[.A504]-[.A50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0988" calcext:value-type="float">
            <text:p>1730988</text:p>
          </table:table-cell>
          <table:table-cell office:value-type="float" office:value="1999" calcext:value-type="float">
            <text:p>1999</text:p>
          </table:table-cell>
          <table:table-cell table:formula="of:=[.A505]-[.A50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042" calcext:value-type="float">
            <text:p>1731042</text:p>
          </table:table-cell>
          <table:table-cell office:value-type="float" office:value="2001" calcext:value-type="float">
            <text:p>2001</text:p>
          </table:table-cell>
          <table:table-cell table:formula="of:=[.A506]-[.A50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096" calcext:value-type="float">
            <text:p>1731096</text:p>
          </table:table-cell>
          <table:table-cell office:value-type="float" office:value="2001" calcext:value-type="float">
            <text:p>2001</text:p>
          </table:table-cell>
          <table:table-cell table:formula="of:=[.A507]-[.A50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150" calcext:value-type="float">
            <text:p>1731150</text:p>
          </table:table-cell>
          <table:table-cell office:value-type="float" office:value="2002" calcext:value-type="float">
            <text:p>2002</text:p>
          </table:table-cell>
          <table:table-cell table:formula="of:=[.A508]-[.A50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205" calcext:value-type="float">
            <text:p>1731205</text:p>
          </table:table-cell>
          <table:table-cell office:value-type="float" office:value="2000" calcext:value-type="float">
            <text:p>2000</text:p>
          </table:table-cell>
          <table:table-cell table:formula="of:=[.A509]-[.A50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1259" calcext:value-type="float">
            <text:p>1731259</text:p>
          </table:table-cell>
          <table:table-cell office:value-type="float" office:value="2003" calcext:value-type="float">
            <text:p>2003</text:p>
          </table:table-cell>
          <table:table-cell table:formula="of:=[.A510]-[.A50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313" calcext:value-type="float">
            <text:p>1731313</text:p>
          </table:table-cell>
          <table:table-cell office:value-type="float" office:value="2002" calcext:value-type="float">
            <text:p>2002</text:p>
          </table:table-cell>
          <table:table-cell table:formula="of:=[.A511]-[.A51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367" calcext:value-type="float">
            <text:p>1731367</text:p>
          </table:table-cell>
          <table:table-cell office:value-type="float" office:value="1999" calcext:value-type="float">
            <text:p>1999</text:p>
          </table:table-cell>
          <table:table-cell table:formula="of:=[.A512]-[.A51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421" calcext:value-type="float">
            <text:p>1731421</text:p>
          </table:table-cell>
          <table:table-cell office:value-type="float" office:value="2001" calcext:value-type="float">
            <text:p>2001</text:p>
          </table:table-cell>
          <table:table-cell table:formula="of:=[.A513]-[.A51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475" calcext:value-type="float">
            <text:p>1731475</text:p>
          </table:table-cell>
          <table:table-cell office:value-type="float" office:value="1999" calcext:value-type="float">
            <text:p>1999</text:p>
          </table:table-cell>
          <table:table-cell table:formula="of:=[.A514]-[.A51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529" calcext:value-type="float">
            <text:p>1731529</text:p>
          </table:table-cell>
          <table:table-cell office:value-type="float" office:value="2001" calcext:value-type="float">
            <text:p>2001</text:p>
          </table:table-cell>
          <table:table-cell table:formula="of:=[.A515]-[.A51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583" calcext:value-type="float">
            <text:p>1731583</text:p>
          </table:table-cell>
          <table:table-cell office:value-type="float" office:value="2002" calcext:value-type="float">
            <text:p>2002</text:p>
          </table:table-cell>
          <table:table-cell table:formula="of:=[.A516]-[.A51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637" calcext:value-type="float">
            <text:p>1731637</text:p>
          </table:table-cell>
          <table:table-cell office:value-type="float" office:value="2004" calcext:value-type="float">
            <text:p>2004</text:p>
          </table:table-cell>
          <table:table-cell table:formula="of:=[.A517]-[.A51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691" calcext:value-type="float">
            <text:p>1731691</text:p>
          </table:table-cell>
          <table:table-cell office:value-type="float" office:value="2001" calcext:value-type="float">
            <text:p>2001</text:p>
          </table:table-cell>
          <table:table-cell table:formula="of:=[.A518]-[.A51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746" calcext:value-type="float">
            <text:p>1731746</text:p>
          </table:table-cell>
          <table:table-cell office:value-type="float" office:value="1998" calcext:value-type="float">
            <text:p>1998</text:p>
          </table:table-cell>
          <table:table-cell table:formula="of:=[.A519]-[.A51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1800" calcext:value-type="float">
            <text:p>1731800</text:p>
          </table:table-cell>
          <table:table-cell office:value-type="float" office:value="2003" calcext:value-type="float">
            <text:p>2003</text:p>
          </table:table-cell>
          <table:table-cell table:formula="of:=[.A520]-[.A51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855" calcext:value-type="float">
            <text:p>1731855</text:p>
          </table:table-cell>
          <table:table-cell office:value-type="float" office:value="2001" calcext:value-type="float">
            <text:p>2001</text:p>
          </table:table-cell>
          <table:table-cell table:formula="of:=[.A521]-[.A52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1909" calcext:value-type="float">
            <text:p>1731909</text:p>
          </table:table-cell>
          <table:table-cell office:value-type="float" office:value="2003" calcext:value-type="float">
            <text:p>2003</text:p>
          </table:table-cell>
          <table:table-cell table:formula="of:=[.A522]-[.A52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1963" calcext:value-type="float">
            <text:p>1731963</text:p>
          </table:table-cell>
          <table:table-cell office:value-type="float" office:value="2000" calcext:value-type="float">
            <text:p>2000</text:p>
          </table:table-cell>
          <table:table-cell table:formula="of:=[.A523]-[.A52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018" calcext:value-type="float">
            <text:p>1732018</text:p>
          </table:table-cell>
          <table:table-cell office:value-type="float" office:value="2002" calcext:value-type="float">
            <text:p>2002</text:p>
          </table:table-cell>
          <table:table-cell table:formula="of:=[.A524]-[.A523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2072" calcext:value-type="float">
            <text:p>1732072</text:p>
          </table:table-cell>
          <table:table-cell office:value-type="float" office:value="2000" calcext:value-type="float">
            <text:p>2000</text:p>
          </table:table-cell>
          <table:table-cell table:formula="of:=[.A525]-[.A52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126" calcext:value-type="float">
            <text:p>1732126</text:p>
          </table:table-cell>
          <table:table-cell office:value-type="float" office:value="2001" calcext:value-type="float">
            <text:p>2001</text:p>
          </table:table-cell>
          <table:table-cell table:formula="of:=[.A526]-[.A52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180" calcext:value-type="float">
            <text:p>1732180</text:p>
          </table:table-cell>
          <table:table-cell office:value-type="float" office:value="2004" calcext:value-type="float">
            <text:p>2004</text:p>
          </table:table-cell>
          <table:table-cell table:formula="of:=[.A527]-[.A52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234" calcext:value-type="float">
            <text:p>1732234</text:p>
          </table:table-cell>
          <table:table-cell office:value-type="float" office:value="2004" calcext:value-type="float">
            <text:p>2004</text:p>
          </table:table-cell>
          <table:table-cell table:formula="of:=[.A528]-[.A52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288" calcext:value-type="float">
            <text:p>1732288</text:p>
          </table:table-cell>
          <table:table-cell office:value-type="float" office:value="2002" calcext:value-type="float">
            <text:p>2002</text:p>
          </table:table-cell>
          <table:table-cell table:formula="of:=[.A529]-[.A52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342" calcext:value-type="float">
            <text:p>1732342</text:p>
          </table:table-cell>
          <table:table-cell office:value-type="float" office:value="2005" calcext:value-type="float">
            <text:p>2005</text:p>
          </table:table-cell>
          <table:table-cell table:formula="of:=[.A530]-[.A52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396" calcext:value-type="float">
            <text:p>1732396</text:p>
          </table:table-cell>
          <table:table-cell office:value-type="float" office:value="2003" calcext:value-type="float">
            <text:p>2003</text:p>
          </table:table-cell>
          <table:table-cell table:formula="of:=[.A531]-[.A53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451" calcext:value-type="float">
            <text:p>1732451</text:p>
          </table:table-cell>
          <table:table-cell office:value-type="float" office:value="2001" calcext:value-type="float">
            <text:p>2001</text:p>
          </table:table-cell>
          <table:table-cell table:formula="of:=[.A532]-[.A53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2505" calcext:value-type="float">
            <text:p>1732505</text:p>
          </table:table-cell>
          <table:table-cell office:value-type="float" office:value="2005" calcext:value-type="float">
            <text:p>2005</text:p>
          </table:table-cell>
          <table:table-cell table:formula="of:=[.A533]-[.A53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559" calcext:value-type="float">
            <text:p>1732559</text:p>
          </table:table-cell>
          <table:table-cell office:value-type="float" office:value="2002" calcext:value-type="float">
            <text:p>2002</text:p>
          </table:table-cell>
          <table:table-cell table:formula="of:=[.A534]-[.A53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613" calcext:value-type="float">
            <text:p>1732613</text:p>
          </table:table-cell>
          <table:table-cell office:value-type="float" office:value="2003" calcext:value-type="float">
            <text:p>2003</text:p>
          </table:table-cell>
          <table:table-cell table:formula="of:=[.A535]-[.A53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667" calcext:value-type="float">
            <text:p>1732667</text:p>
          </table:table-cell>
          <table:table-cell office:value-type="float" office:value="2002" calcext:value-type="float">
            <text:p>2002</text:p>
          </table:table-cell>
          <table:table-cell table:formula="of:=[.A536]-[.A53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721" calcext:value-type="float">
            <text:p>1732721</text:p>
          </table:table-cell>
          <table:table-cell office:value-type="float" office:value="1999" calcext:value-type="float">
            <text:p>1999</text:p>
          </table:table-cell>
          <table:table-cell table:formula="of:=[.A537]-[.A53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775" calcext:value-type="float">
            <text:p>1732775</text:p>
          </table:table-cell>
          <table:table-cell office:value-type="float" office:value="2000" calcext:value-type="float">
            <text:p>2000</text:p>
          </table:table-cell>
          <table:table-cell table:formula="of:=[.A538]-[.A53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830" calcext:value-type="float">
            <text:p>1732830</text:p>
          </table:table-cell>
          <table:table-cell office:value-type="float" office:value="1997" calcext:value-type="float">
            <text:p>1997</text:p>
          </table:table-cell>
          <table:table-cell table:formula="of:=[.A539]-[.A53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2884" calcext:value-type="float">
            <text:p>1732884</text:p>
          </table:table-cell>
          <table:table-cell office:value-type="float" office:value="2002" calcext:value-type="float">
            <text:p>2002</text:p>
          </table:table-cell>
          <table:table-cell table:formula="of:=[.A540]-[.A53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2939" calcext:value-type="float">
            <text:p>1732939</text:p>
          </table:table-cell>
          <table:table-cell office:value-type="float" office:value="2002" calcext:value-type="float">
            <text:p>2002</text:p>
          </table:table-cell>
          <table:table-cell table:formula="of:=[.A541]-[.A54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2993" calcext:value-type="float">
            <text:p>1732993</text:p>
          </table:table-cell>
          <table:table-cell office:value-type="float" office:value="2002" calcext:value-type="float">
            <text:p>2002</text:p>
          </table:table-cell>
          <table:table-cell table:formula="of:=[.A542]-[.A54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047" calcext:value-type="float">
            <text:p>1733047</text:p>
          </table:table-cell>
          <table:table-cell office:value-type="float" office:value="2000" calcext:value-type="float">
            <text:p>2000</text:p>
          </table:table-cell>
          <table:table-cell table:formula="of:=[.A543]-[.A54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101" calcext:value-type="float">
            <text:p>1733101</text:p>
          </table:table-cell>
          <table:table-cell office:value-type="float" office:value="1998" calcext:value-type="float">
            <text:p>1998</text:p>
          </table:table-cell>
          <table:table-cell table:formula="of:=[.A544]-[.A54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155" calcext:value-type="float">
            <text:p>1733155</text:p>
          </table:table-cell>
          <table:table-cell office:value-type="float" office:value="2002" calcext:value-type="float">
            <text:p>2002</text:p>
          </table:table-cell>
          <table:table-cell table:formula="of:=[.A545]-[.A54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209" calcext:value-type="float">
            <text:p>1733209</text:p>
          </table:table-cell>
          <table:table-cell office:value-type="float" office:value="2003" calcext:value-type="float">
            <text:p>2003</text:p>
          </table:table-cell>
          <table:table-cell table:formula="of:=[.A546]-[.A54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263" calcext:value-type="float">
            <text:p>1733263</text:p>
          </table:table-cell>
          <table:table-cell office:value-type="float" office:value="2003" calcext:value-type="float">
            <text:p>2003</text:p>
          </table:table-cell>
          <table:table-cell table:formula="of:=[.A547]-[.A54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317" calcext:value-type="float">
            <text:p>1733317</text:p>
          </table:table-cell>
          <table:table-cell office:value-type="float" office:value="2007" calcext:value-type="float">
            <text:p>2007</text:p>
          </table:table-cell>
          <table:table-cell table:formula="of:=[.A548]-[.A54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371" calcext:value-type="float">
            <text:p>1733371</text:p>
          </table:table-cell>
          <table:table-cell office:value-type="float" office:value="2001" calcext:value-type="float">
            <text:p>2001</text:p>
          </table:table-cell>
          <table:table-cell table:formula="of:=[.A549]-[.A54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425" calcext:value-type="float">
            <text:p>1733425</text:p>
          </table:table-cell>
          <table:table-cell office:value-type="float" office:value="2004" calcext:value-type="float">
            <text:p>2004</text:p>
          </table:table-cell>
          <table:table-cell table:formula="of:=[.A550]-[.A54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480" calcext:value-type="float">
            <text:p>1733480</text:p>
          </table:table-cell>
          <table:table-cell office:value-type="float" office:value="2000" calcext:value-type="float">
            <text:p>2000</text:p>
          </table:table-cell>
          <table:table-cell table:formula="of:=[.A551]-[.A55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3534" calcext:value-type="float">
            <text:p>1733534</text:p>
          </table:table-cell>
          <table:table-cell office:value-type="float" office:value="2001" calcext:value-type="float">
            <text:p>2001</text:p>
          </table:table-cell>
          <table:table-cell table:formula="of:=[.A552]-[.A55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588" calcext:value-type="float">
            <text:p>1733588</text:p>
          </table:table-cell>
          <table:table-cell office:value-type="float" office:value="1999" calcext:value-type="float">
            <text:p>1999</text:p>
          </table:table-cell>
          <table:table-cell table:formula="of:=[.A553]-[.A55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642" calcext:value-type="float">
            <text:p>1733642</text:p>
          </table:table-cell>
          <table:table-cell office:value-type="float" office:value="2003" calcext:value-type="float">
            <text:p>2003</text:p>
          </table:table-cell>
          <table:table-cell table:formula="of:=[.A554]-[.A55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696" calcext:value-type="float">
            <text:p>1733696</text:p>
          </table:table-cell>
          <table:table-cell office:value-type="float" office:value="1999" calcext:value-type="float">
            <text:p>1999</text:p>
          </table:table-cell>
          <table:table-cell table:formula="of:=[.A555]-[.A55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750" calcext:value-type="float">
            <text:p>1733750</text:p>
          </table:table-cell>
          <table:table-cell office:value-type="float" office:value="2004" calcext:value-type="float">
            <text:p>2004</text:p>
          </table:table-cell>
          <table:table-cell table:formula="of:=[.A556]-[.A55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804" calcext:value-type="float">
            <text:p>1733804</text:p>
          </table:table-cell>
          <table:table-cell office:value-type="float" office:value="2000" calcext:value-type="float">
            <text:p>2000</text:p>
          </table:table-cell>
          <table:table-cell table:formula="of:=[.A557]-[.A55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858" calcext:value-type="float">
            <text:p>1733858</text:p>
          </table:table-cell>
          <table:table-cell office:value-type="float" office:value="2000" calcext:value-type="float">
            <text:p>2000</text:p>
          </table:table-cell>
          <table:table-cell table:formula="of:=[.A558]-[.A55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912" calcext:value-type="float">
            <text:p>1733912</text:p>
          </table:table-cell>
          <table:table-cell office:value-type="float" office:value="2002" calcext:value-type="float">
            <text:p>2002</text:p>
          </table:table-cell>
          <table:table-cell table:formula="of:=[.A559]-[.A55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3966" calcext:value-type="float">
            <text:p>1733966</text:p>
          </table:table-cell>
          <table:table-cell office:value-type="float" office:value="2000" calcext:value-type="float">
            <text:p>2000</text:p>
          </table:table-cell>
          <table:table-cell table:formula="of:=[.A560]-[.A55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020" calcext:value-type="float">
            <text:p>1734020</text:p>
          </table:table-cell>
          <table:table-cell office:value-type="float" office:value="2000" calcext:value-type="float">
            <text:p>2000</text:p>
          </table:table-cell>
          <table:table-cell table:formula="of:=[.A561]-[.A56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075" calcext:value-type="float">
            <text:p>1734075</text:p>
          </table:table-cell>
          <table:table-cell office:value-type="float" office:value="2004" calcext:value-type="float">
            <text:p>2004</text:p>
          </table:table-cell>
          <table:table-cell table:formula="of:=[.A562]-[.A56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4129" calcext:value-type="float">
            <text:p>1734129</text:p>
          </table:table-cell>
          <table:table-cell office:value-type="float" office:value="1999" calcext:value-type="float">
            <text:p>1999</text:p>
          </table:table-cell>
          <table:table-cell table:formula="of:=[.A563]-[.A56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183" calcext:value-type="float">
            <text:p>1734183</text:p>
          </table:table-cell>
          <table:table-cell office:value-type="float" office:value="2002" calcext:value-type="float">
            <text:p>2002</text:p>
          </table:table-cell>
          <table:table-cell table:formula="of:=[.A564]-[.A56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237" calcext:value-type="float">
            <text:p>1734237</text:p>
          </table:table-cell>
          <table:table-cell office:value-type="float" office:value="2003" calcext:value-type="float">
            <text:p>2003</text:p>
          </table:table-cell>
          <table:table-cell table:formula="of:=[.A565]-[.A56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291" calcext:value-type="float">
            <text:p>1734291</text:p>
          </table:table-cell>
          <table:table-cell office:value-type="float" office:value="2004" calcext:value-type="float">
            <text:p>2004</text:p>
          </table:table-cell>
          <table:table-cell table:formula="of:=[.A566]-[.A56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345" calcext:value-type="float">
            <text:p>1734345</text:p>
          </table:table-cell>
          <table:table-cell office:value-type="float" office:value="1999" calcext:value-type="float">
            <text:p>1999</text:p>
          </table:table-cell>
          <table:table-cell table:formula="of:=[.A567]-[.A56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399" calcext:value-type="float">
            <text:p>1734399</text:p>
          </table:table-cell>
          <table:table-cell office:value-type="float" office:value="2000" calcext:value-type="float">
            <text:p>2000</text:p>
          </table:table-cell>
          <table:table-cell table:formula="of:=[.A568]-[.A56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453" calcext:value-type="float">
            <text:p>1734453</text:p>
          </table:table-cell>
          <table:table-cell office:value-type="float" office:value="2001" calcext:value-type="float">
            <text:p>2001</text:p>
          </table:table-cell>
          <table:table-cell table:formula="of:=[.A569]-[.A56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507" calcext:value-type="float">
            <text:p>1734507</text:p>
          </table:table-cell>
          <table:table-cell office:value-type="float" office:value="2002" calcext:value-type="float">
            <text:p>2002</text:p>
          </table:table-cell>
          <table:table-cell table:formula="of:=[.A570]-[.A56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561" calcext:value-type="float">
            <text:p>1734561</text:p>
          </table:table-cell>
          <table:table-cell office:value-type="float" office:value="2003" calcext:value-type="float">
            <text:p>2003</text:p>
          </table:table-cell>
          <table:table-cell table:formula="of:=[.A571]-[.A57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615" calcext:value-type="float">
            <text:p>1734615</text:p>
          </table:table-cell>
          <table:table-cell office:value-type="float" office:value="2002" calcext:value-type="float">
            <text:p>2002</text:p>
          </table:table-cell>
          <table:table-cell table:formula="of:=[.A572]-[.A57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669" calcext:value-type="float">
            <text:p>1734669</text:p>
          </table:table-cell>
          <table:table-cell office:value-type="float" office:value="2000" calcext:value-type="float">
            <text:p>2000</text:p>
          </table:table-cell>
          <table:table-cell table:formula="of:=[.A573]-[.A57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723" calcext:value-type="float">
            <text:p>1734723</text:p>
          </table:table-cell>
          <table:table-cell office:value-type="float" office:value="2000" calcext:value-type="float">
            <text:p>2000</text:p>
          </table:table-cell>
          <table:table-cell table:formula="of:=[.A574]-[.A57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777" calcext:value-type="float">
            <text:p>1734777</text:p>
          </table:table-cell>
          <table:table-cell office:value-type="float" office:value="1999" calcext:value-type="float">
            <text:p>1999</text:p>
          </table:table-cell>
          <table:table-cell table:formula="of:=[.A575]-[.A57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831" calcext:value-type="float">
            <text:p>1734831</text:p>
          </table:table-cell>
          <table:table-cell office:value-type="float" office:value="2003" calcext:value-type="float">
            <text:p>2003</text:p>
          </table:table-cell>
          <table:table-cell table:formula="of:=[.A576]-[.A57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886" calcext:value-type="float">
            <text:p>1734886</text:p>
          </table:table-cell>
          <table:table-cell office:value-type="float" office:value="1997" calcext:value-type="float">
            <text:p>1997</text:p>
          </table:table-cell>
          <table:table-cell table:formula="of:=[.A577]-[.A57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4940" calcext:value-type="float">
            <text:p>1734940</text:p>
          </table:table-cell>
          <table:table-cell office:value-type="float" office:value="1998" calcext:value-type="float">
            <text:p>1998</text:p>
          </table:table-cell>
          <table:table-cell table:formula="of:=[.A578]-[.A57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4994" calcext:value-type="float">
            <text:p>1734994</text:p>
          </table:table-cell>
          <table:table-cell office:value-type="float" office:value="2000" calcext:value-type="float">
            <text:p>2000</text:p>
          </table:table-cell>
          <table:table-cell table:formula="of:=[.A579]-[.A57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048" calcext:value-type="float">
            <text:p>1735048</text:p>
          </table:table-cell>
          <table:table-cell office:value-type="float" office:value="2000" calcext:value-type="float">
            <text:p>2000</text:p>
          </table:table-cell>
          <table:table-cell table:formula="of:=[.A580]-[.A57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102" calcext:value-type="float">
            <text:p>1735102</text:p>
          </table:table-cell>
          <table:table-cell office:value-type="float" office:value="2003" calcext:value-type="float">
            <text:p>2003</text:p>
          </table:table-cell>
          <table:table-cell table:formula="of:=[.A581]-[.A58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156" calcext:value-type="float">
            <text:p>1735156</text:p>
          </table:table-cell>
          <table:table-cell office:value-type="float" office:value="1996" calcext:value-type="float">
            <text:p>1996</text:p>
          </table:table-cell>
          <table:table-cell table:formula="of:=[.A582]-[.A58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210" calcext:value-type="float">
            <text:p>1735210</text:p>
          </table:table-cell>
          <table:table-cell office:value-type="float" office:value="2001" calcext:value-type="float">
            <text:p>2001</text:p>
          </table:table-cell>
          <table:table-cell table:formula="of:=[.A583]-[.A58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264" calcext:value-type="float">
            <text:p>1735264</text:p>
          </table:table-cell>
          <table:table-cell office:value-type="float" office:value="2002" calcext:value-type="float">
            <text:p>2002</text:p>
          </table:table-cell>
          <table:table-cell table:formula="of:=[.A584]-[.A58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318" calcext:value-type="float">
            <text:p>1735318</text:p>
          </table:table-cell>
          <table:table-cell office:value-type="float" office:value="2001" calcext:value-type="float">
            <text:p>2001</text:p>
          </table:table-cell>
          <table:table-cell table:formula="of:=[.A585]-[.A58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372" calcext:value-type="float">
            <text:p>1735372</text:p>
          </table:table-cell>
          <table:table-cell office:value-type="float" office:value="2004" calcext:value-type="float">
            <text:p>2004</text:p>
          </table:table-cell>
          <table:table-cell table:formula="of:=[.A586]-[.A58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426" calcext:value-type="float">
            <text:p>1735426</text:p>
          </table:table-cell>
          <table:table-cell office:value-type="float" office:value="2004" calcext:value-type="float">
            <text:p>2004</text:p>
          </table:table-cell>
          <table:table-cell table:formula="of:=[.A587]-[.A58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481" calcext:value-type="float">
            <text:p>1735481</text:p>
          </table:table-cell>
          <table:table-cell office:value-type="float" office:value="2003" calcext:value-type="float">
            <text:p>2003</text:p>
          </table:table-cell>
          <table:table-cell table:formula="of:=[.A588]-[.A587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5535" calcext:value-type="float">
            <text:p>1735535</text:p>
          </table:table-cell>
          <table:table-cell office:value-type="float" office:value="2001" calcext:value-type="float">
            <text:p>2001</text:p>
          </table:table-cell>
          <table:table-cell table:formula="of:=[.A589]-[.A58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589" calcext:value-type="float">
            <text:p>1735589</text:p>
          </table:table-cell>
          <table:table-cell office:value-type="float" office:value="2002" calcext:value-type="float">
            <text:p>2002</text:p>
          </table:table-cell>
          <table:table-cell table:formula="of:=[.A590]-[.A58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644" calcext:value-type="float">
            <text:p>1735644</text:p>
          </table:table-cell>
          <table:table-cell office:value-type="float" office:value="2003" calcext:value-type="float">
            <text:p>2003</text:p>
          </table:table-cell>
          <table:table-cell table:formula="of:=[.A591]-[.A59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5698" calcext:value-type="float">
            <text:p>1735698</text:p>
          </table:table-cell>
          <table:table-cell office:value-type="float" office:value="2001" calcext:value-type="float">
            <text:p>2001</text:p>
          </table:table-cell>
          <table:table-cell table:formula="of:=[.A592]-[.A59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752" calcext:value-type="float">
            <text:p>1735752</text:p>
          </table:table-cell>
          <table:table-cell office:value-type="float" office:value="2003" calcext:value-type="float">
            <text:p>2003</text:p>
          </table:table-cell>
          <table:table-cell table:formula="of:=[.A593]-[.A59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806" calcext:value-type="float">
            <text:p>1735806</text:p>
          </table:table-cell>
          <table:table-cell office:value-type="float" office:value="2000" calcext:value-type="float">
            <text:p>2000</text:p>
          </table:table-cell>
          <table:table-cell table:formula="of:=[.A594]-[.A59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860" calcext:value-type="float">
            <text:p>1735860</text:p>
          </table:table-cell>
          <table:table-cell office:value-type="float" office:value="2004" calcext:value-type="float">
            <text:p>2004</text:p>
          </table:table-cell>
          <table:table-cell table:formula="of:=[.A595]-[.A59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914" calcext:value-type="float">
            <text:p>1735914</text:p>
          </table:table-cell>
          <table:table-cell office:value-type="float" office:value="1999" calcext:value-type="float">
            <text:p>1999</text:p>
          </table:table-cell>
          <table:table-cell table:formula="of:=[.A596]-[.A59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5968" calcext:value-type="float">
            <text:p>1735968</text:p>
          </table:table-cell>
          <table:table-cell office:value-type="float" office:value="2003" calcext:value-type="float">
            <text:p>2003</text:p>
          </table:table-cell>
          <table:table-cell table:formula="of:=[.A597]-[.A59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023" calcext:value-type="float">
            <text:p>1736023</text:p>
          </table:table-cell>
          <table:table-cell office:value-type="float" office:value="1999" calcext:value-type="float">
            <text:p>1999</text:p>
          </table:table-cell>
          <table:table-cell table:formula="of:=[.A598]-[.A597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6077" calcext:value-type="float">
            <text:p>1736077</text:p>
          </table:table-cell>
          <table:table-cell office:value-type="float" office:value="2002" calcext:value-type="float">
            <text:p>2002</text:p>
          </table:table-cell>
          <table:table-cell table:formula="of:=[.A599]-[.A59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131" calcext:value-type="float">
            <text:p>1736131</text:p>
          </table:table-cell>
          <table:table-cell office:value-type="float" office:value="1997" calcext:value-type="float">
            <text:p>1997</text:p>
          </table:table-cell>
          <table:table-cell table:formula="of:=[.A600]-[.A59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185" calcext:value-type="float">
            <text:p>1736185</text:p>
          </table:table-cell>
          <table:table-cell office:value-type="float" office:value="2003" calcext:value-type="float">
            <text:p>2003</text:p>
          </table:table-cell>
          <table:table-cell table:formula="of:=[.A601]-[.A60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239" calcext:value-type="float">
            <text:p>1736239</text:p>
          </table:table-cell>
          <table:table-cell office:value-type="float" office:value="2003" calcext:value-type="float">
            <text:p>2003</text:p>
          </table:table-cell>
          <table:table-cell table:formula="of:=[.A602]-[.A60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293" calcext:value-type="float">
            <text:p>1736293</text:p>
          </table:table-cell>
          <table:table-cell office:value-type="float" office:value="2004" calcext:value-type="float">
            <text:p>2004</text:p>
          </table:table-cell>
          <table:table-cell table:formula="of:=[.A603]-[.A60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347" calcext:value-type="float">
            <text:p>1736347</text:p>
          </table:table-cell>
          <table:table-cell office:value-type="float" office:value="2006" calcext:value-type="float">
            <text:p>2006</text:p>
          </table:table-cell>
          <table:table-cell table:formula="of:=[.A604]-[.A60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401" calcext:value-type="float">
            <text:p>1736401</text:p>
          </table:table-cell>
          <table:table-cell office:value-type="float" office:value="2002" calcext:value-type="float">
            <text:p>2002</text:p>
          </table:table-cell>
          <table:table-cell table:formula="of:=[.A605]-[.A60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455" calcext:value-type="float">
            <text:p>1736455</text:p>
          </table:table-cell>
          <table:table-cell office:value-type="float" office:value="2000" calcext:value-type="float">
            <text:p>2000</text:p>
          </table:table-cell>
          <table:table-cell table:formula="of:=[.A606]-[.A60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509" calcext:value-type="float">
            <text:p>1736509</text:p>
          </table:table-cell>
          <table:table-cell office:value-type="float" office:value="2003" calcext:value-type="float">
            <text:p>2003</text:p>
          </table:table-cell>
          <table:table-cell table:formula="of:=[.A607]-[.A60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563" calcext:value-type="float">
            <text:p>1736563</text:p>
          </table:table-cell>
          <table:table-cell office:value-type="float" office:value="2003" calcext:value-type="float">
            <text:p>2003</text:p>
          </table:table-cell>
          <table:table-cell table:formula="of:=[.A608]-[.A60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618" calcext:value-type="float">
            <text:p>1736618</text:p>
          </table:table-cell>
          <table:table-cell office:value-type="float" office:value="2000" calcext:value-type="float">
            <text:p>2000</text:p>
          </table:table-cell>
          <table:table-cell table:formula="of:=[.A609]-[.A60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6672" calcext:value-type="float">
            <text:p>1736672</text:p>
          </table:table-cell>
          <table:table-cell office:value-type="float" office:value="1999" calcext:value-type="float">
            <text:p>1999</text:p>
          </table:table-cell>
          <table:table-cell table:formula="of:=[.A610]-[.A60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726" calcext:value-type="float">
            <text:p>1736726</text:p>
          </table:table-cell>
          <table:table-cell office:value-type="float" office:value="2001" calcext:value-type="float">
            <text:p>2001</text:p>
          </table:table-cell>
          <table:table-cell table:formula="of:=[.A611]-[.A61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780" calcext:value-type="float">
            <text:p>1736780</text:p>
          </table:table-cell>
          <table:table-cell office:value-type="float" office:value="2002" calcext:value-type="float">
            <text:p>2002</text:p>
          </table:table-cell>
          <table:table-cell table:formula="of:=[.A612]-[.A61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834" calcext:value-type="float">
            <text:p>1736834</text:p>
          </table:table-cell>
          <table:table-cell office:value-type="float" office:value="2001" calcext:value-type="float">
            <text:p>2001</text:p>
          </table:table-cell>
          <table:table-cell table:formula="of:=[.A613]-[.A61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888" calcext:value-type="float">
            <text:p>1736888</text:p>
          </table:table-cell>
          <table:table-cell office:value-type="float" office:value="2000" calcext:value-type="float">
            <text:p>2000</text:p>
          </table:table-cell>
          <table:table-cell table:formula="of:=[.A614]-[.A61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942" calcext:value-type="float">
            <text:p>1736942</text:p>
          </table:table-cell>
          <table:table-cell office:value-type="float" office:value="2003" calcext:value-type="float">
            <text:p>2003</text:p>
          </table:table-cell>
          <table:table-cell table:formula="of:=[.A615]-[.A61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6996" calcext:value-type="float">
            <text:p>1736996</text:p>
          </table:table-cell>
          <table:table-cell office:value-type="float" office:value="2000" calcext:value-type="float">
            <text:p>2000</text:p>
          </table:table-cell>
          <table:table-cell table:formula="of:=[.A616]-[.A61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050" calcext:value-type="float">
            <text:p>1737050</text:p>
          </table:table-cell>
          <table:table-cell office:value-type="float" office:value="2003" calcext:value-type="float">
            <text:p>2003</text:p>
          </table:table-cell>
          <table:table-cell table:formula="of:=[.A617]-[.A61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104" calcext:value-type="float">
            <text:p>1737104</text:p>
          </table:table-cell>
          <table:table-cell office:value-type="float" office:value="2003" calcext:value-type="float">
            <text:p>2003</text:p>
          </table:table-cell>
          <table:table-cell table:formula="of:=[.A618]-[.A61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158" calcext:value-type="float">
            <text:p>1737158</text:p>
          </table:table-cell>
          <table:table-cell office:value-type="float" office:value="2003" calcext:value-type="float">
            <text:p>2003</text:p>
          </table:table-cell>
          <table:table-cell table:formula="of:=[.A619]-[.A61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212" calcext:value-type="float">
            <text:p>1737212</text:p>
          </table:table-cell>
          <table:table-cell office:value-type="float" office:value="2003" calcext:value-type="float">
            <text:p>2003</text:p>
          </table:table-cell>
          <table:table-cell table:formula="of:=[.A620]-[.A61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267" calcext:value-type="float">
            <text:p>1737267</text:p>
          </table:table-cell>
          <table:table-cell office:value-type="float" office:value="2001" calcext:value-type="float">
            <text:p>2001</text:p>
          </table:table-cell>
          <table:table-cell table:formula="of:=[.A621]-[.A62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7321" calcext:value-type="float">
            <text:p>1737321</text:p>
          </table:table-cell>
          <table:table-cell office:value-type="float" office:value="2001" calcext:value-type="float">
            <text:p>2001</text:p>
          </table:table-cell>
          <table:table-cell table:formula="of:=[.A622]-[.A62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375" calcext:value-type="float">
            <text:p>1737375</text:p>
          </table:table-cell>
          <table:table-cell office:value-type="float" office:value="2001" calcext:value-type="float">
            <text:p>2001</text:p>
          </table:table-cell>
          <table:table-cell table:formula="of:=[.A623]-[.A62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429" calcext:value-type="float">
            <text:p>1737429</text:p>
          </table:table-cell>
          <table:table-cell office:value-type="float" office:value="1996" calcext:value-type="float">
            <text:p>1996</text:p>
          </table:table-cell>
          <table:table-cell table:formula="of:=[.A624]-[.A62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483" calcext:value-type="float">
            <text:p>1737483</text:p>
          </table:table-cell>
          <table:table-cell office:value-type="float" office:value="2000" calcext:value-type="float">
            <text:p>2000</text:p>
          </table:table-cell>
          <table:table-cell table:formula="of:=[.A625]-[.A62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537" calcext:value-type="float">
            <text:p>1737537</text:p>
          </table:table-cell>
          <table:table-cell office:value-type="float" office:value="2001" calcext:value-type="float">
            <text:p>2001</text:p>
          </table:table-cell>
          <table:table-cell table:formula="of:=[.A626]-[.A62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591" calcext:value-type="float">
            <text:p>1737591</text:p>
          </table:table-cell>
          <table:table-cell office:value-type="float" office:value="1998" calcext:value-type="float">
            <text:p>1998</text:p>
          </table:table-cell>
          <table:table-cell table:formula="of:=[.A627]-[.A62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645" calcext:value-type="float">
            <text:p>1737645</text:p>
          </table:table-cell>
          <table:table-cell office:value-type="float" office:value="2000" calcext:value-type="float">
            <text:p>2000</text:p>
          </table:table-cell>
          <table:table-cell table:formula="of:=[.A628]-[.A62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699" calcext:value-type="float">
            <text:p>1737699</text:p>
          </table:table-cell>
          <table:table-cell office:value-type="float" office:value="2000" calcext:value-type="float">
            <text:p>2000</text:p>
          </table:table-cell>
          <table:table-cell table:formula="of:=[.A629]-[.A62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753" calcext:value-type="float">
            <text:p>1737753</text:p>
          </table:table-cell>
          <table:table-cell office:value-type="float" office:value="2001" calcext:value-type="float">
            <text:p>2001</text:p>
          </table:table-cell>
          <table:table-cell table:formula="of:=[.A630]-[.A62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807" calcext:value-type="float">
            <text:p>1737807</text:p>
          </table:table-cell>
          <table:table-cell office:value-type="float" office:value="2001" calcext:value-type="float">
            <text:p>2001</text:p>
          </table:table-cell>
          <table:table-cell table:formula="of:=[.A631]-[.A63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861" calcext:value-type="float">
            <text:p>1737861</text:p>
          </table:table-cell>
          <table:table-cell office:value-type="float" office:value="2001" calcext:value-type="float">
            <text:p>2001</text:p>
          </table:table-cell>
          <table:table-cell table:formula="of:=[.A632]-[.A63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915" calcext:value-type="float">
            <text:p>1737915</text:p>
          </table:table-cell>
          <table:table-cell office:value-type="float" office:value="2001" calcext:value-type="float">
            <text:p>2001</text:p>
          </table:table-cell>
          <table:table-cell table:formula="of:=[.A633]-[.A63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7970" calcext:value-type="float">
            <text:p>1737970</text:p>
          </table:table-cell>
          <table:table-cell office:value-type="float" office:value="2004" calcext:value-type="float">
            <text:p>2004</text:p>
          </table:table-cell>
          <table:table-cell table:formula="of:=[.A634]-[.A633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8024" calcext:value-type="float">
            <text:p>1738024</text:p>
          </table:table-cell>
          <table:table-cell office:value-type="float" office:value="2001" calcext:value-type="float">
            <text:p>2001</text:p>
          </table:table-cell>
          <table:table-cell table:formula="of:=[.A635]-[.A63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078" calcext:value-type="float">
            <text:p>1738078</text:p>
          </table:table-cell>
          <table:table-cell office:value-type="float" office:value="2001" calcext:value-type="float">
            <text:p>2001</text:p>
          </table:table-cell>
          <table:table-cell table:formula="of:=[.A636]-[.A63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132" calcext:value-type="float">
            <text:p>1738132</text:p>
          </table:table-cell>
          <table:table-cell office:value-type="float" office:value="2003" calcext:value-type="float">
            <text:p>2003</text:p>
          </table:table-cell>
          <table:table-cell table:formula="of:=[.A637]-[.A63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186" calcext:value-type="float">
            <text:p>1738186</text:p>
          </table:table-cell>
          <table:table-cell office:value-type="float" office:value="1996" calcext:value-type="float">
            <text:p>1996</text:p>
          </table:table-cell>
          <table:table-cell table:formula="of:=[.A638]-[.A63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240" calcext:value-type="float">
            <text:p>1738240</text:p>
          </table:table-cell>
          <table:table-cell office:value-type="float" office:value="2000" calcext:value-type="float">
            <text:p>2000</text:p>
          </table:table-cell>
          <table:table-cell table:formula="of:=[.A639]-[.A63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294" calcext:value-type="float">
            <text:p>1738294</text:p>
          </table:table-cell>
          <table:table-cell office:value-type="float" office:value="2001" calcext:value-type="float">
            <text:p>2001</text:p>
          </table:table-cell>
          <table:table-cell table:formula="of:=[.A640]-[.A63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348" calcext:value-type="float">
            <text:p>1738348</text:p>
          </table:table-cell>
          <table:table-cell office:value-type="float" office:value="1998" calcext:value-type="float">
            <text:p>1998</text:p>
          </table:table-cell>
          <table:table-cell table:formula="of:=[.A641]-[.A64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402" calcext:value-type="float">
            <text:p>1738402</text:p>
          </table:table-cell>
          <table:table-cell office:value-type="float" office:value="2003" calcext:value-type="float">
            <text:p>2003</text:p>
          </table:table-cell>
          <table:table-cell table:formula="of:=[.A642]-[.A64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456" calcext:value-type="float">
            <text:p>1738456</text:p>
          </table:table-cell>
          <table:table-cell office:value-type="float" office:value="2000" calcext:value-type="float">
            <text:p>2000</text:p>
          </table:table-cell>
          <table:table-cell table:formula="of:=[.A643]-[.A64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511" calcext:value-type="float">
            <text:p>1738511</text:p>
          </table:table-cell>
          <table:table-cell office:value-type="float" office:value="2000" calcext:value-type="float">
            <text:p>2000</text:p>
          </table:table-cell>
          <table:table-cell table:formula="of:=[.A644]-[.A643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8566" calcext:value-type="float">
            <text:p>1738566</text:p>
          </table:table-cell>
          <table:table-cell office:value-type="float" office:value="1999" calcext:value-type="float">
            <text:p>1999</text:p>
          </table:table-cell>
          <table:table-cell table:formula="of:=[.A645]-[.A644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8620" calcext:value-type="float">
            <text:p>1738620</text:p>
          </table:table-cell>
          <table:table-cell office:value-type="float" office:value="2003" calcext:value-type="float">
            <text:p>2003</text:p>
          </table:table-cell>
          <table:table-cell table:formula="of:=[.A646]-[.A64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674" calcext:value-type="float">
            <text:p>1738674</text:p>
          </table:table-cell>
          <table:table-cell office:value-type="float" office:value="1998" calcext:value-type="float">
            <text:p>1998</text:p>
          </table:table-cell>
          <table:table-cell table:formula="of:=[.A647]-[.A64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728" calcext:value-type="float">
            <text:p>1738728</text:p>
          </table:table-cell>
          <table:table-cell office:value-type="float" office:value="2003" calcext:value-type="float">
            <text:p>2003</text:p>
          </table:table-cell>
          <table:table-cell table:formula="of:=[.A648]-[.A64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782" calcext:value-type="float">
            <text:p>1738782</text:p>
          </table:table-cell>
          <table:table-cell office:value-type="float" office:value="2000" calcext:value-type="float">
            <text:p>2000</text:p>
          </table:table-cell>
          <table:table-cell table:formula="of:=[.A649]-[.A64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836" calcext:value-type="float">
            <text:p>1738836</text:p>
          </table:table-cell>
          <table:table-cell office:value-type="float" office:value="2004" calcext:value-type="float">
            <text:p>2004</text:p>
          </table:table-cell>
          <table:table-cell table:formula="of:=[.A650]-[.A64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890" calcext:value-type="float">
            <text:p>1738890</text:p>
          </table:table-cell>
          <table:table-cell office:value-type="float" office:value="2001" calcext:value-type="float">
            <text:p>2001</text:p>
          </table:table-cell>
          <table:table-cell table:formula="of:=[.A651]-[.A65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944" calcext:value-type="float">
            <text:p>1738944</text:p>
          </table:table-cell>
          <table:table-cell office:value-type="float" office:value="1998" calcext:value-type="float">
            <text:p>1998</text:p>
          </table:table-cell>
          <table:table-cell table:formula="of:=[.A652]-[.A65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8998" calcext:value-type="float">
            <text:p>1738998</text:p>
          </table:table-cell>
          <table:table-cell office:value-type="float" office:value="1997" calcext:value-type="float">
            <text:p>1997</text:p>
          </table:table-cell>
          <table:table-cell table:formula="of:=[.A653]-[.A65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052" calcext:value-type="float">
            <text:p>1739052</text:p>
          </table:table-cell>
          <table:table-cell office:value-type="float" office:value="2001" calcext:value-type="float">
            <text:p>2001</text:p>
          </table:table-cell>
          <table:table-cell table:formula="of:=[.A654]-[.A65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107" calcext:value-type="float">
            <text:p>1739107</text:p>
          </table:table-cell>
          <table:table-cell office:value-type="float" office:value="2001" calcext:value-type="float">
            <text:p>2001</text:p>
          </table:table-cell>
          <table:table-cell table:formula="of:=[.A655]-[.A654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9161" calcext:value-type="float">
            <text:p>1739161</text:p>
          </table:table-cell>
          <table:table-cell office:value-type="float" office:value="2000" calcext:value-type="float">
            <text:p>2000</text:p>
          </table:table-cell>
          <table:table-cell table:formula="of:=[.A656]-[.A65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215" calcext:value-type="float">
            <text:p>1739215</text:p>
          </table:table-cell>
          <table:table-cell office:value-type="float" office:value="2001" calcext:value-type="float">
            <text:p>2001</text:p>
          </table:table-cell>
          <table:table-cell table:formula="of:=[.A657]-[.A65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269" calcext:value-type="float">
            <text:p>1739269</text:p>
          </table:table-cell>
          <table:table-cell office:value-type="float" office:value="2000" calcext:value-type="float">
            <text:p>2000</text:p>
          </table:table-cell>
          <table:table-cell table:formula="of:=[.A658]-[.A65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323" calcext:value-type="float">
            <text:p>1739323</text:p>
          </table:table-cell>
          <table:table-cell office:value-type="float" office:value="1999" calcext:value-type="float">
            <text:p>1999</text:p>
          </table:table-cell>
          <table:table-cell table:formula="of:=[.A659]-[.A65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377" calcext:value-type="float">
            <text:p>1739377</text:p>
          </table:table-cell>
          <table:table-cell office:value-type="float" office:value="2004" calcext:value-type="float">
            <text:p>2004</text:p>
          </table:table-cell>
          <table:table-cell table:formula="of:=[.A660]-[.A65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431" calcext:value-type="float">
            <text:p>1739431</text:p>
          </table:table-cell>
          <table:table-cell office:value-type="float" office:value="2000" calcext:value-type="float">
            <text:p>2000</text:p>
          </table:table-cell>
          <table:table-cell table:formula="of:=[.A661]-[.A66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485" calcext:value-type="float">
            <text:p>1739485</text:p>
          </table:table-cell>
          <table:table-cell office:value-type="float" office:value="2004" calcext:value-type="float">
            <text:p>2004</text:p>
          </table:table-cell>
          <table:table-cell table:formula="of:=[.A662]-[.A66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539" calcext:value-type="float">
            <text:p>1739539</text:p>
          </table:table-cell>
          <table:table-cell office:value-type="float" office:value="1999" calcext:value-type="float">
            <text:p>1999</text:p>
          </table:table-cell>
          <table:table-cell table:formula="of:=[.A663]-[.A66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594" calcext:value-type="float">
            <text:p>1739594</text:p>
          </table:table-cell>
          <table:table-cell office:value-type="float" office:value="1997" calcext:value-type="float">
            <text:p>1997</text:p>
          </table:table-cell>
          <table:table-cell table:formula="of:=[.A664]-[.A663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39648" calcext:value-type="float">
            <text:p>1739648</text:p>
          </table:table-cell>
          <table:table-cell office:value-type="float" office:value="1998" calcext:value-type="float">
            <text:p>1998</text:p>
          </table:table-cell>
          <table:table-cell table:formula="of:=[.A665]-[.A66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702" calcext:value-type="float">
            <text:p>1739702</text:p>
          </table:table-cell>
          <table:table-cell office:value-type="float" office:value="1999" calcext:value-type="float">
            <text:p>1999</text:p>
          </table:table-cell>
          <table:table-cell table:formula="of:=[.A666]-[.A66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756" calcext:value-type="float">
            <text:p>1739756</text:p>
          </table:table-cell>
          <table:table-cell office:value-type="float" office:value="1999" calcext:value-type="float">
            <text:p>1999</text:p>
          </table:table-cell>
          <table:table-cell table:formula="of:=[.A667]-[.A66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810" calcext:value-type="float">
            <text:p>1739810</text:p>
          </table:table-cell>
          <table:table-cell office:value-type="float" office:value="1999" calcext:value-type="float">
            <text:p>1999</text:p>
          </table:table-cell>
          <table:table-cell table:formula="of:=[.A668]-[.A66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864" calcext:value-type="float">
            <text:p>1739864</text:p>
          </table:table-cell>
          <table:table-cell office:value-type="float" office:value="1997" calcext:value-type="float">
            <text:p>1997</text:p>
          </table:table-cell>
          <table:table-cell table:formula="of:=[.A669]-[.A66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918" calcext:value-type="float">
            <text:p>1739918</text:p>
          </table:table-cell>
          <table:table-cell office:value-type="float" office:value="1988" calcext:value-type="float">
            <text:p>1988</text:p>
          </table:table-cell>
          <table:table-cell table:formula="of:=[.A670]-[.A66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39972" calcext:value-type="float">
            <text:p>1739972</text:p>
          </table:table-cell>
          <table:table-cell office:value-type="float" office:value="1993" calcext:value-type="float">
            <text:p>1993</text:p>
          </table:table-cell>
          <table:table-cell table:formula="of:=[.A671]-[.A67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027" calcext:value-type="float">
            <text:p>1740027</text:p>
          </table:table-cell>
          <table:table-cell office:value-type="float" office:value="1995" calcext:value-type="float">
            <text:p>1995</text:p>
          </table:table-cell>
          <table:table-cell table:formula="of:=[.A672]-[.A671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0081" calcext:value-type="float">
            <text:p>1740081</text:p>
          </table:table-cell>
          <table:table-cell office:value-type="float" office:value="1995" calcext:value-type="float">
            <text:p>1995</text:p>
          </table:table-cell>
          <table:table-cell table:formula="of:=[.A673]-[.A67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135" calcext:value-type="float">
            <text:p>1740135</text:p>
          </table:table-cell>
          <table:table-cell office:value-type="float" office:value="1998" calcext:value-type="float">
            <text:p>1998</text:p>
          </table:table-cell>
          <table:table-cell table:formula="of:=[.A674]-[.A67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189" calcext:value-type="float">
            <text:p>1740189</text:p>
          </table:table-cell>
          <table:table-cell office:value-type="float" office:value="1992" calcext:value-type="float">
            <text:p>1992</text:p>
          </table:table-cell>
          <table:table-cell table:formula="of:=[.A675]-[.A67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243" calcext:value-type="float">
            <text:p>1740243</text:p>
          </table:table-cell>
          <table:table-cell office:value-type="float" office:value="1996" calcext:value-type="float">
            <text:p>1996</text:p>
          </table:table-cell>
          <table:table-cell table:formula="of:=[.A676]-[.A67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297" calcext:value-type="float">
            <text:p>1740297</text:p>
          </table:table-cell>
          <table:table-cell office:value-type="float" office:value="2003" calcext:value-type="float">
            <text:p>2003</text:p>
          </table:table-cell>
          <table:table-cell table:formula="of:=[.A677]-[.A67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351" calcext:value-type="float">
            <text:p>1740351</text:p>
          </table:table-cell>
          <table:table-cell office:value-type="float" office:value="2002" calcext:value-type="float">
            <text:p>2002</text:p>
          </table:table-cell>
          <table:table-cell table:formula="of:=[.A678]-[.A67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406" calcext:value-type="float">
            <text:p>1740406</text:p>
          </table:table-cell>
          <table:table-cell office:value-type="float" office:value="1995" calcext:value-type="float">
            <text:p>1995</text:p>
          </table:table-cell>
          <table:table-cell table:formula="of:=[.A679]-[.A67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0460" calcext:value-type="float">
            <text:p>1740460</text:p>
          </table:table-cell>
          <table:table-cell office:value-type="float" office:value="2014" calcext:value-type="float">
            <text:p>2014</text:p>
          </table:table-cell>
          <table:table-cell table:formula="of:=[.A680]-[.A67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514" calcext:value-type="float">
            <text:p>1740514</text:p>
          </table:table-cell>
          <table:table-cell office:value-type="float" office:value="2025" calcext:value-type="float">
            <text:p>2025</text:p>
          </table:table-cell>
          <table:table-cell table:formula="of:=[.A681]-[.A68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568" calcext:value-type="float">
            <text:p>1740568</text:p>
          </table:table-cell>
          <table:table-cell office:value-type="float" office:value="2065" calcext:value-type="float">
            <text:p>2065</text:p>
          </table:table-cell>
          <table:table-cell table:formula="of:=[.A682]-[.A68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622" calcext:value-type="float">
            <text:p>1740622</text:p>
          </table:table-cell>
          <table:table-cell office:value-type="float" office:value="2578" calcext:value-type="float">
            <text:p>2578</text:p>
          </table:table-cell>
          <table:table-cell table:formula="of:=[.A683]-[.A68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676" calcext:value-type="float">
            <text:p>1740676</text:p>
          </table:table-cell>
          <table:table-cell office:value-type="float" office:value="2669" calcext:value-type="float">
            <text:p>2669</text:p>
          </table:table-cell>
          <table:table-cell table:formula="of:=[.A684]-[.A68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731" calcext:value-type="float">
            <text:p>1740731</text:p>
          </table:table-cell>
          <table:table-cell office:value-type="float" office:value="2515" calcext:value-type="float">
            <text:p>2515</text:p>
          </table:table-cell>
          <table:table-cell table:formula="of:=[.A685]-[.A684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0785" calcext:value-type="float">
            <text:p>1740785</text:p>
          </table:table-cell>
          <table:table-cell office:value-type="float" office:value="2570" calcext:value-type="float">
            <text:p>2570</text:p>
          </table:table-cell>
          <table:table-cell table:formula="of:=[.A686]-[.A68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839" calcext:value-type="float">
            <text:p>1740839</text:p>
          </table:table-cell>
          <table:table-cell office:value-type="float" office:value="2926" calcext:value-type="float">
            <text:p>2926</text:p>
          </table:table-cell>
          <table:table-cell table:formula="of:=[.A687]-[.A68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893" calcext:value-type="float">
            <text:p>1740893</text:p>
          </table:table-cell>
          <table:table-cell office:value-type="float" office:value="2606" calcext:value-type="float">
            <text:p>2606</text:p>
          </table:table-cell>
          <table:table-cell table:formula="of:=[.A688]-[.A68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0947" calcext:value-type="float">
            <text:p>1740947</text:p>
          </table:table-cell>
          <table:table-cell office:value-type="float" office:value="2606" calcext:value-type="float">
            <text:p>2606</text:p>
          </table:table-cell>
          <table:table-cell table:formula="of:=[.A689]-[.A68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001" calcext:value-type="float">
            <text:p>1741001</text:p>
          </table:table-cell>
          <table:table-cell office:value-type="float" office:value="2490" calcext:value-type="float">
            <text:p>2490</text:p>
          </table:table-cell>
          <table:table-cell table:formula="of:=[.A690]-[.A68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055" calcext:value-type="float">
            <text:p>1741055</text:p>
          </table:table-cell>
          <table:table-cell office:value-type="float" office:value="2507" calcext:value-type="float">
            <text:p>2507</text:p>
          </table:table-cell>
          <table:table-cell table:formula="of:=[.A691]-[.A69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109" calcext:value-type="float">
            <text:p>1741109</text:p>
          </table:table-cell>
          <table:table-cell office:value-type="float" office:value="2626" calcext:value-type="float">
            <text:p>2626</text:p>
          </table:table-cell>
          <table:table-cell table:formula="of:=[.A692]-[.A69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164" calcext:value-type="float">
            <text:p>1741164</text:p>
          </table:table-cell>
          <table:table-cell office:value-type="float" office:value="2593" calcext:value-type="float">
            <text:p>2593</text:p>
          </table:table-cell>
          <table:table-cell table:formula="of:=[.A693]-[.A692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1218" calcext:value-type="float">
            <text:p>1741218</text:p>
          </table:table-cell>
          <table:table-cell office:value-type="float" office:value="2519" calcext:value-type="float">
            <text:p>2519</text:p>
          </table:table-cell>
          <table:table-cell table:formula="of:=[.A694]-[.A69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272" calcext:value-type="float">
            <text:p>1741272</text:p>
          </table:table-cell>
          <table:table-cell office:value-type="float" office:value="2602" calcext:value-type="float">
            <text:p>2602</text:p>
          </table:table-cell>
          <table:table-cell table:formula="of:=[.A695]-[.A69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326" calcext:value-type="float">
            <text:p>1741326</text:p>
          </table:table-cell>
          <table:table-cell office:value-type="float" office:value="2939" calcext:value-type="float">
            <text:p>2939</text:p>
          </table:table-cell>
          <table:table-cell table:formula="of:=[.A696]-[.A69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380" calcext:value-type="float">
            <text:p>1741380</text:p>
          </table:table-cell>
          <table:table-cell office:value-type="float" office:value="3164" calcext:value-type="float">
            <text:p>3164</text:p>
          </table:table-cell>
          <table:table-cell table:formula="of:=[.A697]-[.A69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434" calcext:value-type="float">
            <text:p>1741434</text:p>
          </table:table-cell>
          <table:table-cell office:value-type="float" office:value="2813" calcext:value-type="float">
            <text:p>2813</text:p>
          </table:table-cell>
          <table:table-cell table:formula="of:=[.A698]-[.A69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488" calcext:value-type="float">
            <text:p>1741488</text:p>
          </table:table-cell>
          <table:table-cell office:value-type="float" office:value="4769" calcext:value-type="float">
            <text:p>4769</text:p>
          </table:table-cell>
          <table:table-cell table:formula="of:=[.A699]-[.A69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542" calcext:value-type="float">
            <text:p>1741542</text:p>
          </table:table-cell>
          <table:table-cell office:value-type="float" office:value="3375" calcext:value-type="float">
            <text:p>3375</text:p>
          </table:table-cell>
          <table:table-cell table:formula="of:=[.A700]-[.A69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596" calcext:value-type="float">
            <text:p>1741596</text:p>
          </table:table-cell>
          <table:table-cell office:value-type="float" office:value="2607" calcext:value-type="float">
            <text:p>2607</text:p>
          </table:table-cell>
          <table:table-cell table:formula="of:=[.A701]-[.A70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650" calcext:value-type="float">
            <text:p>1741650</text:p>
          </table:table-cell>
          <table:table-cell office:value-type="float" office:value="2022" calcext:value-type="float">
            <text:p>2022</text:p>
          </table:table-cell>
          <table:table-cell table:formula="of:=[.A702]-[.A70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704" calcext:value-type="float">
            <text:p>1741704</text:p>
          </table:table-cell>
          <table:table-cell office:value-type="float" office:value="1998" calcext:value-type="float">
            <text:p>1998</text:p>
          </table:table-cell>
          <table:table-cell table:formula="of:=[.A703]-[.A70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758" calcext:value-type="float">
            <text:p>1741758</text:p>
          </table:table-cell>
          <table:table-cell office:value-type="float" office:value="1995" calcext:value-type="float">
            <text:p>1995</text:p>
          </table:table-cell>
          <table:table-cell table:formula="of:=[.A704]-[.A70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812" calcext:value-type="float">
            <text:p>1741812</text:p>
          </table:table-cell>
          <table:table-cell office:value-type="float" office:value="2000" calcext:value-type="float">
            <text:p>2000</text:p>
          </table:table-cell>
          <table:table-cell table:formula="of:=[.A705]-[.A70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867" calcext:value-type="float">
            <text:p>1741867</text:p>
          </table:table-cell>
          <table:table-cell office:value-type="float" office:value="2000" calcext:value-type="float">
            <text:p>2000</text:p>
          </table:table-cell>
          <table:table-cell table:formula="of:=[.A706]-[.A705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1921" calcext:value-type="float">
            <text:p>1741921</text:p>
          </table:table-cell>
          <table:table-cell office:value-type="float" office:value="2000" calcext:value-type="float">
            <text:p>2000</text:p>
          </table:table-cell>
          <table:table-cell table:formula="of:=[.A707]-[.A70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1975" calcext:value-type="float">
            <text:p>1741975</text:p>
          </table:table-cell>
          <table:table-cell office:value-type="float" office:value="1997" calcext:value-type="float">
            <text:p>1997</text:p>
          </table:table-cell>
          <table:table-cell table:formula="of:=[.A708]-[.A70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029" calcext:value-type="float">
            <text:p>1742029</text:p>
          </table:table-cell>
          <table:table-cell office:value-type="float" office:value="2001" calcext:value-type="float">
            <text:p>2001</text:p>
          </table:table-cell>
          <table:table-cell table:formula="of:=[.A709]-[.A70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083" calcext:value-type="float">
            <text:p>1742083</text:p>
          </table:table-cell>
          <table:table-cell office:value-type="float" office:value="1997" calcext:value-type="float">
            <text:p>1997</text:p>
          </table:table-cell>
          <table:table-cell table:formula="of:=[.A710]-[.A70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137" calcext:value-type="float">
            <text:p>1742137</text:p>
          </table:table-cell>
          <table:table-cell office:value-type="float" office:value="1997" calcext:value-type="float">
            <text:p>1997</text:p>
          </table:table-cell>
          <table:table-cell table:formula="of:=[.A711]-[.A71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191" calcext:value-type="float">
            <text:p>1742191</text:p>
          </table:table-cell>
          <table:table-cell office:value-type="float" office:value="1999" calcext:value-type="float">
            <text:p>1999</text:p>
          </table:table-cell>
          <table:table-cell table:formula="of:=[.A712]-[.A71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245" calcext:value-type="float">
            <text:p>1742245</text:p>
          </table:table-cell>
          <table:table-cell office:value-type="float" office:value="1994" calcext:value-type="float">
            <text:p>1994</text:p>
          </table:table-cell>
          <table:table-cell table:formula="of:=[.A713]-[.A71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300" calcext:value-type="float">
            <text:p>1742300</text:p>
          </table:table-cell>
          <table:table-cell office:value-type="float" office:value="1993" calcext:value-type="float">
            <text:p>1993</text:p>
          </table:table-cell>
          <table:table-cell table:formula="of:=[.A714]-[.A713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2354" calcext:value-type="float">
            <text:p>1742354</text:p>
          </table:table-cell>
          <table:table-cell office:value-type="float" office:value="2001" calcext:value-type="float">
            <text:p>2001</text:p>
          </table:table-cell>
          <table:table-cell table:formula="of:=[.A715]-[.A71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408" calcext:value-type="float">
            <text:p>1742408</text:p>
          </table:table-cell>
          <table:table-cell office:value-type="float" office:value="2001" calcext:value-type="float">
            <text:p>2001</text:p>
          </table:table-cell>
          <table:table-cell table:formula="of:=[.A716]-[.A71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462" calcext:value-type="float">
            <text:p>1742462</text:p>
          </table:table-cell>
          <table:table-cell office:value-type="float" office:value="2000" calcext:value-type="float">
            <text:p>2000</text:p>
          </table:table-cell>
          <table:table-cell table:formula="of:=[.A717]-[.A71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516" calcext:value-type="float">
            <text:p>1742516</text:p>
          </table:table-cell>
          <table:table-cell office:value-type="float" office:value="2000" calcext:value-type="float">
            <text:p>2000</text:p>
          </table:table-cell>
          <table:table-cell table:formula="of:=[.A718]-[.A71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570" calcext:value-type="float">
            <text:p>1742570</text:p>
          </table:table-cell>
          <table:table-cell office:value-type="float" office:value="2000" calcext:value-type="float">
            <text:p>2000</text:p>
          </table:table-cell>
          <table:table-cell table:formula="of:=[.A719]-[.A71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625" calcext:value-type="float">
            <text:p>1742625</text:p>
          </table:table-cell>
          <table:table-cell office:value-type="float" office:value="2002" calcext:value-type="float">
            <text:p>2002</text:p>
          </table:table-cell>
          <table:table-cell table:formula="of:=[.A720]-[.A719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2679" calcext:value-type="float">
            <text:p>1742679</text:p>
          </table:table-cell>
          <table:table-cell office:value-type="float" office:value="2001" calcext:value-type="float">
            <text:p>2001</text:p>
          </table:table-cell>
          <table:table-cell table:formula="of:=[.A721]-[.A72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733" calcext:value-type="float">
            <text:p>1742733</text:p>
          </table:table-cell>
          <table:table-cell office:value-type="float" office:value="2001" calcext:value-type="float">
            <text:p>2001</text:p>
          </table:table-cell>
          <table:table-cell table:formula="of:=[.A722]-[.A72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787" calcext:value-type="float">
            <text:p>1742787</text:p>
          </table:table-cell>
          <table:table-cell office:value-type="float" office:value="2003" calcext:value-type="float">
            <text:p>2003</text:p>
          </table:table-cell>
          <table:table-cell table:formula="of:=[.A723]-[.A72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841" calcext:value-type="float">
            <text:p>1742841</text:p>
          </table:table-cell>
          <table:table-cell office:value-type="float" office:value="2002" calcext:value-type="float">
            <text:p>2002</text:p>
          </table:table-cell>
          <table:table-cell table:formula="of:=[.A724]-[.A72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895" calcext:value-type="float">
            <text:p>1742895</text:p>
          </table:table-cell>
          <table:table-cell office:value-type="float" office:value="2000" calcext:value-type="float">
            <text:p>2000</text:p>
          </table:table-cell>
          <table:table-cell table:formula="of:=[.A725]-[.A72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2949" calcext:value-type="float">
            <text:p>1742949</text:p>
          </table:table-cell>
          <table:table-cell office:value-type="float" office:value="2001" calcext:value-type="float">
            <text:p>2001</text:p>
          </table:table-cell>
          <table:table-cell table:formula="of:=[.A726]-[.A72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003" calcext:value-type="float">
            <text:p>1743003</text:p>
          </table:table-cell>
          <table:table-cell office:value-type="float" office:value="1998" calcext:value-type="float">
            <text:p>1998</text:p>
          </table:table-cell>
          <table:table-cell table:formula="of:=[.A727]-[.A72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057" calcext:value-type="float">
            <text:p>1743057</text:p>
          </table:table-cell>
          <table:table-cell office:value-type="float" office:value="2000" calcext:value-type="float">
            <text:p>2000</text:p>
          </table:table-cell>
          <table:table-cell table:formula="of:=[.A728]-[.A72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112" calcext:value-type="float">
            <text:p>1743112</text:p>
          </table:table-cell>
          <table:table-cell office:value-type="float" office:value="1999" calcext:value-type="float">
            <text:p>1999</text:p>
          </table:table-cell>
          <table:table-cell table:formula="of:=[.A729]-[.A72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3166" calcext:value-type="float">
            <text:p>1743166</text:p>
          </table:table-cell>
          <table:table-cell office:value-type="float" office:value="2003" calcext:value-type="float">
            <text:p>2003</text:p>
          </table:table-cell>
          <table:table-cell table:formula="of:=[.A730]-[.A72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220" calcext:value-type="float">
            <text:p>1743220</text:p>
          </table:table-cell>
          <table:table-cell office:value-type="float" office:value="2000" calcext:value-type="float">
            <text:p>2000</text:p>
          </table:table-cell>
          <table:table-cell table:formula="of:=[.A731]-[.A73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274" calcext:value-type="float">
            <text:p>1743274</text:p>
          </table:table-cell>
          <table:table-cell office:value-type="float" office:value="2004" calcext:value-type="float">
            <text:p>2004</text:p>
          </table:table-cell>
          <table:table-cell table:formula="of:=[.A732]-[.A73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328" calcext:value-type="float">
            <text:p>1743328</text:p>
          </table:table-cell>
          <table:table-cell office:value-type="float" office:value="2000" calcext:value-type="float">
            <text:p>2000</text:p>
          </table:table-cell>
          <table:table-cell table:formula="of:=[.A733]-[.A73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383" calcext:value-type="float">
            <text:p>1743383</text:p>
          </table:table-cell>
          <table:table-cell office:value-type="float" office:value="1997" calcext:value-type="float">
            <text:p>1997</text:p>
          </table:table-cell>
          <table:table-cell table:formula="of:=[.A734]-[.A733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3437" calcext:value-type="float">
            <text:p>1743437</text:p>
          </table:table-cell>
          <table:table-cell office:value-type="float" office:value="2003" calcext:value-type="float">
            <text:p>2003</text:p>
          </table:table-cell>
          <table:table-cell table:formula="of:=[.A735]-[.A73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491" calcext:value-type="float">
            <text:p>1743491</text:p>
          </table:table-cell>
          <table:table-cell office:value-type="float" office:value="2000" calcext:value-type="float">
            <text:p>2000</text:p>
          </table:table-cell>
          <table:table-cell table:formula="of:=[.A736]-[.A73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545" calcext:value-type="float">
            <text:p>1743545</text:p>
          </table:table-cell>
          <table:table-cell office:value-type="float" office:value="2002" calcext:value-type="float">
            <text:p>2002</text:p>
          </table:table-cell>
          <table:table-cell table:formula="of:=[.A737]-[.A73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599" calcext:value-type="float">
            <text:p>1743599</text:p>
          </table:table-cell>
          <table:table-cell office:value-type="float" office:value="2002" calcext:value-type="float">
            <text:p>2002</text:p>
          </table:table-cell>
          <table:table-cell table:formula="of:=[.A738]-[.A73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653" calcext:value-type="float">
            <text:p>1743653</text:p>
          </table:table-cell>
          <table:table-cell office:value-type="float" office:value="2004" calcext:value-type="float">
            <text:p>2004</text:p>
          </table:table-cell>
          <table:table-cell table:formula="of:=[.A739]-[.A73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707" calcext:value-type="float">
            <text:p>1743707</text:p>
          </table:table-cell>
          <table:table-cell office:value-type="float" office:value="1999" calcext:value-type="float">
            <text:p>1999</text:p>
          </table:table-cell>
          <table:table-cell table:formula="of:=[.A740]-[.A73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761" calcext:value-type="float">
            <text:p>1743761</text:p>
          </table:table-cell>
          <table:table-cell office:value-type="float" office:value="1999" calcext:value-type="float">
            <text:p>1999</text:p>
          </table:table-cell>
          <table:table-cell table:formula="of:=[.A741]-[.A74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815" calcext:value-type="float">
            <text:p>1743815</text:p>
          </table:table-cell>
          <table:table-cell office:value-type="float" office:value="2001" calcext:value-type="float">
            <text:p>2001</text:p>
          </table:table-cell>
          <table:table-cell table:formula="of:=[.A742]-[.A74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869" calcext:value-type="float">
            <text:p>1743869</text:p>
          </table:table-cell>
          <table:table-cell office:value-type="float" office:value="1999" calcext:value-type="float">
            <text:p>1999</text:p>
          </table:table-cell>
          <table:table-cell table:formula="of:=[.A743]-[.A74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3924" calcext:value-type="float">
            <text:p>1743924</text:p>
          </table:table-cell>
          <table:table-cell office:value-type="float" office:value="2003" calcext:value-type="float">
            <text:p>2003</text:p>
          </table:table-cell>
          <table:table-cell table:formula="of:=[.A744]-[.A743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3978" calcext:value-type="float">
            <text:p>1743978</text:p>
          </table:table-cell>
          <table:table-cell office:value-type="float" office:value="1998" calcext:value-type="float">
            <text:p>1998</text:p>
          </table:table-cell>
          <table:table-cell table:formula="of:=[.A745]-[.A74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032" calcext:value-type="float">
            <text:p>1744032</text:p>
          </table:table-cell>
          <table:table-cell office:value-type="float" office:value="2002" calcext:value-type="float">
            <text:p>2002</text:p>
          </table:table-cell>
          <table:table-cell table:formula="of:=[.A746]-[.A74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086" calcext:value-type="float">
            <text:p>1744086</text:p>
          </table:table-cell>
          <table:table-cell office:value-type="float" office:value="2001" calcext:value-type="float">
            <text:p>2001</text:p>
          </table:table-cell>
          <table:table-cell table:formula="of:=[.A747]-[.A74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140" calcext:value-type="float">
            <text:p>1744140</text:p>
          </table:table-cell>
          <table:table-cell office:value-type="float" office:value="2000" calcext:value-type="float">
            <text:p>2000</text:p>
          </table:table-cell>
          <table:table-cell table:formula="of:=[.A748]-[.A74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194" calcext:value-type="float">
            <text:p>1744194</text:p>
          </table:table-cell>
          <table:table-cell office:value-type="float" office:value="1997" calcext:value-type="float">
            <text:p>1997</text:p>
          </table:table-cell>
          <table:table-cell table:formula="of:=[.A749]-[.A74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249" calcext:value-type="float">
            <text:p>1744249</text:p>
          </table:table-cell>
          <table:table-cell office:value-type="float" office:value="2001" calcext:value-type="float">
            <text:p>2001</text:p>
          </table:table-cell>
          <table:table-cell table:formula="of:=[.A750]-[.A749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4303" calcext:value-type="float">
            <text:p>1744303</text:p>
          </table:table-cell>
          <table:table-cell office:value-type="float" office:value="2002" calcext:value-type="float">
            <text:p>2002</text:p>
          </table:table-cell>
          <table:table-cell table:formula="of:=[.A751]-[.A75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357" calcext:value-type="float">
            <text:p>1744357</text:p>
          </table:table-cell>
          <table:table-cell office:value-type="float" office:value="2003" calcext:value-type="float">
            <text:p>2003</text:p>
          </table:table-cell>
          <table:table-cell table:formula="of:=[.A752]-[.A75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411" calcext:value-type="float">
            <text:p>1744411</text:p>
          </table:table-cell>
          <table:table-cell office:value-type="float" office:value="2001" calcext:value-type="float">
            <text:p>2001</text:p>
          </table:table-cell>
          <table:table-cell table:formula="of:=[.A753]-[.A75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465" calcext:value-type="float">
            <text:p>1744465</text:p>
          </table:table-cell>
          <table:table-cell office:value-type="float" office:value="2001" calcext:value-type="float">
            <text:p>2001</text:p>
          </table:table-cell>
          <table:table-cell table:formula="of:=[.A754]-[.A75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519" calcext:value-type="float">
            <text:p>1744519</text:p>
          </table:table-cell>
          <table:table-cell office:value-type="float" office:value="1997" calcext:value-type="float">
            <text:p>1997</text:p>
          </table:table-cell>
          <table:table-cell table:formula="of:=[.A755]-[.A75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573" calcext:value-type="float">
            <text:p>1744573</text:p>
          </table:table-cell>
          <table:table-cell office:value-type="float" office:value="2001" calcext:value-type="float">
            <text:p>2001</text:p>
          </table:table-cell>
          <table:table-cell table:formula="of:=[.A756]-[.A75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627" calcext:value-type="float">
            <text:p>1744627</text:p>
          </table:table-cell>
          <table:table-cell office:value-type="float" office:value="2004" calcext:value-type="float">
            <text:p>2004</text:p>
          </table:table-cell>
          <table:table-cell table:formula="of:=[.A757]-[.A75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681" calcext:value-type="float">
            <text:p>1744681</text:p>
          </table:table-cell>
          <table:table-cell office:value-type="float" office:value="1998" calcext:value-type="float">
            <text:p>1998</text:p>
          </table:table-cell>
          <table:table-cell table:formula="of:=[.A758]-[.A75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735" calcext:value-type="float">
            <text:p>1744735</text:p>
          </table:table-cell>
          <table:table-cell office:value-type="float" office:value="2002" calcext:value-type="float">
            <text:p>2002</text:p>
          </table:table-cell>
          <table:table-cell table:formula="of:=[.A759]-[.A75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789" calcext:value-type="float">
            <text:p>1744789</text:p>
          </table:table-cell>
          <table:table-cell office:value-type="float" office:value="2001" calcext:value-type="float">
            <text:p>2001</text:p>
          </table:table-cell>
          <table:table-cell table:formula="of:=[.A760]-[.A75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843" calcext:value-type="float">
            <text:p>1744843</text:p>
          </table:table-cell>
          <table:table-cell office:value-type="float" office:value="2000" calcext:value-type="float">
            <text:p>2000</text:p>
          </table:table-cell>
          <table:table-cell table:formula="of:=[.A761]-[.A76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897" calcext:value-type="float">
            <text:p>1744897</text:p>
          </table:table-cell>
          <table:table-cell office:value-type="float" office:value="2002" calcext:value-type="float">
            <text:p>2002</text:p>
          </table:table-cell>
          <table:table-cell table:formula="of:=[.A762]-[.A76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4951" calcext:value-type="float">
            <text:p>1744951</text:p>
          </table:table-cell>
          <table:table-cell office:value-type="float" office:value="2000" calcext:value-type="float">
            <text:p>2000</text:p>
          </table:table-cell>
          <table:table-cell table:formula="of:=[.A763]-[.A76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005" calcext:value-type="float">
            <text:p>1745005</text:p>
          </table:table-cell>
          <table:table-cell office:value-type="float" office:value="2005" calcext:value-type="float">
            <text:p>2005</text:p>
          </table:table-cell>
          <table:table-cell table:formula="of:=[.A764]-[.A76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060" calcext:value-type="float">
            <text:p>1745060</text:p>
          </table:table-cell>
          <table:table-cell office:value-type="float" office:value="2000" calcext:value-type="float">
            <text:p>2000</text:p>
          </table:table-cell>
          <table:table-cell table:formula="of:=[.A765]-[.A764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5114" calcext:value-type="float">
            <text:p>1745114</text:p>
          </table:table-cell>
          <table:table-cell office:value-type="float" office:value="2002" calcext:value-type="float">
            <text:p>2002</text:p>
          </table:table-cell>
          <table:table-cell table:formula="of:=[.A766]-[.A76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168" calcext:value-type="float">
            <text:p>1745168</text:p>
          </table:table-cell>
          <table:table-cell office:value-type="float" office:value="2000" calcext:value-type="float">
            <text:p>2000</text:p>
          </table:table-cell>
          <table:table-cell table:formula="of:=[.A767]-[.A76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222" calcext:value-type="float">
            <text:p>1745222</text:p>
          </table:table-cell>
          <table:table-cell office:value-type="float" office:value="2000" calcext:value-type="float">
            <text:p>2000</text:p>
          </table:table-cell>
          <table:table-cell table:formula="of:=[.A768]-[.A76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277" calcext:value-type="float">
            <text:p>1745277</text:p>
          </table:table-cell>
          <table:table-cell office:value-type="float" office:value="2002" calcext:value-type="float">
            <text:p>2002</text:p>
          </table:table-cell>
          <table:table-cell table:formula="of:=[.A769]-[.A76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5331" calcext:value-type="float">
            <text:p>1745331</text:p>
          </table:table-cell>
          <table:table-cell office:value-type="float" office:value="2004" calcext:value-type="float">
            <text:p>2004</text:p>
          </table:table-cell>
          <table:table-cell table:formula="of:=[.A770]-[.A76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385" calcext:value-type="float">
            <text:p>1745385</text:p>
          </table:table-cell>
          <table:table-cell office:value-type="float" office:value="2000" calcext:value-type="float">
            <text:p>2000</text:p>
          </table:table-cell>
          <table:table-cell table:formula="of:=[.A771]-[.A77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439" calcext:value-type="float">
            <text:p>1745439</text:p>
          </table:table-cell>
          <table:table-cell office:value-type="float" office:value="2002" calcext:value-type="float">
            <text:p>2002</text:p>
          </table:table-cell>
          <table:table-cell table:formula="of:=[.A772]-[.A77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493" calcext:value-type="float">
            <text:p>1745493</text:p>
          </table:table-cell>
          <table:table-cell office:value-type="float" office:value="2001" calcext:value-type="float">
            <text:p>2001</text:p>
          </table:table-cell>
          <table:table-cell table:formula="of:=[.A773]-[.A77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547" calcext:value-type="float">
            <text:p>1745547</text:p>
          </table:table-cell>
          <table:table-cell office:value-type="float" office:value="2006" calcext:value-type="float">
            <text:p>2006</text:p>
          </table:table-cell>
          <table:table-cell table:formula="of:=[.A774]-[.A77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601" calcext:value-type="float">
            <text:p>1745601</text:p>
          </table:table-cell>
          <table:table-cell office:value-type="float" office:value="1998" calcext:value-type="float">
            <text:p>1998</text:p>
          </table:table-cell>
          <table:table-cell table:formula="of:=[.A775]-[.A77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655" calcext:value-type="float">
            <text:p>1745655</text:p>
          </table:table-cell>
          <table:table-cell office:value-type="float" office:value="1996" calcext:value-type="float">
            <text:p>1996</text:p>
          </table:table-cell>
          <table:table-cell table:formula="of:=[.A776]-[.A77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709" calcext:value-type="float">
            <text:p>1745709</text:p>
          </table:table-cell>
          <table:table-cell office:value-type="float" office:value="1999" calcext:value-type="float">
            <text:p>1999</text:p>
          </table:table-cell>
          <table:table-cell table:formula="of:=[.A777]-[.A77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763" calcext:value-type="float">
            <text:p>1745763</text:p>
          </table:table-cell>
          <table:table-cell office:value-type="float" office:value="2004" calcext:value-type="float">
            <text:p>2004</text:p>
          </table:table-cell>
          <table:table-cell table:formula="of:=[.A778]-[.A77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817" calcext:value-type="float">
            <text:p>1745817</text:p>
          </table:table-cell>
          <table:table-cell office:value-type="float" office:value="2002" calcext:value-type="float">
            <text:p>2002</text:p>
          </table:table-cell>
          <table:table-cell table:formula="of:=[.A779]-[.A77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871" calcext:value-type="float">
            <text:p>1745871</text:p>
          </table:table-cell>
          <table:table-cell office:value-type="float" office:value="2001" calcext:value-type="float">
            <text:p>2001</text:p>
          </table:table-cell>
          <table:table-cell table:formula="of:=[.A780]-[.A77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925" calcext:value-type="float">
            <text:p>1745925</text:p>
          </table:table-cell>
          <table:table-cell office:value-type="float" office:value="2003" calcext:value-type="float">
            <text:p>2003</text:p>
          </table:table-cell>
          <table:table-cell table:formula="of:=[.A781]-[.A78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5979" calcext:value-type="float">
            <text:p>1745979</text:p>
          </table:table-cell>
          <table:table-cell office:value-type="float" office:value="1999" calcext:value-type="float">
            <text:p>1999</text:p>
          </table:table-cell>
          <table:table-cell table:formula="of:=[.A782]-[.A78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033" calcext:value-type="float">
            <text:p>1746033</text:p>
          </table:table-cell>
          <table:table-cell office:value-type="float" office:value="2000" calcext:value-type="float">
            <text:p>2000</text:p>
          </table:table-cell>
          <table:table-cell table:formula="of:=[.A783]-[.A78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089" calcext:value-type="float">
            <text:p>1746089</text:p>
          </table:table-cell>
          <table:table-cell office:value-type="float" office:value="2003" calcext:value-type="float">
            <text:p>2003</text:p>
          </table:table-cell>
          <table:table-cell table:formula="of:=[.A784]-[.A783]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1746143" calcext:value-type="float">
            <text:p>1746143</text:p>
          </table:table-cell>
          <table:table-cell office:value-type="float" office:value="2003" calcext:value-type="float">
            <text:p>2003</text:p>
          </table:table-cell>
          <table:table-cell table:formula="of:=[.A785]-[.A78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197" calcext:value-type="float">
            <text:p>1746197</text:p>
          </table:table-cell>
          <table:table-cell office:value-type="float" office:value="1996" calcext:value-type="float">
            <text:p>1996</text:p>
          </table:table-cell>
          <table:table-cell table:formula="of:=[.A786]-[.A78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251" calcext:value-type="float">
            <text:p>1746251</text:p>
          </table:table-cell>
          <table:table-cell office:value-type="float" office:value="2002" calcext:value-type="float">
            <text:p>2002</text:p>
          </table:table-cell>
          <table:table-cell table:formula="of:=[.A787]-[.A786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305" calcext:value-type="float">
            <text:p>1746305</text:p>
          </table:table-cell>
          <table:table-cell office:value-type="float" office:value="2000" calcext:value-type="float">
            <text:p>2000</text:p>
          </table:table-cell>
          <table:table-cell table:formula="of:=[.A788]-[.A787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359" calcext:value-type="float">
            <text:p>1746359</text:p>
          </table:table-cell>
          <table:table-cell office:value-type="float" office:value="2001" calcext:value-type="float">
            <text:p>2001</text:p>
          </table:table-cell>
          <table:table-cell table:formula="of:=[.A789]-[.A78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413" calcext:value-type="float">
            <text:p>1746413</text:p>
          </table:table-cell>
          <table:table-cell office:value-type="float" office:value="1999" calcext:value-type="float">
            <text:p>1999</text:p>
          </table:table-cell>
          <table:table-cell table:formula="of:=[.A790]-[.A78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468" calcext:value-type="float">
            <text:p>1746468</text:p>
          </table:table-cell>
          <table:table-cell office:value-type="float" office:value="2002" calcext:value-type="float">
            <text:p>2002</text:p>
          </table:table-cell>
          <table:table-cell table:formula="of:=[.A791]-[.A79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746522" calcext:value-type="float">
            <text:p>1746522</text:p>
          </table:table-cell>
          <table:table-cell office:value-type="float" office:value="2002" calcext:value-type="float">
            <text:p>2002</text:p>
          </table:table-cell>
          <table:table-cell table:formula="of:=[.A792]-[.A79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576" calcext:value-type="float">
            <text:p>1746576</text:p>
          </table:table-cell>
          <table:table-cell office:value-type="float" office:value="2002" calcext:value-type="float">
            <text:p>2002</text:p>
          </table:table-cell>
          <table:table-cell table:formula="of:=[.A793]-[.A792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630" calcext:value-type="float">
            <text:p>1746630</text:p>
          </table:table-cell>
          <table:table-cell office:value-type="float" office:value="2002" calcext:value-type="float">
            <text:p>2002</text:p>
          </table:table-cell>
          <table:table-cell table:formula="of:=[.A794]-[.A793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684" calcext:value-type="float">
            <text:p>1746684</text:p>
          </table:table-cell>
          <table:table-cell office:value-type="float" office:value="1996" calcext:value-type="float">
            <text:p>1996</text:p>
          </table:table-cell>
          <table:table-cell table:formula="of:=[.A795]-[.A79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738" calcext:value-type="float">
            <text:p>1746738</text:p>
          </table:table-cell>
          <table:table-cell office:value-type="float" office:value="2004" calcext:value-type="float">
            <text:p>2004</text:p>
          </table:table-cell>
          <table:table-cell table:formula="of:=[.A796]-[.A79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46792" calcext:value-type="float">
            <text:p>1746792</text:p>
          </table:table-cell>
          <table:table-cell office:value-type="float" office:value="2002" calcext:value-type="float">
            <text:p>2002</text:p>
          </table:table-cell>
          <table:table-cell table:formula="of:=[.A797]-[.A796]" office:value-type="float" office:value="54" calcext:value-type="float">
            <text:p>54</text:p>
          </table:table-cell>
          <table:table-cell table:number-columns-repeated="3"/>
        </table:table-row>
      </table:table>
      <table:table table:name="cat fur" table:style-name="ta1">
        <table:shapes>
          <draw:frame draw:z-index="0" draw:style-name="gr1" draw:text-style-name="P1" svg:width="826.95pt" svg:height="678.67pt" svg:x="204.07pt" svg:y="24.46pt">
            <draw:object draw:notify-on-update-of-ranges="'cat fur'.B2:'cat fur'.B489 'cat fur'.C1:'cat fur'.C1 'cat fur'.C2:'cat fur'.C48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timestamp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roximity</text:p>
          </table:table-cell>
        </table:table-row>
        <table:table-row table:style-name="ro1">
          <table:table-cell office:value-type="float" office:value="1170388" calcext:value-type="float">
            <text:p>1170388</text:p>
          </table:table-cell>
          <table:table-cell office:value-type="float" office:value="0" calcext:value-type="float">
            <text:p>0.00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0442" calcext:value-type="float">
            <text:p>1170442</text:p>
          </table:table-cell>
          <table:table-cell table:formula="of:=([.A3]-[.A$2])/1000" office:value-type="float" office:value="0.054" calcext:value-type="float">
            <text:p>0.05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70496" calcext:value-type="float">
            <text:p>1170496</text:p>
          </table:table-cell>
          <table:table-cell table:formula="of:=([.A4]-[.A$2])/1000" office:value-type="float" office:value="0.108" calcext:value-type="float">
            <text:p>0.10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0551" calcext:value-type="float">
            <text:p>1170551</text:p>
          </table:table-cell>
          <table:table-cell table:formula="of:=([.A5]-[.A$2])/1000" office:value-type="float" office:value="0.163" calcext:value-type="float">
            <text:p>0.16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0605" calcext:value-type="float">
            <text:p>1170605</text:p>
          </table:table-cell>
          <table:table-cell table:formula="of:=([.A6]-[.A$2])/1000" office:value-type="float" office:value="0.217" calcext:value-type="float">
            <text:p>0.21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0660" calcext:value-type="float">
            <text:p>1170660</text:p>
          </table:table-cell>
          <table:table-cell table:formula="of:=([.A7]-[.A$2])/1000" office:value-type="float" office:value="0.272" calcext:value-type="float">
            <text:p>0.27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0714" calcext:value-type="float">
            <text:p>1170714</text:p>
          </table:table-cell>
          <table:table-cell table:formula="of:=([.A8]-[.A$2])/1000" office:value-type="float" office:value="0.326" calcext:value-type="float">
            <text:p>0.32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0768" calcext:value-type="float">
            <text:p>1170768</text:p>
          </table:table-cell>
          <table:table-cell table:formula="of:=([.A9]-[.A$2])/1000" office:value-type="float" office:value="0.38" calcext:value-type="float">
            <text:p>0.38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70822" calcext:value-type="float">
            <text:p>1170822</text:p>
          </table:table-cell>
          <table:table-cell table:formula="of:=([.A10]-[.A$2])/1000" office:value-type="float" office:value="0.434" calcext:value-type="float">
            <text:p>0.43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0876" calcext:value-type="float">
            <text:p>1170876</text:p>
          </table:table-cell>
          <table:table-cell table:formula="of:=([.A11]-[.A$2])/1000" office:value-type="float" office:value="0.488" calcext:value-type="float">
            <text:p>0.48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0931" calcext:value-type="float">
            <text:p>1170931</text:p>
          </table:table-cell>
          <table:table-cell table:formula="of:=([.A12]-[.A$2])/1000" office:value-type="float" office:value="0.543" calcext:value-type="float">
            <text:p>0.54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70985" calcext:value-type="float">
            <text:p>1170985</text:p>
          </table:table-cell>
          <table:table-cell table:formula="of:=([.A13]-[.A$2])/1000" office:value-type="float" office:value="0.597" calcext:value-type="float">
            <text:p>0.59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1039" calcext:value-type="float">
            <text:p>1171039</text:p>
          </table:table-cell>
          <table:table-cell table:formula="of:=([.A14]-[.A$2])/1000" office:value-type="float" office:value="0.651" calcext:value-type="float">
            <text:p>0.65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71093" calcext:value-type="float">
            <text:p>1171093</text:p>
          </table:table-cell>
          <table:table-cell table:formula="of:=([.A15]-[.A$2])/1000" office:value-type="float" office:value="0.705" calcext:value-type="float">
            <text:p>0.70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1147" calcext:value-type="float">
            <text:p>1171147</text:p>
          </table:table-cell>
          <table:table-cell table:formula="of:=([.A16]-[.A$2])/1000" office:value-type="float" office:value="0.759" calcext:value-type="float">
            <text:p>0.75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1201" calcext:value-type="float">
            <text:p>1171201</text:p>
          </table:table-cell>
          <table:table-cell table:formula="of:=([.A17]-[.A$2])/1000" office:value-type="float" office:value="0.813" calcext:value-type="float">
            <text:p>0.8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1255" calcext:value-type="float">
            <text:p>1171255</text:p>
          </table:table-cell>
          <table:table-cell table:formula="of:=([.A18]-[.A$2])/1000" office:value-type="float" office:value="0.867" calcext:value-type="float">
            <text:p>0.86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1309" calcext:value-type="float">
            <text:p>1171309</text:p>
          </table:table-cell>
          <table:table-cell table:formula="of:=([.A19]-[.A$2])/1000" office:value-type="float" office:value="0.921" calcext:value-type="float">
            <text:p>0.92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1363" calcext:value-type="float">
            <text:p>1171363</text:p>
          </table:table-cell>
          <table:table-cell table:formula="of:=([.A20]-[.A$2])/1000" office:value-type="float" office:value="0.975" calcext:value-type="float">
            <text:p>0.9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1417" calcext:value-type="float">
            <text:p>1171417</text:p>
          </table:table-cell>
          <table:table-cell table:formula="of:=([.A21]-[.A$2])/1000" office:value-type="float" office:value="1.029" calcext:value-type="float">
            <text:p>1.02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1471" calcext:value-type="float">
            <text:p>1171471</text:p>
          </table:table-cell>
          <table:table-cell table:formula="of:=([.A22]-[.A$2])/1000" office:value-type="float" office:value="1.083" calcext:value-type="float">
            <text:p>1.08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71525" calcext:value-type="float">
            <text:p>1171525</text:p>
          </table:table-cell>
          <table:table-cell table:formula="of:=([.A23]-[.A$2])/1000" office:value-type="float" office:value="1.137" calcext:value-type="float">
            <text:p>1.13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1579" calcext:value-type="float">
            <text:p>1171579</text:p>
          </table:table-cell>
          <table:table-cell table:formula="of:=([.A24]-[.A$2])/1000" office:value-type="float" office:value="1.191" calcext:value-type="float">
            <text:p>1.19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1634" calcext:value-type="float">
            <text:p>1171634</text:p>
          </table:table-cell>
          <table:table-cell table:formula="of:=([.A25]-[.A$2])/1000" office:value-type="float" office:value="1.246" calcext:value-type="float">
            <text:p>1.24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1688" calcext:value-type="float">
            <text:p>1171688</text:p>
          </table:table-cell>
          <table:table-cell table:formula="of:=([.A26]-[.A$2])/1000" office:value-type="float" office:value="1.3" calcext:value-type="float">
            <text:p>1.30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71742" calcext:value-type="float">
            <text:p>1171742</text:p>
          </table:table-cell>
          <table:table-cell table:formula="of:=([.A27]-[.A$2])/1000" office:value-type="float" office:value="1.354" calcext:value-type="float">
            <text:p>1.35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1796" calcext:value-type="float">
            <text:p>1171796</text:p>
          </table:table-cell>
          <table:table-cell table:formula="of:=([.A28]-[.A$2])/1000" office:value-type="float" office:value="1.408" calcext:value-type="float">
            <text:p>1.40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1850" calcext:value-type="float">
            <text:p>1171850</text:p>
          </table:table-cell>
          <table:table-cell table:formula="of:=([.A29]-[.A$2])/1000" office:value-type="float" office:value="1.462" calcext:value-type="float">
            <text:p>1.46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1904" calcext:value-type="float">
            <text:p>1171904</text:p>
          </table:table-cell>
          <table:table-cell table:formula="of:=([.A30]-[.A$2])/1000" office:value-type="float" office:value="1.516" calcext:value-type="float">
            <text:p>1.51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71959" calcext:value-type="float">
            <text:p>1171959</text:p>
          </table:table-cell>
          <table:table-cell table:formula="of:=([.A31]-[.A$2])/1000" office:value-type="float" office:value="1.571" calcext:value-type="float">
            <text:p>1.57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2013" calcext:value-type="float">
            <text:p>1172013</text:p>
          </table:table-cell>
          <table:table-cell table:formula="of:=([.A32]-[.A$2])/1000" office:value-type="float" office:value="1.625" calcext:value-type="float">
            <text:p>1.62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2067" calcext:value-type="float">
            <text:p>1172067</text:p>
          </table:table-cell>
          <table:table-cell table:formula="of:=([.A33]-[.A$2])/1000" office:value-type="float" office:value="1.679" calcext:value-type="float">
            <text:p>1.67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72121" calcext:value-type="float">
            <text:p>1172121</text:p>
          </table:table-cell>
          <table:table-cell table:formula="of:=([.A34]-[.A$2])/1000" office:value-type="float" office:value="1.733" calcext:value-type="float">
            <text:p>1.73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2175" calcext:value-type="float">
            <text:p>1172175</text:p>
          </table:table-cell>
          <table:table-cell table:formula="of:=([.A35]-[.A$2])/1000" office:value-type="float" office:value="1.787" calcext:value-type="float">
            <text:p>1.78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72229" calcext:value-type="float">
            <text:p>1172229</text:p>
          </table:table-cell>
          <table:table-cell table:formula="of:=([.A36]-[.A$2])/1000" office:value-type="float" office:value="1.841" calcext:value-type="float">
            <text:p>1.84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2283" calcext:value-type="float">
            <text:p>1172283</text:p>
          </table:table-cell>
          <table:table-cell table:formula="of:=([.A37]-[.A$2])/1000" office:value-type="float" office:value="1.895" calcext:value-type="float">
            <text:p>1.89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2337" calcext:value-type="float">
            <text:p>1172337</text:p>
          </table:table-cell>
          <table:table-cell table:formula="of:=([.A38]-[.A$2])/1000" office:value-type="float" office:value="1.949" calcext:value-type="float">
            <text:p>1.94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2391" calcext:value-type="float">
            <text:p>1172391</text:p>
          </table:table-cell>
          <table:table-cell table:formula="of:=([.A39]-[.A$2])/1000" office:value-type="float" office:value="2.003" calcext:value-type="float">
            <text:p>2.00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2445" calcext:value-type="float">
            <text:p>1172445</text:p>
          </table:table-cell>
          <table:table-cell table:formula="of:=([.A40]-[.A$2])/1000" office:value-type="float" office:value="2.057" calcext:value-type="float">
            <text:p>2.05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2499" calcext:value-type="float">
            <text:p>1172499</text:p>
          </table:table-cell>
          <table:table-cell table:formula="of:=([.A41]-[.A$2])/1000" office:value-type="float" office:value="2.111" calcext:value-type="float">
            <text:p>2.11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2554" calcext:value-type="float">
            <text:p>1172554</text:p>
          </table:table-cell>
          <table:table-cell table:formula="of:=([.A42]-[.A$2])/1000" office:value-type="float" office:value="2.166" calcext:value-type="float">
            <text:p>2.16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2608" calcext:value-type="float">
            <text:p>1172608</text:p>
          </table:table-cell>
          <table:table-cell table:formula="of:=([.A43]-[.A$2])/1000" office:value-type="float" office:value="2.22" calcext:value-type="float">
            <text:p>2.22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2662" calcext:value-type="float">
            <text:p>1172662</text:p>
          </table:table-cell>
          <table:table-cell table:formula="of:=([.A44]-[.A$2])/1000" office:value-type="float" office:value="2.274" calcext:value-type="float">
            <text:p>2.27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2716" calcext:value-type="float">
            <text:p>1172716</text:p>
          </table:table-cell>
          <table:table-cell table:formula="of:=([.A45]-[.A$2])/1000" office:value-type="float" office:value="2.328" calcext:value-type="float">
            <text:p>2.32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2771" calcext:value-type="float">
            <text:p>1172771</text:p>
          </table:table-cell>
          <table:table-cell table:formula="of:=([.A46]-[.A$2])/1000" office:value-type="float" office:value="2.383" calcext:value-type="float">
            <text:p>2.38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2825" calcext:value-type="float">
            <text:p>1172825</text:p>
          </table:table-cell>
          <table:table-cell table:formula="of:=([.A47]-[.A$2])/1000" office:value-type="float" office:value="2.437" calcext:value-type="float">
            <text:p>2.43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2879" calcext:value-type="float">
            <text:p>1172879</text:p>
          </table:table-cell>
          <table:table-cell table:formula="of:=([.A48]-[.A$2])/1000" office:value-type="float" office:value="2.491" calcext:value-type="float">
            <text:p>2.49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2933" calcext:value-type="float">
            <text:p>1172933</text:p>
          </table:table-cell>
          <table:table-cell table:formula="of:=([.A49]-[.A$2])/1000" office:value-type="float" office:value="2.545" calcext:value-type="float">
            <text:p>2.54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2987" calcext:value-type="float">
            <text:p>1172987</text:p>
          </table:table-cell>
          <table:table-cell table:formula="of:=([.A50]-[.A$2])/1000" office:value-type="float" office:value="2.599" calcext:value-type="float">
            <text:p>2.5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3041" calcext:value-type="float">
            <text:p>1173041</text:p>
          </table:table-cell>
          <table:table-cell table:formula="of:=([.A51]-[.A$2])/1000" office:value-type="float" office:value="2.653" calcext:value-type="float">
            <text:p>2.65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3095" calcext:value-type="float">
            <text:p>1173095</text:p>
          </table:table-cell>
          <table:table-cell table:formula="of:=([.A52]-[.A$2])/1000" office:value-type="float" office:value="2.707" calcext:value-type="float">
            <text:p>2.70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3149" calcext:value-type="float">
            <text:p>1173149</text:p>
          </table:table-cell>
          <table:table-cell table:formula="of:=([.A53]-[.A$2])/1000" office:value-type="float" office:value="2.761" calcext:value-type="float">
            <text:p>2.76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3203" calcext:value-type="float">
            <text:p>1173203</text:p>
          </table:table-cell>
          <table:table-cell table:formula="of:=([.A54]-[.A$2])/1000" office:value-type="float" office:value="2.815" calcext:value-type="float">
            <text:p>2.81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3257" calcext:value-type="float">
            <text:p>1173257</text:p>
          </table:table-cell>
          <table:table-cell table:formula="of:=([.A55]-[.A$2])/1000" office:value-type="float" office:value="2.869" calcext:value-type="float">
            <text:p>2.86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3311" calcext:value-type="float">
            <text:p>1173311</text:p>
          </table:table-cell>
          <table:table-cell table:formula="of:=([.A56]-[.A$2])/1000" office:value-type="float" office:value="2.923" calcext:value-type="float">
            <text:p>2.92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73365" calcext:value-type="float">
            <text:p>1173365</text:p>
          </table:table-cell>
          <table:table-cell table:formula="of:=([.A57]-[.A$2])/1000" office:value-type="float" office:value="2.977" calcext:value-type="float">
            <text:p>2.97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73419" calcext:value-type="float">
            <text:p>1173419</text:p>
          </table:table-cell>
          <table:table-cell table:formula="of:=([.A58]-[.A$2])/1000" office:value-type="float" office:value="3.031" calcext:value-type="float">
            <text:p>3.03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3473" calcext:value-type="float">
            <text:p>1173473</text:p>
          </table:table-cell>
          <table:table-cell table:formula="of:=([.A59]-[.A$2])/1000" office:value-type="float" office:value="3.085" calcext:value-type="float">
            <text:p>3.08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3528" calcext:value-type="float">
            <text:p>1173528</text:p>
          </table:table-cell>
          <table:table-cell table:formula="of:=([.A60]-[.A$2])/1000" office:value-type="float" office:value="3.14" calcext:value-type="float">
            <text:p>3.14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3582" calcext:value-type="float">
            <text:p>1173582</text:p>
          </table:table-cell>
          <table:table-cell table:formula="of:=([.A61]-[.A$2])/1000" office:value-type="float" office:value="3.194" calcext:value-type="float">
            <text:p>3.19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3636" calcext:value-type="float">
            <text:p>1173636</text:p>
          </table:table-cell>
          <table:table-cell table:formula="of:=([.A62]-[.A$2])/1000" office:value-type="float" office:value="3.248" calcext:value-type="float">
            <text:p>3.24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3690" calcext:value-type="float">
            <text:p>1173690</text:p>
          </table:table-cell>
          <table:table-cell table:formula="of:=([.A63]-[.A$2])/1000" office:value-type="float" office:value="3.302" calcext:value-type="float">
            <text:p>3.3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3744" calcext:value-type="float">
            <text:p>1173744</text:p>
          </table:table-cell>
          <table:table-cell table:formula="of:=([.A64]-[.A$2])/1000" office:value-type="float" office:value="3.356" calcext:value-type="float">
            <text:p>3.356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3798" calcext:value-type="float">
            <text:p>1173798</text:p>
          </table:table-cell>
          <table:table-cell table:formula="of:=([.A65]-[.A$2])/1000" office:value-type="float" office:value="3.41" calcext:value-type="float">
            <text:p>3.41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3852" calcext:value-type="float">
            <text:p>1173852</text:p>
          </table:table-cell>
          <table:table-cell table:formula="of:=([.A66]-[.A$2])/1000" office:value-type="float" office:value="3.464" calcext:value-type="float">
            <text:p>3.46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3906" calcext:value-type="float">
            <text:p>1173906</text:p>
          </table:table-cell>
          <table:table-cell table:formula="of:=([.A67]-[.A$2])/1000" office:value-type="float" office:value="3.518" calcext:value-type="float">
            <text:p>3.51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3961" calcext:value-type="float">
            <text:p>1173961</text:p>
          </table:table-cell>
          <table:table-cell table:formula="of:=([.A68]-[.A$2])/1000" office:value-type="float" office:value="3.573" calcext:value-type="float">
            <text:p>3.57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4015" calcext:value-type="float">
            <text:p>1174015</text:p>
          </table:table-cell>
          <table:table-cell table:formula="of:=([.A69]-[.A$2])/1000" office:value-type="float" office:value="3.627" calcext:value-type="float">
            <text:p>3.62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4069" calcext:value-type="float">
            <text:p>1174069</text:p>
          </table:table-cell>
          <table:table-cell table:formula="of:=([.A70]-[.A$2])/1000" office:value-type="float" office:value="3.681" calcext:value-type="float">
            <text:p>3.68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4123" calcext:value-type="float">
            <text:p>1174123</text:p>
          </table:table-cell>
          <table:table-cell table:formula="of:=([.A71]-[.A$2])/1000" office:value-type="float" office:value="3.735" calcext:value-type="float">
            <text:p>3.73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4177" calcext:value-type="float">
            <text:p>1174177</text:p>
          </table:table-cell>
          <table:table-cell table:formula="of:=([.A72]-[.A$2])/1000" office:value-type="float" office:value="3.789" calcext:value-type="float">
            <text:p>3.78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4231" calcext:value-type="float">
            <text:p>1174231</text:p>
          </table:table-cell>
          <table:table-cell table:formula="of:=([.A73]-[.A$2])/1000" office:value-type="float" office:value="3.843" calcext:value-type="float">
            <text:p>3.84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4285" calcext:value-type="float">
            <text:p>1174285</text:p>
          </table:table-cell>
          <table:table-cell table:formula="of:=([.A74]-[.A$2])/1000" office:value-type="float" office:value="3.897" calcext:value-type="float">
            <text:p>3.89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4339" calcext:value-type="float">
            <text:p>1174339</text:p>
          </table:table-cell>
          <table:table-cell table:formula="of:=([.A75]-[.A$2])/1000" office:value-type="float" office:value="3.951" calcext:value-type="float">
            <text:p>3.95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4393" calcext:value-type="float">
            <text:p>1174393</text:p>
          </table:table-cell>
          <table:table-cell table:formula="of:=([.A76]-[.A$2])/1000" office:value-type="float" office:value="4.005" calcext:value-type="float">
            <text:p>4.00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4447" calcext:value-type="float">
            <text:p>1174447</text:p>
          </table:table-cell>
          <table:table-cell table:formula="of:=([.A77]-[.A$2])/1000" office:value-type="float" office:value="4.059" calcext:value-type="float">
            <text:p>4.05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4502" calcext:value-type="float">
            <text:p>1174502</text:p>
          </table:table-cell>
          <table:table-cell table:formula="of:=([.A78]-[.A$2])/1000" office:value-type="float" office:value="4.114" calcext:value-type="float">
            <text:p>4.11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4556" calcext:value-type="float">
            <text:p>1174556</text:p>
          </table:table-cell>
          <table:table-cell table:formula="of:=([.A79]-[.A$2])/1000" office:value-type="float" office:value="4.168" calcext:value-type="float">
            <text:p>4.16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74610" calcext:value-type="float">
            <text:p>1174610</text:p>
          </table:table-cell>
          <table:table-cell table:formula="of:=([.A80]-[.A$2])/1000" office:value-type="float" office:value="4.222" calcext:value-type="float">
            <text:p>4.22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74664" calcext:value-type="float">
            <text:p>1174664</text:p>
          </table:table-cell>
          <table:table-cell table:formula="of:=([.A81]-[.A$2])/1000" office:value-type="float" office:value="4.276" calcext:value-type="float">
            <text:p>4.27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4718" calcext:value-type="float">
            <text:p>1174718</text:p>
          </table:table-cell>
          <table:table-cell table:formula="of:=([.A82]-[.A$2])/1000" office:value-type="float" office:value="4.33" calcext:value-type="float">
            <text:p>4.33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4773" calcext:value-type="float">
            <text:p>1174773</text:p>
          </table:table-cell>
          <table:table-cell table:formula="of:=([.A83]-[.A$2])/1000" office:value-type="float" office:value="4.385" calcext:value-type="float">
            <text:p>4.38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4827" calcext:value-type="float">
            <text:p>1174827</text:p>
          </table:table-cell>
          <table:table-cell table:formula="of:=([.A84]-[.A$2])/1000" office:value-type="float" office:value="4.439" calcext:value-type="float">
            <text:p>4.43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4881" calcext:value-type="float">
            <text:p>1174881</text:p>
          </table:table-cell>
          <table:table-cell table:formula="of:=([.A85]-[.A$2])/1000" office:value-type="float" office:value="4.493" calcext:value-type="float">
            <text:p>4.49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4935" calcext:value-type="float">
            <text:p>1174935</text:p>
          </table:table-cell>
          <table:table-cell table:formula="of:=([.A86]-[.A$2])/1000" office:value-type="float" office:value="4.547" calcext:value-type="float">
            <text:p>4.54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74989" calcext:value-type="float">
            <text:p>1174989</text:p>
          </table:table-cell>
          <table:table-cell table:formula="of:=([.A87]-[.A$2])/1000" office:value-type="float" office:value="4.601" calcext:value-type="float">
            <text:p>4.6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5043" calcext:value-type="float">
            <text:p>1175043</text:p>
          </table:table-cell>
          <table:table-cell table:formula="of:=([.A88]-[.A$2])/1000" office:value-type="float" office:value="4.655" calcext:value-type="float">
            <text:p>4.65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5097" calcext:value-type="float">
            <text:p>1175097</text:p>
          </table:table-cell>
          <table:table-cell table:formula="of:=([.A89]-[.A$2])/1000" office:value-type="float" office:value="4.709" calcext:value-type="float">
            <text:p>4.70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5151" calcext:value-type="float">
            <text:p>1175151</text:p>
          </table:table-cell>
          <table:table-cell table:formula="of:=([.A90]-[.A$2])/1000" office:value-type="float" office:value="4.763" calcext:value-type="float">
            <text:p>4.76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5205" calcext:value-type="float">
            <text:p>1175205</text:p>
          </table:table-cell>
          <table:table-cell table:formula="of:=([.A91]-[.A$2])/1000" office:value-type="float" office:value="4.817" calcext:value-type="float">
            <text:p>4.81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75259" calcext:value-type="float">
            <text:p>1175259</text:p>
          </table:table-cell>
          <table:table-cell table:formula="of:=([.A92]-[.A$2])/1000" office:value-type="float" office:value="4.871" calcext:value-type="float">
            <text:p>4.87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5313" calcext:value-type="float">
            <text:p>1175313</text:p>
          </table:table-cell>
          <table:table-cell table:formula="of:=([.A93]-[.A$2])/1000" office:value-type="float" office:value="4.925" calcext:value-type="float">
            <text:p>4.92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5367" calcext:value-type="float">
            <text:p>1175367</text:p>
          </table:table-cell>
          <table:table-cell table:formula="of:=([.A94]-[.A$2])/1000" office:value-type="float" office:value="4.979" calcext:value-type="float">
            <text:p>4.97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5422" calcext:value-type="float">
            <text:p>1175422</text:p>
          </table:table-cell>
          <table:table-cell table:formula="of:=([.A95]-[.A$2])/1000" office:value-type="float" office:value="5.034" calcext:value-type="float">
            <text:p>5.03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5476" calcext:value-type="float">
            <text:p>1175476</text:p>
          </table:table-cell>
          <table:table-cell table:formula="of:=([.A96]-[.A$2])/1000" office:value-type="float" office:value="5.088" calcext:value-type="float">
            <text:p>5.08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75531" calcext:value-type="float">
            <text:p>1175531</text:p>
          </table:table-cell>
          <table:table-cell table:formula="of:=([.A97]-[.A$2])/1000" office:value-type="float" office:value="5.143" calcext:value-type="float">
            <text:p>5.14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5585" calcext:value-type="float">
            <text:p>1175585</text:p>
          </table:table-cell>
          <table:table-cell table:formula="of:=([.A98]-[.A$2])/1000" office:value-type="float" office:value="5.197" calcext:value-type="float">
            <text:p>5.19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5639" calcext:value-type="float">
            <text:p>1175639</text:p>
          </table:table-cell>
          <table:table-cell table:formula="of:=([.A99]-[.A$2])/1000" office:value-type="float" office:value="5.251" calcext:value-type="float">
            <text:p>5.25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5693" calcext:value-type="float">
            <text:p>1175693</text:p>
          </table:table-cell>
          <table:table-cell table:formula="of:=([.A100]-[.A$2])/1000" office:value-type="float" office:value="5.305" calcext:value-type="float">
            <text:p>5.30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5747" calcext:value-type="float">
            <text:p>1175747</text:p>
          </table:table-cell>
          <table:table-cell table:formula="of:=([.A101]-[.A$2])/1000" office:value-type="float" office:value="5.359" calcext:value-type="float">
            <text:p>5.35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5801" calcext:value-type="float">
            <text:p>1175801</text:p>
          </table:table-cell>
          <table:table-cell table:formula="of:=([.A102]-[.A$2])/1000" office:value-type="float" office:value="5.413" calcext:value-type="float">
            <text:p>5.41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5855" calcext:value-type="float">
            <text:p>1175855</text:p>
          </table:table-cell>
          <table:table-cell table:formula="of:=([.A103]-[.A$2])/1000" office:value-type="float" office:value="5.467" calcext:value-type="float">
            <text:p>5.46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5909" calcext:value-type="float">
            <text:p>1175909</text:p>
          </table:table-cell>
          <table:table-cell table:formula="of:=([.A104]-[.A$2])/1000" office:value-type="float" office:value="5.521" calcext:value-type="float">
            <text:p>5.52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75963" calcext:value-type="float">
            <text:p>1175963</text:p>
          </table:table-cell>
          <table:table-cell table:formula="of:=([.A105]-[.A$2])/1000" office:value-type="float" office:value="5.575" calcext:value-type="float">
            <text:p>5.5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6017" calcext:value-type="float">
            <text:p>1176017</text:p>
          </table:table-cell>
          <table:table-cell table:formula="of:=([.A106]-[.A$2])/1000" office:value-type="float" office:value="5.629" calcext:value-type="float">
            <text:p>5.62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6071" calcext:value-type="float">
            <text:p>1176071</text:p>
          </table:table-cell>
          <table:table-cell table:formula="of:=([.A107]-[.A$2])/1000" office:value-type="float" office:value="5.683" calcext:value-type="float">
            <text:p>5.68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6125" calcext:value-type="float">
            <text:p>1176125</text:p>
          </table:table-cell>
          <table:table-cell table:formula="of:=([.A108]-[.A$2])/1000" office:value-type="float" office:value="5.737" calcext:value-type="float">
            <text:p>5.73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6179" calcext:value-type="float">
            <text:p>1176179</text:p>
          </table:table-cell>
          <table:table-cell table:formula="of:=([.A109]-[.A$2])/1000" office:value-type="float" office:value="5.791" calcext:value-type="float">
            <text:p>5.79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6233" calcext:value-type="float">
            <text:p>1176233</text:p>
          </table:table-cell>
          <table:table-cell table:formula="of:=([.A110]-[.A$2])/1000" office:value-type="float" office:value="5.845" calcext:value-type="float">
            <text:p>5.84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6287" calcext:value-type="float">
            <text:p>1176287</text:p>
          </table:table-cell>
          <table:table-cell table:formula="of:=([.A111]-[.A$2])/1000" office:value-type="float" office:value="5.899" calcext:value-type="float">
            <text:p>5.8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6341" calcext:value-type="float">
            <text:p>1176341</text:p>
          </table:table-cell>
          <table:table-cell table:formula="of:=([.A112]-[.A$2])/1000" office:value-type="float" office:value="5.953" calcext:value-type="float">
            <text:p>5.95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6396" calcext:value-type="float">
            <text:p>1176396</text:p>
          </table:table-cell>
          <table:table-cell table:formula="of:=([.A113]-[.A$2])/1000" office:value-type="float" office:value="6.008" calcext:value-type="float">
            <text:p>6.00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6450" calcext:value-type="float">
            <text:p>1176450</text:p>
          </table:table-cell>
          <table:table-cell table:formula="of:=([.A114]-[.A$2])/1000" office:value-type="float" office:value="6.062" calcext:value-type="float">
            <text:p>6.06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6504" calcext:value-type="float">
            <text:p>1176504</text:p>
          </table:table-cell>
          <table:table-cell table:formula="of:=([.A115]-[.A$2])/1000" office:value-type="float" office:value="6.116" calcext:value-type="float">
            <text:p>6.11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6558" calcext:value-type="float">
            <text:p>1176558</text:p>
          </table:table-cell>
          <table:table-cell table:formula="of:=([.A116]-[.A$2])/1000" office:value-type="float" office:value="6.17" calcext:value-type="float">
            <text:p>6.17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6612" calcext:value-type="float">
            <text:p>1176612</text:p>
          </table:table-cell>
          <table:table-cell table:formula="of:=([.A117]-[.A$2])/1000" office:value-type="float" office:value="6.224" calcext:value-type="float">
            <text:p>6.22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6666" calcext:value-type="float">
            <text:p>1176666</text:p>
          </table:table-cell>
          <table:table-cell table:formula="of:=([.A118]-[.A$2])/1000" office:value-type="float" office:value="6.278" calcext:value-type="float">
            <text:p>6.27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6720" calcext:value-type="float">
            <text:p>1176720</text:p>
          </table:table-cell>
          <table:table-cell table:formula="of:=([.A119]-[.A$2])/1000" office:value-type="float" office:value="6.332" calcext:value-type="float">
            <text:p>6.33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6775" calcext:value-type="float">
            <text:p>1176775</text:p>
          </table:table-cell>
          <table:table-cell table:formula="of:=([.A120]-[.A$2])/1000" office:value-type="float" office:value="6.387" calcext:value-type="float">
            <text:p>6.38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76829" calcext:value-type="float">
            <text:p>1176829</text:p>
          </table:table-cell>
          <table:table-cell table:formula="of:=([.A121]-[.A$2])/1000" office:value-type="float" office:value="6.441" calcext:value-type="float">
            <text:p>6.44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76883" calcext:value-type="float">
            <text:p>1176883</text:p>
          </table:table-cell>
          <table:table-cell table:formula="of:=([.A122]-[.A$2])/1000" office:value-type="float" office:value="6.495" calcext:value-type="float">
            <text:p>6.49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6937" calcext:value-type="float">
            <text:p>1176937</text:p>
          </table:table-cell>
          <table:table-cell table:formula="of:=([.A123]-[.A$2])/1000" office:value-type="float" office:value="6.549" calcext:value-type="float">
            <text:p>6.54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6991" calcext:value-type="float">
            <text:p>1176991</text:p>
          </table:table-cell>
          <table:table-cell table:formula="of:=([.A124]-[.A$2])/1000" office:value-type="float" office:value="6.603" calcext:value-type="float">
            <text:p>6.60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7045" calcext:value-type="float">
            <text:p>1177045</text:p>
          </table:table-cell>
          <table:table-cell table:formula="of:=([.A125]-[.A$2])/1000" office:value-type="float" office:value="6.657" calcext:value-type="float">
            <text:p>6.65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7099" calcext:value-type="float">
            <text:p>1177099</text:p>
          </table:table-cell>
          <table:table-cell table:formula="of:=([.A126]-[.A$2])/1000" office:value-type="float" office:value="6.711" calcext:value-type="float">
            <text:p>6.71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7153" calcext:value-type="float">
            <text:p>1177153</text:p>
          </table:table-cell>
          <table:table-cell table:formula="of:=([.A127]-[.A$2])/1000" office:value-type="float" office:value="6.765" calcext:value-type="float">
            <text:p>6.76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77207" calcext:value-type="float">
            <text:p>1177207</text:p>
          </table:table-cell>
          <table:table-cell table:formula="of:=([.A128]-[.A$2])/1000" office:value-type="float" office:value="6.819" calcext:value-type="float">
            <text:p>6.81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77261" calcext:value-type="float">
            <text:p>1177261</text:p>
          </table:table-cell>
          <table:table-cell table:formula="of:=([.A129]-[.A$2])/1000" office:value-type="float" office:value="6.873" calcext:value-type="float">
            <text:p>6.87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77315" calcext:value-type="float">
            <text:p>1177315</text:p>
          </table:table-cell>
          <table:table-cell table:formula="of:=([.A130]-[.A$2])/1000" office:value-type="float" office:value="6.927" calcext:value-type="float">
            <text:p>6.9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77370" calcext:value-type="float">
            <text:p>1177370</text:p>
          </table:table-cell>
          <table:table-cell table:formula="of:=([.A131]-[.A$2])/1000" office:value-type="float" office:value="6.982" calcext:value-type="float">
            <text:p>6.98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7424" calcext:value-type="float">
            <text:p>1177424</text:p>
          </table:table-cell>
          <table:table-cell table:formula="of:=([.A132]-[.A$2])/1000" office:value-type="float" office:value="7.036" calcext:value-type="float">
            <text:p>7.03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7478" calcext:value-type="float">
            <text:p>1177478</text:p>
          </table:table-cell>
          <table:table-cell table:formula="of:=([.A133]-[.A$2])/1000" office:value-type="float" office:value="7.09" calcext:value-type="float">
            <text:p>7.09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77532" calcext:value-type="float">
            <text:p>1177532</text:p>
          </table:table-cell>
          <table:table-cell table:formula="of:=([.A134]-[.A$2])/1000" office:value-type="float" office:value="7.144" calcext:value-type="float">
            <text:p>7.14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77586" calcext:value-type="float">
            <text:p>1177586</text:p>
          </table:table-cell>
          <table:table-cell table:formula="of:=([.A135]-[.A$2])/1000" office:value-type="float" office:value="7.198" calcext:value-type="float">
            <text:p>7.19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7641" calcext:value-type="float">
            <text:p>1177641</text:p>
          </table:table-cell>
          <table:table-cell table:formula="of:=([.A136]-[.A$2])/1000" office:value-type="float" office:value="7.253" calcext:value-type="float">
            <text:p>7.25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7695" calcext:value-type="float">
            <text:p>1177695</text:p>
          </table:table-cell>
          <table:table-cell table:formula="of:=([.A137]-[.A$2])/1000" office:value-type="float" office:value="7.307" calcext:value-type="float">
            <text:p>7.30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7749" calcext:value-type="float">
            <text:p>1177749</text:p>
          </table:table-cell>
          <table:table-cell table:formula="of:=([.A138]-[.A$2])/1000" office:value-type="float" office:value="7.361" calcext:value-type="float">
            <text:p>7.36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7803" calcext:value-type="float">
            <text:p>1177803</text:p>
          </table:table-cell>
          <table:table-cell table:formula="of:=([.A139]-[.A$2])/1000" office:value-type="float" office:value="7.415" calcext:value-type="float">
            <text:p>7.41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7857" calcext:value-type="float">
            <text:p>1177857</text:p>
          </table:table-cell>
          <table:table-cell table:formula="of:=([.A140]-[.A$2])/1000" office:value-type="float" office:value="7.469" calcext:value-type="float">
            <text:p>7.46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77911" calcext:value-type="float">
            <text:p>1177911</text:p>
          </table:table-cell>
          <table:table-cell table:formula="of:=([.A141]-[.A$2])/1000" office:value-type="float" office:value="7.523" calcext:value-type="float">
            <text:p>7.5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77965" calcext:value-type="float">
            <text:p>1177965</text:p>
          </table:table-cell>
          <table:table-cell table:formula="of:=([.A142]-[.A$2])/1000" office:value-type="float" office:value="7.577" calcext:value-type="float">
            <text:p>7.57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78019" calcext:value-type="float">
            <text:p>1178019</text:p>
          </table:table-cell>
          <table:table-cell table:formula="of:=([.A143]-[.A$2])/1000" office:value-type="float" office:value="7.631" calcext:value-type="float">
            <text:p>7.6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78073" calcext:value-type="float">
            <text:p>1178073</text:p>
          </table:table-cell>
          <table:table-cell table:formula="of:=([.A144]-[.A$2])/1000" office:value-type="float" office:value="7.685" calcext:value-type="float">
            <text:p>7.6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78127" calcext:value-type="float">
            <text:p>1178127</text:p>
          </table:table-cell>
          <table:table-cell table:formula="of:=([.A145]-[.A$2])/1000" office:value-type="float" office:value="7.739" calcext:value-type="float">
            <text:p>7.73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178181" calcext:value-type="float">
            <text:p>1178181</text:p>
          </table:table-cell>
          <table:table-cell table:formula="of:=([.A146]-[.A$2])/1000" office:value-type="float" office:value="7.793" calcext:value-type="float">
            <text:p>7.79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78235" calcext:value-type="float">
            <text:p>1178235</text:p>
          </table:table-cell>
          <table:table-cell table:formula="of:=([.A147]-[.A$2])/1000" office:value-type="float" office:value="7.847" calcext:value-type="float">
            <text:p>7.84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178290" calcext:value-type="float">
            <text:p>1178290</text:p>
          </table:table-cell>
          <table:table-cell table:formula="of:=([.A148]-[.A$2])/1000" office:value-type="float" office:value="7.902" calcext:value-type="float">
            <text:p>7.90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78344" calcext:value-type="float">
            <text:p>1178344</text:p>
          </table:table-cell>
          <table:table-cell table:formula="of:=([.A149]-[.A$2])/1000" office:value-type="float" office:value="7.956" calcext:value-type="float">
            <text:p>7.95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78399" calcext:value-type="float">
            <text:p>1178399</text:p>
          </table:table-cell>
          <table:table-cell table:formula="of:=([.A150]-[.A$2])/1000" office:value-type="float" office:value="8.011" calcext:value-type="float">
            <text:p>8.01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8453" calcext:value-type="float">
            <text:p>1178453</text:p>
          </table:table-cell>
          <table:table-cell table:formula="of:=([.A151]-[.A$2])/1000" office:value-type="float" office:value="8.065" calcext:value-type="float">
            <text:p>8.06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8507" calcext:value-type="float">
            <text:p>1178507</text:p>
          </table:table-cell>
          <table:table-cell table:formula="of:=([.A152]-[.A$2])/1000" office:value-type="float" office:value="8.119" calcext:value-type="float">
            <text:p>8.11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78561" calcext:value-type="float">
            <text:p>1178561</text:p>
          </table:table-cell>
          <table:table-cell table:formula="of:=([.A153]-[.A$2])/1000" office:value-type="float" office:value="8.173" calcext:value-type="float">
            <text:p>8.17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8615" calcext:value-type="float">
            <text:p>1178615</text:p>
          </table:table-cell>
          <table:table-cell table:formula="of:=([.A154]-[.A$2])/1000" office:value-type="float" office:value="8.227" calcext:value-type="float">
            <text:p>8.22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8669" calcext:value-type="float">
            <text:p>1178669</text:p>
          </table:table-cell>
          <table:table-cell table:formula="of:=([.A155]-[.A$2])/1000" office:value-type="float" office:value="8.281" calcext:value-type="float">
            <text:p>8.28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8723" calcext:value-type="float">
            <text:p>1178723</text:p>
          </table:table-cell>
          <table:table-cell table:formula="of:=([.A156]-[.A$2])/1000" office:value-type="float" office:value="8.335" calcext:value-type="float">
            <text:p>8.33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8777" calcext:value-type="float">
            <text:p>1178777</text:p>
          </table:table-cell>
          <table:table-cell table:formula="of:=([.A157]-[.A$2])/1000" office:value-type="float" office:value="8.389" calcext:value-type="float">
            <text:p>8.38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78831" calcext:value-type="float">
            <text:p>1178831</text:p>
          </table:table-cell>
          <table:table-cell table:formula="of:=([.A158]-[.A$2])/1000" office:value-type="float" office:value="8.443" calcext:value-type="float">
            <text:p>8.44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8885" calcext:value-type="float">
            <text:p>1178885</text:p>
          </table:table-cell>
          <table:table-cell table:formula="of:=([.A159]-[.A$2])/1000" office:value-type="float" office:value="8.497" calcext:value-type="float">
            <text:p>8.49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78940" calcext:value-type="float">
            <text:p>1178940</text:p>
          </table:table-cell>
          <table:table-cell table:formula="of:=([.A160]-[.A$2])/1000" office:value-type="float" office:value="8.552" calcext:value-type="float">
            <text:p>8.55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8994" calcext:value-type="float">
            <text:p>1178994</text:p>
          </table:table-cell>
          <table:table-cell table:formula="of:=([.A161]-[.A$2])/1000" office:value-type="float" office:value="8.606" calcext:value-type="float">
            <text:p>8.606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79048" calcext:value-type="float">
            <text:p>1179048</text:p>
          </table:table-cell>
          <table:table-cell table:formula="of:=([.A162]-[.A$2])/1000" office:value-type="float" office:value="8.66" calcext:value-type="float">
            <text:p>8.66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9102" calcext:value-type="float">
            <text:p>1179102</text:p>
          </table:table-cell>
          <table:table-cell table:formula="of:=([.A163]-[.A$2])/1000" office:value-type="float" office:value="8.714" calcext:value-type="float">
            <text:p>8.71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79156" calcext:value-type="float">
            <text:p>1179156</text:p>
          </table:table-cell>
          <table:table-cell table:formula="of:=([.A164]-[.A$2])/1000" office:value-type="float" office:value="8.768" calcext:value-type="float">
            <text:p>8.76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79210" calcext:value-type="float">
            <text:p>1179210</text:p>
          </table:table-cell>
          <table:table-cell table:formula="of:=([.A165]-[.A$2])/1000" office:value-type="float" office:value="8.822" calcext:value-type="float">
            <text:p>8.82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9264" calcext:value-type="float">
            <text:p>1179264</text:p>
          </table:table-cell>
          <table:table-cell table:formula="of:=([.A166]-[.A$2])/1000" office:value-type="float" office:value="8.876" calcext:value-type="float">
            <text:p>8.87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9318" calcext:value-type="float">
            <text:p>1179318</text:p>
          </table:table-cell>
          <table:table-cell table:formula="of:=([.A167]-[.A$2])/1000" office:value-type="float" office:value="8.93" calcext:value-type="float">
            <text:p>8.93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79373" calcext:value-type="float">
            <text:p>1179373</text:p>
          </table:table-cell>
          <table:table-cell table:formula="of:=([.A168]-[.A$2])/1000" office:value-type="float" office:value="8.985" calcext:value-type="float">
            <text:p>8.98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79427" calcext:value-type="float">
            <text:p>1179427</text:p>
          </table:table-cell>
          <table:table-cell table:formula="of:=([.A169]-[.A$2])/1000" office:value-type="float" office:value="9.039" calcext:value-type="float">
            <text:p>9.03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79481" calcext:value-type="float">
            <text:p>1179481</text:p>
          </table:table-cell>
          <table:table-cell table:formula="of:=([.A170]-[.A$2])/1000" office:value-type="float" office:value="9.093" calcext:value-type="float">
            <text:p>9.09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79535" calcext:value-type="float">
            <text:p>1179535</text:p>
          </table:table-cell>
          <table:table-cell table:formula="of:=([.A171]-[.A$2])/1000" office:value-type="float" office:value="9.147" calcext:value-type="float">
            <text:p>9.14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9589" calcext:value-type="float">
            <text:p>1179589</text:p>
          </table:table-cell>
          <table:table-cell table:formula="of:=([.A172]-[.A$2])/1000" office:value-type="float" office:value="9.201" calcext:value-type="float">
            <text:p>9.2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79643" calcext:value-type="float">
            <text:p>1179643</text:p>
          </table:table-cell>
          <table:table-cell table:formula="of:=([.A173]-[.A$2])/1000" office:value-type="float" office:value="9.255" calcext:value-type="float">
            <text:p>9.25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9697" calcext:value-type="float">
            <text:p>1179697</text:p>
          </table:table-cell>
          <table:table-cell table:formula="of:=([.A174]-[.A$2])/1000" office:value-type="float" office:value="9.309" calcext:value-type="float">
            <text:p>9.30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79751" calcext:value-type="float">
            <text:p>1179751</text:p>
          </table:table-cell>
          <table:table-cell table:formula="of:=([.A175]-[.A$2])/1000" office:value-type="float" office:value="9.363" calcext:value-type="float">
            <text:p>9.36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79805" calcext:value-type="float">
            <text:p>1179805</text:p>
          </table:table-cell>
          <table:table-cell table:formula="of:=([.A176]-[.A$2])/1000" office:value-type="float" office:value="9.417" calcext:value-type="float">
            <text:p>9.41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79859" calcext:value-type="float">
            <text:p>1179859</text:p>
          </table:table-cell>
          <table:table-cell table:formula="of:=([.A177]-[.A$2])/1000" office:value-type="float" office:value="9.471" calcext:value-type="float">
            <text:p>9.47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79913" calcext:value-type="float">
            <text:p>1179913</text:p>
          </table:table-cell>
          <table:table-cell table:formula="of:=([.A178]-[.A$2])/1000" office:value-type="float" office:value="9.525" calcext:value-type="float">
            <text:p>9.52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79967" calcext:value-type="float">
            <text:p>1179967</text:p>
          </table:table-cell>
          <table:table-cell table:formula="of:=([.A179]-[.A$2])/1000" office:value-type="float" office:value="9.579" calcext:value-type="float">
            <text:p>9.57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80021" calcext:value-type="float">
            <text:p>1180021</text:p>
          </table:table-cell>
          <table:table-cell table:formula="of:=([.A180]-[.A$2])/1000" office:value-type="float" office:value="9.633" calcext:value-type="float">
            <text:p>9.63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0076" calcext:value-type="float">
            <text:p>1180076</text:p>
          </table:table-cell>
          <table:table-cell table:formula="of:=([.A181]-[.A$2])/1000" office:value-type="float" office:value="9.688" calcext:value-type="float">
            <text:p>9.68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0130" calcext:value-type="float">
            <text:p>1180130</text:p>
          </table:table-cell>
          <table:table-cell table:formula="of:=([.A182]-[.A$2])/1000" office:value-type="float" office:value="9.742" calcext:value-type="float">
            <text:p>9.74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80184" calcext:value-type="float">
            <text:p>1180184</text:p>
          </table:table-cell>
          <table:table-cell table:formula="of:=([.A183]-[.A$2])/1000" office:value-type="float" office:value="9.796" calcext:value-type="float">
            <text:p>9.79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0238" calcext:value-type="float">
            <text:p>1180238</text:p>
          </table:table-cell>
          <table:table-cell table:formula="of:=([.A184]-[.A$2])/1000" office:value-type="float" office:value="9.85" calcext:value-type="float">
            <text:p>9.85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80292" calcext:value-type="float">
            <text:p>1180292</text:p>
          </table:table-cell>
          <table:table-cell table:formula="of:=([.A185]-[.A$2])/1000" office:value-type="float" office:value="9.904" calcext:value-type="float">
            <text:p>9.90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0347" calcext:value-type="float">
            <text:p>1180347</text:p>
          </table:table-cell>
          <table:table-cell table:formula="of:=([.A186]-[.A$2])/1000" office:value-type="float" office:value="9.959" calcext:value-type="float">
            <text:p>9.95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0401" calcext:value-type="float">
            <text:p>1180401</text:p>
          </table:table-cell>
          <table:table-cell table:formula="of:=([.A187]-[.A$2])/1000" office:value-type="float" office:value="10.013" calcext:value-type="float">
            <text:p>10.01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80455" calcext:value-type="float">
            <text:p>1180455</text:p>
          </table:table-cell>
          <table:table-cell table:formula="of:=([.A188]-[.A$2])/1000" office:value-type="float" office:value="10.067" calcext:value-type="float">
            <text:p>10.06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0509" calcext:value-type="float">
            <text:p>1180509</text:p>
          </table:table-cell>
          <table:table-cell table:formula="of:=([.A189]-[.A$2])/1000" office:value-type="float" office:value="10.121" calcext:value-type="float">
            <text:p>10.12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0564" calcext:value-type="float">
            <text:p>1180564</text:p>
          </table:table-cell>
          <table:table-cell table:formula="of:=([.A190]-[.A$2])/1000" office:value-type="float" office:value="10.176" calcext:value-type="float">
            <text:p>10.17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80618" calcext:value-type="float">
            <text:p>1180618</text:p>
          </table:table-cell>
          <table:table-cell table:formula="of:=([.A191]-[.A$2])/1000" office:value-type="float" office:value="10.23" calcext:value-type="float">
            <text:p>10.23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0672" calcext:value-type="float">
            <text:p>1180672</text:p>
          </table:table-cell>
          <table:table-cell table:formula="of:=([.A192]-[.A$2])/1000" office:value-type="float" office:value="10.284" calcext:value-type="float">
            <text:p>10.28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0726" calcext:value-type="float">
            <text:p>1180726</text:p>
          </table:table-cell>
          <table:table-cell table:formula="of:=([.A193]-[.A$2])/1000" office:value-type="float" office:value="10.338" calcext:value-type="float">
            <text:p>10.33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0780" calcext:value-type="float">
            <text:p>1180780</text:p>
          </table:table-cell>
          <table:table-cell table:formula="of:=([.A194]-[.A$2])/1000" office:value-type="float" office:value="10.392" calcext:value-type="float">
            <text:p>10.39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0834" calcext:value-type="float">
            <text:p>1180834</text:p>
          </table:table-cell>
          <table:table-cell table:formula="of:=([.A195]-[.A$2])/1000" office:value-type="float" office:value="10.446" calcext:value-type="float">
            <text:p>10.44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0888" calcext:value-type="float">
            <text:p>1180888</text:p>
          </table:table-cell>
          <table:table-cell table:formula="of:=([.A196]-[.A$2])/1000" office:value-type="float" office:value="10.5" calcext:value-type="float">
            <text:p>10.50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0942" calcext:value-type="float">
            <text:p>1180942</text:p>
          </table:table-cell>
          <table:table-cell table:formula="of:=([.A197]-[.A$2])/1000" office:value-type="float" office:value="10.554" calcext:value-type="float">
            <text:p>10.55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0996" calcext:value-type="float">
            <text:p>1180996</text:p>
          </table:table-cell>
          <table:table-cell table:formula="of:=([.A198]-[.A$2])/1000" office:value-type="float" office:value="10.608" calcext:value-type="float">
            <text:p>10.60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81050" calcext:value-type="float">
            <text:p>1181050</text:p>
          </table:table-cell>
          <table:table-cell table:formula="of:=([.A199]-[.A$2])/1000" office:value-type="float" office:value="10.662" calcext:value-type="float">
            <text:p>10.66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1104" calcext:value-type="float">
            <text:p>1181104</text:p>
          </table:table-cell>
          <table:table-cell table:formula="of:=([.A200]-[.A$2])/1000" office:value-type="float" office:value="10.716" calcext:value-type="float">
            <text:p>10.71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1159" calcext:value-type="float">
            <text:p>1181159</text:p>
          </table:table-cell>
          <table:table-cell table:formula="of:=([.A201]-[.A$2])/1000" office:value-type="float" office:value="10.771" calcext:value-type="float">
            <text:p>10.77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81213" calcext:value-type="float">
            <text:p>1181213</text:p>
          </table:table-cell>
          <table:table-cell table:formula="of:=([.A202]-[.A$2])/1000" office:value-type="float" office:value="10.825" calcext:value-type="float">
            <text:p>10.82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1267" calcext:value-type="float">
            <text:p>1181267</text:p>
          </table:table-cell>
          <table:table-cell table:formula="of:=([.A203]-[.A$2])/1000" office:value-type="float" office:value="10.879" calcext:value-type="float">
            <text:p>10.87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1321" calcext:value-type="float">
            <text:p>1181321</text:p>
          </table:table-cell>
          <table:table-cell table:formula="of:=([.A204]-[.A$2])/1000" office:value-type="float" office:value="10.933" calcext:value-type="float">
            <text:p>10.93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1376" calcext:value-type="float">
            <text:p>1181376</text:p>
          </table:table-cell>
          <table:table-cell table:formula="of:=([.A205]-[.A$2])/1000" office:value-type="float" office:value="10.988" calcext:value-type="float">
            <text:p>10.98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1430" calcext:value-type="float">
            <text:p>1181430</text:p>
          </table:table-cell>
          <table:table-cell table:formula="of:=([.A206]-[.A$2])/1000" office:value-type="float" office:value="11.042" calcext:value-type="float">
            <text:p>11.04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1484" calcext:value-type="float">
            <text:p>1181484</text:p>
          </table:table-cell>
          <table:table-cell table:formula="of:=([.A207]-[.A$2])/1000" office:value-type="float" office:value="11.096" calcext:value-type="float">
            <text:p>11.0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1538" calcext:value-type="float">
            <text:p>1181538</text:p>
          </table:table-cell>
          <table:table-cell table:formula="of:=([.A208]-[.A$2])/1000" office:value-type="float" office:value="11.15" calcext:value-type="float">
            <text:p>11.15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1592" calcext:value-type="float">
            <text:p>1181592</text:p>
          </table:table-cell>
          <table:table-cell table:formula="of:=([.A209]-[.A$2])/1000" office:value-type="float" office:value="11.204" calcext:value-type="float">
            <text:p>11.20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81646" calcext:value-type="float">
            <text:p>1181646</text:p>
          </table:table-cell>
          <table:table-cell table:formula="of:=([.A210]-[.A$2])/1000" office:value-type="float" office:value="11.258" calcext:value-type="float">
            <text:p>11.25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1700" calcext:value-type="float">
            <text:p>1181700</text:p>
          </table:table-cell>
          <table:table-cell table:formula="of:=([.A211]-[.A$2])/1000" office:value-type="float" office:value="11.312" calcext:value-type="float">
            <text:p>11.31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1754" calcext:value-type="float">
            <text:p>1181754</text:p>
          </table:table-cell>
          <table:table-cell table:formula="of:=([.A212]-[.A$2])/1000" office:value-type="float" office:value="11.366" calcext:value-type="float">
            <text:p>11.366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81808" calcext:value-type="float">
            <text:p>1181808</text:p>
          </table:table-cell>
          <table:table-cell table:formula="of:=([.A213]-[.A$2])/1000" office:value-type="float" office:value="11.42" calcext:value-type="float">
            <text:p>11.42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1862" calcext:value-type="float">
            <text:p>1181862</text:p>
          </table:table-cell>
          <table:table-cell table:formula="of:=([.A214]-[.A$2])/1000" office:value-type="float" office:value="11.474" calcext:value-type="float">
            <text:p>11.47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1916" calcext:value-type="float">
            <text:p>1181916</text:p>
          </table:table-cell>
          <table:table-cell table:formula="of:=([.A215]-[.A$2])/1000" office:value-type="float" office:value="11.528" calcext:value-type="float">
            <text:p>11.52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1970" calcext:value-type="float">
            <text:p>1181970</text:p>
          </table:table-cell>
          <table:table-cell table:formula="of:=([.A216]-[.A$2])/1000" office:value-type="float" office:value="11.582" calcext:value-type="float">
            <text:p>11.58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82024" calcext:value-type="float">
            <text:p>1182024</text:p>
          </table:table-cell>
          <table:table-cell table:formula="of:=([.A217]-[.A$2])/1000" office:value-type="float" office:value="11.636" calcext:value-type="float">
            <text:p>11.636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82079" calcext:value-type="float">
            <text:p>1182079</text:p>
          </table:table-cell>
          <table:table-cell table:formula="of:=([.A218]-[.A$2])/1000" office:value-type="float" office:value="11.691" calcext:value-type="float">
            <text:p>11.69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82133" calcext:value-type="float">
            <text:p>1182133</text:p>
          </table:table-cell>
          <table:table-cell table:formula="of:=([.A219]-[.A$2])/1000" office:value-type="float" office:value="11.745" calcext:value-type="float">
            <text:p>11.74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2187" calcext:value-type="float">
            <text:p>1182187</text:p>
          </table:table-cell>
          <table:table-cell table:formula="of:=([.A220]-[.A$2])/1000" office:value-type="float" office:value="11.799" calcext:value-type="float">
            <text:p>11.79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82241" calcext:value-type="float">
            <text:p>1182241</text:p>
          </table:table-cell>
          <table:table-cell table:formula="of:=([.A221]-[.A$2])/1000" office:value-type="float" office:value="11.853" calcext:value-type="float">
            <text:p>11.85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82295" calcext:value-type="float">
            <text:p>1182295</text:p>
          </table:table-cell>
          <table:table-cell table:formula="of:=([.A222]-[.A$2])/1000" office:value-type="float" office:value="11.907" calcext:value-type="float">
            <text:p>11.90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82350" calcext:value-type="float">
            <text:p>1182350</text:p>
          </table:table-cell>
          <table:table-cell table:formula="of:=([.A223]-[.A$2])/1000" office:value-type="float" office:value="11.962" calcext:value-type="float">
            <text:p>11.96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2404" calcext:value-type="float">
            <text:p>1182404</text:p>
          </table:table-cell>
          <table:table-cell table:formula="of:=([.A224]-[.A$2])/1000" office:value-type="float" office:value="12.016" calcext:value-type="float">
            <text:p>12.01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2458" calcext:value-type="float">
            <text:p>1182458</text:p>
          </table:table-cell>
          <table:table-cell table:formula="of:=([.A225]-[.A$2])/1000" office:value-type="float" office:value="12.07" calcext:value-type="float">
            <text:p>12.07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2512" calcext:value-type="float">
            <text:p>1182512</text:p>
          </table:table-cell>
          <table:table-cell table:formula="of:=([.A226]-[.A$2])/1000" office:value-type="float" office:value="12.124" calcext:value-type="float">
            <text:p>12.12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2566" calcext:value-type="float">
            <text:p>1182566</text:p>
          </table:table-cell>
          <table:table-cell table:formula="of:=([.A227]-[.A$2])/1000" office:value-type="float" office:value="12.178" calcext:value-type="float">
            <text:p>12.17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2620" calcext:value-type="float">
            <text:p>1182620</text:p>
          </table:table-cell>
          <table:table-cell table:formula="of:=([.A228]-[.A$2])/1000" office:value-type="float" office:value="12.232" calcext:value-type="float">
            <text:p>12.23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2675" calcext:value-type="float">
            <text:p>1182675</text:p>
          </table:table-cell>
          <table:table-cell table:formula="of:=([.A229]-[.A$2])/1000" office:value-type="float" office:value="12.287" calcext:value-type="float">
            <text:p>12.28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82729" calcext:value-type="float">
            <text:p>1182729</text:p>
          </table:table-cell>
          <table:table-cell table:formula="of:=([.A230]-[.A$2])/1000" office:value-type="float" office:value="12.341" calcext:value-type="float">
            <text:p>12.34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2783" calcext:value-type="float">
            <text:p>1182783</text:p>
          </table:table-cell>
          <table:table-cell table:formula="of:=([.A231]-[.A$2])/1000" office:value-type="float" office:value="12.395" calcext:value-type="float">
            <text:p>12.39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82837" calcext:value-type="float">
            <text:p>1182837</text:p>
          </table:table-cell>
          <table:table-cell table:formula="of:=([.A232]-[.A$2])/1000" office:value-type="float" office:value="12.449" calcext:value-type="float">
            <text:p>12.4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82891" calcext:value-type="float">
            <text:p>1182891</text:p>
          </table:table-cell>
          <table:table-cell table:formula="of:=([.A233]-[.A$2])/1000" office:value-type="float" office:value="12.503" calcext:value-type="float">
            <text:p>12.50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82945" calcext:value-type="float">
            <text:p>1182945</text:p>
          </table:table-cell>
          <table:table-cell table:formula="of:=([.A234]-[.A$2])/1000" office:value-type="float" office:value="12.557" calcext:value-type="float">
            <text:p>12.5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83000" calcext:value-type="float">
            <text:p>1183000</text:p>
          </table:table-cell>
          <table:table-cell table:formula="of:=([.A235]-[.A$2])/1000" office:value-type="float" office:value="12.612" calcext:value-type="float">
            <text:p>12.61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83054" calcext:value-type="float">
            <text:p>1183054</text:p>
          </table:table-cell>
          <table:table-cell table:formula="of:=([.A236]-[.A$2])/1000" office:value-type="float" office:value="12.666" calcext:value-type="float">
            <text:p>12.666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183108" calcext:value-type="float">
            <text:p>1183108</text:p>
          </table:table-cell>
          <table:table-cell table:formula="of:=([.A237]-[.A$2])/1000" office:value-type="float" office:value="12.72" calcext:value-type="float">
            <text:p>12.72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183162" calcext:value-type="float">
            <text:p>1183162</text:p>
          </table:table-cell>
          <table:table-cell table:formula="of:=([.A238]-[.A$2])/1000" office:value-type="float" office:value="12.774" calcext:value-type="float">
            <text:p>12.774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183217" calcext:value-type="float">
            <text:p>1183217</text:p>
          </table:table-cell>
          <table:table-cell table:formula="of:=([.A239]-[.A$2])/1000" office:value-type="float" office:value="12.829" calcext:value-type="float">
            <text:p>12.82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183271" calcext:value-type="float">
            <text:p>1183271</text:p>
          </table:table-cell>
          <table:table-cell table:formula="of:=([.A240]-[.A$2])/1000" office:value-type="float" office:value="12.883" calcext:value-type="float">
            <text:p>12.8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183325" calcext:value-type="float">
            <text:p>1183325</text:p>
          </table:table-cell>
          <table:table-cell table:formula="of:=([.A241]-[.A$2])/1000" office:value-type="float" office:value="12.937" calcext:value-type="float">
            <text:p>12.93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83379" calcext:value-type="float">
            <text:p>1183379</text:p>
          </table:table-cell>
          <table:table-cell table:formula="of:=([.A242]-[.A$2])/1000" office:value-type="float" office:value="12.991" calcext:value-type="float">
            <text:p>12.99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83433" calcext:value-type="float">
            <text:p>1183433</text:p>
          </table:table-cell>
          <table:table-cell table:formula="of:=([.A243]-[.A$2])/1000" office:value-type="float" office:value="13.045" calcext:value-type="float">
            <text:p>13.04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3487" calcext:value-type="float">
            <text:p>1183487</text:p>
          </table:table-cell>
          <table:table-cell table:formula="of:=([.A244]-[.A$2])/1000" office:value-type="float" office:value="13.099" calcext:value-type="float">
            <text:p>13.09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3541" calcext:value-type="float">
            <text:p>1183541</text:p>
          </table:table-cell>
          <table:table-cell table:formula="of:=([.A245]-[.A$2])/1000" office:value-type="float" office:value="13.153" calcext:value-type="float">
            <text:p>13.15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3595" calcext:value-type="float">
            <text:p>1183595</text:p>
          </table:table-cell>
          <table:table-cell table:formula="of:=([.A246]-[.A$2])/1000" office:value-type="float" office:value="13.207" calcext:value-type="float">
            <text:p>13.20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3649" calcext:value-type="float">
            <text:p>1183649</text:p>
          </table:table-cell>
          <table:table-cell table:formula="of:=([.A247]-[.A$2])/1000" office:value-type="float" office:value="13.261" calcext:value-type="float">
            <text:p>13.26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3703" calcext:value-type="float">
            <text:p>1183703</text:p>
          </table:table-cell>
          <table:table-cell table:formula="of:=([.A248]-[.A$2])/1000" office:value-type="float" office:value="13.315" calcext:value-type="float">
            <text:p>13.31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3757" calcext:value-type="float">
            <text:p>1183757</text:p>
          </table:table-cell>
          <table:table-cell table:formula="of:=([.A249]-[.A$2])/1000" office:value-type="float" office:value="13.369" calcext:value-type="float">
            <text:p>13.36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83811" calcext:value-type="float">
            <text:p>1183811</text:p>
          </table:table-cell>
          <table:table-cell table:formula="of:=([.A250]-[.A$2])/1000" office:value-type="float" office:value="13.423" calcext:value-type="float">
            <text:p>13.42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183865" calcext:value-type="float">
            <text:p>1183865</text:p>
          </table:table-cell>
          <table:table-cell table:formula="of:=([.A251]-[.A$2])/1000" office:value-type="float" office:value="13.477" calcext:value-type="float">
            <text:p>13.47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183919" calcext:value-type="float">
            <text:p>1183919</text:p>
          </table:table-cell>
          <table:table-cell table:formula="of:=([.A252]-[.A$2])/1000" office:value-type="float" office:value="13.531" calcext:value-type="float">
            <text:p>13.5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183974" calcext:value-type="float">
            <text:p>1183974</text:p>
          </table:table-cell>
          <table:table-cell table:formula="of:=([.A253]-[.A$2])/1000" office:value-type="float" office:value="13.586" calcext:value-type="float">
            <text:p>13.58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184028" calcext:value-type="float">
            <text:p>1184028</text:p>
          </table:table-cell>
          <table:table-cell table:formula="of:=([.A254]-[.A$2])/1000" office:value-type="float" office:value="13.64" calcext:value-type="float">
            <text:p>13.64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84082" calcext:value-type="float">
            <text:p>1184082</text:p>
          </table:table-cell>
          <table:table-cell table:formula="of:=([.A255]-[.A$2])/1000" office:value-type="float" office:value="13.694" calcext:value-type="float">
            <text:p>13.69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4136" calcext:value-type="float">
            <text:p>1184136</text:p>
          </table:table-cell>
          <table:table-cell table:formula="of:=([.A256]-[.A$2])/1000" office:value-type="float" office:value="13.748" calcext:value-type="float">
            <text:p>13.74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4190" calcext:value-type="float">
            <text:p>1184190</text:p>
          </table:table-cell>
          <table:table-cell table:formula="of:=([.A257]-[.A$2])/1000" office:value-type="float" office:value="13.802" calcext:value-type="float">
            <text:p>13.802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4244" calcext:value-type="float">
            <text:p>1184244</text:p>
          </table:table-cell>
          <table:table-cell table:formula="of:=([.A258]-[.A$2])/1000" office:value-type="float" office:value="13.856" calcext:value-type="float">
            <text:p>13.85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4298" calcext:value-type="float">
            <text:p>1184298</text:p>
          </table:table-cell>
          <table:table-cell table:formula="of:=([.A259]-[.A$2])/1000" office:value-type="float" office:value="13.91" calcext:value-type="float">
            <text:p>13.91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4353" calcext:value-type="float">
            <text:p>1184353</text:p>
          </table:table-cell>
          <table:table-cell table:formula="of:=([.A260]-[.A$2])/1000" office:value-type="float" office:value="13.965" calcext:value-type="float">
            <text:p>13.96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4407" calcext:value-type="float">
            <text:p>1184407</text:p>
          </table:table-cell>
          <table:table-cell table:formula="of:=([.A261]-[.A$2])/1000" office:value-type="float" office:value="14.019" calcext:value-type="float">
            <text:p>14.01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4461" calcext:value-type="float">
            <text:p>1184461</text:p>
          </table:table-cell>
          <table:table-cell table:formula="of:=([.A262]-[.A$2])/1000" office:value-type="float" office:value="14.073" calcext:value-type="float">
            <text:p>14.07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4515" calcext:value-type="float">
            <text:p>1184515</text:p>
          </table:table-cell>
          <table:table-cell table:formula="of:=([.A263]-[.A$2])/1000" office:value-type="float" office:value="14.127" calcext:value-type="float">
            <text:p>14.12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84569" calcext:value-type="float">
            <text:p>1184569</text:p>
          </table:table-cell>
          <table:table-cell table:formula="of:=([.A264]-[.A$2])/1000" office:value-type="float" office:value="14.181" calcext:value-type="float">
            <text:p>14.181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184623" calcext:value-type="float">
            <text:p>1184623</text:p>
          </table:table-cell>
          <table:table-cell table:formula="of:=([.A265]-[.A$2])/1000" office:value-type="float" office:value="14.235" calcext:value-type="float">
            <text:p>14.23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184677" calcext:value-type="float">
            <text:p>1184677</text:p>
          </table:table-cell>
          <table:table-cell table:formula="of:=([.A266]-[.A$2])/1000" office:value-type="float" office:value="14.289" calcext:value-type="float">
            <text:p>14.28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84731" calcext:value-type="float">
            <text:p>1184731</text:p>
          </table:table-cell>
          <table:table-cell table:formula="of:=([.A267]-[.A$2])/1000" office:value-type="float" office:value="14.343" calcext:value-type="float">
            <text:p>14.34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84785" calcext:value-type="float">
            <text:p>1184785</text:p>
          </table:table-cell>
          <table:table-cell table:formula="of:=([.A268]-[.A$2])/1000" office:value-type="float" office:value="14.397" calcext:value-type="float">
            <text:p>14.39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84839" calcext:value-type="float">
            <text:p>1184839</text:p>
          </table:table-cell>
          <table:table-cell table:formula="of:=([.A269]-[.A$2])/1000" office:value-type="float" office:value="14.451" calcext:value-type="float">
            <text:p>14.45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84895" calcext:value-type="float">
            <text:p>1184895</text:p>
          </table:table-cell>
          <table:table-cell table:formula="of:=([.A270]-[.A$2])/1000" office:value-type="float" office:value="14.507" calcext:value-type="float">
            <text:p>14.50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84949" calcext:value-type="float">
            <text:p>1184949</text:p>
          </table:table-cell>
          <table:table-cell table:formula="of:=([.A271]-[.A$2])/1000" office:value-type="float" office:value="14.561" calcext:value-type="float">
            <text:p>14.56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5003" calcext:value-type="float">
            <text:p>1185003</text:p>
          </table:table-cell>
          <table:table-cell table:formula="of:=([.A272]-[.A$2])/1000" office:value-type="float" office:value="14.615" calcext:value-type="float">
            <text:p>14.61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5057" calcext:value-type="float">
            <text:p>1185057</text:p>
          </table:table-cell>
          <table:table-cell table:formula="of:=([.A273]-[.A$2])/1000" office:value-type="float" office:value="14.669" calcext:value-type="float">
            <text:p>14.66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5111" calcext:value-type="float">
            <text:p>1185111</text:p>
          </table:table-cell>
          <table:table-cell table:formula="of:=([.A274]-[.A$2])/1000" office:value-type="float" office:value="14.723" calcext:value-type="float">
            <text:p>14.72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5165" calcext:value-type="float">
            <text:p>1185165</text:p>
          </table:table-cell>
          <table:table-cell table:formula="of:=([.A275]-[.A$2])/1000" office:value-type="float" office:value="14.777" calcext:value-type="float">
            <text:p>14.77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85219" calcext:value-type="float">
            <text:p>1185219</text:p>
          </table:table-cell>
          <table:table-cell table:formula="of:=([.A276]-[.A$2])/1000" office:value-type="float" office:value="14.831" calcext:value-type="float">
            <text:p>14.83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5273" calcext:value-type="float">
            <text:p>1185273</text:p>
          </table:table-cell>
          <table:table-cell table:formula="of:=([.A277]-[.A$2])/1000" office:value-type="float" office:value="14.885" calcext:value-type="float">
            <text:p>14.88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85327" calcext:value-type="float">
            <text:p>1185327</text:p>
          </table:table-cell>
          <table:table-cell table:formula="of:=([.A278]-[.A$2])/1000" office:value-type="float" office:value="14.939" calcext:value-type="float">
            <text:p>14.93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5381" calcext:value-type="float">
            <text:p>1185381</text:p>
          </table:table-cell>
          <table:table-cell table:formula="of:=([.A279]-[.A$2])/1000" office:value-type="float" office:value="14.993" calcext:value-type="float">
            <text:p>14.99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5435" calcext:value-type="float">
            <text:p>1185435</text:p>
          </table:table-cell>
          <table:table-cell table:formula="of:=([.A280]-[.A$2])/1000" office:value-type="float" office:value="15.047" calcext:value-type="float">
            <text:p>15.04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5489" calcext:value-type="float">
            <text:p>1185489</text:p>
          </table:table-cell>
          <table:table-cell table:formula="of:=([.A281]-[.A$2])/1000" office:value-type="float" office:value="15.101" calcext:value-type="float">
            <text:p>15.10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5543" calcext:value-type="float">
            <text:p>1185543</text:p>
          </table:table-cell>
          <table:table-cell table:formula="of:=([.A282]-[.A$2])/1000" office:value-type="float" office:value="15.155" calcext:value-type="float">
            <text:p>15.15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5598" calcext:value-type="float">
            <text:p>1185598</text:p>
          </table:table-cell>
          <table:table-cell table:formula="of:=([.A283]-[.A$2])/1000" office:value-type="float" office:value="15.21" calcext:value-type="float">
            <text:p>15.21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5652" calcext:value-type="float">
            <text:p>1185652</text:p>
          </table:table-cell>
          <table:table-cell table:formula="of:=([.A284]-[.A$2])/1000" office:value-type="float" office:value="15.264" calcext:value-type="float">
            <text:p>15.26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5706" calcext:value-type="float">
            <text:p>1185706</text:p>
          </table:table-cell>
          <table:table-cell table:formula="of:=([.A285]-[.A$2])/1000" office:value-type="float" office:value="15.318" calcext:value-type="float">
            <text:p>15.31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5760" calcext:value-type="float">
            <text:p>1185760</text:p>
          </table:table-cell>
          <table:table-cell table:formula="of:=([.A286]-[.A$2])/1000" office:value-type="float" office:value="15.372" calcext:value-type="float">
            <text:p>15.37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5814" calcext:value-type="float">
            <text:p>1185814</text:p>
          </table:table-cell>
          <table:table-cell table:formula="of:=([.A287]-[.A$2])/1000" office:value-type="float" office:value="15.426" calcext:value-type="float">
            <text:p>15.42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5868" calcext:value-type="float">
            <text:p>1185868</text:p>
          </table:table-cell>
          <table:table-cell table:formula="of:=([.A288]-[.A$2])/1000" office:value-type="float" office:value="15.48" calcext:value-type="float">
            <text:p>15.48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5922" calcext:value-type="float">
            <text:p>1185922</text:p>
          </table:table-cell>
          <table:table-cell table:formula="of:=([.A289]-[.A$2])/1000" office:value-type="float" office:value="15.534" calcext:value-type="float">
            <text:p>15.53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5976" calcext:value-type="float">
            <text:p>1185976</text:p>
          </table:table-cell>
          <table:table-cell table:formula="of:=([.A290]-[.A$2])/1000" office:value-type="float" office:value="15.588" calcext:value-type="float">
            <text:p>15.58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6030" calcext:value-type="float">
            <text:p>1186030</text:p>
          </table:table-cell>
          <table:table-cell table:formula="of:=([.A291]-[.A$2])/1000" office:value-type="float" office:value="15.642" calcext:value-type="float">
            <text:p>15.642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6084" calcext:value-type="float">
            <text:p>1186084</text:p>
          </table:table-cell>
          <table:table-cell table:formula="of:=([.A292]-[.A$2])/1000" office:value-type="float" office:value="15.696" calcext:value-type="float">
            <text:p>15.69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6138" calcext:value-type="float">
            <text:p>1186138</text:p>
          </table:table-cell>
          <table:table-cell table:formula="of:=([.A293]-[.A$2])/1000" office:value-type="float" office:value="15.75" calcext:value-type="float">
            <text:p>15.75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6192" calcext:value-type="float">
            <text:p>1186192</text:p>
          </table:table-cell>
          <table:table-cell table:formula="of:=([.A294]-[.A$2])/1000" office:value-type="float" office:value="15.804" calcext:value-type="float">
            <text:p>15.80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6246" calcext:value-type="float">
            <text:p>1186246</text:p>
          </table:table-cell>
          <table:table-cell table:formula="of:=([.A295]-[.A$2])/1000" office:value-type="float" office:value="15.858" calcext:value-type="float">
            <text:p>15.85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6301" calcext:value-type="float">
            <text:p>1186301</text:p>
          </table:table-cell>
          <table:table-cell table:formula="of:=([.A296]-[.A$2])/1000" office:value-type="float" office:value="15.913" calcext:value-type="float">
            <text:p>15.91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6355" calcext:value-type="float">
            <text:p>1186355</text:p>
          </table:table-cell>
          <table:table-cell table:formula="of:=([.A297]-[.A$2])/1000" office:value-type="float" office:value="15.967" calcext:value-type="float">
            <text:p>15.96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6409" calcext:value-type="float">
            <text:p>1186409</text:p>
          </table:table-cell>
          <table:table-cell table:formula="of:=([.A298]-[.A$2])/1000" office:value-type="float" office:value="16.021" calcext:value-type="float">
            <text:p>16.02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6463" calcext:value-type="float">
            <text:p>1186463</text:p>
          </table:table-cell>
          <table:table-cell table:formula="of:=([.A299]-[.A$2])/1000" office:value-type="float" office:value="16.075" calcext:value-type="float">
            <text:p>16.07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6517" calcext:value-type="float">
            <text:p>1186517</text:p>
          </table:table-cell>
          <table:table-cell table:formula="of:=([.A300]-[.A$2])/1000" office:value-type="float" office:value="16.129" calcext:value-type="float">
            <text:p>16.12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6571" calcext:value-type="float">
            <text:p>1186571</text:p>
          </table:table-cell>
          <table:table-cell table:formula="of:=([.A301]-[.A$2])/1000" office:value-type="float" office:value="16.183" calcext:value-type="float">
            <text:p>16.18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6625" calcext:value-type="float">
            <text:p>1186625</text:p>
          </table:table-cell>
          <table:table-cell table:formula="of:=([.A302]-[.A$2])/1000" office:value-type="float" office:value="16.237" calcext:value-type="float">
            <text:p>16.23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6679" calcext:value-type="float">
            <text:p>1186679</text:p>
          </table:table-cell>
          <table:table-cell table:formula="of:=([.A303]-[.A$2])/1000" office:value-type="float" office:value="16.291" calcext:value-type="float">
            <text:p>16.29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6733" calcext:value-type="float">
            <text:p>1186733</text:p>
          </table:table-cell>
          <table:table-cell table:formula="of:=([.A304]-[.A$2])/1000" office:value-type="float" office:value="16.345" calcext:value-type="float">
            <text:p>16.3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6787" calcext:value-type="float">
            <text:p>1186787</text:p>
          </table:table-cell>
          <table:table-cell table:formula="of:=([.A305]-[.A$2])/1000" office:value-type="float" office:value="16.399" calcext:value-type="float">
            <text:p>16.39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6841" calcext:value-type="float">
            <text:p>1186841</text:p>
          </table:table-cell>
          <table:table-cell table:formula="of:=([.A306]-[.A$2])/1000" office:value-type="float" office:value="16.453" calcext:value-type="float">
            <text:p>16.45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6895" calcext:value-type="float">
            <text:p>1186895</text:p>
          </table:table-cell>
          <table:table-cell table:formula="of:=([.A307]-[.A$2])/1000" office:value-type="float" office:value="16.507" calcext:value-type="float">
            <text:p>16.50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6949" calcext:value-type="float">
            <text:p>1186949</text:p>
          </table:table-cell>
          <table:table-cell table:formula="of:=([.A308]-[.A$2])/1000" office:value-type="float" office:value="16.561" calcext:value-type="float">
            <text:p>16.56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7003" calcext:value-type="float">
            <text:p>1187003</text:p>
          </table:table-cell>
          <table:table-cell table:formula="of:=([.A309]-[.A$2])/1000" office:value-type="float" office:value="16.615" calcext:value-type="float">
            <text:p>16.615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187058" calcext:value-type="float">
            <text:p>1187058</text:p>
          </table:table-cell>
          <table:table-cell table:formula="of:=([.A310]-[.A$2])/1000" office:value-type="float" office:value="16.67" calcext:value-type="float">
            <text:p>16.67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7112" calcext:value-type="float">
            <text:p>1187112</text:p>
          </table:table-cell>
          <table:table-cell table:formula="of:=([.A311]-[.A$2])/1000" office:value-type="float" office:value="16.724" calcext:value-type="float">
            <text:p>16.72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7166" calcext:value-type="float">
            <text:p>1187166</text:p>
          </table:table-cell>
          <table:table-cell table:formula="of:=([.A312]-[.A$2])/1000" office:value-type="float" office:value="16.778" calcext:value-type="float">
            <text:p>16.77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7220" calcext:value-type="float">
            <text:p>1187220</text:p>
          </table:table-cell>
          <table:table-cell table:formula="of:=([.A313]-[.A$2])/1000" office:value-type="float" office:value="16.832" calcext:value-type="float">
            <text:p>16.83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7274" calcext:value-type="float">
            <text:p>1187274</text:p>
          </table:table-cell>
          <table:table-cell table:formula="of:=([.A314]-[.A$2])/1000" office:value-type="float" office:value="16.886" calcext:value-type="float">
            <text:p>16.88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7328" calcext:value-type="float">
            <text:p>1187328</text:p>
          </table:table-cell>
          <table:table-cell table:formula="of:=([.A315]-[.A$2])/1000" office:value-type="float" office:value="16.94" calcext:value-type="float">
            <text:p>16.94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7382" calcext:value-type="float">
            <text:p>1187382</text:p>
          </table:table-cell>
          <table:table-cell table:formula="of:=([.A316]-[.A$2])/1000" office:value-type="float" office:value="16.994" calcext:value-type="float">
            <text:p>16.99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7436" calcext:value-type="float">
            <text:p>1187436</text:p>
          </table:table-cell>
          <table:table-cell table:formula="of:=([.A317]-[.A$2])/1000" office:value-type="float" office:value="17.048" calcext:value-type="float">
            <text:p>17.048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187490" calcext:value-type="float">
            <text:p>1187490</text:p>
          </table:table-cell>
          <table:table-cell table:formula="of:=([.A318]-[.A$2])/1000" office:value-type="float" office:value="17.102" calcext:value-type="float">
            <text:p>17.10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7544" calcext:value-type="float">
            <text:p>1187544</text:p>
          </table:table-cell>
          <table:table-cell table:formula="of:=([.A319]-[.A$2])/1000" office:value-type="float" office:value="17.156" calcext:value-type="float">
            <text:p>17.156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187598" calcext:value-type="float">
            <text:p>1187598</text:p>
          </table:table-cell>
          <table:table-cell table:formula="of:=([.A320]-[.A$2])/1000" office:value-type="float" office:value="17.21" calcext:value-type="float">
            <text:p>17.21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7652" calcext:value-type="float">
            <text:p>1187652</text:p>
          </table:table-cell>
          <table:table-cell table:formula="of:=([.A321]-[.A$2])/1000" office:value-type="float" office:value="17.264" calcext:value-type="float">
            <text:p>17.264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7706" calcext:value-type="float">
            <text:p>1187706</text:p>
          </table:table-cell>
          <table:table-cell table:formula="of:=([.A322]-[.A$2])/1000" office:value-type="float" office:value="17.318" calcext:value-type="float">
            <text:p>17.31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7762" calcext:value-type="float">
            <text:p>1187762</text:p>
          </table:table-cell>
          <table:table-cell table:formula="of:=([.A323]-[.A$2])/1000" office:value-type="float" office:value="17.374" calcext:value-type="float">
            <text:p>17.37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7816" calcext:value-type="float">
            <text:p>1187816</text:p>
          </table:table-cell>
          <table:table-cell table:formula="of:=([.A324]-[.A$2])/1000" office:value-type="float" office:value="17.428" calcext:value-type="float">
            <text:p>17.42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7870" calcext:value-type="float">
            <text:p>1187870</text:p>
          </table:table-cell>
          <table:table-cell table:formula="of:=([.A325]-[.A$2])/1000" office:value-type="float" office:value="17.482" calcext:value-type="float">
            <text:p>17.48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7925" calcext:value-type="float">
            <text:p>1187925</text:p>
          </table:table-cell>
          <table:table-cell table:formula="of:=([.A326]-[.A$2])/1000" office:value-type="float" office:value="17.537" calcext:value-type="float">
            <text:p>17.53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7979" calcext:value-type="float">
            <text:p>1187979</text:p>
          </table:table-cell>
          <table:table-cell table:formula="of:=([.A327]-[.A$2])/1000" office:value-type="float" office:value="17.591" calcext:value-type="float">
            <text:p>17.59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8033" calcext:value-type="float">
            <text:p>1188033</text:p>
          </table:table-cell>
          <table:table-cell table:formula="of:=([.A328]-[.A$2])/1000" office:value-type="float" office:value="17.645" calcext:value-type="float">
            <text:p>17.6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8087" calcext:value-type="float">
            <text:p>1188087</text:p>
          </table:table-cell>
          <table:table-cell table:formula="of:=([.A329]-[.A$2])/1000" office:value-type="float" office:value="17.699" calcext:value-type="float">
            <text:p>17.69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8141" calcext:value-type="float">
            <text:p>1188141</text:p>
          </table:table-cell>
          <table:table-cell table:formula="of:=([.A330]-[.A$2])/1000" office:value-type="float" office:value="17.753" calcext:value-type="float">
            <text:p>17.75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8195" calcext:value-type="float">
            <text:p>1188195</text:p>
          </table:table-cell>
          <table:table-cell table:formula="of:=([.A331]-[.A$2])/1000" office:value-type="float" office:value="17.807" calcext:value-type="float">
            <text:p>17.807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188249" calcext:value-type="float">
            <text:p>1188249</text:p>
          </table:table-cell>
          <table:table-cell table:formula="of:=([.A332]-[.A$2])/1000" office:value-type="float" office:value="17.861" calcext:value-type="float">
            <text:p>17.86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8304" calcext:value-type="float">
            <text:p>1188304</text:p>
          </table:table-cell>
          <table:table-cell table:formula="of:=([.A333]-[.A$2])/1000" office:value-type="float" office:value="17.916" calcext:value-type="float">
            <text:p>17.91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8358" calcext:value-type="float">
            <text:p>1188358</text:p>
          </table:table-cell>
          <table:table-cell table:formula="of:=([.A334]-[.A$2])/1000" office:value-type="float" office:value="17.97" calcext:value-type="float">
            <text:p>17.97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8412" calcext:value-type="float">
            <text:p>1188412</text:p>
          </table:table-cell>
          <table:table-cell table:formula="of:=([.A335]-[.A$2])/1000" office:value-type="float" office:value="18.024" calcext:value-type="float">
            <text:p>18.02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8466" calcext:value-type="float">
            <text:p>1188466</text:p>
          </table:table-cell>
          <table:table-cell table:formula="of:=([.A336]-[.A$2])/1000" office:value-type="float" office:value="18.078" calcext:value-type="float">
            <text:p>18.07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8520" calcext:value-type="float">
            <text:p>1188520</text:p>
          </table:table-cell>
          <table:table-cell table:formula="of:=([.A337]-[.A$2])/1000" office:value-type="float" office:value="18.132" calcext:value-type="float">
            <text:p>18.13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8574" calcext:value-type="float">
            <text:p>1188574</text:p>
          </table:table-cell>
          <table:table-cell table:formula="of:=([.A338]-[.A$2])/1000" office:value-type="float" office:value="18.186" calcext:value-type="float">
            <text:p>18.18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8628" calcext:value-type="float">
            <text:p>1188628</text:p>
          </table:table-cell>
          <table:table-cell table:formula="of:=([.A339]-[.A$2])/1000" office:value-type="float" office:value="18.24" calcext:value-type="float">
            <text:p>18.24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8682" calcext:value-type="float">
            <text:p>1188682</text:p>
          </table:table-cell>
          <table:table-cell table:formula="of:=([.A340]-[.A$2])/1000" office:value-type="float" office:value="18.294" calcext:value-type="float">
            <text:p>18.294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8736" calcext:value-type="float">
            <text:p>1188736</text:p>
          </table:table-cell>
          <table:table-cell table:formula="of:=([.A341]-[.A$2])/1000" office:value-type="float" office:value="18.348" calcext:value-type="float">
            <text:p>18.34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8790" calcext:value-type="float">
            <text:p>1188790</text:p>
          </table:table-cell>
          <table:table-cell table:formula="of:=([.A342]-[.A$2])/1000" office:value-type="float" office:value="18.402" calcext:value-type="float">
            <text:p>18.40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8845" calcext:value-type="float">
            <text:p>1188845</text:p>
          </table:table-cell>
          <table:table-cell table:formula="of:=([.A343]-[.A$2])/1000" office:value-type="float" office:value="18.457" calcext:value-type="float">
            <text:p>18.457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188899" calcext:value-type="float">
            <text:p>1188899</text:p>
          </table:table-cell>
          <table:table-cell table:formula="of:=([.A344]-[.A$2])/1000" office:value-type="float" office:value="18.511" calcext:value-type="float">
            <text:p>18.51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8953" calcext:value-type="float">
            <text:p>1188953</text:p>
          </table:table-cell>
          <table:table-cell table:formula="of:=([.A345]-[.A$2])/1000" office:value-type="float" office:value="18.565" calcext:value-type="float">
            <text:p>18.56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9007" calcext:value-type="float">
            <text:p>1189007</text:p>
          </table:table-cell>
          <table:table-cell table:formula="of:=([.A346]-[.A$2])/1000" office:value-type="float" office:value="18.619" calcext:value-type="float">
            <text:p>18.61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9061" calcext:value-type="float">
            <text:p>1189061</text:p>
          </table:table-cell>
          <table:table-cell table:formula="of:=([.A347]-[.A$2])/1000" office:value-type="float" office:value="18.673" calcext:value-type="float">
            <text:p>18.67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9115" calcext:value-type="float">
            <text:p>1189115</text:p>
          </table:table-cell>
          <table:table-cell table:formula="of:=([.A348]-[.A$2])/1000" office:value-type="float" office:value="18.727" calcext:value-type="float">
            <text:p>18.72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9169" calcext:value-type="float">
            <text:p>1189169</text:p>
          </table:table-cell>
          <table:table-cell table:formula="of:=([.A349]-[.A$2])/1000" office:value-type="float" office:value="18.781" calcext:value-type="float">
            <text:p>18.78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9224" calcext:value-type="float">
            <text:p>1189224</text:p>
          </table:table-cell>
          <table:table-cell table:formula="of:=([.A350]-[.A$2])/1000" office:value-type="float" office:value="18.836" calcext:value-type="float">
            <text:p>18.83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9278" calcext:value-type="float">
            <text:p>1189278</text:p>
          </table:table-cell>
          <table:table-cell table:formula="of:=([.A351]-[.A$2])/1000" office:value-type="float" office:value="18.89" calcext:value-type="float">
            <text:p>18.890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89332" calcext:value-type="float">
            <text:p>1189332</text:p>
          </table:table-cell>
          <table:table-cell table:formula="of:=([.A352]-[.A$2])/1000" office:value-type="float" office:value="18.944" calcext:value-type="float">
            <text:p>18.94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9386" calcext:value-type="float">
            <text:p>1189386</text:p>
          </table:table-cell>
          <table:table-cell table:formula="of:=([.A353]-[.A$2])/1000" office:value-type="float" office:value="18.998" calcext:value-type="float">
            <text:p>18.99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9440" calcext:value-type="float">
            <text:p>1189440</text:p>
          </table:table-cell>
          <table:table-cell table:formula="of:=([.A354]-[.A$2])/1000" office:value-type="float" office:value="19.052" calcext:value-type="float">
            <text:p>19.05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89494" calcext:value-type="float">
            <text:p>1189494</text:p>
          </table:table-cell>
          <table:table-cell table:formula="of:=([.A355]-[.A$2])/1000" office:value-type="float" office:value="19.106" calcext:value-type="float">
            <text:p>19.10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9548" calcext:value-type="float">
            <text:p>1189548</text:p>
          </table:table-cell>
          <table:table-cell table:formula="of:=([.A356]-[.A$2])/1000" office:value-type="float" office:value="19.16" calcext:value-type="float">
            <text:p>19.16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9602" calcext:value-type="float">
            <text:p>1189602</text:p>
          </table:table-cell>
          <table:table-cell table:formula="of:=([.A357]-[.A$2])/1000" office:value-type="float" office:value="19.214" calcext:value-type="float">
            <text:p>19.21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89656" calcext:value-type="float">
            <text:p>1189656</text:p>
          </table:table-cell>
          <table:table-cell table:formula="of:=([.A358]-[.A$2])/1000" office:value-type="float" office:value="19.268" calcext:value-type="float">
            <text:p>19.26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89710" calcext:value-type="float">
            <text:p>1189710</text:p>
          </table:table-cell>
          <table:table-cell table:formula="of:=([.A359]-[.A$2])/1000" office:value-type="float" office:value="19.322" calcext:value-type="float">
            <text:p>19.32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189765" calcext:value-type="float">
            <text:p>1189765</text:p>
          </table:table-cell>
          <table:table-cell table:formula="of:=([.A360]-[.A$2])/1000" office:value-type="float" office:value="19.377" calcext:value-type="float">
            <text:p>19.37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89819" calcext:value-type="float">
            <text:p>1189819</text:p>
          </table:table-cell>
          <table:table-cell table:formula="of:=([.A361]-[.A$2])/1000" office:value-type="float" office:value="19.431" calcext:value-type="float">
            <text:p>19.43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89873" calcext:value-type="float">
            <text:p>1189873</text:p>
          </table:table-cell>
          <table:table-cell table:formula="of:=([.A362]-[.A$2])/1000" office:value-type="float" office:value="19.485" calcext:value-type="float">
            <text:p>19.48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89927" calcext:value-type="float">
            <text:p>1189927</text:p>
          </table:table-cell>
          <table:table-cell table:formula="of:=([.A363]-[.A$2])/1000" office:value-type="float" office:value="19.539" calcext:value-type="float">
            <text:p>19.539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189981" calcext:value-type="float">
            <text:p>1189981</text:p>
          </table:table-cell>
          <table:table-cell table:formula="of:=([.A364]-[.A$2])/1000" office:value-type="float" office:value="19.593" calcext:value-type="float">
            <text:p>19.59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90035" calcext:value-type="float">
            <text:p>1190035</text:p>
          </table:table-cell>
          <table:table-cell table:formula="of:=([.A365]-[.A$2])/1000" office:value-type="float" office:value="19.647" calcext:value-type="float">
            <text:p>19.64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90089" calcext:value-type="float">
            <text:p>1190089</text:p>
          </table:table-cell>
          <table:table-cell table:formula="of:=([.A366]-[.A$2])/1000" office:value-type="float" office:value="19.701" calcext:value-type="float">
            <text:p>19.701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190143" calcext:value-type="float">
            <text:p>1190143</text:p>
          </table:table-cell>
          <table:table-cell table:formula="of:=([.A367]-[.A$2])/1000" office:value-type="float" office:value="19.755" calcext:value-type="float">
            <text:p>19.75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90198" calcext:value-type="float">
            <text:p>1190198</text:p>
          </table:table-cell>
          <table:table-cell table:formula="of:=([.A368]-[.A$2])/1000" office:value-type="float" office:value="19.81" calcext:value-type="float">
            <text:p>19.81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90252" calcext:value-type="float">
            <text:p>1190252</text:p>
          </table:table-cell>
          <table:table-cell table:formula="of:=([.A369]-[.A$2])/1000" office:value-type="float" office:value="19.864" calcext:value-type="float">
            <text:p>19.86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90306" calcext:value-type="float">
            <text:p>1190306</text:p>
          </table:table-cell>
          <table:table-cell table:formula="of:=([.A370]-[.A$2])/1000" office:value-type="float" office:value="19.918" calcext:value-type="float">
            <text:p>19.91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90360" calcext:value-type="float">
            <text:p>1190360</text:p>
          </table:table-cell>
          <table:table-cell table:formula="of:=([.A371]-[.A$2])/1000" office:value-type="float" office:value="19.972" calcext:value-type="float">
            <text:p>19.97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90414" calcext:value-type="float">
            <text:p>1190414</text:p>
          </table:table-cell>
          <table:table-cell table:formula="of:=([.A372]-[.A$2])/1000" office:value-type="float" office:value="20.026" calcext:value-type="float">
            <text:p>20.02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90468" calcext:value-type="float">
            <text:p>1190468</text:p>
          </table:table-cell>
          <table:table-cell table:formula="of:=([.A373]-[.A$2])/1000" office:value-type="float" office:value="20.08" calcext:value-type="float">
            <text:p>20.080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190522" calcext:value-type="float">
            <text:p>1190522</text:p>
          </table:table-cell>
          <table:table-cell table:formula="of:=([.A374]-[.A$2])/1000" office:value-type="float" office:value="20.134" calcext:value-type="float">
            <text:p>20.134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190576" calcext:value-type="float">
            <text:p>1190576</text:p>
          </table:table-cell>
          <table:table-cell table:formula="of:=([.A375]-[.A$2])/1000" office:value-type="float" office:value="20.188" calcext:value-type="float">
            <text:p>20.188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190630" calcext:value-type="float">
            <text:p>1190630</text:p>
          </table:table-cell>
          <table:table-cell table:formula="of:=([.A376]-[.A$2])/1000" office:value-type="float" office:value="20.242" calcext:value-type="float">
            <text:p>20.24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190684" calcext:value-type="float">
            <text:p>1190684</text:p>
          </table:table-cell>
          <table:table-cell table:formula="of:=([.A377]-[.A$2])/1000" office:value-type="float" office:value="20.296" calcext:value-type="float">
            <text:p>20.29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90738" calcext:value-type="float">
            <text:p>1190738</text:p>
          </table:table-cell>
          <table:table-cell table:formula="of:=([.A378]-[.A$2])/1000" office:value-type="float" office:value="20.35" calcext:value-type="float">
            <text:p>20.350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190792" calcext:value-type="float">
            <text:p>1190792</text:p>
          </table:table-cell>
          <table:table-cell table:formula="of:=([.A379]-[.A$2])/1000" office:value-type="float" office:value="20.404" calcext:value-type="float">
            <text:p>20.40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90846" calcext:value-type="float">
            <text:p>1190846</text:p>
          </table:table-cell>
          <table:table-cell table:formula="of:=([.A380]-[.A$2])/1000" office:value-type="float" office:value="20.458" calcext:value-type="float">
            <text:p>20.45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90901" calcext:value-type="float">
            <text:p>1190901</text:p>
          </table:table-cell>
          <table:table-cell table:formula="of:=([.A381]-[.A$2])/1000" office:value-type="float" office:value="20.513" calcext:value-type="float">
            <text:p>20.51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0955" calcext:value-type="float">
            <text:p>1190955</text:p>
          </table:table-cell>
          <table:table-cell table:formula="of:=([.A382]-[.A$2])/1000" office:value-type="float" office:value="20.567" calcext:value-type="float">
            <text:p>20.567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91009" calcext:value-type="float">
            <text:p>1191009</text:p>
          </table:table-cell>
          <table:table-cell table:formula="of:=([.A383]-[.A$2])/1000" office:value-type="float" office:value="20.621" calcext:value-type="float">
            <text:p>20.62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91063" calcext:value-type="float">
            <text:p>1191063</text:p>
          </table:table-cell>
          <table:table-cell table:formula="of:=([.A384]-[.A$2])/1000" office:value-type="float" office:value="20.675" calcext:value-type="float">
            <text:p>20.67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91117" calcext:value-type="float">
            <text:p>1191117</text:p>
          </table:table-cell>
          <table:table-cell table:formula="of:=([.A385]-[.A$2])/1000" office:value-type="float" office:value="20.729" calcext:value-type="float">
            <text:p>20.729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191171" calcext:value-type="float">
            <text:p>1191171</text:p>
          </table:table-cell>
          <table:table-cell table:formula="of:=([.A386]-[.A$2])/1000" office:value-type="float" office:value="20.783" calcext:value-type="float">
            <text:p>20.783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191225" calcext:value-type="float">
            <text:p>1191225</text:p>
          </table:table-cell>
          <table:table-cell table:formula="of:=([.A387]-[.A$2])/1000" office:value-type="float" office:value="20.837" calcext:value-type="float">
            <text:p>20.837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91279" calcext:value-type="float">
            <text:p>1191279</text:p>
          </table:table-cell>
          <table:table-cell table:formula="of:=([.A388]-[.A$2])/1000" office:value-type="float" office:value="20.891" calcext:value-type="float">
            <text:p>20.89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191333" calcext:value-type="float">
            <text:p>1191333</text:p>
          </table:table-cell>
          <table:table-cell table:formula="of:=([.A389]-[.A$2])/1000" office:value-type="float" office:value="20.945" calcext:value-type="float">
            <text:p>20.945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191387" calcext:value-type="float">
            <text:p>1191387</text:p>
          </table:table-cell>
          <table:table-cell table:formula="of:=([.A390]-[.A$2])/1000" office:value-type="float" office:value="20.999" calcext:value-type="float">
            <text:p>20.99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91441" calcext:value-type="float">
            <text:p>1191441</text:p>
          </table:table-cell>
          <table:table-cell table:formula="of:=([.A391]-[.A$2])/1000" office:value-type="float" office:value="21.053" calcext:value-type="float">
            <text:p>21.05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91495" calcext:value-type="float">
            <text:p>1191495</text:p>
          </table:table-cell>
          <table:table-cell table:formula="of:=([.A392]-[.A$2])/1000" office:value-type="float" office:value="21.107" calcext:value-type="float">
            <text:p>21.10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91551" calcext:value-type="float">
            <text:p>1191551</text:p>
          </table:table-cell>
          <table:table-cell table:formula="of:=([.A393]-[.A$2])/1000" office:value-type="float" office:value="21.163" calcext:value-type="float">
            <text:p>21.16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91605" calcext:value-type="float">
            <text:p>1191605</text:p>
          </table:table-cell>
          <table:table-cell table:formula="of:=([.A394]-[.A$2])/1000" office:value-type="float" office:value="21.217" calcext:value-type="float">
            <text:p>21.217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91659" calcext:value-type="float">
            <text:p>1191659</text:p>
          </table:table-cell>
          <table:table-cell table:formula="of:=([.A395]-[.A$2])/1000" office:value-type="float" office:value="21.271" calcext:value-type="float">
            <text:p>21.271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191713" calcext:value-type="float">
            <text:p>1191713</text:p>
          </table:table-cell>
          <table:table-cell table:formula="of:=([.A396]-[.A$2])/1000" office:value-type="float" office:value="21.325" calcext:value-type="float">
            <text:p>21.325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91767" calcext:value-type="float">
            <text:p>1191767</text:p>
          </table:table-cell>
          <table:table-cell table:formula="of:=([.A397]-[.A$2])/1000" office:value-type="float" office:value="21.379" calcext:value-type="float">
            <text:p>21.37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191822" calcext:value-type="float">
            <text:p>1191822</text:p>
          </table:table-cell>
          <table:table-cell table:formula="of:=([.A398]-[.A$2])/1000" office:value-type="float" office:value="21.434" calcext:value-type="float">
            <text:p>21.43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91876" calcext:value-type="float">
            <text:p>1191876</text:p>
          </table:table-cell>
          <table:table-cell table:formula="of:=([.A399]-[.A$2])/1000" office:value-type="float" office:value="21.488" calcext:value-type="float">
            <text:p>21.48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91930" calcext:value-type="float">
            <text:p>1191930</text:p>
          </table:table-cell>
          <table:table-cell table:formula="of:=([.A400]-[.A$2])/1000" office:value-type="float" office:value="21.542" calcext:value-type="float">
            <text:p>21.54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191984" calcext:value-type="float">
            <text:p>1191984</text:p>
          </table:table-cell>
          <table:table-cell table:formula="of:=([.A401]-[.A$2])/1000" office:value-type="float" office:value="21.596" calcext:value-type="float">
            <text:p>21.596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192038" calcext:value-type="float">
            <text:p>1192038</text:p>
          </table:table-cell>
          <table:table-cell table:formula="of:=([.A402]-[.A$2])/1000" office:value-type="float" office:value="21.65" calcext:value-type="float">
            <text:p>21.65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92092" calcext:value-type="float">
            <text:p>1192092</text:p>
          </table:table-cell>
          <table:table-cell table:formula="of:=([.A403]-[.A$2])/1000" office:value-type="float" office:value="21.704" calcext:value-type="float">
            <text:p>21.70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2146" calcext:value-type="float">
            <text:p>1192146</text:p>
          </table:table-cell>
          <table:table-cell table:formula="of:=([.A404]-[.A$2])/1000" office:value-type="float" office:value="21.758" calcext:value-type="float">
            <text:p>21.75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2200" calcext:value-type="float">
            <text:p>1192200</text:p>
          </table:table-cell>
          <table:table-cell table:formula="of:=([.A405]-[.A$2])/1000" office:value-type="float" office:value="21.812" calcext:value-type="float">
            <text:p>21.81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92255" calcext:value-type="float">
            <text:p>1192255</text:p>
          </table:table-cell>
          <table:table-cell table:formula="of:=([.A406]-[.A$2])/1000" office:value-type="float" office:value="21.867" calcext:value-type="float">
            <text:p>21.86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92309" calcext:value-type="float">
            <text:p>1192309</text:p>
          </table:table-cell>
          <table:table-cell table:formula="of:=([.A407]-[.A$2])/1000" office:value-type="float" office:value="21.921" calcext:value-type="float">
            <text:p>21.92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2363" calcext:value-type="float">
            <text:p>1192363</text:p>
          </table:table-cell>
          <table:table-cell table:formula="of:=([.A408]-[.A$2])/1000" office:value-type="float" office:value="21.975" calcext:value-type="float">
            <text:p>21.97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2417" calcext:value-type="float">
            <text:p>1192417</text:p>
          </table:table-cell>
          <table:table-cell table:formula="of:=([.A409]-[.A$2])/1000" office:value-type="float" office:value="22.029" calcext:value-type="float">
            <text:p>22.02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92471" calcext:value-type="float">
            <text:p>1192471</text:p>
          </table:table-cell>
          <table:table-cell table:formula="of:=([.A410]-[.A$2])/1000" office:value-type="float" office:value="22.083" calcext:value-type="float">
            <text:p>22.08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2525" calcext:value-type="float">
            <text:p>1192525</text:p>
          </table:table-cell>
          <table:table-cell table:formula="of:=([.A411]-[.A$2])/1000" office:value-type="float" office:value="22.137" calcext:value-type="float">
            <text:p>22.13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2579" calcext:value-type="float">
            <text:p>1192579</text:p>
          </table:table-cell>
          <table:table-cell table:formula="of:=([.A412]-[.A$2])/1000" office:value-type="float" office:value="22.191" calcext:value-type="float">
            <text:p>22.19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2634" calcext:value-type="float">
            <text:p>1192634</text:p>
          </table:table-cell>
          <table:table-cell table:formula="of:=([.A413]-[.A$2])/1000" office:value-type="float" office:value="22.246" calcext:value-type="float">
            <text:p>22.246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92688" calcext:value-type="float">
            <text:p>1192688</text:p>
          </table:table-cell>
          <table:table-cell table:formula="of:=([.A414]-[.A$2])/1000" office:value-type="float" office:value="22.3" calcext:value-type="float">
            <text:p>22.300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2742" calcext:value-type="float">
            <text:p>1192742</text:p>
          </table:table-cell>
          <table:table-cell table:formula="of:=([.A415]-[.A$2])/1000" office:value-type="float" office:value="22.354" calcext:value-type="float">
            <text:p>22.35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2796" calcext:value-type="float">
            <text:p>1192796</text:p>
          </table:table-cell>
          <table:table-cell table:formula="of:=([.A416]-[.A$2])/1000" office:value-type="float" office:value="22.408" calcext:value-type="float">
            <text:p>22.40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2850" calcext:value-type="float">
            <text:p>1192850</text:p>
          </table:table-cell>
          <table:table-cell table:formula="of:=([.A417]-[.A$2])/1000" office:value-type="float" office:value="22.462" calcext:value-type="float">
            <text:p>22.46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2904" calcext:value-type="float">
            <text:p>1192904</text:p>
          </table:table-cell>
          <table:table-cell table:formula="of:=([.A418]-[.A$2])/1000" office:value-type="float" office:value="22.516" calcext:value-type="float">
            <text:p>22.51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2958" calcext:value-type="float">
            <text:p>1192958</text:p>
          </table:table-cell>
          <table:table-cell table:formula="of:=([.A419]-[.A$2])/1000" office:value-type="float" office:value="22.57" calcext:value-type="float">
            <text:p>22.57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3012" calcext:value-type="float">
            <text:p>1193012</text:p>
          </table:table-cell>
          <table:table-cell table:formula="of:=([.A420]-[.A$2])/1000" office:value-type="float" office:value="22.624" calcext:value-type="float">
            <text:p>22.62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3066" calcext:value-type="float">
            <text:p>1193066</text:p>
          </table:table-cell>
          <table:table-cell table:formula="of:=([.A421]-[.A$2])/1000" office:value-type="float" office:value="22.678" calcext:value-type="float">
            <text:p>22.67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3121" calcext:value-type="float">
            <text:p>1193121</text:p>
          </table:table-cell>
          <table:table-cell table:formula="of:=([.A422]-[.A$2])/1000" office:value-type="float" office:value="22.733" calcext:value-type="float">
            <text:p>22.73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93175" calcext:value-type="float">
            <text:p>1193175</text:p>
          </table:table-cell>
          <table:table-cell table:formula="of:=([.A423]-[.A$2])/1000" office:value-type="float" office:value="22.787" calcext:value-type="float">
            <text:p>22.78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3229" calcext:value-type="float">
            <text:p>1193229</text:p>
          </table:table-cell>
          <table:table-cell table:formula="of:=([.A424]-[.A$2])/1000" office:value-type="float" office:value="22.841" calcext:value-type="float">
            <text:p>22.84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3283" calcext:value-type="float">
            <text:p>1193283</text:p>
          </table:table-cell>
          <table:table-cell table:formula="of:=([.A425]-[.A$2])/1000" office:value-type="float" office:value="22.895" calcext:value-type="float">
            <text:p>22.89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3337" calcext:value-type="float">
            <text:p>1193337</text:p>
          </table:table-cell>
          <table:table-cell table:formula="of:=([.A426]-[.A$2])/1000" office:value-type="float" office:value="22.949" calcext:value-type="float">
            <text:p>22.94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3391" calcext:value-type="float">
            <text:p>1193391</text:p>
          </table:table-cell>
          <table:table-cell table:formula="of:=([.A427]-[.A$2])/1000" office:value-type="float" office:value="23.003" calcext:value-type="float">
            <text:p>23.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3445" calcext:value-type="float">
            <text:p>1193445</text:p>
          </table:table-cell>
          <table:table-cell table:formula="of:=([.A428]-[.A$2])/1000" office:value-type="float" office:value="23.057" calcext:value-type="float">
            <text:p>23.05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93499" calcext:value-type="float">
            <text:p>1193499</text:p>
          </table:table-cell>
          <table:table-cell table:formula="of:=([.A429]-[.A$2])/1000" office:value-type="float" office:value="23.111" calcext:value-type="float">
            <text:p>23.11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3554" calcext:value-type="float">
            <text:p>1193554</text:p>
          </table:table-cell>
          <table:table-cell table:formula="of:=([.A430]-[.A$2])/1000" office:value-type="float" office:value="23.166" calcext:value-type="float">
            <text:p>23.16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3608" calcext:value-type="float">
            <text:p>1193608</text:p>
          </table:table-cell>
          <table:table-cell table:formula="of:=([.A431]-[.A$2])/1000" office:value-type="float" office:value="23.22" calcext:value-type="float">
            <text:p>23.220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3662" calcext:value-type="float">
            <text:p>1193662</text:p>
          </table:table-cell>
          <table:table-cell table:formula="of:=([.A432]-[.A$2])/1000" office:value-type="float" office:value="23.274" calcext:value-type="float">
            <text:p>23.27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93716" calcext:value-type="float">
            <text:p>1193716</text:p>
          </table:table-cell>
          <table:table-cell table:formula="of:=([.A433]-[.A$2])/1000" office:value-type="float" office:value="23.328" calcext:value-type="float">
            <text:p>23.32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3770" calcext:value-type="float">
            <text:p>1193770</text:p>
          </table:table-cell>
          <table:table-cell table:formula="of:=([.A434]-[.A$2])/1000" office:value-type="float" office:value="23.382" calcext:value-type="float">
            <text:p>23.38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3824" calcext:value-type="float">
            <text:p>1193824</text:p>
          </table:table-cell>
          <table:table-cell table:formula="of:=([.A435]-[.A$2])/1000" office:value-type="float" office:value="23.436" calcext:value-type="float">
            <text:p>23.43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193878" calcext:value-type="float">
            <text:p>1193878</text:p>
          </table:table-cell>
          <table:table-cell table:formula="of:=([.A436]-[.A$2])/1000" office:value-type="float" office:value="23.49" calcext:value-type="float">
            <text:p>23.49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3932" calcext:value-type="float">
            <text:p>1193932</text:p>
          </table:table-cell>
          <table:table-cell table:formula="of:=([.A437]-[.A$2])/1000" office:value-type="float" office:value="23.544" calcext:value-type="float">
            <text:p>23.54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3986" calcext:value-type="float">
            <text:p>1193986</text:p>
          </table:table-cell>
          <table:table-cell table:formula="of:=([.A438]-[.A$2])/1000" office:value-type="float" office:value="23.598" calcext:value-type="float">
            <text:p>23.59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94040" calcext:value-type="float">
            <text:p>1194040</text:p>
          </table:table-cell>
          <table:table-cell table:formula="of:=([.A439]-[.A$2])/1000" office:value-type="float" office:value="23.652" calcext:value-type="float">
            <text:p>23.65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4094" calcext:value-type="float">
            <text:p>1194094</text:p>
          </table:table-cell>
          <table:table-cell table:formula="of:=([.A440]-[.A$2])/1000" office:value-type="float" office:value="23.706" calcext:value-type="float">
            <text:p>23.70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4148" calcext:value-type="float">
            <text:p>1194148</text:p>
          </table:table-cell>
          <table:table-cell table:formula="of:=([.A441]-[.A$2])/1000" office:value-type="float" office:value="23.76" calcext:value-type="float">
            <text:p>23.76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94203" calcext:value-type="float">
            <text:p>1194203</text:p>
          </table:table-cell>
          <table:table-cell table:formula="of:=([.A442]-[.A$2])/1000" office:value-type="float" office:value="23.815" calcext:value-type="float">
            <text:p>23.81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4257" calcext:value-type="float">
            <text:p>1194257</text:p>
          </table:table-cell>
          <table:table-cell table:formula="of:=([.A443]-[.A$2])/1000" office:value-type="float" office:value="23.869" calcext:value-type="float">
            <text:p>23.86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4311" calcext:value-type="float">
            <text:p>1194311</text:p>
          </table:table-cell>
          <table:table-cell table:formula="of:=([.A444]-[.A$2])/1000" office:value-type="float" office:value="23.923" calcext:value-type="float">
            <text:p>23.92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4365" calcext:value-type="float">
            <text:p>1194365</text:p>
          </table:table-cell>
          <table:table-cell table:formula="of:=([.A445]-[.A$2])/1000" office:value-type="float" office:value="23.977" calcext:value-type="float">
            <text:p>23.97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4419" calcext:value-type="float">
            <text:p>1194419</text:p>
          </table:table-cell>
          <table:table-cell table:formula="of:=([.A446]-[.A$2])/1000" office:value-type="float" office:value="24.031" calcext:value-type="float">
            <text:p>24.03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4473" calcext:value-type="float">
            <text:p>1194473</text:p>
          </table:table-cell>
          <table:table-cell table:formula="of:=([.A447]-[.A$2])/1000" office:value-type="float" office:value="24.085" calcext:value-type="float">
            <text:p>24.08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4527" calcext:value-type="float">
            <text:p>1194527</text:p>
          </table:table-cell>
          <table:table-cell table:formula="of:=([.A448]-[.A$2])/1000" office:value-type="float" office:value="24.139" calcext:value-type="float">
            <text:p>24.13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4581" calcext:value-type="float">
            <text:p>1194581</text:p>
          </table:table-cell>
          <table:table-cell table:formula="of:=([.A449]-[.A$2])/1000" office:value-type="float" office:value="24.193" calcext:value-type="float">
            <text:p>24.19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4635" calcext:value-type="float">
            <text:p>1194635</text:p>
          </table:table-cell>
          <table:table-cell table:formula="of:=([.A450]-[.A$2])/1000" office:value-type="float" office:value="24.247" calcext:value-type="float">
            <text:p>24.24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4689" calcext:value-type="float">
            <text:p>1194689</text:p>
          </table:table-cell>
          <table:table-cell table:formula="of:=([.A451]-[.A$2])/1000" office:value-type="float" office:value="24.301" calcext:value-type="float">
            <text:p>24.3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94743" calcext:value-type="float">
            <text:p>1194743</text:p>
          </table:table-cell>
          <table:table-cell table:formula="of:=([.A452]-[.A$2])/1000" office:value-type="float" office:value="24.355" calcext:value-type="float">
            <text:p>24.35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4798" calcext:value-type="float">
            <text:p>1194798</text:p>
          </table:table-cell>
          <table:table-cell table:formula="of:=([.A453]-[.A$2])/1000" office:value-type="float" office:value="24.41" calcext:value-type="float">
            <text:p>24.41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94852" calcext:value-type="float">
            <text:p>1194852</text:p>
          </table:table-cell>
          <table:table-cell table:formula="of:=([.A454]-[.A$2])/1000" office:value-type="float" office:value="24.464" calcext:value-type="float">
            <text:p>24.46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4906" calcext:value-type="float">
            <text:p>1194906</text:p>
          </table:table-cell>
          <table:table-cell table:formula="of:=([.A455]-[.A$2])/1000" office:value-type="float" office:value="24.518" calcext:value-type="float">
            <text:p>24.51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194960" calcext:value-type="float">
            <text:p>1194960</text:p>
          </table:table-cell>
          <table:table-cell table:formula="of:=([.A456]-[.A$2])/1000" office:value-type="float" office:value="24.572" calcext:value-type="float">
            <text:p>24.57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5014" calcext:value-type="float">
            <text:p>1195014</text:p>
          </table:table-cell>
          <table:table-cell table:formula="of:=([.A457]-[.A$2])/1000" office:value-type="float" office:value="24.626" calcext:value-type="float">
            <text:p>24.62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5068" calcext:value-type="float">
            <text:p>1195068</text:p>
          </table:table-cell>
          <table:table-cell table:formula="of:=([.A458]-[.A$2])/1000" office:value-type="float" office:value="24.68" calcext:value-type="float">
            <text:p>24.68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5122" calcext:value-type="float">
            <text:p>1195122</text:p>
          </table:table-cell>
          <table:table-cell table:formula="of:=([.A459]-[.A$2])/1000" office:value-type="float" office:value="24.734" calcext:value-type="float">
            <text:p>24.73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5176" calcext:value-type="float">
            <text:p>1195176</text:p>
          </table:table-cell>
          <table:table-cell table:formula="of:=([.A460]-[.A$2])/1000" office:value-type="float" office:value="24.788" calcext:value-type="float">
            <text:p>24.78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95230" calcext:value-type="float">
            <text:p>1195230</text:p>
          </table:table-cell>
          <table:table-cell table:formula="of:=([.A461]-[.A$2])/1000" office:value-type="float" office:value="24.842" calcext:value-type="float">
            <text:p>24.84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95284" calcext:value-type="float">
            <text:p>1195284</text:p>
          </table:table-cell>
          <table:table-cell table:formula="of:=([.A462]-[.A$2])/1000" office:value-type="float" office:value="24.896" calcext:value-type="float">
            <text:p>24.89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5339" calcext:value-type="float">
            <text:p>1195339</text:p>
          </table:table-cell>
          <table:table-cell table:formula="of:=([.A463]-[.A$2])/1000" office:value-type="float" office:value="24.951" calcext:value-type="float">
            <text:p>24.95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5394" calcext:value-type="float">
            <text:p>1195394</text:p>
          </table:table-cell>
          <table:table-cell table:formula="of:=([.A464]-[.A$2])/1000" office:value-type="float" office:value="25.006" calcext:value-type="float">
            <text:p>25.00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5448" calcext:value-type="float">
            <text:p>1195448</text:p>
          </table:table-cell>
          <table:table-cell table:formula="of:=([.A465]-[.A$2])/1000" office:value-type="float" office:value="25.06" calcext:value-type="float">
            <text:p>25.06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5502" calcext:value-type="float">
            <text:p>1195502</text:p>
          </table:table-cell>
          <table:table-cell table:formula="of:=([.A466]-[.A$2])/1000" office:value-type="float" office:value="25.114" calcext:value-type="float">
            <text:p>25.11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5556" calcext:value-type="float">
            <text:p>1195556</text:p>
          </table:table-cell>
          <table:table-cell table:formula="of:=([.A467]-[.A$2])/1000" office:value-type="float" office:value="25.168" calcext:value-type="float">
            <text:p>25.16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5610" calcext:value-type="float">
            <text:p>1195610</text:p>
          </table:table-cell>
          <table:table-cell table:formula="of:=([.A468]-[.A$2])/1000" office:value-type="float" office:value="25.222" calcext:value-type="float">
            <text:p>25.22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95664" calcext:value-type="float">
            <text:p>1195664</text:p>
          </table:table-cell>
          <table:table-cell table:formula="of:=([.A469]-[.A$2])/1000" office:value-type="float" office:value="25.276" calcext:value-type="float">
            <text:p>25.27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95719" calcext:value-type="float">
            <text:p>1195719</text:p>
          </table:table-cell>
          <table:table-cell table:formula="of:=([.A470]-[.A$2])/1000" office:value-type="float" office:value="25.331" calcext:value-type="float">
            <text:p>25.33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5773" calcext:value-type="float">
            <text:p>1195773</text:p>
          </table:table-cell>
          <table:table-cell table:formula="of:=([.A471]-[.A$2])/1000" office:value-type="float" office:value="25.385" calcext:value-type="float">
            <text:p>25.38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5827" calcext:value-type="float">
            <text:p>1195827</text:p>
          </table:table-cell>
          <table:table-cell table:formula="of:=([.A472]-[.A$2])/1000" office:value-type="float" office:value="25.439" calcext:value-type="float">
            <text:p>25.43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5881" calcext:value-type="float">
            <text:p>1195881</text:p>
          </table:table-cell>
          <table:table-cell table:formula="of:=([.A473]-[.A$2])/1000" office:value-type="float" office:value="25.493" calcext:value-type="float">
            <text:p>25.49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95935" calcext:value-type="float">
            <text:p>1195935</text:p>
          </table:table-cell>
          <table:table-cell table:formula="of:=([.A474]-[.A$2])/1000" office:value-type="float" office:value="25.547" calcext:value-type="float">
            <text:p>25.54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5989" calcext:value-type="float">
            <text:p>1195989</text:p>
          </table:table-cell>
          <table:table-cell table:formula="of:=([.A475]-[.A$2])/1000" office:value-type="float" office:value="25.601" calcext:value-type="float">
            <text:p>25.6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6043" calcext:value-type="float">
            <text:p>1196043</text:p>
          </table:table-cell>
          <table:table-cell table:formula="of:=([.A476]-[.A$2])/1000" office:value-type="float" office:value="25.655" calcext:value-type="float">
            <text:p>25.65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6098" calcext:value-type="float">
            <text:p>1196098</text:p>
          </table:table-cell>
          <table:table-cell table:formula="of:=([.A477]-[.A$2])/1000" office:value-type="float" office:value="25.71" calcext:value-type="float">
            <text:p>25.71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96152" calcext:value-type="float">
            <text:p>1196152</text:p>
          </table:table-cell>
          <table:table-cell table:formula="of:=([.A478]-[.A$2])/1000" office:value-type="float" office:value="25.764" calcext:value-type="float">
            <text:p>25.76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6206" calcext:value-type="float">
            <text:p>1196206</text:p>
          </table:table-cell>
          <table:table-cell table:formula="of:=([.A479]-[.A$2])/1000" office:value-type="float" office:value="25.818" calcext:value-type="float">
            <text:p>25.81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6261" calcext:value-type="float">
            <text:p>1196261</text:p>
          </table:table-cell>
          <table:table-cell table:formula="of:=([.A480]-[.A$2])/1000" office:value-type="float" office:value="25.873" calcext:value-type="float">
            <text:p>25.87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6315" calcext:value-type="float">
            <text:p>1196315</text:p>
          </table:table-cell>
          <table:table-cell table:formula="of:=([.A481]-[.A$2])/1000" office:value-type="float" office:value="25.927" calcext:value-type="float">
            <text:p>25.92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6369" calcext:value-type="float">
            <text:p>1196369</text:p>
          </table:table-cell>
          <table:table-cell table:formula="of:=([.A482]-[.A$2])/1000" office:value-type="float" office:value="25.981" calcext:value-type="float">
            <text:p>25.98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6424" calcext:value-type="float">
            <text:p>1196424</text:p>
          </table:table-cell>
          <table:table-cell table:formula="of:=([.A483]-[.A$2])/1000" office:value-type="float" office:value="26.036" calcext:value-type="float">
            <text:p>26.03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6478" calcext:value-type="float">
            <text:p>1196478</text:p>
          </table:table-cell>
          <table:table-cell table:formula="of:=([.A484]-[.A$2])/1000" office:value-type="float" office:value="26.09" calcext:value-type="float">
            <text:p>26.09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96533" calcext:value-type="float">
            <text:p>1196533</text:p>
          </table:table-cell>
          <table:table-cell table:formula="of:=([.A485]-[.A$2])/1000" office:value-type="float" office:value="26.145" calcext:value-type="float">
            <text:p>26.14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196587" calcext:value-type="float">
            <text:p>1196587</text:p>
          </table:table-cell>
          <table:table-cell table:formula="of:=([.A486]-[.A$2])/1000" office:value-type="float" office:value="26.199" calcext:value-type="float">
            <text:p>26.19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196641" calcext:value-type="float">
            <text:p>1196641</text:p>
          </table:table-cell>
          <table:table-cell table:formula="of:=([.A487]-[.A$2])/1000" office:value-type="float" office:value="26.253" calcext:value-type="float">
            <text:p>26.25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196695" calcext:value-type="float">
            <text:p>1196695</text:p>
          </table:table-cell>
          <table:table-cell table:formula="of:=([.A488]-[.A$2])/1000" office:value-type="float" office:value="26.307" calcext:value-type="float">
            <text:p>26.30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6749" calcext:value-type="float">
            <text:p>1196749</text:p>
          </table:table-cell>
          <table:table-cell table:formula="of:=([.A489]-[.A$2])/1000" office:value-type="float" office:value="26.361" calcext:value-type="float">
            <text:p>26.361</text:p>
          </table:table-cell>
          <table:table-cell office:value-type="float" office:value="2009" calcext:value-type="float">
            <text:p>2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8:33:02.9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7T18:36:33.414000000</dc:date>
    <meta:editing-duration>PT34M18S</meta:editing-duration>
    <meta:editing-cycles>6</meta:editing-cycles>
    <meta:generator>LibreOffice/4.4.3.2$Windows_x86 LibreOffice_project/88805f81e9fe61362df02b9941de8e38a9b5fd16</meta:generator>
    <meta:document-statistic meta:table-count="3" meta:cell-count="40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00" chart:maximum="6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824cm" svg:height="17.56cm" xlink:href=".." xlink:type="simple" chart:class="chart:line" chart:style-name="ch1">
        <chart:title svg:x="9.233cm" svg:y="0.487cm" chart:style-name="ch2">
          <text:p>Proximity sensor response for 3 entry by Misty</text:p>
        </chart:title>
        <chart:legend chart:legend-position="end" svg:x="25.21cm" svg:y="7.987cm" style:legend-expansion="high" chart:style-name="ch3"/>
        <chart:plot-area chart:style-name="ch4" table:cell-range-address="signature.A2:signature.D42 signature.B1:signature.D1" chart:data-source-has-labels="both" svg:x="1.545cm" svg:y="1.613cm" svg:width="23.109cm" svg:height="14.637cm">
          <chartooo:coordinate-region svg:x="2.582cm" svg:y="1.811cm" svg:width="21.73cm" svg:height="13.4cm"/>
          <chart:axis chart:dimension="x" chart:name="primary-x" chart:style-name="ch5" chartooo:axis-type="auto">
            <chartooo:date-scale/>
            <chart:title svg:x="10.849cm" svg:y="16.601cm" chart:style-name="ch6">
              <text:p>normalized time (arbitrary start)</text:p>
            </chart:title>
            <chart:categories table:cell-range-address="signature.A2:signature.A42"/>
          </chart:axis>
          <chart:axis chart:dimension="y" chart:name="primary-y" chart:style-name="ch7">
            <chart:title svg:x="0.451cm" svg:y="9.457cm" chart:style-name="ch8">
              <text:p>counts</text:p>
            </chart:title>
            <chart:grid chart:style-name="ch9" chart:class="major"/>
          </chart:axis>
          <chart:series chart:style-name="ch10" chart:values-cell-range-address="signature.B2:signature.B42" chart:label-cell-address="signature.B1:signature.B1" chart:class="chart:line">
            <chart:data-point chart:repeated="41"/>
          </chart:series>
          <chart:series chart:style-name="ch11" chart:values-cell-range-address="signature.C2:signature.C42" chart:label-cell-address="signature.C1:signature.C1" chart:class="chart:line">
            <chart:data-point chart:repeated="41"/>
          </chart:series>
          <chart:series chart:style-name="ch12" chart:values-cell-range-address="signature.D2:signature.D42" chart:label-cell-address="signature.D1:signature.D1" chart:class="chart:line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y #1</text:p>
                <draw:g>
                  <svg:desc>signature.B1:signature.B1</svg:desc>
                </draw:g>
              </table:table-cell>
              <table:table-cell office:value-type="string">
                <text:p>Entry #2</text:p>
                <draw:g>
                  <svg:desc>signature.C1:signature.C1</svg:desc>
                </draw:g>
              </table:table-cell>
              <table:table-cell office:value-type="string">
                <text:p>Entry #3</text:p>
                <draw:g>
                  <svg:desc>signature.D1:signatur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ignature.A2:signature.A42</svg:desc>
                </draw:g>
              </table:table-cell>
              <table:table-cell office:value-type="float" office:value="2001">
                <text:p>2001</text:p>
                <draw:g>
                  <svg:desc>signature.B2:signature.B42</svg:desc>
                </draw:g>
              </table:table-cell>
              <table:table-cell office:value-type="float" office:value="1995">
                <text:p>1995</text:p>
                <draw:g>
                  <svg:desc>signature.C2:signature.C42</svg:desc>
                </draw:g>
              </table:table-cell>
              <table:table-cell office:value-type="float" office:value="1999">
                <text:p>1999</text:p>
                <draw:g>
                  <svg:desc>signature.D2:signature.D4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1999">
                <text:p>1999</text:p>
              </table:table-cell>
              <table:table-cell office:value-type="float" office:value="1995">
                <text:p>199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2005">
                <text:p>2005</text:p>
              </table:table-cell>
              <table:table-cell office:value-type="float" office:value="1992">
                <text:p>199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004">
                <text:p>2004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1996">
                <text:p>1996</text:p>
              </table:table-cell>
              <table:table-cell office:value-type="float" office:value="2003">
                <text:p>200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997">
                <text:p>1997</text:p>
              </table:table-cell>
              <table:table-cell office:value-type="float" office:value="2002">
                <text:p>2002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1993">
                <text:p>1993</text:p>
              </table:table-cell>
              <table:table-cell office:value-type="float" office:value="1995">
                <text:p>1995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994">
                <text:p>1994</text:p>
              </table:table-cell>
              <table:table-cell office:value-type="float" office:value="2014">
                <text:p>2014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2025">
                <text:p>2025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012">
                <text:p>2012</text:p>
              </table:table-cell>
              <table:table-cell office:value-type="float" office:value="2065">
                <text:p>2065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2578">
                <text:p>257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028">
                <text:p>2028</text:p>
              </table:table-cell>
              <table:table-cell office:value-type="float" office:value="2669">
                <text:p>2669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2094">
                <text:p>2094</text:p>
              </table:table-cell>
              <table:table-cell office:value-type="float" office:value="2515">
                <text:p>2515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603">
                <text:p>2603</text:p>
              </table:table-cell>
              <table:table-cell office:value-type="float" office:value="2570">
                <text:p>2570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2532">
                <text:p>2532</text:p>
              </table:table-cell>
              <table:table-cell office:value-type="float" office:value="2926">
                <text:p>2926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856">
                <text:p>2856</text:p>
              </table:table-cell>
              <table:table-cell office:value-type="float" office:value="2606">
                <text:p>2606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3164">
                <text:p>3164</text:p>
              </table:table-cell>
              <table:table-cell office:value-type="float" office:value="2606">
                <text:p>2606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606">
                <text:p>2606</text:p>
              </table:table-cell>
              <table:table-cell office:value-type="float" office:value="2490">
                <text:p>2490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2547">
                <text:p>2547</text:p>
              </table:table-cell>
              <table:table-cell office:value-type="float" office:value="2507">
                <text:p>2507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496">
                <text:p>2496</text:p>
              </table:table-cell>
              <table:table-cell office:value-type="float" office:value="2626">
                <text:p>2626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2511">
                <text:p>2511</text:p>
              </table:table-cell>
              <table:table-cell office:value-type="float" office:value="2593">
                <text:p>2593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614">
                <text:p>2614</text:p>
              </table:table-cell>
              <table:table-cell office:value-type="float" office:value="2519">
                <text:p>2519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2951">
                <text:p>2951</text:p>
              </table:table-cell>
              <table:table-cell office:value-type="float" office:value="2602">
                <text:p>2602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970">
                <text:p>2970</text:p>
              </table:table-cell>
              <table:table-cell office:value-type="float" office:value="2939">
                <text:p>2939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2956">
                <text:p>2956</text:p>
              </table:table-cell>
              <table:table-cell office:value-type="float" office:value="3164">
                <text:p>3164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5932">
                <text:p>5932</text:p>
              </table:table-cell>
              <table:table-cell office:value-type="float" office:value="2813">
                <text:p>2813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4489">
                <text:p>4489</text:p>
              </table:table-cell>
              <table:table-cell office:value-type="float" office:value="4769">
                <text:p>4769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3136">
                <text:p>3136</text:p>
              </table:table-cell>
              <table:table-cell office:value-type="float" office:value="3375">
                <text:p>3375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2091">
                <text:p>2091</text:p>
              </table:table-cell>
              <table:table-cell office:value-type="float" office:value="2607">
                <text:p>2607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997">
                <text:p>1997</text:p>
              </table:table-cell>
              <table:table-cell office:value-type="float" office:value="2022">
                <text:p>2022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1989">
                <text:p>1989</text:p>
              </table:table-cell>
              <table:table-cell office:value-type="float" office:value="1998">
                <text:p>1998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000">
                <text:p>2000</text:p>
              </table:table-cell>
              <table:table-cell office:value-type="float" office:value="1995">
                <text:p>1995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1997">
                <text:p>1997</text:p>
              </table:table-cell>
              <table:table-cell office:value-type="float" office:value="2000">
                <text:p>2000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996">
                <text:p>1996</text:p>
              </table:table-cell>
              <table:table-cell office:value-type="float" office:value="2000">
                <text:p>2000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1994">
                <text:p>1994</text:p>
              </table:table-cell>
              <table:table-cell office:value-type="float" office:value="2000">
                <text:p>200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1998">
                <text:p>1998</text:p>
              </table:table-cell>
              <table:table-cell office:value-type="float" office:value="1997">
                <text:p>1997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1997">
                <text:p>1997</text:p>
              </table:table-cell>
              <table:table-cell office:value-type="float" office:value="2001">
                <text:p>2001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999">
                <text:p>1999</text:p>
              </table:table-cell>
              <table:table-cell office:value-type="float" office:value="1997">
                <text:p>1997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1999">
                <text:p>1999</text:p>
              </table:table-cell>
              <table:table-cell office:value-type="float" office:value="1997">
                <text:p>1997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00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1998">
                <text:p>1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174cm" svg:height="23.943cm" xlink:href=".." xlink:type="simple" chart:class="chart:line" chart:style-name="ch1">
        <chart:title svg:x="9.129cm" svg:y="0.614cm" chart:style-name="ch2">
          <text:p>Returns with cat moving under sensor but door closed</text:p>
        </chart:title>
        <chart:subtitle svg:x="9.762cm" svg:y="1.867cm" chart:style-name="ch3">
          <text:p>(peak is likely hand holding the cat rather than fur itself)</text:p>
        </chart:subtitle>
        <chart:legend chart:legend-position="end" svg:x="26.484cm" svg:y="11.673cm" style:legend-expansion="high" chart:style-name="ch4"/>
        <chart:plot-area chart:style-name="ch5" table:cell-range-address="'cat fur'.B2:'cat fur'.C489 'cat fur'.C1:'cat fur'.C1" chart:data-source-has-labels="both" svg:x="1.572cm" svg:y="3.032cm" svg:width="24.329cm" svg:height="19.474cm">
          <chartooo:coordinate-region svg:x="2.609cm" svg:y="3.032cm" svg:width="23.292cm" svg:height="17.988cm"/>
          <chart:axis chart:dimension="x" chart:name="primary-x" chart:style-name="ch6" chartooo:axis-type="auto">
            <chartooo:date-scale/>
            <chart:title svg:x="13.384cm" svg:y="22.984cm" chart:style-name="ch7">
              <text:p>time</text:p>
            </chart:title>
            <chart:categories table:cell-range-address="'cat fur'.B2:'cat fur'.B489"/>
          </chart:axis>
          <chart:axis chart:dimension="y" chart:name="primary-y" chart:style-name="ch8">
            <chart:title svg:x="0.451cm" svg:y="13.295cm" chart:style-name="ch9">
              <text:p>counts</text:p>
            </chart:title>
            <chart:grid chart:style-name="ch10" chart:class="major"/>
          </chart:axis>
          <chart:series chart:style-name="ch11" chart:values-cell-range-address="'cat fur'.C2:'cat fur'.C489" chart:label-cell-address="'cat fur'.C1:'cat fur'.C1" chart:class="chart:line">
            <chart:data-point chart:repeated="48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ximity</text:p>
                <draw:g>
                  <svg:desc>'cat fur'.C1:'cat fur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at fur'.B2:'cat fur'.B489</svg:desc>
                </draw:g>
              </table:table-cell>
              <table:table-cell office:value-type="float" office:value="2006">
                <text:p>2006</text:p>
                <draw:g>
                  <svg:desc>'cat fur'.C2:'cat fur'.C489</svg:desc>
                </draw:g>
              </table:table-cell>
            </table:table-row>
            <table:table-row>
              <table:table-cell office:value-type="float" office:value="0.054">
                <text:p>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0.108">
                <text:p>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0.163">
                <text:p>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0.217">
                <text:p>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0.272">
                <text:p>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0.326">
                <text:p>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0.434">
                <text:p>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0.488">
                <text:p>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0.543">
                <text:p>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0.597">
                <text:p>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0.651">
                <text:p>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0.705">
                <text:p>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0.759">
                <text:p>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0.813">
                <text:p>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0.867">
                <text:p>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0.921">
                <text:p>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0.975">
                <text:p>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.029">
                <text:p/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.083">
                <text:p/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.137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.191">
                <text:p/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.246">
                <text:p/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.354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.408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.462">
                <text:p/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.516">
                <text:p/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.571">
                <text:p/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.625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.679">
                <text:p/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.733">
                <text:p/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.787">
                <text:p/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.841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.895">
                <text:p/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.949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.003">
                <text:p/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.057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.111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.166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.22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.274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.328">
                <text:p/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.383">
                <text:p/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.437">
                <text:p/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.491">
                <text:p/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.545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.599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.653">
                <text:p/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.707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.761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.815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.869">
                <text:p/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.923">
                <text:p/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2.977">
                <text:p/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.031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.085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.14">
                <text:p/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3.194">
                <text:p/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3.248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.302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.356">
                <text:p/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.41">
                <text:p/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.464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.518">
                <text:p/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.573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.627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.681">
                <text:p/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3.735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.789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.843">
                <text:p/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3.897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.951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.005">
                <text:p/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4.059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.114">
                <text:p/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4.168">
                <text:p/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4.222">
                <text:p/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.276">
                <text:p/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4.33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.385">
                <text:p/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4.439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4.493">
                <text:p/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.547">
                <text:p/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4.601">
                <text:p/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4.655">
                <text:p/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.709">
                <text:p/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4.763">
                <text:p/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4.817">
                <text:p/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4.871">
                <text:p/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.925">
                <text:p/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4.979">
                <text:p/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5.034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5.088">
                <text:p>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.143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.197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.251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.305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5.359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5.413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5.467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5.521">
                <text:p>1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5.575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.629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5.683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5.737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.791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5.845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.899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.953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.008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.062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6.116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6.17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6.224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.278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.332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.387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6.441">
                <text:p>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6.495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.549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.603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6.657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.711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6.765">
                <text:p>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6.819">
                <text:p>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6.873">
                <text:p>1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6.927">
                <text:p>10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6.982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.036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.09">
                <text:p>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7.144">
                <text:p>1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7.198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7.253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.307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7.361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7.415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.469">
                <text:p>1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7.523">
                <text:p>10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7.577">
                <text:p>1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7.631">
                <text:p>10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7.685">
                <text:p>10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7.739">
                <text:p>10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7.793">
                <text:p>1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7.847">
                <text:p>1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7.902">
                <text:p>1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7.956">
                <text:p>1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8.011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.065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8.119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8.173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8.227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.281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8.335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8.389">
                <text:p>1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8.443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8.497">
                <text:p>1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8.552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8.606">
                <text:p>1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8.66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8.714">
                <text:p>1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8.768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8.822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8.876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8.93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8.985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9.039">
                <text:p>1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9.093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.147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9.201">
                <text:p>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9.255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9.309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9.363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9.417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9.471">
                <text:p>1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9.525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9.579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9.633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9.688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.742">
                <text:p>1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9.796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9.85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.904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9.959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0.013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0.067">
                <text:p>1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0.121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0.176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0.23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0.284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0.338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0.392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0.446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0.554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0.608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0.662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0.716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0.771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0.825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0.879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0.933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0.988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1.042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1.096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1.15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1.204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1.258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1.312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1.366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1.42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1.474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1.528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1.582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1.636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1.691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1.745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1.799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1.853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1.907">
                <text:p>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1.962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2.016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2.07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2.124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2.178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2.232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2.287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2.341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2.395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2.449">
                <text:p>10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12.503">
                <text:p>1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12.557">
                <text:p>10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12.612">
                <text:p>1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12.666">
                <text:p>10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float" office:value="12.72">
                <text:p>1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float" office:value="12.774">
                <text:p>10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float" office:value="12.829">
                <text:p>1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12.883">
                <text:p>1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12.937">
                <text:p>1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float" office:value="12.991">
                <text:p>1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3.045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3.099">
                <text:p>1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3.153">
                <text:p>1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3.207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3.261">
                <text:p>1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3.315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3.369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3.423">
                <text:p>1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float" office:value="13.477">
                <text:p>1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13.531">
                <text:p>10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13.586">
                <text:p>10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13.64">
                <text:p>1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13.694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3.748">
                <text:p>1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3.802">
                <text:p>1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3.856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3.91">
                <text:p>1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3.965">
                <text:p>1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4.019">
                <text:p>1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4.073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4.127">
                <text:p>1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4.181">
                <text:p>10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float" office:value="14.235">
                <text:p>1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14.289">
                <text:p>10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14.343">
                <text:p>1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14.397">
                <text:p>1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4.451">
                <text:p>1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4.507">
                <text:p>1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4.561">
                <text:p>1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4.615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4.669">
                <text:p>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4.723">
                <text:p>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4.777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4.831">
                <text:p>1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4.885">
                <text:p>1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4.939">
                <text:p>1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4.993">
                <text:p>1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5.047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5.101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5.155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5.21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5.264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5.318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5.372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5.426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5.48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5.534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5.588">
                <text:p>2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5.642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5.696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5.75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5.804">
                <text:p>2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5.858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5.913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5.967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6.021">
                <text:p>2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6.075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6.129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6.183">
                <text:p>2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6.237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.291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6.345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.399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6.453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6.507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6.561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6.615">
                <text:p>2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16.67">
                <text:p>2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6.724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6.778">
                <text:p>2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6.832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6.886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6.94">
                <text:p>2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6.994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7.048">
                <text:p>20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17.102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.156">
                <text:p>2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17.21">
                <text:p>2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7.264">
                <text:p>2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7.318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7.374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7.428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7.482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7.537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7.591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.645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.699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7.753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.807">
                <text:p>2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17.861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7.916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7.97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8.024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8.078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8.132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8.186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8.24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8.294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8.348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8.402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8.457">
                <text:p>2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18.511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8.565">
                <text:p>2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8.619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.673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8.727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8.781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8.836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8.89">
                <text:p>2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18.944">
                <text:p>2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8.998">
                <text:p>2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9.052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9.106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.16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9.214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.268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9.322">
                <text:p>2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19.377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9.431">
                <text:p>2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9.485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9.539">
                <text:p>2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19.593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9.647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.701">
                <text:p>20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float" office:value="19.755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19.81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9.864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19.918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9.972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0.026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0.08">
                <text:p>2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0.134">
                <text:p>2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0.188">
                <text:p>2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0.242">
                <text:p>2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20.296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0.35">
                <text:p>2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0.404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0.458">
                <text:p>2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0.513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0.567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0.621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0.675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0.729">
                <text:p>20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20.783">
                <text:p>2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20.837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0.891">
                <text:p>2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20.945">
                <text:p>20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20.999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1.053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1.107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1.163">
                <text:p>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1.217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1.271">
                <text:p>2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21.325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1.379">
                <text:p>20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21.434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1.488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1.542">
                <text:p>2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21.596">
                <text:p>2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21.65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1.704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1.758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1.812">
                <text:p>2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1.867">
                <text:p>2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1.921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1.975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2.029">
                <text:p>2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2.083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2.137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2.191">
                <text:p>2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2.246">
                <text:p>2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2.354">
                <text:p>2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2.408">
                <text:p>2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2.462">
                <text:p>2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2.516">
                <text:p>2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2.57">
                <text:p>2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2.624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2.678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2.733">
                <text:p>2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2.787">
                <text:p>2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2.841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2.895">
                <text:p>2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2.949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3.003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3.057">
                <text:p>2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3.111">
                <text:p>2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3.166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3.22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3.274">
                <text:p>2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3.328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3.382">
                <text:p>2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3.436">
                <text:p>2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3.49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3.544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3.598">
                <text:p>2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3.652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3.706">
                <text:p>2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3.76">
                <text:p>2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3.815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3.869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3.923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3.977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4.031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4.085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4.139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4.193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4.247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4.301">
                <text:p>2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4.355">
                <text:p>2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4.41">
                <text:p>2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4.464">
                <text:p>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4.518">
                <text:p>2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24.572">
                <text:p>2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4.626">
                <text:p>2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4.68">
                <text:p>2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4.734">
                <text:p>2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4.788">
                <text:p>2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4.842">
                <text:p>2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4.896">
                <text:p>2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4.951">
                <text:p>2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5.006">
                <text:p>3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5.06">
                <text:p>3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5.114">
                <text:p>3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5.168">
                <text:p>3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5.222">
                <text:p>3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5.276">
                <text:p>3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5.331">
                <text:p>3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5.385">
                <text:p>3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5.439">
                <text:p>3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5.493">
                <text:p>3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5.547">
                <text:p>3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5.601">
                <text:p>3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5.655">
                <text:p>3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5.71">
                <text:p>3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5.764">
                <text:p>3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5.818">
                <text:p>3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5.873">
                <text:p>3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5.927">
                <text:p>3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5.981">
                <text:p>3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6.036">
                <text:p>3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6.09">
                <text:p>3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6.145">
                <text:p>3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6.199">
                <text:p>30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6.253">
                <text:p>30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26.307">
                <text:p>3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6.361">
                <text:p>30</text:p>
              </table:table-cell>
              <table:table-cell office:value-type="float" office:value="2009">
                <text:p>2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